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026cm"/>
    </style:style>
    <style:style style:name="co2" style:family="table-column">
      <style:table-column-properties fo:break-before="auto" style:column-width="1.173cm"/>
    </style:style>
    <style:style style:name="co3" style:family="table-column">
      <style:table-column-properties fo:break-before="auto" style:column-width="1.452cm"/>
    </style:style>
    <style:style style:name="co4" style:family="table-column">
      <style:table-column-properties fo:break-before="auto" style:column-width="2.013cm"/>
    </style:style>
    <style:style style:name="co5" style:family="table-column">
      <style:table-column-properties fo:break-before="auto" style:column-width="1.536cm"/>
    </style:style>
    <style:style style:name="co6" style:family="table-column">
      <style:table-column-properties fo:break-before="auto" style:column-width="1.817cm"/>
    </style:style>
    <style:style style:name="co7" style:family="table-column">
      <style:table-column-properties fo:break-before="auto" style:column-width="0.109cm"/>
    </style:style>
    <style:style style:name="co8" style:family="table-column">
      <style:table-column-properties fo:break-before="auto" style:column-width="1.425cm"/>
    </style:style>
    <style:style style:name="co9" style:family="table-column">
      <style:table-column-properties fo:break-before="auto" style:column-width="1.732cm"/>
    </style:style>
    <style:style style:name="co10" style:family="table-column">
      <style:table-column-properties fo:break-before="auto" style:column-width="1.593cm"/>
    </style:style>
    <style:style style:name="co11" style:family="table-column">
      <style:table-column-properties fo:break-before="auto" style:column-width="1.647cm"/>
    </style:style>
    <style:style style:name="co12" style:family="table-column">
      <style:table-column-properties fo:break-before="auto" style:column-width="1.789cm"/>
    </style:style>
    <style:style style:name="co13" style:family="table-column">
      <style:table-column-properties fo:break-before="auto" style:column-width="0.473cm"/>
    </style:style>
    <style:style style:name="co14" style:family="table-column">
      <style:table-column-properties fo:break-before="auto" style:column-width="3.242cm"/>
    </style:style>
    <style:style style:name="co15" style:family="table-column">
      <style:table-column-properties fo:break-before="auto" style:column-width="2.348cm"/>
    </style:style>
    <style:style style:name="co16" style:family="table-column">
      <style:table-column-properties fo:break-before="auto" style:column-width="2.18cm"/>
    </style:style>
    <style:style style:name="co17" style:family="table-column">
      <style:table-column-properties fo:break-before="auto" style:column-width="2.263cm"/>
    </style:style>
    <style:style style:name="co18" style:family="table-column">
      <style:table-column-properties fo:break-before="auto" style:column-width="2.626cm"/>
    </style:style>
    <style:style style:name="co19" style:family="table-column">
      <style:table-column-properties fo:break-before="auto" style:column-width="1.773cm"/>
    </style:style>
    <style:style style:name="co20" style:family="table-column">
      <style:table-column-properties fo:break-before="auto" style:column-width="2.208cm"/>
    </style:style>
    <style:style style:name="co21" style:family="table-column">
      <style:table-column-properties fo:break-before="auto" style:column-width="0.642cm"/>
    </style:style>
    <style:style style:name="co22" style:family="table-column">
      <style:table-column-properties fo:break-before="auto" style:column-width="4.501cm"/>
    </style:style>
    <style:style style:name="co23" style:family="table-column">
      <style:table-column-properties fo:break-before="auto" style:column-width="3.074cm"/>
    </style:style>
    <style:style style:name="co24" style:family="table-column">
      <style:table-column-properties fo:break-before="auto" style:column-width="3.775cm"/>
    </style:style>
    <style:style style:name="co25" style:family="table-column">
      <style:table-column-properties fo:break-before="auto" style:column-width="3.494cm"/>
    </style:style>
    <style:style style:name="co26" style:family="table-column">
      <style:table-column-properties fo:break-before="auto" style:column-width="3.187cm"/>
    </style:style>
    <style:style style:name="co27" style:family="table-column">
      <style:table-column-properties fo:break-before="auto" style:column-width="0.669cm"/>
    </style:style>
    <style:style style:name="co28" style:family="table-column">
      <style:table-column-properties fo:break-before="auto" style:column-width="0.864cm"/>
    </style:style>
    <style:style style:name="co29" style:family="table-column">
      <style:table-column-properties fo:break-before="auto" style:column-width="1.369cm"/>
    </style:style>
    <style:style style:name="co30" style:family="table-column">
      <style:table-column-properties fo:break-before="auto" style:column-width="1.508cm"/>
    </style:style>
    <style:style style:name="co31" style:family="table-column">
      <style:table-column-properties fo:break-before="auto" style:column-width="1.565cm"/>
    </style:style>
    <style:style style:name="co32" style:family="table-column">
      <style:table-column-properties fo:break-before="auto" style:column-width="0.977cm"/>
    </style:style>
    <style:style style:name="co33" style:family="table-column">
      <style:table-column-properties fo:break-before="auto" style:column-width="0.333cm"/>
    </style:style>
    <style:style style:name="co34" style:family="table-column">
      <style:table-column-properties fo:break-before="auto" style:column-width="1.9cm"/>
    </style:style>
    <style:style style:name="co35" style:family="table-column">
      <style:table-column-properties fo:break-before="auto" style:column-width="2.124cm"/>
    </style:style>
    <style:style style:name="co36" style:family="table-column">
      <style:table-column-properties fo:break-before="auto" style:column-width="1.676cm"/>
    </style:style>
    <style:style style:name="co37" style:family="table-column">
      <style:table-column-properties fo:break-before="auto" style:column-width="2.32cm"/>
    </style:style>
    <style:style style:name="co38" style:family="table-column">
      <style:table-column-properties fo:break-before="auto" style:column-width="0.501cm"/>
    </style:style>
    <style:style style:name="co39" style:family="table-column">
      <style:table-column-properties fo:break-before="auto" style:column-width="3.997cm"/>
    </style:style>
    <style:style style:name="co40" style:family="table-column">
      <style:table-column-properties fo:break-before="auto" style:column-width="5.341cm"/>
    </style:style>
    <style:style style:name="co41" style:family="table-column">
      <style:table-column-properties fo:break-before="auto" style:column-width="4.166cm"/>
    </style:style>
    <style:style style:name="ro1" style:family="table-row">
      <style:table-row-properties style:row-height="0.794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609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926cm" fo:break-before="auto" style:use-optimal-row-height="false"/>
    </style:style>
    <style:style style:name="ro6" style:family="table-row">
      <style:table-row-properties style:row-height="0.43cm" fo:break-before="auto" style:use-optimal-row-height="false"/>
    </style:style>
    <style:style style:name="ro7" style:family="table-row">
      <style:table-row-properties style:row-height="0.45cm" fo:break-before="auto" style:use-optimal-row-height="true"/>
    </style:style>
    <style:style style:name="ro8" style:family="table-row">
      <style:table-row-properties style:row-height="0.503cm" fo:break-before="auto" style:use-optimal-row-height="false"/>
    </style:style>
    <style:style style:name="ro9" style:family="table-row">
      <style:table-row-properties style:row-height="0.45cm" fo:break-before="auto" style:use-optimal-row-height="false"/>
    </style:style>
    <style:style style:name="ro10" style:family="table-row">
      <style:table-row-properties style:row-height="0.476cm" fo:break-before="auto" style:use-optimal-row-height="true"/>
    </style:style>
    <style:style style:name="ro11" style:family="table-row">
      <style:table-row-properties style:row-height="0.503cm" fo:break-before="auto" style:use-optimal-row-height="true"/>
    </style:style>
    <style:style style:name="ro12" style:family="table-row">
      <style:table-row-properties style:row-height="0.423cm" fo:break-before="auto" style:use-optimal-row-height="true"/>
    </style:style>
    <style:style style:name="ro13" style:family="table-row">
      <style:table-row-properties style:row-height="0.397cm" fo:break-before="auto" style:use-optimal-row-height="true"/>
    </style:style>
    <style:style style:name="ro14" style:family="table-row">
      <style:table-row-properties style:row-height="0.476cm" fo:break-before="auto" style:use-optimal-row-height="false"/>
    </style:style>
    <style:style style:name="ro15" style:family="table-row">
      <style:table-row-properties style:row-height="2.275cm" fo:break-before="auto" style:use-optimal-row-height="true"/>
    </style:style>
    <style:style style:name="ro16" style:family="table-row">
      <style:table-row-properties style:row-height="5.503cm" fo:break-before="auto" style:use-optimal-row-height="false"/>
    </style:style>
    <style:style style:name="ro17" style:family="table-row">
      <style:table-row-properties style:row-height="0.265cm" fo:break-before="auto" style:use-optimal-row-height="false"/>
    </style:style>
    <style:style style:name="ro18" style:family="table-row">
      <style:table-row-properties style:row-height="0.926cm" fo:break-before="auto" style:use-optimal-row-height="true"/>
    </style:style>
    <style:style style:name="ro19" style:family="table-row">
      <style:table-row-properties style:row-height="0.185cm" fo:break-before="auto" style:use-optimal-row-height="false"/>
    </style:style>
    <style:style style:name="ro20" style:family="table-row">
      <style:table-row-properties style:row-height="0.9cm" fo:break-before="auto" style:use-optimal-row-height="true"/>
    </style:style>
    <style:style style:name="ro21" style:family="table-row">
      <style:table-row-properties style:row-height="0.318cm" fo:break-before="auto" style:use-optimal-row-height="false"/>
    </style:style>
    <style:style style:name="ro22" style:family="table-row">
      <style:table-row-properties style:row-height="3.36cm" fo:break-before="auto" style:use-optimal-row-height="false"/>
    </style:style>
    <style:style style:name="ro23" style:family="table-row">
      <style:table-row-properties style:row-height="3.836cm" fo:break-before="auto" style:use-optimal-row-height="false"/>
    </style:style>
    <style:style style:name="ro24" style:family="table-row">
      <style:table-row-properties style:row-height="1.005cm" fo:break-before="auto" style:use-optimal-row-height="true"/>
    </style:style>
    <style:style style:name="ro25" style:family="table-row">
      <style:table-row-properties style:row-height="0.635cm" fo:break-before="auto" style:use-optimal-row-height="true"/>
    </style:style>
    <style:style style:name="ro26" style:family="table-row">
      <style:table-row-properties style:row-height="0.847cm" fo:break-before="auto" style:use-optimal-row-height="true"/>
    </style:style>
    <style:style style:name="ro27" style:family="table-row">
      <style:table-row-properties style:row-height="0.344cm" fo:break-before="auto" style:use-optimal-row-height="false"/>
    </style:style>
    <style:style style:name="ro28" style:family="table-row">
      <style:table-row-properties style:row-height="0.9cm" fo:break-before="auto" style:use-optimal-row-height="false"/>
    </style:style>
    <style:style style:name="ro29" style:family="table-row">
      <style:table-row-properties style:row-height="3.493cm" fo:break-before="auto" style:use-optimal-row-height="false"/>
    </style:style>
    <style:style style:name="ro30" style:family="table-row">
      <style:table-row-properties style:row-height="2.355cm" fo:break-before="auto" style:use-optimal-row-height="false"/>
    </style:style>
    <style:style style:name="ro31" style:family="table-row">
      <style:table-row-properties style:row-height="0.688cm" fo:break-before="auto" style:use-optimal-row-height="false"/>
    </style:style>
    <style:style style:name="ro32" style:family="table-row">
      <style:table-row-properties style:row-height="1.64cm" fo:break-before="auto" style:use-optimal-row-height="false"/>
    </style:style>
    <style:style style:name="ro33" style:family="table-row">
      <style:table-row-properties style:row-height="1.349cm" fo:break-before="auto" style:use-optimal-row-height="true"/>
    </style:style>
    <style:style style:name="ro34" style:family="table-row">
      <style:table-row-properties style:row-height="0.556cm" fo:break-before="auto" style:use-optimal-row-height="true"/>
    </style:style>
    <style:style style:name="ta1" style:family="table" style:master-page-name="PageStyle_5f_Tubing_20_Length_20_Calculator_20_">
      <style:table-properties table:display="true" style:writing-mode="lr-tb" table:tab-color="#008080"/>
    </style:style>
    <style:style style:name="ta2" style:family="table" style:master-page-name="PageStyle_5f_Tubing_20_Length_20_Ratio_20_Calculator">
      <style:table-properties table:display="true" style:writing-mode="lr-tb" table:tab-color="#666699"/>
    </style:style>
    <style:style style:name="ta3" style:family="table" style:master-page-name="PageStyle_5f_DATA">
      <style:table-properties table:display="true" style:writing-mode="lr-tb"/>
    </style:style>
    <style:style style:name="ta4" style:family="table" style:master-page-name="PageStyle_5f_Music_20_Scale">
      <style:table-properties table:display="true" style:writing-mode="lr-tb"/>
    </style:style>
    <style:style style:name="ta5" style:family="table" style:master-page-name="PageStyle_5f_Aluminum">
      <style:table-properties table:display="true" style:writing-mode="lr-tb"/>
    </style:style>
    <style:style style:name="ta6" style:family="table" style:master-page-name="PageStyle_5f_Brass">
      <style:table-properties table:display="true" style:writing-mode="lr-tb"/>
    </style:style>
    <style:style style:name="ta7" style:family="table" style:master-page-name="PageStyle_5f_Copper">
      <style:table-properties table:display="true" style:writing-mode="lr-tb"/>
    </style:style>
    <style:style style:name="ta8" style:family="table" style:master-page-name="PageStyle_5f_Iron">
      <style:table-properties table:display="true" style:writing-mode="lr-tb"/>
    </style:style>
    <style:style style:name="ta9" style:family="table" style:master-page-name="PageStyle_5f_Steel">
      <style:table-properties table:display="true" style:writing-mode="lr-tb"/>
    </style:style>
    <style:style style:name="ta10" style:family="table" style:master-page-name="PageStyle_5f_Material_20_Properties">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0">
      <number:number number:decimal-places="0" number:min-decimal-places="0" number:min-integer-digits="1"/>
      <number:text> %</number:text>
    </number:percentage-style>
    <number:percentage-style style:name="N11">
      <number:number number:decimal-places="2" number:min-decimal-places="2" number:min-integer-digits="1"/>
      <number:text> %</number:text>
    </number:percentage-style>
    <number:number-style style:name="N66">
      <number:fraction number:min-integer-digits="0" number:min-numerator-digits="2" loext:max-numerator-digits="2" number:min-denominator-digits="2" number:max-denominator-value="99"/>
    </number:number-style>
    <style:style style:name="ce1" style:family="table-cell" style:parent-style-name="Default">
      <style:table-cell-properties style:cell-protect="protected formula-hidden"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 style:family="table-cell" style:parent-style-name="Default">
      <style:table-cell-properties fo:background-color="#808080" style:cell-protect="protected formula-hidden"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 style:family="table-cell" style:parent-style-name="Default">
      <style:table-cell-properties style:glyph-orientation-vertical="0" fo:background-color="#808080" style:cell-protect="protected formula-hidden"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fo:background-color="#808080" style:cell-protect="protected formula-hidden" style:print-content="true" fo:padding="0.071cm"/>
    </style:style>
    <style:style style:name="ce5" style:family="table-cell" style:parent-style-name="Default">
      <style:table-cell-properties fo:background-color="#969696" style:cell-protect="protected formula-hidden"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2.49pt solid #000000" style:direction="ltr" fo:padding="0.071cm"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 style:family="table-cell" style:parent-style-name="Default" style:data-style-name="N4">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none" fo:background-color="#ccffff" style:cell-protect="protected formula-hidden" style:print-content="true" style:diagonal-bl-tr="none" style:diagonal-tl-br="none" style:text-align-source="fix" style:repeat-content="false" fo:wrap-option="no-wrap" fo:border-left="2.49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 style:family="table-cell" style:parent-style-name="Default">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2.49pt solid #000000"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2" style:family="table-cell" style:parent-style-name="Default">
      <style:table-cell-properties style:glyph-orientation-vertical="0" fo:border-bottom="0.74pt solid #969696" fo:background-color="#ccffcc" style:cell-protect="protected formula-hidden" style:print-content="true" style:diagonal-bl-tr="none" style:diagonal-tl-br="none" style:text-align-source="fix" style:repeat-content="false" fo:wrap-option="no-wrap" fo:border-left="2.49pt solid #00000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2.49pt solid #000000" style:direction="ltr" fo:padding="0.071cm" fo:border-right="0.74pt solid #808080" style:rotation-angle="0" style:rotation-align="none" style:shrink-to-fit="false" fo:border-top="0.74pt solid #969696"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 style:family="table-cell" style:parent-style-name="Default">
      <style:table-cell-properties style:glyph-orientation-vertical="0" fo:border-bottom="0.74pt solid #969696" fo:background-color="#ccffcc" style:cell-protect="protected formula-hidden" style:print-content="true" style:diagonal-bl-tr="none" style:diagonal-tl-br="none" style:text-align-source="fix" style:repeat-content="false" fo:wrap-option="no-wrap" fo:border-left="2.49pt solid #00000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0.74pt solid #808080" style:rotation-angle="0" style:rotation-align="none" style:shrink-to-fit="false" fo:border-top="0.74pt solid #969696"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2.49pt solid #333333" style:rotation-angle="0" style:rotation-align="none" style:shrink-to-fit="false" fo:border-top="2.49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 style:family="table-cell" style:parent-style-name="Default">
      <style:table-cell-properties fo:border-bottom="none" style:cell-protect="protected formula-hidden" style:print-content="true" style:diagonal-bl-tr="none" style:diagonal-tl-br="none" fo:background-color="transparent" fo:border-left="2.49pt solid #969696" fo:padding="0.071cm" fo:border-right="none" style:rotation-align="none" fo:border-top="none"/>
    </style:style>
    <style:style style:name="ce20"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2.49pt solid #969696" style:direction="ltr" fo:padding="0.071cm" fo:border-right="0.74pt solid #000000" style:rotation-angle="0" style:rotation-align="none" style:shrink-to-fit="false" fo:border-top="0.74pt solid #333333"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1" style:family="table-cell" style:parent-style-name="Default">
      <style:table-cell-properties style:glyph-orientation-vertical="0" style:cell-protect="protected formula-hidden"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2.49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25"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6"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 style:family="table-cell" style:parent-style-name="Default" style:data-style-name="N4">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0.74pt solid #969696"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9" style:family="table-cell" style:parent-style-name="Default" style:data-style-name="N4">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0.74pt solid #969696" style:direction="ltr" fo:padding="0.071cm" fo:border-right="none"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table-cell-properties style:glyph-orientation-vertical="0" fo:border-bottom="0.74pt solid #969696" fo:background-color="#cc99ff" style:diagonal-bl-tr="none" style:diagonal-tl-br="none" style:text-align-source="fix" style:repeat-content="false" fo:wrap-option="no-wrap" fo:border-left="none" style:direction="ltr" fo:padding="0.071cm" fo:border-right="0.74pt solid #808080" style:rotation-angle="0" style:rotation-align="none" style:shrink-to-fit="false" fo:border-top="0.74pt solid #969696" style:vertical-align="middle" loext:vertical-justify="auto"/>
      <style:paragraph-properties fo:text-align="end" css3t:text-justify="auto" fo:margin-left="0cm" style:writing-mode="page"/>
    </style:style>
    <style:style style:name="ce31" style:family="table-cell" style:parent-style-name="Default">
      <style:table-cell-properties style:glyph-orientation-vertical="0" fo:border-bottom="0.74pt solid #969696" style:diagonal-bl-tr="none" style:diagonal-tl-br="none" style:text-align-source="fix" style:repeat-content="false" fo:wrap-option="no-wrap" fo:border-left="none" style:direction="ltr" fo:padding="0.071cm" fo:border-right="0.74pt solid #808080" style:rotation-angle="0" style:rotation-align="none" style:shrink-to-fit="false" fo:border-top="0.74pt solid #969696" style:vertical-align="middle" loext:vertical-justify="auto"/>
      <style:paragraph-properties fo:text-align="end" css3t:text-justify="auto" fo:margin-left="0cm" style:writing-mode="page"/>
    </style:style>
    <style:style style:name="ce3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2.49pt solid #333333" style:vertical-align="middle" loext:vertical-justify="auto"/>
      <style:paragraph-properties fo:text-align="center" css3t:text-justify="auto" fo:margin-left="0cm" style:writing-mode="page"/>
    </style:style>
    <style:style style:name="ce33" style:family="table-cell" style:parent-style-name="Default" style:data-style-name="N4">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4" style:family="table-cell" style:parent-style-name="Default">
      <style:table-cell-properties fo:border-bottom="0.74pt solid #000000" style:cell-protect="protected formula-hidden" style:print-content="true" style:diagonal-bl-tr="none" style:diagonal-tl-br="none" fo:background-color="transparent" fo:border-left="none" fo:padding="0.071cm" fo:border-right="0.74pt solid #000000" style:rotation-align="none" fo:border-top="0.74pt solid #000000"/>
    </style:style>
    <style:style style:name="ce35" style:family="table-cell" style:parent-style-name="Default" style:data-style-name="N2">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data-style-name="N4">
      <style:table-cell-properties style:glyph-orientation-vertical="0" style:cell-protect="protected formula-hidden"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Default" style:data-style-name="N131">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0.74pt solid #000000" fo:background-color="#ccffff" style:cell-protect="protected formula-hidden" style:print-content="tru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 style:family="table-cell" style:parent-style-name="Default">
      <style:table-cell-properties style:glyph-orientation-vertical="0" fo:border-bottom="0.74pt solid #969696" fo:background-color="#ff9900" style:cell-protect="protected formula-hidden" style:print-content="true" style:diagonal-bl-tr="none" style:diagonal-tl-br="none" style:text-align-source="fix" style:repeat-content="false" fo:wrap-option="wrap" fo:border-left="0.74pt solid #808080"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0" style:family="table-cell" style:parent-style-name="Default" style:data-style-name="N66">
      <style:table-cell-properties style:glyph-orientation-vertical="0" fo:border-bottom="0.74pt solid #969696" fo:background-color="#ff9900" style:cell-protect="protected formula-hidden" style:print-content="true" style:diagonal-bl-tr="none" style:diagonal-tl-br="none" style:text-align-source="fix" style:repeat-content="false" fo:wrap-option="no-wrap" fo:border-left="0.74pt solid #80808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data-style-name="N125">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0.74pt solid #80808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data-style-name="N125">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0.74pt solid #80808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 style:family="table-cell" style:parent-style-name="Default" style:data-style-name="N66">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5" style:family="table-cell" style:parent-style-name="Default" style:data-style-name="N4">
      <style:table-cell-properties style:glyph-orientation-vertical="0" style:cell-protect="protected formula-hidden"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 style:family="table-cell" style:parent-style-name="Default">
      <style:table-cell-properties style:glyph-orientation-vertical="0" fo:border-bottom="0.74pt solid #969696" fo:background-color="#ff9900" style:cell-protect="protected formula-hidden" style:print-content="true" style:diagonal-bl-tr="none" style:diagonal-tl-br="none" style:text-align-source="fix" style:repeat-content="false" fo:wrap-option="wrap" fo:border-left="0.74pt solid #969696" style:direction="ltr" fo:padding="0.071cm" fo:border-right="0.74pt solid #80808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8" style:family="table-cell" style:parent-style-name="Default" style:data-style-name="N66">
      <style:table-cell-properties style:glyph-orientation-vertical="0" fo:border-bottom="0.74pt solid #969696" fo:background-color="#ff9900" style:cell-protect="protected formula-hidden" style:print-content="true" style:diagonal-bl-tr="none" style:diagonal-tl-br="none" style:text-align-source="fix" style:repeat-content="false" fo:wrap-option="wrap" fo:border-left="0.74pt solid #969696" style:direction="ltr" fo:padding="0.071cm" fo:border-right="0.74pt solid #80808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9" style:family="table-cell" style:parent-style-name="Default" style:data-style-name="N66">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wrap" fo:border-left="0.74pt solid #969696" style:direction="ltr" fo:padding="0.071cm" fo:border-right="0.74pt solid #808080" style:rotation-angle="0" style:rotation-align="none" style:shrink-to-fit="false" fo:border-top="0.74pt solid #969696"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data-style-name="N66">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0.74pt solid #969696" style:direction="ltr" fo:padding="0.071cm" fo:border-right="0.74pt solid #808080" style:rotation-angle="0" style:rotation-align="none" style:shrink-to-fit="false" fo:border-top="0.74pt solid #969696"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66">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0.74pt solid #969696" style:direction="ltr" fo:padding="0.071cm" fo:border-right="0.74pt solid #000000" style:rotation-angle="0" style:rotation-align="none" style:shrink-to-fit="false" fo:border-top="0.74pt solid #969696"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data-style-name="N66">
      <style:table-cell-properties style:glyph-orientation-vertical="0" fo:border-bottom="0.74pt solid #969696" fo:background-color="#ffcc99" style:cell-protect="protected formula-hidden" style:print-content="true" style:diagonal-bl-tr="none" style:diagonal-tl-br="none" style:text-align-source="fix" style:repeat-content="false" fo:wrap-option="wrap" fo:border-left="0.74pt solid #969696" style:direction="ltr" fo:padding="0.071cm" fo:border-right="0.74pt solid #000000" style:rotation-angle="0" style:rotation-align="none" style:shrink-to-fit="false" fo:border-top="0.74pt solid #969696"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4" style:family="table-cell" style:parent-style-name="Default" style:data-style-name="N4">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wrap" fo:border-left="none"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5" style:family="table-cell" style:parent-style-name="Default" style:data-style-name="N125">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no-wrap" fo:border-left="none"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6" style:family="table-cell" style:parent-style-name="Default" style:data-style-name="N125">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none"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 style:family="table-cell" style:parent-style-name="Default" style:data-style-name="N125">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none"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data-style-name="N125">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data-style-name="N136">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data-style-name="N136">
      <style:table-cell-properties style:glyph-orientation-vertical="0" fo:border-bottom="2.49pt solid #000000" fo:background-color="#ffff99"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 style:family="table-cell" style:parent-style-name="Default" style:data-style-name="N4">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wrap" fo:border-left="0.74pt solid #969696"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2" style:family="table-cell" style:parent-style-name="Default" style:data-style-name="N125">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no-wrap" fo:border-left="0.74pt solid #969696" style:direction="ltr" fo:padding="0.071cm" fo:border-right="none"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Default" style:data-style-name="N125">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0.74pt solid #969696" style:direction="ltr" fo:padding="0.071cm" fo:border-right="none"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Default" style:data-style-name="N125">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0.74pt solid #969696" style:direction="ltr" fo:padding="0.071cm" fo:border-right="none"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2.49pt solid #333333" style:rotation-angle="0" style:rotation-align="none" style:shrink-to-fit="false" fo:border-top="2.49pt solid #333333" style:vertical-align="middle" loext:vertical-justify="auto"/>
      <style:paragraph-properties fo:text-align="center" css3t:text-justify="auto" fo:margin-left="0cm" style:writing-mode="page"/>
    </style:style>
    <style:style style:name="ce66" style:family="table-cell" style:parent-style-name="Default" style:data-style-name="N125">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71cm" fo:border-right="2.49pt solid #333333"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Default" style:data-style-name="N136">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71cm" fo:border-right="2.49pt solid #333333"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Default" style:data-style-name="N136">
      <style:table-cell-properties style:glyph-orientation-vertical="0" fo:border-bottom="2.49pt solid #000000" fo:background-color="#ffff99" style:cell-protect="protected formula-hidden" style:print-content="true" style:diagonal-bl-tr="none" style:diagonal-tl-br="none" style:text-align-source="fix" style:repeat-content="false" fo:wrap-option="no-wrap" fo:border-left="0.74pt solid #000000" style:direction="ltr" fo:padding="0.071cm" fo:border-right="2.49pt solid #333333"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 style:family="table-cell" style:parent-style-name="Default">
      <style:table-cell-properties style:glyph-orientation-vertical="0" fo:border-bottom="1.76pt solid #000000" fo:background-color="#ccffcc" style:cell-protect="protected formula-hidden"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wrap" fo:border-left="none"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padding="0.071cm" fo:border-right="0.74pt solid #96969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3"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padding="0.071cm" fo:border-right="0.74pt solid #96969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74" style:family="table-cell" style:parent-style-name="Default">
      <style:table-cell-properties style:glyph-orientation-vertical="0" fo:background-color="#969696" style:cell-protect="protected formula-hidden" style:print-content="true"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Default">
      <style:table-cell-properties style:glyph-orientation-vertical="0" fo:background-color="#969696" style:cell-protect="protected formula-hidden" style:print-content="true"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76"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0.74pt solid #969696"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81" style:family="table-cell" style:parent-style-name="Default">
      <style:table-cell-properties style:glyph-orientation-vertical="0" fo:background-color="#ccffcc" style:cell-protect="protected formula-hidden" style:print-content="true" style:diagonal-bl-tr="none" style:diagonal-tl-br="none" style:text-align-source="fix" style:repeat-content="false" fo:wrap-option="no-wrap" fo:border="0.74pt solid #96969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96969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3" style:family="table-cell" style:parent-style-name="Default">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none" style:direction="ltr" fo:padding="0.071cm" fo:border-right="0.74pt solid #808080" style:rotation-angle="0" style:rotation-align="none" style:shrink-to-fit="false" fo:border-top="0.74pt solid #969696"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5" style:family="table-cell" style:parent-style-name="Default">
      <style:table-cell-properties style:glyph-orientation-vertical="0" fo:border-bottom="2.49pt solid #333333" fo:background-color="#c0c0c0" style:cell-protect="protected formula-hidden" style:print-content="true" style:diagonal-bl-tr="none" style:diagonal-tl-br="none" style:text-align-source="fix" style:repeat-content="false" fo:wrap-option="wrap" fo:border-left="2.49pt solid #333333" style:direction="ltr" fo:padding="0.071cm" fo:border-right="none" style:rotation-angle="0" style:rotation-align="none" style:shrink-to-fit="false" fo:border-top="2.49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2.49pt solid #333333" fo:background-color="#c0c0c0" style:diagonal-bl-tr="none" style:diagonal-tl-br="none" style:text-align-source="value-type" style:repeat-content="false" fo:wrap-option="no-wrap" fo:border-left="2.49pt solid #333333"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0.74pt solid #969696" style:direction="ltr" fo:padding="0.071cm" fo:border-right="2.49pt solid #000000" style:rotation-angle="0" style:rotation-align="none" style:shrink-to-fit="false" fo:border-top="2.49pt solid #333333"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Excel_5f_BuiltIn_5f_Hyperlink" style:data-style-name="N0">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2.49pt solid #808080"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8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style>
    <style:style style:name="ce90" style:family="table-cell" style:parent-style-name="Default" style:data-style-name="N4">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0.74pt solid #969696"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91" style:family="table-cell" style:parent-style-name="Default" style:data-style-name="N4">
      <style:table-cell-properties style:glyph-orientation-vertical="0" style:cell-protect="protected formula-hidden" style:print-content="true" style:diagonal-bl-tr="none" style:diagonal-tl-br="none" style:text-align-source="fix" style:repeat-content="false" fo:background-color="transparent" fo:wrap-option="no-wrap" fo:border="0.74pt solid #96969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2" style:family="table-cell" style:parent-style-name="Default" style:data-style-name="N4">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3"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2.49pt solid #333333"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2.49pt solid #333333"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2.49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6" style:family="table-cell" style:parent-style-name="Excel_5f_BuiltIn_5f_Hyperlink" style:data-style-name="N0">
      <style:table-cell-properties style:glyph-orientation-vertical="0" fo:border-bottom="2.49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loext:vertical-justify="auto">
        <style:hyperlink xlink:href="http://leehite.org/Chimes.htm" xlink:type="simple"/>
        <loext:hyperlink xlink:href="http://leehite.org/Chimes.htm" xlink:type="simple"/>
      </style:table-cell-properties>
      <style:paragraph-properties css3t:text-justify="auto" fo:margin-left="0cm" style:writing-mode="page"/>
    </style:style>
    <style:style style:name="ce97" style:family="table-cell" style:parent-style-name="Default">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0.74pt solid #969696" fo:background-color="#ff9900" style:cell-protect="protected formula-hidden" style:print-content="true" style:diagonal-bl-tr="none" style:diagonal-tl-br="none" style:text-align-source="fix" style:repeat-content="false" fo:wrap-option="wrap" fo:border-left="0.74pt solid #000000"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99" style:family="table-cell" style:parent-style-name="Default" style:data-style-name="N126">
      <style:table-cell-properties style:glyph-orientation-vertical="0" style:cell-protect="protected formula-hidden" style:print-content="true" style:diagonal-bl-tr="none" style:diagonal-tl-br="none" style:text-align-source="fix" style:repeat-content="false" fo:background-color="transparent" fo:wrap-option="no-wrap" fo:border="0.74pt solid #96969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data-style-name="N126">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2.49pt solid #333333"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2" style:family="table-cell" style:parent-style-name="Default">
      <style:table-cell-properties style:glyph-orientation-vertical="0" fo:border-bottom="2.49pt solid #333333" style:cell-protect="none" style:print-content="tru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3" style:family="table-cell" style:parent-style-name="Default">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fo:border-bottom="0.74pt solid #969696" fo:background-color="#ff9900" style:cell-protect="protected formula-hidden" style:print-content="true" style:diagonal-bl-tr="none" style:diagonal-tl-br="none" style:text-align-source="fix" style:repeat-content="false" fo:wrap-option="wrap" fo:border-left="0.74pt solid #969696"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05" style:family="table-cell" style:parent-style-name="Default" style:data-style-name="N126">
      <style:table-cell-properties style:glyph-orientation-vertical="0" style:cell-protect="protected formula-hidden" style:print-content="true" style:diagonal-bl-tr="none" style:diagonal-tl-br="none" style:text-align-source="fix" style:repeat-content="false" fo:background-color="transparent" fo:wrap-option="wrap" fo:border="0.74pt solid #96969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Default" style:data-style-name="N126">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none" style:direction="ltr" fo:padding="0.071cm" fo:border-right="0.74pt solid #000000" style:rotation-angle="0" style:rotation-align="none" style:shrink-to-fit="false" fo:border-top="2.49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Default">
      <style:table-cell-properties style:glyph-orientation-vertical="0" fo:border-bottom="2.49pt solid #333333" fo:background-color="#c0c0c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style:glyph-orientation-vertical="0" fo:border-bottom="1.76pt solid #000000" style:cell-protect="protected formula-hidden" style:print-content="true" style:diagonal-bl-tr="none" style:diagonal-tl-br="none" style:text-align-source="value-type" style:repeat-content="false" fo:background-color="transparent" fo:wrap-option="no-wrap" fo:border-left="none" style:direction="ltr" fo:padding="0.071cm" fo:border-right="2.49pt solid #000000" style:rotation-angle="0" style:rotation-align="none" style:shrink-to-fit="false" fo:border-top="0.74pt solid #000000" style:vertical-align="middle" loext:vertical-justify="auto"/>
      <style:paragraph-properties css3t:text-justify="auto" fo:margin-left="0cm" style:writing-mode="page"/>
      <style:text-properties fo:color="#9933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data-style-name="N4">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wrap" fo:border-left="0.74pt solid #969696"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11" style:family="table-cell" style:parent-style-name="Default" style:data-style-name="N136">
      <style:table-cell-properties style:glyph-orientation-vertical="0" fo:background-color="#ffff99" style:cell-protect="protected formula-hidden" style:print-content="true" style:diagonal-bl-tr="none" style:diagonal-tl-br="none" style:text-align-source="fix" style:repeat-content="false" fo:wrap-option="no-wrap" fo:border="0.74pt solid #96969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Default" style:data-style-name="N4">
      <style:table-cell-properties style:glyph-orientation-vertical="0" style:cell-protect="protected formula-hidden" style:print-content="true" style:diagonal-bl-tr="none" style:diagonal-tl-br="none" style:text-align-source="fix" style:repeat-content="false" fo:background-color="transparent" fo:wrap-option="no-wrap" fo:border="0.74pt solid #96969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Default" style:data-style-name="N4">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2.49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5" style:family="table-cell" style:parent-style-name="Default" style:data-style-name="N66">
      <style:table-cell-properties style:glyph-orientation-vertical="0" fo:border-bottom="2.49pt solid #333333"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2.49pt solid #000000" style:rotation-angle="0" style:rotation-align="none" style:shrink-to-fit="false" fo:border-top="2.49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padding="0.071cm" fo:border-right="2.49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2.49pt solid #000000" style:rotation-angle="0" style:rotation-align="none" style:shrink-to-fit="false" fo:border-top="none" style:vertical-align="middle" loext:vertical-justify="auto"/>
      <style:paragraph-properties css3t:text-justify="auto" fo:margin-left="0cm" style:writing-mode="page"/>
    </style:style>
    <style:style style:name="ce119"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padding="0.071cm" fo:border-right="2.49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Default" style:data-style-name="N4">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wrap" fo:border-left="0.74pt solid #969696" style:direction="ltr" fo:padding="0.071cm" fo:border-right="2.49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22" style:family="table-cell" style:parent-style-name="Default" style:data-style-name="N136">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no-wrap" fo:border-left="0.74pt solid #969696" style:direction="ltr" fo:padding="0.071cm" fo:border-right="2.49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3" style:family="table-cell" style:parent-style-name="Default" style:data-style-name="N125">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0.74pt solid #969696" style:direction="ltr" fo:padding="0.071cm" fo:border-right="2.49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4" style:family="table-cell" style:parent-style-name="Default" style:data-style-name="N4">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0.74pt solid #969696" style:direction="ltr" fo:padding="0.071cm" fo:border-right="2.49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5" style:family="table-cell" style:parent-style-name="Default" style:data-style-name="N4">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6"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2.49pt solid #333333"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glyph-orientation-vertical="0" fo:border-bottom="2.49pt solid #333333" fo:background-color="#c0c0c0"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2.49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9" style:family="table-cell" style:parent-style-name="Excel_5f_BuiltIn_5f_Hyperlink" style:data-style-name="N0">
      <style:table-cell-properties style:glyph-orientation-vertical="0" fo:border-bottom="2.49pt solid #000000" style:cell-protect="protected" style:print-content="true" style:diagonal-bl-tr="none" style:diagonal-tl-br="none" style:text-align-source="value-type" style:repeat-content="false" fo:background-color="transparent" fo:wrap-option="no-wrap" fo:border-left="none" style:direction="ltr" fo:padding="0.071cm" fo:border-right="2.49pt solid #000000" style:rotation-angle="0" style:rotation-align="none" style:shrink-to-fit="false" fo:border-top="none" style:vertical-align="middle" loext:vertical-justify="auto">
        <style:hyperlink xlink:href="http://leehite.org/Chimes.htm" xlink:type="simple"/>
        <loext:hyperlink xlink:href="http://leehite.org/Chimes.htm" xlink:type="simple"/>
      </style:table-cell-properties>
      <style:paragraph-properties css3t:text-justify="auto" fo:margin-left="0cm" style:writing-mode="page"/>
    </style:style>
    <style:style style:name="ce130" style:family="table-cell" style:parent-style-name="Default">
      <style:table-cell-properties style:glyph-orientation-vertical="0" style:cell-protect="protected formula-hidden"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1" style:family="table-cell" style:parent-style-name="Default">
      <style:table-cell-properties style:cell-protect="protected formula-hidden" style:print-content="true" fo:padding="0.071cm"/>
    </style:style>
    <style:style style:name="ce132" style:family="table-cell" style:parent-style-name="Default">
      <style:table-cell-properties style:cell-protect="protected formula-hidden"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3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2.49pt solid #000000" style:direction="ltr" fo:padding="0.071cm" fo:border-right="2.49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glyph-orientation-vertical="0" fo:border-bottom="none" style:diagonal-bl-tr="none" style:diagonal-tl-br="none" style:text-align-source="fix" style:repeat-content="false" fo:background-color="transparent" fo:wrap-option="no-wrap" fo:border-left="2.49pt solid #000000"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glyph-orientation-vertical="0" fo:border-bottom="none" style:diagonal-bl-tr="none" style:diagonal-tl-br="none" style:text-align-source="fix" style:repeat-content="false" fo:background-color="transparent" fo:wrap-option="no-wrap" fo:border-left="2.49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3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solid #000000" style:direction="ltr" fo:padding="0.071cm" fo:border-right="2.49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2.49pt solid #000000" style:direction="ltr" fo:padding="0.071cm" fo:border-right="0.74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style:glyph-orientation-vertical="0" fo:border-bottom="none" style:diagonal-bl-tr="none" style:diagonal-tl-br="none" style:text-align-source="fix" style:repeat-content="false" fo:background-color="transparent" fo:wrap-option="wrap" fo:border-left="2.49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40" style:family="table-cell" style:parent-style-name="Default" style:data-style-name="N2">
      <style:table-cell-properties style:glyph-orientation-vertical="0" fo:border-bottom="2.49pt solid #000000" fo:background-color="#00ccff" style:cell-protect="none" style:print-content="true" style:diagonal-bl-tr="none" style:diagonal-tl-br="none" style:text-align-source="fix" style:repeat-content="false" fo:wrap-option="no-wrap" fo:border-left="2.49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42" style:family="table-cell" style:parent-style-name="Default">
      <style:table-cell-properties style:glyph-orientation-vertical="0" style:cell-protect="protected" style:print-content="tru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4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2.49pt solid #000000" style:vertical-align="automatic" loext:vertical-justify="auto"/>
      <style:paragraph-properties fo:text-align="center" css3t:text-justify="auto" fo:margin-left="0cm" style:writing-mode="page"/>
    </style:style>
    <style:style style:name="ce1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4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14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50" style:family="table-cell" style:parent-style-name="Default" style:data-style-name="N125">
      <style:table-cell-properties style:glyph-orientation-vertical="0" fo:border-bottom="2.49pt solid #000000" fo:background-color="#00ccff" style:cell-protect="none" style:print-content="tru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55" style:family="table-cell" style:parent-style-name="Default">
      <style:table-cell-properties style:glyph-orientation-vertical="0" fo:border-bottom="2.49pt solid #000000" fo:background-color="#00ccff" style:cell-protect="none" style:print-content="true" style:diagonal-bl-tr="none" style:diagonal-tl-br="none" style:text-align-source="fix" style:repeat-content="false" fo:wrap-option="no-wrap" fo:border-left="1.76pt solid #000000" style:direction="ltr" fo:padding="0.071cm" fo:border-right="2.49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15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58" style:family="table-cell" style:parent-style-name="Default" style:data-style-name="N66">
      <style:table-cell-properties style:glyph-orientation-vertical="0" fo:border-bottom="2.49pt solid #000000" fo:background-color="#008000" style:diagonal-bl-tr="none" style:diagonal-tl-br="none" style:text-align-source="fix" style:repeat-content="false" fo:wrap-option="no-wrap" fo:border-left="2.49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60" style:family="table-cell" style:parent-style-name="Default">
      <style:table-cell-properties fo:padding="0.071cm"/>
    </style:style>
    <style:style style:name="ce16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2.49pt solid #000000" style:rotation-angle="0" style:rotation-align="none" style:shrink-to-fit="false" fo:border-top="2.49pt solid #000000" style:vertical-align="automatic" loext:vertical-justify="auto"/>
      <style:paragraph-properties fo:text-align="center" css3t:text-justify="auto" fo:margin-left="0cm" style:writing-mode="page"/>
    </style:style>
    <style:style style:name="ce16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2.49pt solid #000000" style:rotation-angle="0" style:rotation-align="none" style:shrink-to-fit="false" fo:border-top="none" style:vertical-align="middle" loext:vertical-justify="auto"/>
      <style:paragraph-properties css3t:text-justify="auto" fo:margin-left="0cm" style:writing-mode="page"/>
    </style:style>
    <style:style style:name="ce163"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middle" loext:vertical-justify="auto"/>
      <style:paragraph-properties fo:text-align="start" css3t:text-justify="auto" fo:margin-left="0cm" style:writing-mode="page"/>
    </style:style>
    <style:style style:name="ce16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71cm" fo:border-right="2.49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65" style:family="table-cell" style:parent-style-name="Default" style:data-style-name="N66">
      <style:table-cell-properties style:glyph-orientation-vertical="0" fo:border-bottom="2.49pt solid #000000" fo:background-color="#008000"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Default">
      <style:table-cell-properties fo:background-color="#c0c0c0" fo:padding="0.071cm"/>
    </style:style>
    <style:style style:name="ce167" style:family="table-cell" style:parent-style-name="Default" style:data-style-name="N20122">
      <style:table-cell-properties style:glyph-orientation-vertical="0" fo:background-color="#333333"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69" style:family="table-cell" style:parent-style-name="Default">
      <style:table-cell-properties fo:background-color="#ffcc99"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3"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glyph-orientation-vertical="0" fo:background-color="#ccffcc"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glyph-orientation-vertical="0" fo:background-color="#ffcc99"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style>
    <style:style style:name="ce177"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data-style-name="N3">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79"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80"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81"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Default" style:data-style-name="N124">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83"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84" style:family="table-cell" style:parent-style-name="Default">
      <style:table-cell-properties fo:border-bottom="1.76pt solid #000000" fo:background-color="#ccffff"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5" style:family="table-cell" style:parent-style-name="Default">
      <style:table-cell-properties style:glyph-orientation-vertical="0" fo:border-bottom="1.76pt solid #000000" fo:background-color="#ccffcc"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Default">
      <style:table-cell-properties style:glyph-orientation-vertical="0" fo:border-bottom="0.74pt solid #000000" fo:background-color="#ccff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187" style:family="table-cell" style:parent-style-name="Default" style:data-style-name="N3">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data-style-name="N3">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189" style:family="table-cell" style:parent-style-name="Default" style:data-style-name="N3">
      <style:table-cell-properties style:glyph-orientation-vertical="0" fo:border-bottom="1.76pt solid #000000" fo:background-color="#ccffff" style:cell-protect="none" style:print-content="tru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190" style:family="table-cell" style:parent-style-name="Default">
      <style:table-cell-properties style:glyph-orientation-vertical="0" fo:background-color="#c0c0c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91"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92" style:family="table-cell" style:parent-style-name="Default" style:data-style-name="N3">
      <style:table-cell-properties style:glyph-orientation-vertical="0" fo:background-color="#ffcc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data-style-name="N3">
      <style:table-cell-properties style:glyph-orientation-vertical="0" fo:background-color="#ffcc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4" style:family="table-cell" style:parent-style-name="Default" style:data-style-name="N3">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5" style:family="table-cell" style:parent-style-name="Default">
      <style:table-cell-properties style:glyph-orientation-vertical="0" fo:border-bottom="1.76pt solid #000000" fo:background-color="#ccffcc"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loext:vertical-justify="auto"/>
      <style:paragraph-properties css3t:text-justify="auto" fo:margin-left="0cm" style:writing-mode="page"/>
    </style:style>
    <style:style style:name="ce196" style:family="table-cell" style:parent-style-name="Default">
      <style:table-cell-properties style:glyph-orientation-vertical="0" fo:border-bottom="1.76pt solid #000000" fo:background-color="#ffcc99"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loext:vertical-justify="auto"/>
      <style:paragraph-properties css3t:text-justify="auto" fo:margin-left="0cm" style:writing-mode="page"/>
    </style:style>
    <style:style style:name="ce19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98" style:family="table-cell" style:parent-style-name="Default">
      <style:table-cell-properties fo:background-color="#000000"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fo:background-color="#ffcc99" fo:padding="0.071cm"/>
    </style:style>
    <style:style style:name="ce200"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2" style:family="table-cell" style:parent-style-name="Default">
      <style:table-cell-properties style:glyph-orientation-vertical="0" fo:border-bottom="1.76pt solid #000000" fo:background-color="#ccffff"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203"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4" style:family="table-cell" style:parent-style-name="Default">
      <style:table-cell-properties style:glyph-orientation-vertical="0" fo:border-bottom="0.74pt solid #000000" fo:background-color="#ccffff"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205" style:family="table-cell" style:parent-style-name="Default" style:data-style-name="N123">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data-style-name="N123">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207" style:family="table-cell" style:parent-style-name="Default" style:data-style-name="N123">
      <style:table-cell-properties style:glyph-orientation-vertical="0" fo:border-bottom="1.76pt solid #000000" fo:background-color="#ccffff" style:cell-protect="none" style:print-content="tru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208"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9" style:family="table-cell" style:parent-style-name="Default" style:data-style-name="N123">
      <style:table-cell-properties style:glyph-orientation-vertical="0" fo:background-color="#ffcc99"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Default" style:data-style-name="N123">
      <style:table-cell-properties style:glyph-orientation-vertical="0" fo:background-color="#ffcc99"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11" style:family="table-cell" style:parent-style-name="Default" style:data-style-name="N123">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12" style:family="table-cell" style:parent-style-name="Default" style:data-style-name="N10107">
      <style:table-cell-properties fo:background-color="#c0c0c0" fo:padding="0.071cm"/>
    </style:style>
    <style:style style:name="ce213" style:family="table-cell" style:parent-style-name="Default">
      <style:table-cell-properties style:glyph-orientation-vertical="0" fo:border-bottom="none" fo:background-color="#ffcc99"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top" loext:vertical-justify="auto"/>
      <style:paragraph-properties css3t:text-justify="auto" fo:margin-left="0cm" style:writing-mode="page"/>
    </style:style>
    <style:style style:name="ce214" style:family="table-cell" style:parent-style-name="Default">
      <style:table-cell-properties style:glyph-orientation-vertical="0" fo:border-bottom="1.76pt solid #000000" fo:background-color="#ffcc99"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top" loext:vertical-justify="auto"/>
      <style:paragraph-properties css3t:text-justify="auto" fo:margin-left="0cm" style:writing-mode="page"/>
    </style:style>
    <style:style style:name="ce215"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16" style:family="table-cell" style:parent-style-name="Default" style:data-style-name="N10107">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17"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218" style:family="table-cell" style:parent-style-name="Default">
      <style:table-cell-properties style:glyph-orientation-vertical="0" fo:border-bottom="1.76pt solid #000000" fo:background-color="#ffcc99"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loext:vertical-justify="auto"/>
      <style:paragraph-properties css3t:text-justify="auto" fo:margin-left="0cm" style:writing-mode="page"/>
    </style:style>
    <style:style style:name="ce219" style:family="table-cell" style:parent-style-name="Default">
      <style:table-cell-properties style:glyph-orientation-vertical="0" fo:border-bottom="2.49pt solid #969696" fo:background-color="#ccffcc" style:cell-protect="protected formula-hidden" style:print-content="true" style:diagonal-bl-tr="none" style:diagonal-tl-br="none" style:text-align-source="fix" style:repeat-content="false" fo:wrap-option="wrap" fo:border-left="2.49pt solid #00000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0" style:family="table-cell" style:parent-style-name="Default">
      <style:table-cell-properties style:glyph-orientation-vertical="0" fo:border-bottom="0.74pt solid #000000" fo:background-color="#cc99ff" style:cell-protect="protected formula-hidden" style:print-content="true" style:diagonal-bl-tr="none" style:diagonal-tl-br="none" style:text-align-source="fix" style:repeat-content="false" fo:wrap-option="no-wrap" fo:border-left="2.49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21"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2" style:family="table-cell" style:parent-style-name="Default">
      <style:table-cell-properties style:glyph-orientation-vertical="0" fo:border-bottom="0.74pt solid #000000" fo:background-color="#cc99ff" style:cell-protect="protected formula-hidden" style:print-content="true" style:diagonal-bl-tr="none" style:diagonal-tl-br="none" style:text-align-source="fix" style:repeat-content="false" fo:wrap-option="no-wrap" fo:border-left="2.49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23"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4" style:family="table-cell" style:parent-style-name="Default" style:data-style-name="N4">
      <style:table-cell-properties style:glyph-orientation-vertical="0" fo:border-bottom="2.49pt solid #808080" fo:background-color="#ccffcc" style:cell-protect="protected formula-hidden" style:print-content="true" style:diagonal-bl-tr="none" style:diagonal-tl-br="none" style:text-align-source="fix" style:repeat-content="false" fo:wrap-option="wrap" fo:border-left="0.74pt solid #80808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5" style:family="table-cell" style:parent-style-name="Default" style:data-style-name="N4">
      <style:table-cell-properties style:glyph-orientation-vertical="0" fo:border-bottom="0.74pt solid #000000" fo:background-color="#ccffcc" style:cell-protect="protected formula-hidden" style:print-content="tru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6" style:family="table-cell" style:parent-style-name="Default" style:data-style-name="N4">
      <style:table-cell-properties style:glyph-orientation-vertical="0" fo:background-color="#ccffcc" style:cell-protect="protected formula-hidden" style:print-content="true"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7" style:family="table-cell" style:parent-style-name="Default" style:data-style-name="N4">
      <style:table-cell-properties style:glyph-orientation-vertical="0" fo:background-color="#ccffcc"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8" style:family="table-cell" style:parent-style-name="Default" style:data-style-name="N4">
      <style:table-cell-properties style:glyph-orientation-vertical="0" fo:border-bottom="2.49pt solid #000000" fo:background-color="#ccffcc"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9" style:family="table-cell" style:parent-style-name="Default" style:data-style-name="N4">
      <style:table-cell-properties style:glyph-orientation-vertical="0" fo:border-bottom="2.49pt solid #808080" fo:background-color="#ccffff" style:cell-protect="protected formula-hidden" style:print-content="true" style:diagonal-bl-tr="none" style:diagonal-tl-br="none" style:text-align-source="fix" style:repeat-content="false" fo:wrap-option="wrap" fo:border-left="0.74pt solid #80808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0" style:family="table-cell" style:parent-style-name="Default" style:data-style-name="N4">
      <style:table-cell-properties style:glyph-orientation-vertical="0" fo:border-bottom="0.74pt solid #000000" fo:background-color="#ccffff"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1" style:family="table-cell" style:parent-style-name="Default" style:data-style-name="N4">
      <style:table-cell-properties style:glyph-orientation-vertical="0" fo:background-color="#ccffff"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2" style:family="table-cell" style:parent-style-name="Default" style:data-style-name="N4">
      <style:table-cell-properties style:glyph-orientation-vertical="0" fo:border-bottom="2.49pt solid #000000" fo:background-color="#ccffff"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3" style:family="table-cell" style:parent-style-name="Default" style:data-style-name="N4">
      <style:table-cell-properties style:glyph-orientation-vertical="0" fo:border-bottom="2.49pt solid #808080" fo:background-color="#ffcc99" style:cell-protect="protected formula-hidden" style:print-content="true" style:diagonal-bl-tr="none" style:diagonal-tl-br="none" style:text-align-source="fix" style:repeat-content="false" fo:wrap-option="wrap" fo:border-left="0.74pt solid #80808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4" style:family="table-cell" style:parent-style-name="Default" style:data-style-name="N4">
      <style:table-cell-properties style:glyph-orientation-vertical="0" fo:border-bottom="0.74pt solid #000000" fo:background-color="#ffcc99"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5" style:family="table-cell" style:parent-style-name="Default" style:data-style-name="N4">
      <style:table-cell-properties style:glyph-orientation-vertical="0" fo:background-color="#ffcc99"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6" style:family="table-cell" style:parent-style-name="Default" style:data-style-name="N4">
      <style:table-cell-properties style:glyph-orientation-vertical="0" fo:border-bottom="2.49pt solid #000000" fo:background-color="#ffcc99"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7" style:family="table-cell" style:parent-style-name="Default" style:data-style-name="N4">
      <style:table-cell-properties style:glyph-orientation-vertical="0" fo:border-bottom="2.49pt solid #808080" fo:background-color="#ffff99" style:cell-protect="protected formula-hidden" style:print-content="true" style:diagonal-bl-tr="none" style:diagonal-tl-br="none" style:text-align-source="fix" style:repeat-content="false" fo:wrap-option="wrap" fo:border-left="0.74pt solid #80808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8" style:family="table-cell" style:parent-style-name="Default" style:data-style-name="N4">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9" style:family="table-cell" style:parent-style-name="Default" style:data-style-name="N4">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0" style:family="table-cell" style:parent-style-name="Default" style:data-style-name="N4">
      <style:table-cell-properties style:glyph-orientation-vertical="0" fo:border-bottom="2.49pt solid #000000" fo:background-color="#ffff99"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1" style:family="table-cell" style:parent-style-name="Default" style:data-style-name="N4">
      <style:table-cell-properties style:glyph-orientation-vertical="0" fo:border-bottom="2.49pt solid #808080" fo:background-color="#99ccff" style:cell-protect="protected formula-hidden" style:print-content="true" style:diagonal-bl-tr="none" style:diagonal-tl-br="none" style:text-align-source="fix" style:repeat-content="false" fo:wrap-option="wrap" fo:border-left="0.74pt solid #808080" style:direction="ltr" fo:padding="0.071cm" fo:border-right="none"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2" style:family="table-cell" style:parent-style-name="Default" style:data-style-name="N4">
      <style:table-cell-properties style:glyph-orientation-vertical="0" fo:border-bottom="0.74pt solid #000000" fo:background-color="#99ccff"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3" style:family="table-cell" style:parent-style-name="Default" style:data-style-name="N4">
      <style:table-cell-properties style:glyph-orientation-vertical="0" fo:background-color="#99ccff"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4" style:family="table-cell" style:parent-style-name="Default" style:data-style-name="N4">
      <style:table-cell-properties style:glyph-orientation-vertical="0" fo:border-bottom="2.49pt solid #000000" fo:background-color="#99ccff" style:cell-protect="protected formula-hidden" style:print-content="true"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5" style:family="table-cell" style:parent-style-name="Default">
      <style:table-cell-properties style:glyph-orientation-vertical="0" fo:border-bottom="2.49pt solid #808080" fo:background-color="#ccffcc" style:cell-protect="protected formula-hidden" style:print-content="true" style:diagonal-bl-tr="none" style:diagonal-tl-br="none" style:text-align-source="fix" style:repeat-content="false" fo:wrap-option="wrap" fo:border-left="0.74pt solid #80808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7" style:family="table-cell" style:parent-style-name="Default">
      <style:table-cell-properties style:glyph-orientation-vertical="0" fo:background-color="#cc99ff"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48" style:family="table-cell" style:parent-style-name="Default">
      <style:table-cell-properties style:glyph-orientation-vertical="0" fo:border-bottom="2.49pt solid #000000" fo:background-color="#cc99ff"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49" style:family="table-cell" style:parent-style-name="Default" style:data-style-name="N4">
      <style:table-cell-properties style:glyph-orientation-vertical="0" fo:border-bottom="2.49pt solid #808080" fo:background-color="#99ccff" style:cell-protect="protected formula-hidden" style:print-content="true" style:diagonal-bl-tr="none" style:diagonal-tl-br="none" style:text-align-source="fix" style:repeat-content="false" fo:wrap-option="wrap" fo:border-left="0.74pt solid #808080" style:direction="ltr" fo:padding="0.071cm" fo:border-right="2.49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50" style:family="table-cell" style:parent-style-name="Default" style:data-style-name="N4">
      <style:table-cell-properties style:glyph-orientation-vertical="0" fo:border-bottom="0.74pt solid #000000" fo:background-color="#99ccff" style:cell-protect="protected formula-hidden" style:print-content="true"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51" style:family="table-cell" style:parent-style-name="Default">
      <style:table-cell-properties fo:padding="0.071cm"/>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52"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3"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54" style:family="table-cell" style:parent-style-name="Default">
      <style:table-cell-properties style:glyph-orientation-vertical="0" fo:background-color="#c0c0c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5" style:family="table-cell" style:parent-style-name="Default">
      <style:table-cell-properties style:glyph-orientation-vertical="0" fo:background-color="#ffcc99"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6" style:family="table-cell" style:parent-style-name="Default" style:data-style-name="N124">
      <style:table-cell-properties fo:padding="0.071cm"/>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7" style:family="table-cell" style:parent-style-name="Default" style:data-style-name="N124">
      <style:table-cell-properties style:glyph-orientation-vertical="0" fo:background-color="#ccffff" style:diagonal-bl-tr="none" style:diagonal-tl-br="none" style:text-align-source="fix" style:repeat-content="false" fo:wrap-option="wrap" fo:border="1.7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8"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9"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1" style:family="table-cell" style:parent-style-name="Default" style:data-style-name="N124">
      <style:table-cell-properties style:glyph-orientation-vertical="0" fo:border-bottom="1.76pt solid #000000" fo:background-color="#ccff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2" style:family="table-cell" style:parent-style-name="Default">
      <style:table-cell-properties fo:border-bottom="1.76pt solid #000000" fo:background-color="#99ccff" style:diagonal-bl-tr="none" style:diagonal-tl-br="none" fo:border-left="1.76pt solid #000000" fo:padding="0.071cm" fo:border-right="none" style:rotation-align="none" fo:border-top="1.76pt solid #000000"/>
    </style:style>
    <style:style style:name="ce263" style:family="table-cell" style:parent-style-name="Default">
      <style:table-cell-properties fo:border-bottom="none" fo:background-color="#ffff99"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4" style:family="table-cell" style:parent-style-name="Default">
      <style:table-cell-properties fo:border-bottom="none" fo:background-color="#ccffff"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5" style:family="table-cell" style:parent-style-name="Default">
      <style:table-cell-properties fo:border-bottom="1.76pt solid #000000" fo:background-color="#ccffff"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6"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7"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8" style:family="table-cell" style:parent-style-name="Default" style:data-style-name="N124">
      <style:table-cell-properties fo:padding="0.071cm"/>
    </style:style>
    <style:style style:name="ce269" style:family="table-cell" style:parent-style-name="Default" style:data-style-name="N1">
      <style:table-cell-properties style:glyph-orientation-vertical="0" fo:background-color="#c0c0c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0" style:family="table-cell" style:parent-style-name="Default" style:data-style-name="N124">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71" style:family="table-cell" style:parent-style-name="Default">
      <style:table-cell-properties style:glyph-orientation-vertical="0" fo:background-color="#ffff99" style:diagonal-bl-tr="none" style:diagonal-tl-br="none" style:text-align-source="fix" style:repeat-content="false" fo:wrap-option="wrap" fo:border="1.76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2" style:family="table-cell" style:parent-style-name="Default" style:data-style-name="N124">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data-style-name="N124">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4" style:family="table-cell" style:parent-style-name="Default" style:data-style-name="N124">
      <style:table-cell-properties style:glyph-orientation-vertical="0" fo:background-color="#ffff99"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5" style:family="table-cell" style:parent-style-name="Default" style:data-style-name="N124">
      <style:table-cell-properties style:glyph-orientation-vertical="0" fo:border-bottom="1.76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data-style-name="N124">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7" style:family="table-cell" style:parent-style-name="Default" style:data-style-name="N124">
      <style:table-cell-properties style:glyph-orientation-vertical="0" fo:border-bottom="1.76pt solid #000000" fo:background-color="#99ccff"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78" style:family="table-cell" style:parent-style-name="Default" style:data-style-name="N124">
      <style:table-cell-properties style:glyph-orientation-vertical="0" fo:background-color="#ffff99"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79" style:family="table-cell" style:parent-style-name="Default" style:data-style-name="N124">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80" style:family="table-cell" style:parent-style-name="Default" style:data-style-name="N124">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81" style:family="table-cell" style:parent-style-name="Default" style:data-style-name="N124">
      <style:table-cell-properties fo:background-color="#ccffff"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2" style:family="table-cell" style:parent-style-name="Default" style:data-style-name="N124">
      <style:table-cell-properties fo:border-bottom="1.76pt solid #000000" fo:background-color="#cc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3" style:family="table-cell" style:parent-style-name="Default" style:data-style-name="N124">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4" style:family="table-cell" style:parent-style-name="Default" style:data-style-name="N124">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5" style:family="table-cell" style:parent-style-name="Default" style:data-style-name="N124">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6" style:family="table-cell" style:parent-style-name="Default">
      <style:table-cell-properties style:glyph-orientation-vertical="0" fo:background-color="#ccffcc" style:diagonal-bl-tr="none" style:diagonal-tl-br="none" style:text-align-source="fix" style:repeat-content="false" fo:wrap-option="wrap" fo:border="1.76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7"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9"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2" style:family="table-cell" style:parent-style-name="Default">
      <style:table-cell-properties style:glyph-orientation-vertical="0" fo:border-bottom="1.76pt solid #000000" fo:background-color="#99ccff"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93" style:family="table-cell" style:parent-style-name="Default">
      <style:table-cell-properties style:glyph-orientation-vertical="0" fo:border-bottom="none" fo:background-color="#ffff99"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94"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95" style:family="table-cell" style:parent-style-name="Default">
      <style:table-cell-properties fo:border-bottom="none" fo:background-color="#ccff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Default">
      <style:table-cell-properties fo:border-bottom="1.76pt solid #000000" fo:background-color="#ccff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7"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8"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9"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1" style:family="table-cell" style:parent-style-name="Default" style:data-style-name="N124">
      <style:table-cell-properties style:glyph-orientation-vertical="0" fo:border-bottom="1.76pt solid #000000" fo:background-color="#ccffff"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Default">
      <style:table-cell-properties fo:border-bottom="1.76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3"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4" style:family="table-cell" style:parent-style-name="Default" style:data-style-name="N124">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5" style:family="table-cell" style:parent-style-name="Default" style:data-style-name="N124">
      <style:table-cell-properties style:glyph-orientation-vertical="0" fo:border-bottom="1.76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6" style:family="table-cell" style:parent-style-name="Default">
      <style:table-cell-properties style:diagonal-bl-tr="none" style:diagonal-tl-br="none" fo:background-color="transparent" fo:border="none" fo:padding="0.071cm" style:rotation-align="none"/>
    </style:style>
    <style:style style:name="ce307" style:family="table-cell" style:parent-style-name="Default">
      <style:table-cell-properties fo:border-bottom="1.76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8" style:family="table-cell" style:parent-style-name="Default">
      <style:table-cell-properties fo:background-color="#ffff99"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9" style:family="table-cell" style:parent-style-name="Default">
      <style:table-cell-properties fo:background-color="#ccffff"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0" style:family="table-cell" style:parent-style-name="Default">
      <style:table-cell-properties fo:border-bottom="1.76pt solid #000000" fo:background-color="#cc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1"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3"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4" style:family="table-cell" style:parent-style-name="Default">
      <style:table-cell-properties fo:border-bottom="none" fo:background-color="#ffff99"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5"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6" style:family="table-cell" style:parent-style-name="Default" style:data-style-name="N124">
      <style:table-cell-properties style:glyph-orientation-vertical="0" fo:border-bottom="none" fo:background-color="#ccffff"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7"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8"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Default" style:data-style-name="N124">
      <style:table-cell-properties style:glyph-orientation-vertical="0" fo:border-bottom="2.49pt solid #000000" fo:background-color="#ccffff" style:diagonal-bl-tr="none" style:diagonal-tl-br="none" style:text-align-source="fix" style:repeat-content="false" fo:wrap-option="no-wrap" fo:border-left="2.49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0" style:family="table-cell" style:parent-style-name="Default">
      <style:table-cell-properties fo:border-bottom="1.76pt solid #000000" fo:background-color="#99ccff" style:diagonal-bl-tr="none" style:diagonal-tl-br="none" fo:border-left="none" fo:padding="0.071cm" fo:border-right="none" style:rotation-align="none" fo:border-top="1.76pt solid #000000"/>
    </style:style>
    <style:style style:name="ce321"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322" style:family="table-cell" style:parent-style-name="Default">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3" style:family="table-cell" style:parent-style-name="Default">
      <style:table-cell-properties style:glyph-orientation-vertical="0" fo:border-bottom="none" fo:background-color="#ffff99"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4" style:family="table-cell" style:parent-style-name="Default" style:data-style-name="N124">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data-style-name="N124">
      <style:table-cell-properties style:glyph-orientation-vertical="0" fo:border-bottom="2.49pt solid #000000" fo:background-color="#ffff99"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fo:background-color="#ffff99" style:diagonal-bl-tr="none" style:diagonal-tl-br="none" fo:border="none" fo:padding="0.071cm" style:rotation-align="none"/>
    </style:style>
    <style:style style:name="ce327" style:family="table-cell" style:parent-style-name="Default">
      <style:table-cell-properties fo:background-color="#ccffff" style:diagonal-bl-tr="none" style:diagonal-tl-br="none" fo:border="none" fo:padding="0.071cm" style:rotation-align="none"/>
    </style:style>
    <style:style style:name="ce328" style:family="table-cell" style:parent-style-name="Default">
      <style:table-cell-properties fo:border-bottom="1.76pt solid #000000" fo:background-color="#ccffff" style:diagonal-bl-tr="none" style:diagonal-tl-br="none" fo:border-left="none" fo:padding="0.071cm" fo:border-right="none" style:rotation-align="none" fo:border-top="none"/>
    </style:style>
    <style:style style:name="ce329" style:family="table-cell" style:parent-style-name="Default">
      <style:table-cell-properties fo:border-bottom="none" style:diagonal-bl-tr="none" style:diagonal-tl-br="none" fo:border-left="none" fo:padding="0.071cm" fo:border-right="none" style:rotation-align="none" fo:border-top="1.76pt solid #000000"/>
    </style:style>
    <style:style style:name="ce330" style:family="table-cell" style:parent-style-name="Default">
      <style:table-cell-properties style:glyph-orientation-vertical="0" fo:border-bottom="none" fo:background-color="#ccffcc"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1"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2.49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2"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2.49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3" style:family="table-cell" style:parent-style-name="Default" style:data-style-name="N124">
      <style:table-cell-properties style:glyph-orientation-vertical="0" fo:border-bottom="2.49pt solid #000000" fo:background-color="#ccffcc"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4" style:family="table-cell" style:parent-style-name="Default">
      <style:table-cell-properties fo:border-bottom="1.76pt solid #000000" fo:background-color="#99cc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5" style:family="table-cell" style:parent-style-name="Default">
      <style:table-cell-properties fo:background-color="#ffff99"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6" style:family="table-cell" style:parent-style-name="Default">
      <style:table-cell-properties fo:background-color="#ccffff" fo:padding="0.071cm"/>
    </style:style>
    <style:style style:name="ce337" style:family="table-cell" style:parent-style-name="Default">
      <style:table-cell-properties fo:background-color="#ffff99" fo:padding="0.071cm"/>
    </style:style>
    <style:style style:name="ce338" style:family="table-cell" style:parent-style-name="Default">
      <style:table-cell-properties style:glyph-orientation-vertical="0" fo:border-bottom="0.74pt solid #000000" fo:background-color="#99ccff"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1.7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9"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0"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1"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42"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3" style:family="table-cell" style:parent-style-name="Default" style:data-style-name="N127">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4" style:family="table-cell" style:parent-style-name="Default" style:data-style-name="N133">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5" style:family="table-cell" style:parent-style-name="Default" style:data-style-name="N133">
      <style:table-cell-properties style:glyph-orientation-vertical="0" fo:border-bottom="1.76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6"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7" style:family="table-cell" style:parent-style-name="Default">
      <style:table-cell-properties style:glyph-orientation-vertical="0" fo:border-bottom="0.74pt solid #000000" fo:background-color="#99ccff"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8"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9"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0" style:family="table-cell" style:parent-style-name="Default" style:data-style-name="N124">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51" style:family="table-cell" style:parent-style-name="Default" style:data-style-name="N124">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2" style:family="table-cell" style:parent-style-name="Default" style:data-style-name="N124">
      <style:table-cell-properties style:glyph-orientation-vertical="0" fo:border-bottom="1.76pt solid #000000"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3" style:family="table-cell" style:parent-style-name="Default">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4" style:family="table-cell" style:parent-style-name="Default">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5"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56"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57"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8" style:family="table-cell" style:parent-style-name="Default">
      <style:table-cell-properties style:glyph-orientation-vertical="0" fo:background-color="#99cc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9" style:family="table-cell" style:parent-style-name="Default">
      <style:table-cell-properties style:glyph-orientation-vertical="0" fo:background-color="#99cc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60" style:family="table-cell" style:parent-style-name="Default">
      <style:table-cell-properties style:glyph-orientation-vertical="0" fo:background-color="#99cc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1" style:family="table-cell" style:parent-style-name="Default">
      <style:table-cell-properties style:glyph-orientation-vertical="0" fo:border-bottom="1.76pt solid #000000" fo:background-color="#99cc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2" style:family="table-cell" style:parent-style-name="Default">
      <style:table-cell-properties style:glyph-orientation-vertical="0" fo:background-color="#ff99cc"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3" style:family="table-cell" style:parent-style-name="Default">
      <style:table-cell-properties style:glyph-orientation-vertical="0" fo:background-color="#ff99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4" style:family="table-cell" style:parent-style-name="Default">
      <style:table-cell-properties style:glyph-orientation-vertical="0" fo:background-color="#ff99cc"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65" style:family="table-cell" style:parent-style-name="Default">
      <style:table-cell-properties style:glyph-orientation-vertical="0" fo:border-bottom="1.76pt solid #000000" fo:background-color="#ff99cc"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66"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7"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8"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69" style:family="table-cell" style:parent-style-name="Default">
      <style:table-cell-properties style:glyph-orientation-vertical="0" fo:border-bottom="none"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70" style:family="table-cell" style:parent-style-name="Default">
      <style:table-cell-properties fo:border-bottom="none" fo:background-color="#969696" style:diagonal-bl-tr="none" style:diagonal-tl-br="none" fo:border-left="0.74pt solid #000000" fo:padding="0.071cm" fo:border-right="0.74pt solid #000000" style:rotation-align="none" fo:border-top="non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1" style:family="table-cell" style:parent-style-name="Default">
      <style:table-cell-properties fo:border-bottom="1.76pt solid #000000" fo:background-color="#969696" style:diagonal-bl-tr="none" style:diagonal-tl-br="none" fo:border-left="0.74pt solid #000000" fo:padding="0.071cm" fo:border-right="0.74pt solid #000000" style:rotation-align="none" fo:border-top="non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2"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3" style:family="table-cell" style:parent-style-name="Default">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4" style:family="table-cell" style:parent-style-name="Default">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75" style:family="table-cell" style:parent-style-name="Default">
      <style:table-cell-properties style:glyph-orientation-vertical="0" fo:background-color="#ff99cc"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6" style:family="table-cell" style:parent-style-name="Default">
      <style:table-cell-properties style:glyph-orientation-vertical="0" fo:background-color="#ff99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77" style:family="table-cell" style:parent-style-name="Default">
      <style:table-cell-properties style:glyph-orientation-vertical="0" fo:border-bottom="0.74pt solid #000000" fo:background-color="#99ccff"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78"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none"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9" style:family="table-cell" style:parent-style-name="Default">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0" style:family="table-cell" style:parent-style-name="Default">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81" style:family="table-cell" style:parent-style-name="Default">
      <style:table-cell-properties style:glyph-orientation-vertical="0" fo:border-bottom="none" fo:background-color="#ffff99"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82" style:family="table-cell" style:parent-style-name="Default">
      <style:table-cell-properties fo:border-bottom="none" fo:background-color="#969696" style:diagonal-bl-tr="none" style:diagonal-tl-br="none" fo:border-left="0.74pt solid #000000" fo:padding="0.071cm" fo:border-right="1.76pt solid #000000" style:rotation-align="none" fo:border-top="none"/>
    </style:style>
    <style:style style:name="ce383" style:family="table-cell" style:parent-style-name="Default">
      <style:table-cell-properties fo:border-bottom="1.76pt solid #000000" fo:background-color="#969696" style:diagonal-bl-tr="none" style:diagonal-tl-br="none" fo:border-left="0.74pt solid #000000" fo:padding="0.071cm" fo:border-right="1.76pt solid #000000" style:rotation-align="none" fo:border-top="none"/>
    </style:style>
    <style:style style:name="ce384" style:family="table-cell" style:parent-style-name="Default" style:data-style-name="N0">
      <style:table-cell-properties fo:padding="0.071cm"/>
    </style:style>
    <style:style style:name="ce385" style:family="table-cell" style:parent-style-name="Default">
      <style:table-cell-properties style:glyph-orientation-vertical="0" fo:background-color="#c0c0c0"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86"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387" style:family="table-cell" style:parent-style-name="Default" style:data-style-name="N124">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88" style:family="table-cell" style:parent-style-name="Default" style:data-style-name="N124">
      <style:table-cell-properties style:glyph-orientation-vertical="0" fo:border-bottom="1.76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89"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0" style:family="table-cell" style:parent-style-name="Default">
      <style:table-cell-properties style:glyph-orientation-vertical="0" fo:border-bottom="1.76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91"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2" style:family="table-cell" style:parent-style-name="Default" style:data-style-name="N124">
      <style:table-cell-properties style:glyph-orientation-vertical="0" fo:border-bottom="1.76pt solid #000000"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93" style:family="table-cell" style:parent-style-name="Default">
      <style:table-cell-properties style:glyph-orientation-vertical="0" fo:border-bottom="1.76pt solid #000000"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94"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5"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6" style:family="table-cell" style:parent-style-name="Default">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7" style:family="table-cell" style:parent-style-name="Default" style:data-style-name="N124">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98" style:family="table-cell" style:parent-style-name="Default" style:data-style-name="N124">
      <style:table-cell-properties style:glyph-orientation-vertical="0" fo:border-bottom="1.76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99"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0" style:family="table-cell" style:parent-style-name="Default">
      <style:table-cell-properties style:glyph-orientation-vertical="0" fo:border-bottom="none"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1" style:family="table-cell" style:parent-style-name="Default">
      <style:table-cell-properties style:glyph-orientation-vertical="0" fo:border-bottom="none" fo:background-color="#ccffcc"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2" style:family="table-cell" style:parent-style-name="Default">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3" style:family="table-cell" style:parent-style-name="Default" style:data-style-name="N124">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04"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05" style:family="table-cell" style:parent-style-name="Default">
      <style:table-cell-properties style:glyph-orientation-vertical="0" fo:border-bottom="none"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6" style:family="table-cell" style:parent-style-name="Default">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7"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08"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09"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0"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411" style:family="table-cell" style:parent-style-name="Default">
      <style:table-cell-properties style:glyph-orientation-vertical="0" fo:border-bottom="1.76pt solid #000000" fo:background-color="#c0c0c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412"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3" style:family="table-cell" style:parent-style-name="Default">
      <style:table-cell-properties style:glyph-orientation-vertical="0" fo:border-bottom="none"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4"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5"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16" style:family="table-cell" style:parent-style-name="Default" style:data-style-name="N124">
      <style:table-cell-properties style:glyph-orientation-vertical="0" fo:border-bottom="1.76pt solid #000000"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17"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css3t:text-justify="auto" fo:margin-left="0cm" style:writing-mode="page"/>
    </style:style>
    <style:style style:name="ce418" style:family="table-cell" style:parent-style-name="Default">
      <style:table-cell-properties fo:background-color="#c0c0c0" style:diagonal-bl-tr="none" style:diagonal-tl-br="none" fo:border="none" fo:padding="0.071cm" style:rotation-align="none"/>
    </style:style>
    <style:style style:name="ce419" style:family="table-cell" style:parent-style-name="Default">
      <style:table-cell-properties fo:border-bottom="1.76pt solid #000000" fo:background-color="#c0c0c0" style:diagonal-bl-tr="none" style:diagonal-tl-br="none" fo:border-left="none" fo:padding="0.071cm" fo:border-right="none" style:rotation-align="none" fo:border-top="none"/>
    </style:style>
    <style:style style:name="ce420" style:family="table-cell" style:parent-style-name="Default">
      <style:table-cell-properties style:glyph-orientation-vertical="0" fo:border-bottom="none" fo:background-color="#ffff99"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1" style:family="table-cell" style:parent-style-name="Default">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2" style:family="table-cell" style:parent-style-name="Default" style:data-style-name="N124">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23" style:family="table-cell" style:parent-style-name="Default" style:data-style-name="N124">
      <style:table-cell-properties style:glyph-orientation-vertical="0" fo:border-bottom="1.76pt solid #000000" fo:background-color="#ffff99"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24"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loext:vertical-justify="auto"/>
      <style:paragraph-properties css3t:text-justify="auto" fo:margin-left="0cm" style:writing-mode="page"/>
    </style:style>
    <style:style style:name="ce425" style:family="table-cell" style:parent-style-name="Default">
      <style:table-cell-properties fo:border-bottom="none" fo:background-color="#c0c0c0" style:diagonal-bl-tr="none" style:diagonal-tl-br="none" fo:border-left="none" fo:padding="0.071cm" fo:border-right="1.76pt solid #000000" style:rotation-align="none" fo:border-top="none"/>
    </style:style>
    <style:style style:name="ce426" style:family="table-cell" style:parent-style-name="Default">
      <style:table-cell-properties fo:border-bottom="1.76pt solid #000000" fo:background-color="#c0c0c0" style:diagonal-bl-tr="none" style:diagonal-tl-br="none" fo:border-left="none" fo:padding="0.071cm" fo:border-right="1.76pt solid #000000" style:rotation-align="none" fo:border-top="none"/>
    </style:style>
    <style:style style:name="ce427" style:family="table-cell" style:parent-style-name="Default">
      <style:table-cell-properties style:glyph-orientation-vertical="0" fo:border-bottom="1.76pt solid #000000" fo:background-color="#c0c0c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28"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9" style:family="table-cell" style:parent-style-name="Default">
      <style:table-cell-properties style:glyph-orientation-vertical="0" fo:border-bottom="none"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0" style:family="table-cell" style:parent-style-name="Default">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1"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32"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33"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4"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5"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6"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7" style:family="table-cell" style:parent-style-name="Default" style:data-style-name="N134">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8" style:family="table-cell" style:parent-style-name="Default">
      <style:table-cell-properties style:glyph-orientation-vertical="0" fo:border-bottom="1.76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1" style:family="table-cell" style:parent-style-name="Default">
      <style:table-cell-properties fo:background-color="transparent" fo:padding="0.071cm"/>
    </style:style>
    <style:style style:name="ce442"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3" style:family="table-cell" style:parent-style-name="Default">
      <style:table-cell-properties style:glyph-orientation-vertical="0" fo:background-color="#c0c0c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4"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5"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6" style:family="table-cell" style:parent-style-name="Default" style:data-style-name="N124">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448"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9" style:family="table-cell" style:parent-style-name="Default" style:data-style-name="N124">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0" style:family="table-cell" style:parent-style-name="Default">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1" style:family="table-cell" style:parent-style-name="Default" style:data-style-name="N124">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2"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loext:vertical-justify="auto"/>
      <style:paragraph-properties css3t:text-justify="auto" fo:margin-left="0cm" style:writing-mode="page"/>
    </style:style>
    <style:style style:name="ce45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loext:vertical-justify="auto"/>
      <style:paragraph-properties css3t:text-justify="auto" fo:margin-left="0cm" style:writing-mode="page"/>
    </style:style>
    <style:style style:name="ce455"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loext:vertical-justify="auto"/>
      <style:paragraph-properties css3t:text-justify="auto" fo:margin-left="0cm" style:writing-mode="page"/>
    </style:style>
    <style:style style:name="ce456" style:family="table-cell" style:parent-style-name="Default">
      <style:table-cell-properties style:glyph-orientation-vertical="0" fo:border-bottom="0.74pt solid #000000" fo:background-color="#ffcc99" style:diagonal-bl-tr="none" style:diagonal-tl-br="none" style:text-align-source="fix" style:repeat-content="false" fo:wrap-option="no-wrap" fo:border-left="none"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7" style:family="table-cell" style:parent-style-name="Default">
      <style:table-cell-properties style:glyph-orientation-vertical="0" fo:border-bottom="0.74pt solid #000000" fo:background-color="#ffcc99" style:diagonal-bl-tr="none" style:diagonal-tl-br="none" style:text-align-source="fix" style:repeat-content="false" fo:wrap-option="no-wrap" fo:border-left="none"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58" style:family="table-cell" style:parent-style-name="Default">
      <style:table-cell-properties style:glyph-orientation-vertical="0" fo:border-bottom="1.76pt solid #000000" fo:background-color="#ffcc99" style:diagonal-bl-tr="none" style:diagonal-tl-br="none" style:text-align-source="fix" style:repeat-content="false" fo:wrap-option="no-wrap" fo:border-left="none"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5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60" style:family="table-cell" style:parent-style-name="Default">
      <style:table-cell-properties style:glyph-orientation-vertical="0" fo:background-color="#ccffcc"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461"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462"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463"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464"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65" style:family="table-cell" style:parent-style-name="Default">
      <style:table-cell-properties style:glyph-orientation-vertical="0" fo:border-bottom="0.74pt solid #000000" fo:background-color="#cc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style>
    <style:style style:name="ce46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67" style:family="table-cell" style:parent-style-name="Default">
      <style:table-cell-properties style:glyph-orientation-vertical="0" fo:background-color="#ccffcc"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8"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9"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0"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3"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4"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5" style:family="table-cell" style:parent-style-name="Default">
      <style:table-cell-properties style:glyph-orientation-vertical="0" fo:border-bottom="0.74pt solid #000000" fo:background-color="#ccffcc"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476"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77" style:family="table-cell" style:parent-style-name="Default">
      <style:table-cell-properties style:glyph-orientation-vertical="0" fo:background-color="#cc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78" style:family="table-cell" style:parent-style-name="Default" style:data-style-name="N1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79" style:family="table-cell" style:parent-style-name="Default">
      <style:table-cell-properties style:glyph-orientation-vertical="0" fo:border-bottom="0.74pt solid #000000" fo:background-color="#ccffcc"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0"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3"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4"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5" style:family="table-cell" style:parent-style-name="Default">
      <style:table-cell-properties style:glyph-orientation-vertical="0" fo:border-bottom="0.74pt solid #000000" fo:background-color="#ccffcc"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486" style:family="table-cell" style:parent-style-name="Default" style:data-style-name="N3">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87" style:family="table-cell" style:parent-style-name="Default" style:data-style-name="N11">
      <style:table-cell-properties style:glyph-orientation-vertical="0" fo:background-color="#cc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8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89" style:family="table-cell" style:parent-style-name="Default">
      <style:table-cell-properties style:glyph-orientation-vertical="0" fo:border-bottom="0.74pt solid #000000" fo:background-color="#ccffcc"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0" style:family="table-cell" style:parent-style-name="Default" style:data-style-name="N3">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1" style:family="table-cell" style:parent-style-name="Default" style:data-style-name="N10">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2" style:family="table-cell" style:parent-style-name="Default" style:data-style-name="N11">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3"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4" style:family="table-cell" style:parent-style-name="Default" style:data-style-name="N10">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95" style:family="table-cell" style:parent-style-name="Default" style:data-style-name="N11">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ta_extref" style:family="table">
      <style:table-properties table:display="false"/>
    </style:style>
    <style:style style:name="T1" style:family="text">
      <style:text-properties style:use-window-font-color="true"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style:style style:name="T2" style:family="text">
      <style:text-properties style:use-window-font-color="true"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Arial" style:font-name-complex="Arial"/>
    </style:style>
    <style:style style:name="T3" style:family="text">
      <style:text-properties fo:color="#000000" style:font-name="Calibri" fo:font-size="8pt" fo:font-weight="bold" style:text-underline-style="none" style:text-underline-color="font-color" style:text-line-through-type="none" fo:font-style="normal" style:text-outline="false" fo:text-shadow="none" style:text-position="0% 100%" style:font-name-complex="Calibri" style:font-size-asian="8pt" style:font-size-complex="8pt" style:font-weight-asian="bold" style:font-weight-complex="bold" style:font-style-asian="normal" style:font-style-complex="normal"/>
    </style:style>
    <style:style style:name="T4"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ff"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6"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style:use-window-font-color="true" fo:font-weight="normal" style:font-weight-asian="normal" style:font-weight-complex="normal"/>
    </style:style>
    <style:style style:name="T7"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color="#008000" fo:font-weight="bold" style:font-weight-asian="bold" style:font-weight-complex="bold"/>
    </style:style>
    <style:style style:name="T8"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33% 58%" style:font-name-complex="Arial" style:font-size-asian="10pt" style:font-size-complex="10pt" style:font-weight-asian="normal" style:font-weight-complex="normal" style:font-style-asian="normal" style:font-style-complex="normal"/>
    </style:style>
    <style:style style:name="T10" style:family="text">
      <style:text-properties style:use-window-font-color="true"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 style:text-position="0% 100%" style:font-name-complex="Arial"/>
    </style:style>
    <style:style style:name="T11"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style:style style:name="T12" style:family="text">
      <style:text-properties style:use-window-font-color="true" style:font-name="Arial" fo:font-size="9pt" fo:font-weight="normal" style:text-underline-style="none" style:text-underline-color="font-color" style:text-line-through-type="none" fo:font-style="normal" style:text-outline="false" fo:text-shadow="none" style:text-position="33% 58%" style:font-name-complex="Arial" style:font-size-asian="9pt" style:font-size-complex="9pt" style:font-weight-asian="normal" style:font-weight-complex="normal" style:font-style-asian="normal" style:font-style-complex="normal"/>
    </style:style>
    <style:style style:name="T13" style:family="text">
      <style:text-properties style:use-window-font-color="true" style:font-name="Arial" fo:font-weight="normal" style:text-underline-style="none" style:text-underline-color="font-color" style:text-line-through-type="none" fo:font-style="normal" style:text-outline="false" fo:text-shadow="none" style:font-name-complex="Arial" style:font-weight-asian="normal" style:font-weight-complex="normal" style:font-style-asian="normal" style:font-style-complex="normal" fo:font-size="7pt" style:text-position="0% 100%" style:font-size-asian="7pt" style:font-size-complex="7pt"/>
    </style:style>
    <style:style style:name="T14" style:family="text">
      <style:text-properties style:use-window-font-color="true" style:font-name="Arial" fo:font-weight="normal" style:text-underline-style="none" style:text-underline-color="font-color" style:text-line-through-type="none" fo:font-style="normal" style:text-outline="false" fo:text-shadow="none" style:font-name-complex="Arial" style:font-weight-asian="normal" style:font-weight-complex="normal" style:font-style-asian="normal" style:font-style-complex="normal" fo:font-size="9pt" style:text-position="33% 58%" style:font-size-asian="9pt" style:font-size-complex="9pt"/>
    </style:style>
    <style:style style:name="T15" style:family="text">
      <style:text-properties style:use-window-font-color="true"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style>
    <style:style style:name="T16" style:family="text">
      <style:text-properties style:use-window-font-color="true" style:font-name="Arial" fo:font-weight="normal" style:text-underline-style="none" style:text-underline-color="font-color" style:text-line-through-type="none" fo:font-style="normal" style:text-outline="false" fo:text-shadow="none" style:text-position="0% 100%" style:font-name-complex="Arial" style:font-weight-asian="normal" style:font-weight-complex="normal" style:font-style-asian="normal" style:font-style-complex="normal" fo:font-size="7pt" style:font-size-asian="7pt" style:font-size-complex="7pt"/>
    </style:style>
    <style:style style:name="T17" style:family="text">
      <style:text-properties style:use-window-font-color="true" style:font-name="Arial" fo:font-size="7pt" fo:font-weight="normal" style:text-underline-style="none" style:text-underline-color="font-color" style:text-line-through-type="none" fo:font-style="normal" style:text-outline="false" fo:text-shadow="none" style:text-position="33% 58%" style:font-name-complex="Arial" style:font-size-asian="7pt" style:font-size-complex="7pt" style:font-weight-asian="normal" style:font-weight-complex="normal" style:font-style-asian="normal" style:font-style-complex="normal"/>
    </style:style>
    <style:style style:name="T18" style:family="text">
      <style:text-properties style:use-window-font-color="true" style:font-name="Arial" fo:font-size="7pt" fo:font-weight="normal" style:text-underline-style="none" style:text-underline-color="font-color" style:text-line-through-type="none" fo:font-style="normal" style:text-outline="false" fo:text-shadow="none" style:font-name-complex="Arial" style:font-size-asian="7pt" style:font-size-complex="7pt" style:font-weight-asian="normal" style:font-weight-complex="normal" style:font-style-asian="normal" style:font-style-complex="normal" style:text-position="0% 100%"/>
    </style:style>
    <style:style style:name="T19" style:family="text">
      <style:text-properties style:use-window-font-color="true" style:font-name="Arial" fo:font-size="7pt" fo:font-weight="normal" style:text-underline-style="none" style:text-underline-color="font-color" style:text-line-through-type="none" fo:font-style="normal" style:text-outline="false" fo:text-shadow="none" style:font-name-complex="Arial" style:font-size-asian="7pt" style:font-size-complex="7pt" style:font-weight-asian="normal" style:font-weight-complex="normal" style:font-style-asian="normal" style:font-style-complex="normal" style:text-position="33% 58%"/>
    </style:style>
    <style:style style:name="T20" style:family="text">
      <style:text-properties fo:color="#008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1"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00" fo:font-weight="normal" style:font-weight-asian="normal" style:font-weight-complex="normal"/>
    </style:style>
    <style:style style:name="T22"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fo:color="#0000ff"/>
    </style:style>
    <style:style style:name="T23"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ff" fo:font-weight="bold" style:font-weight-asian="bold" style:font-weight-complex="bold"/>
    </style:style>
    <style:style style:name="T24"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ff0000" fo:font-weight="bold" style:font-weight-asian="bold" style:font-weight-complex="bold"/>
    </style:style>
    <style:style style:name="T25"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ffff00" fo:font-weight="bold" style:font-weight-asian="bold" style:font-weight-complex="bold"/>
    </style:style>
    <style:style style:name="T26"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7" style:family="text">
      <style:text-properties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fo:color="#ff0000"/>
    </style:style>
    <style:style style:name="T28" style:family="text">
      <style:text-properties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fo:color="#000000"/>
    </style:style>
    <style:style style:name="T29" style:family="text">
      <style:text-properties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fo:color="#0000ff"/>
    </style:style>
    <style:style style:name="T30" style:family="text">
      <style:text-properties style:use-window-font-color="true"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31" style:family="text">
      <style:text-properties style:use-window-font-color="true"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32" style:family="text">
      <style:text-properties style:use-window-font-color="true"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materials)" table:allow-empty-cell="true" table:display-list="unsorted" table:base-cell-address="'Tubing Length Calculator '.K5">
          <table:help-message table:display="true">
            <text:p>Select Metal</text:p>
          </table:help-message>
          <table:error-message table:message-type="stop" table:display="true"/>
        </table:content-validation>
      </table:content-validations>
      <table:table table:name="Tubing Length Calculator " table:style-name="ta1"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1" table:default-cell-style-name="ce1"/>
        <table:table-column table:style-name="co2" table:default-cell-style-name="ce21"/>
        <table:table-column table:style-name="co3" table:default-cell-style-name="ce36"/>
        <table:table-column table:style-name="co4" table:default-cell-style-name="ce45"/>
        <table:table-column table:style-name="co5" table:default-cell-style-name="ce45"/>
        <table:table-column table:style-name="co6" table:default-cell-style-name="ce21"/>
        <table:table-column table:style-name="co3" table:default-cell-style-name="ce21"/>
        <table:table-column table:style-name="co7" table:default-cell-style-name="ce21"/>
        <table:table-column table:style-name="co2" table:default-cell-style-name="ce21"/>
        <table:table-column table:style-name="co8" table:default-cell-style-name="ce36"/>
        <table:table-column table:style-name="co9" table:default-cell-style-name="ce45"/>
        <table:table-column table:style-name="co10" table:number-columns-repeated="2" table:default-cell-style-name="ce45"/>
        <table:table-column table:style-name="co11" table:default-cell-style-name="ce45"/>
        <table:table-column table:style-name="co12" table:number-columns-repeated="243" table:default-cell-style-name="ce1"/>
        <table:table-column table:style-name="co12" table:number-columns-repeated="767" table:default-cell-style-name="Default"/>
        <table:table-row table:style-name="ro1">
          <table:table-cell/>
          <table:table-cell table:style-name="ce6" office:value-type="string" calcext:value-type="string" table:number-columns-spanned="13" table:number-rows-spanned="1">
            <text:p>Chime Length Calculator for the Pentatonic Scale (C D E G A) <text:span text:style-name="T1">–</text:span><text:span text:style-name="T2">Millimeters Version</text:span></text:p>
          </table:table-cell>
          <table:covered-table-cell table:number-columns-repeated="11" table:style-name="ce22"/>
          <table:covered-table-cell table:style-name="ce116"/>
          <table:table-cell table:number-columns-repeated="1010"/>
        </table:table-row>
        <table:table-row table:style-name="ro2">
          <table:table-cell table:style-name="ce2"/>
          <table:table-cell table:style-name="ce7" office:value-type="string" calcext:value-type="string" table:number-columns-spanned="13" table:number-rows-spanned="1">
            <text:p>A=440 <text:s/>for a Tube or Rod unrestricted at both ends</text:p>
          </table:table-cell>
          <table:covered-table-cell table:number-columns-repeated="11" table:style-name="ce23"/>
          <table:covered-table-cell table:style-name="ce117"/>
          <table:table-cell table:number-columns-repeated="1010"/>
        </table:table-row>
        <table:table-row table:style-name="ro2">
          <table:table-cell table:style-name="ce2"/>
          <table:table-cell table:style-name="ce7" office:value-type="string" calcext:value-type="string" table:number-columns-spanned="13" table:number-rows-spanned="1">
            <text:p>To determine the resonant frequency for a rod set the ID=0 and enter the OD and Metal Type</text:p>
          </table:table-cell>
          <table:covered-table-cell table:number-columns-repeated="11" table:style-name="ce24"/>
          <table:covered-table-cell table:style-name="ce118"/>
          <table:table-cell table:number-columns-repeated="1010"/>
        </table:table-row>
        <table:table-row table:style-name="ro3">
          <table:table-cell table:style-name="ce2"/>
          <table:table-cell table:style-name="ce8" office:value-type="string" calcext:value-type="string" table:number-columns-spanned="13" table:number-rows-spanned="1">
            <text:p>Enter values in <text:s/>BLUE, answers in ORANGE (inches) and in YELLOW (mm)</text:p>
          </table:table-cell>
          <table:covered-table-cell table:number-columns-repeated="11" table:style-name="ce25"/>
          <table:covered-table-cell table:style-name="ce119"/>
          <table:table-cell table:style-name="ce21"/>
          <table:table-cell table:number-columns-repeated="1009"/>
        </table:table-row>
        <table:table-row table:style-name="ro4">
          <table:table-cell table:style-name="ce2"/>
          <table:table-cell table:style-name="ce9" office:value-type="string" calcext:value-type="string" table:number-columns-spanned="2" table:number-rows-spanned="1">
            <text:p>OD mm = </text:p>
          </table:table-cell>
          <table:covered-table-cell table:style-name="ce26"/>
          <table:table-cell table:style-name="ce37" office:value-type="float" office:value="15.98" calcext:value-type="float">
            <text:p>15,980</text:p>
          </table:table-cell>
          <table:table-cell table:style-name="ce26" office:value-type="string" calcext:value-type="string" table:number-columns-spanned="2" table:number-rows-spanned="1">
            <text:p>ID mm = </text:p>
          </table:table-cell>
          <table:covered-table-cell table:style-name="ce26"/>
          <table:table-cell table:style-name="ce37" office:value-type="float" office:value="13.76" calcext:value-type="float">
            <text:p>13,760</text:p>
          </table:table-cell>
          <table:table-cell table:style-name="ce69"/>
          <table:table-cell table:style-name="ce79" office:value-type="string" calcext:value-type="string" table:number-columns-spanned="2" table:number-rows-spanned="1">
            <text:p>Metal = </text:p>
          </table:table-cell>
          <table:covered-table-cell table:style-name="ce89"/>
          <table:table-cell table:style-name="ce97" table:content-validation-name="val1" office:value-type="string" calcext:value-type="string" table:number-columns-spanned="2" table:number-rows-spanned="1">
            <text:p>Copper</text:p>
          </table:table-cell>
          <table:covered-table-cell table:style-name="ce103" table:content-validation-name="val1"/>
          <table:table-cell table:style-name="ce109" office:value-type="string" calcext:value-type="string" table:number-columns-spanned="2" table:number-rows-spanned="1">
            <text:p>&lt; Click to Select</text:p>
          </table:table-cell>
          <table:covered-table-cell table:style-name="ce109"/>
          <table:table-cell table:style-name="ce21"/>
          <table:table-cell table:number-columns-repeated="1009"/>
        </table:table-row>
        <table:table-row table:style-name="ro2">
          <table:table-cell table:style-name="ce2"/>
          <table:table-cell table:style-name="ce10" office:value-type="string" calcext:value-type="string">
            <text:p>Wall = </text:p>
          </table:table-cell>
          <table:table-cell table:style-name="ce27" table:formula="of:=(OD-ID)/2" office:value-type="float" office:value="1.11" calcext:value-type="float">
            <text:p>1,11</text:p>
          </table:table-cell>
          <table:table-cell table:style-name="ce38" office:value-type="string" calcext:value-type="string">
            <text:p>mm</text:p>
          </table:table-cell>
          <table:table-cell table:style-name="ce46" office:value-type="string" calcext:value-type="string" table:number-columns-spanned="10" table:number-rows-spanned="1">
            <text:p>Length calculated for fundamental F <text:s text:c="4"/>Hang Point is for fundamental F node </text:p>
          </table:table-cell>
          <table:covered-table-cell table:number-columns-repeated="8" table:style-name="ce53"/>
          <table:covered-table-cell table:style-name="ce120"/>
          <table:table-cell table:number-columns-repeated="1010"/>
        </table:table-row>
        <table:table-row table:style-name="ro5">
          <table:table-cell table:style-name="ce3"/>
          <table:table-cell table:style-name="ce11" office:value-type="string" calcext:value-type="string">
            <text:p>Note</text:p>
          </table:table-cell>
          <table:table-cell table:style-name="ce28" office:value-type="string" calcext:value-type="string">
            <text:p>Freq</text:p>
            <text:p> Hz</text:p>
          </table:table-cell>
          <table:table-cell table:style-name="ce39" office:value-type="string" calcext:value-type="string">
            <text:p>Length</text:p>
            <text:p>inches</text:p>
          </table:table-cell>
          <table:table-cell table:style-name="ce47" office:value-type="string" calcext:value-type="string">
            <text:p>Hang</text:p>
            <text:p>Point</text:p>
          </table:table-cell>
          <table:table-cell table:style-name="ce54" office:value-type="string" calcext:value-type="string">
            <text:p>Length</text:p>
            <text:p>mm</text:p>
          </table:table-cell>
          <table:table-cell table:style-name="ce61" office:value-type="string" calcext:value-type="string">
            <text:p>Hang</text:p>
            <text:p>Point</text:p>
          </table:table-cell>
          <table:table-cell table:style-name="ce70"/>
          <table:table-cell table:style-name="ce80" office:value-type="string" calcext:value-type="string">
            <text:p>Note</text:p>
          </table:table-cell>
          <table:table-cell table:style-name="ce90" office:value-type="string" calcext:value-type="string">
            <text:p>Freq</text:p>
            <text:p>Hz</text:p>
          </table:table-cell>
          <table:table-cell table:style-name="ce98" office:value-type="string" calcext:value-type="string">
            <text:p>Length</text:p>
            <text:p>inches</text:p>
          </table:table-cell>
          <table:table-cell table:style-name="ce104" office:value-type="string" calcext:value-type="string">
            <text:p>Hang</text:p>
            <text:p>Point</text:p>
          </table:table-cell>
          <table:table-cell table:style-name="ce110" office:value-type="string" calcext:value-type="string">
            <text:p>Length</text:p>
            <text:p>mm</text:p>
          </table:table-cell>
          <table:table-cell table:style-name="ce121" office:value-type="string" calcext:value-type="string">
            <text:p>Hang</text:p>
            <text:p>Point</text:p>
          </table:table-cell>
          <table:table-cell table:style-name="ce130" table:number-columns-repeated="1010"/>
        </table:table-row>
        <table:table-row table:style-name="ro6">
          <table:table-cell table:style-name="ce2"/>
          <table:table-cell table:style-name="ce12" office:value-type="string" calcext:value-type="string">
            <text:p>C1</text:p>
          </table:table-cell>
          <table:table-cell table:style-name="ce29" office:value-type="float" office:value="32.7" calcext:value-type="float">
            <text:p>32,70</text:p>
          </table:table-cell>
          <table:table-cell table:style-name="ce40" table:formula="of:=ROUND((SQRT(22.373*K/(2*PI()*[.$C8])))*16;0)/16" office:value-type="float" office:value="55.9375" calcext:value-type="float">
            <text:p>55 15/16</text:p>
          </table:table-cell>
          <table:table-cell table:style-name="ce48" table:formula="of:=ROUND(([.D8]*0.2242)*16;0)/16" office:value-type="float" office:value="12.5625" calcext:value-type="float">
            <text:p>12 <text:s/>9/16</text:p>
          </table:table-cell>
          <table:table-cell table:style-name="ce55" table:formula="of:=[.D8]*25.4" office:value-type="float" office:value="1420.8125" calcext:value-type="float">
            <text:p>1420,8</text:p>
          </table:table-cell>
          <table:table-cell table:style-name="ce62" table:formula="of:=[.F8]*0.2242" office:value-type="float" office:value="318.5461625" calcext:value-type="float">
            <text:p>318,5</text:p>
          </table:table-cell>
          <table:table-cell table:style-name="ce71"/>
          <table:table-cell table:style-name="ce81" office:value-type="string" calcext:value-type="string">
            <text:p>C5</text:p>
          </table:table-cell>
          <table:table-cell table:style-name="ce91" office:value-type="float" office:value="523.3" calcext:value-type="float">
            <text:p>523,30</text:p>
          </table:table-cell>
          <table:table-cell table:style-name="ce40" table:formula="of:=ROUND((SQRT(22.373*K/(2*PI()*[.$J8])))*16;0)/16" office:value-type="float" office:value="14" calcext:value-type="float">
            <text:p>14 <text:s text:c="5"/></text:p>
          </table:table-cell>
          <table:table-cell table:style-name="ce40" table:formula="of:=ROUND(([.K8]*0.2242)*16;0)/16" office:value-type="float" office:value="3.125" calcext:value-type="float">
            <text:p>3 <text:s/>1/8 </text:p>
          </table:table-cell>
          <table:table-cell table:style-name="ce111" table:formula="of:=[.K8]*25.4" office:value-type="float" office:value="355.6" calcext:value-type="float">
            <text:p>355,6</text:p>
          </table:table-cell>
          <table:table-cell table:style-name="ce122" table:formula="of:=[.M8]*0.2242" office:value-type="float" office:value="79.72552" calcext:value-type="float">
            <text:p>79,7</text:p>
          </table:table-cell>
          <table:table-cell table:number-columns-repeated="1010"/>
        </table:table-row>
        <table:table-row table:style-name="ro6">
          <table:table-cell table:style-name="ce2"/>
          <table:table-cell table:style-name="ce13" office:value-type="string" calcext:value-type="string">
            <text:p>D</text:p>
          </table:table-cell>
          <table:table-cell table:style-name="ce29" office:value-type="float" office:value="36.7" calcext:value-type="float">
            <text:p>36,70</text:p>
          </table:table-cell>
          <table:table-cell table:style-name="ce40" table:formula="of:=ROUND((SQRT(22.373*K/(2*PI()*[.$C9])))*16;0)/16" office:value-type="float" office:value="52.8125" calcext:value-type="float">
            <text:p>52 13/16</text:p>
          </table:table-cell>
          <table:table-cell table:style-name="ce48" table:formula="of:=ROUND(([.D9]*0.2242)*16;0)/16" office:value-type="float" office:value="11.8125" calcext:value-type="float">
            <text:p>11 13/16</text:p>
          </table:table-cell>
          <table:table-cell table:style-name="ce55" table:formula="of:=[.D9]*25.4" office:value-type="float" office:value="1341.4375" calcext:value-type="float">
            <text:p>1341,4</text:p>
          </table:table-cell>
          <table:table-cell table:style-name="ce62" table:formula="of:=[.F9]*0.2242" office:value-type="float" office:value="300.7502875" calcext:value-type="float">
            <text:p>300,8</text:p>
          </table:table-cell>
          <table:table-cell table:style-name="ce71"/>
          <table:table-cell table:style-name="ce82" office:value-type="string" calcext:value-type="string">
            <text:p>D</text:p>
          </table:table-cell>
          <table:table-cell table:style-name="ce91" office:value-type="float" office:value="587.3" calcext:value-type="float">
            <text:p>587,30</text:p>
          </table:table-cell>
          <table:table-cell table:style-name="ce40" table:formula="of:=ROUND((SQRT(22.373*K/(2*PI()*[.$J9])))*16;0)/16" office:value-type="float" office:value="13.1875" calcext:value-type="float">
            <text:p>13 <text:s/>3/16</text:p>
          </table:table-cell>
          <table:table-cell table:style-name="ce40" table:formula="of:=ROUND(([.K9]*0.2242)*16;0)/16" office:value-type="float" office:value="2.9375" calcext:value-type="float">
            <text:p>2 15/16</text:p>
          </table:table-cell>
          <table:table-cell table:style-name="ce111" table:formula="of:=[.K9]*25.4" office:value-type="float" office:value="334.9625" calcext:value-type="float">
            <text:p>335,0</text:p>
          </table:table-cell>
          <table:table-cell table:style-name="ce122" table:formula="of:=[.M9]*0.2242" office:value-type="float" office:value="75.0985925" calcext:value-type="float">
            <text:p>75,1</text:p>
          </table:table-cell>
          <table:table-cell table:number-columns-repeated="1010"/>
        </table:table-row>
        <table:table-row table:style-name="ro6">
          <table:table-cell table:style-name="ce2"/>
          <table:table-cell table:style-name="ce13" office:value-type="string" calcext:value-type="string">
            <text:p>E</text:p>
          </table:table-cell>
          <table:table-cell table:style-name="ce29" office:value-type="float" office:value="41.21" calcext:value-type="float">
            <text:p>41,21</text:p>
          </table:table-cell>
          <table:table-cell table:style-name="ce40" table:formula="of:=ROUND((SQRT(22.373*K/(2*PI()*[.$C10])))*16;0)/16" office:value-type="float" office:value="49.8125" calcext:value-type="float">
            <text:p>49 13/16</text:p>
          </table:table-cell>
          <table:table-cell table:style-name="ce48" table:formula="of:=ROUND(([.D10]*0.2242)*16;0)/16" office:value-type="float" office:value="11.1875" calcext:value-type="float">
            <text:p>11 <text:s/>3/16</text:p>
          </table:table-cell>
          <table:table-cell table:style-name="ce55" table:formula="of:=[.D10]*25.4" office:value-type="float" office:value="1265.2375" calcext:value-type="float">
            <text:p>1265,2</text:p>
          </table:table-cell>
          <table:table-cell table:style-name="ce62" table:formula="of:=[.F10]*0.2242" office:value-type="float" office:value="283.6662475" calcext:value-type="float">
            <text:p>283,7</text:p>
          </table:table-cell>
          <table:table-cell table:style-name="ce71"/>
          <table:table-cell table:style-name="ce82" office:value-type="string" calcext:value-type="string">
            <text:p>E</text:p>
          </table:table-cell>
          <table:table-cell table:style-name="ce91" office:value-type="float" office:value="659.3" calcext:value-type="float">
            <text:p>659,30</text:p>
          </table:table-cell>
          <table:table-cell table:style-name="ce40" table:formula="of:=ROUND((SQRT(22.373*K/(2*PI()*[.$J10])))*16;0)/16" office:value-type="float" office:value="12.4375" calcext:value-type="float">
            <text:p>12 <text:s/>7/16</text:p>
          </table:table-cell>
          <table:table-cell table:style-name="ce40" table:formula="of:=ROUND(([.K10]*0.2242)*16;0)/16" office:value-type="float" office:value="2.8125" calcext:value-type="float">
            <text:p>2 13/16</text:p>
          </table:table-cell>
          <table:table-cell table:style-name="ce111" table:formula="of:=[.K10]*25.4" office:value-type="float" office:value="315.9125" calcext:value-type="float">
            <text:p>315,9</text:p>
          </table:table-cell>
          <table:table-cell table:style-name="ce122" table:formula="of:=[.M10]*0.2242" office:value-type="float" office:value="70.8275825" calcext:value-type="float">
            <text:p>70,8</text:p>
          </table:table-cell>
          <table:table-cell table:number-columns-repeated="1010"/>
        </table:table-row>
        <table:table-row table:style-name="ro6">
          <table:table-cell table:style-name="ce2"/>
          <table:table-cell table:style-name="ce13" office:value-type="string" calcext:value-type="string">
            <text:p>G</text:p>
          </table:table-cell>
          <table:table-cell table:style-name="ce29" office:value-type="float" office:value="49" calcext:value-type="float">
            <text:p>49,00</text:p>
          </table:table-cell>
          <table:table-cell table:style-name="ce40" table:formula="of:=ROUND((SQRT(22.373*K/(2*PI()*[.$C11])))*16;0)/16" office:value-type="float" office:value="45.6875" calcext:value-type="float">
            <text:p>45 11/16</text:p>
          </table:table-cell>
          <table:table-cell table:style-name="ce48" table:formula="of:=ROUND(([.D11]*0.2242)*16;0)/16" office:value-type="float" office:value="10.25" calcext:value-type="float">
            <text:p>10 <text:s/>1/4 </text:p>
          </table:table-cell>
          <table:table-cell table:style-name="ce55" table:formula="of:=[.D11]*25.4" office:value-type="float" office:value="1160.4625" calcext:value-type="float">
            <text:p>1160,5</text:p>
          </table:table-cell>
          <table:table-cell table:style-name="ce62" table:formula="of:=[.F11]*0.2242" office:value-type="float" office:value="260.1756925" calcext:value-type="float">
            <text:p>260,2</text:p>
          </table:table-cell>
          <table:table-cell table:style-name="ce71"/>
          <table:table-cell table:style-name="ce82" office:value-type="string" calcext:value-type="string">
            <text:p>G</text:p>
          </table:table-cell>
          <table:table-cell table:style-name="ce91" office:value-type="float" office:value="784" calcext:value-type="float">
            <text:p>784,00</text:p>
          </table:table-cell>
          <table:table-cell table:style-name="ce40" table:formula="of:=ROUND((SQRT(22.373*K/(2*PI()*[.$J11])))*16;0)/16" office:value-type="float" office:value="11.4375" calcext:value-type="float">
            <text:p>11 <text:s/>7/16</text:p>
          </table:table-cell>
          <table:table-cell table:style-name="ce40" table:formula="of:=ROUND(([.K11]*0.2242)*16;0)/16" office:value-type="float" office:value="2.5625" calcext:value-type="float">
            <text:p>2 <text:s/>9/16</text:p>
          </table:table-cell>
          <table:table-cell table:style-name="ce111" table:formula="of:=[.K11]*25.4" office:value-type="float" office:value="290.5125" calcext:value-type="float">
            <text:p>290,5</text:p>
          </table:table-cell>
          <table:table-cell table:style-name="ce122" table:formula="of:=[.M11]*0.2242" office:value-type="float" office:value="65.1329025" calcext:value-type="float">
            <text:p>65,1</text:p>
          </table:table-cell>
          <table:table-cell table:number-columns-repeated="1010"/>
        </table:table-row>
        <table:table-row table:style-name="ro6">
          <table:table-cell table:style-name="ce2"/>
          <table:table-cell table:style-name="ce13" office:value-type="string" calcext:value-type="string">
            <text:p>A</text:p>
          </table:table-cell>
          <table:table-cell table:style-name="ce29" office:value-type="float" office:value="55.01" calcext:value-type="float">
            <text:p>55,01</text:p>
          </table:table-cell>
          <table:table-cell table:style-name="ce40" table:formula="of:=ROUND((SQRT(22.373*K/(2*PI()*[.$C12])))*16;0)/16" office:value-type="float" office:value="43.125" calcext:value-type="float">
            <text:p>43 <text:s/>1/8 </text:p>
          </table:table-cell>
          <table:table-cell table:style-name="ce48" table:formula="of:=ROUND(([.D12]*0.2242)*16;0)/16" office:value-type="float" office:value="9.6875" calcext:value-type="float">
            <text:p>9 11/16</text:p>
          </table:table-cell>
          <table:table-cell table:style-name="ce55" table:formula="of:=[.D12]*25.4" office:value-type="float" office:value="1095.375" calcext:value-type="float">
            <text:p>1095,4</text:p>
          </table:table-cell>
          <table:table-cell table:style-name="ce62" table:formula="of:=[.F12]*0.2242" office:value-type="float" office:value="245.583075" calcext:value-type="float">
            <text:p>245,6</text:p>
          </table:table-cell>
          <table:table-cell table:style-name="ce71"/>
          <table:table-cell table:style-name="ce82" office:value-type="string" calcext:value-type="string">
            <text:p>A</text:p>
          </table:table-cell>
          <table:table-cell table:style-name="ce91" office:value-type="float" office:value="880" calcext:value-type="float">
            <text:p>880,00</text:p>
          </table:table-cell>
          <table:table-cell table:style-name="ce40" table:formula="of:=ROUND((SQRT(22.373*K/(2*PI()*[.$J12])))*16;0)/16" office:value-type="float" office:value="10.8125" calcext:value-type="float">
            <text:p>10 13/16</text:p>
          </table:table-cell>
          <table:table-cell table:style-name="ce40" table:formula="of:=ROUND(([.K12]*0.2242)*16;0)/16" office:value-type="float" office:value="2.4375" calcext:value-type="float">
            <text:p>2 <text:s/>7/16</text:p>
          </table:table-cell>
          <table:table-cell table:style-name="ce111" table:formula="of:=[.K12]*25.4" office:value-type="float" office:value="274.6375" calcext:value-type="float">
            <text:p>274,6</text:p>
          </table:table-cell>
          <table:table-cell table:style-name="ce122" table:formula="of:=[.M12]*0.2242" office:value-type="float" office:value="61.5737275" calcext:value-type="float">
            <text:p>61,6</text:p>
          </table:table-cell>
          <table:table-cell table:number-columns-repeated="1010"/>
        </table:table-row>
        <table:table-row table:style-name="ro6">
          <table:table-cell table:style-name="ce2"/>
          <table:table-cell table:style-name="ce14" office:value-type="string" calcext:value-type="string" table:number-columns-spanned="2" table:number-rows-spanned="1">
            <text:p>Total feet=</text:p>
          </table:table-cell>
          <table:covered-table-cell table:style-name="ce30"/>
          <table:table-cell table:style-name="ce41" table:formula="of:=(SUM([.D8:.D12]))/12" office:value-type="float" office:value="20.6145833333333" calcext:value-type="float">
            <text:p>20,6</text:p>
          </table:table-cell>
          <table:table-cell table:style-name="ce49" office:value-type="string" calcext:value-type="string">
            <text:p>Total cm=</text:p>
          </table:table-cell>
          <table:table-cell table:style-name="ce56" table:formula="of:=(SUM([.F8:.F12]))/10" office:value-type="float" office:value="628.3325" calcext:value-type="float">
            <text:p>628,3</text:p>
          </table:table-cell>
          <table:table-cell table:style-name="ce63"/>
          <table:table-cell table:style-name="ce72"/>
          <table:table-cell table:style-name="ce83" office:value-type="string" calcext:value-type="string" table:number-columns-spanned="2" table:number-rows-spanned="1">
            <text:p>Total feet=</text:p>
          </table:table-cell>
          <table:covered-table-cell table:style-name="ce30"/>
          <table:table-cell table:style-name="ce41" table:formula="of:=(SUM([.K8:.K12]))/12" office:value-type="float" office:value="5.15625" calcext:value-type="float">
            <text:p>5,2</text:p>
          </table:table-cell>
          <table:table-cell table:style-name="ce49" office:value-type="string" calcext:value-type="string">
            <text:p>Total cm=</text:p>
          </table:table-cell>
          <table:table-cell table:style-name="ce56" table:formula="of:=(SUM([.M8:.M12]))/10" office:value-type="float" office:value="157.1625" calcext:value-type="float">
            <text:p>157,2</text:p>
          </table:table-cell>
          <table:table-cell table:style-name="ce123"/>
          <table:table-cell table:number-columns-repeated="1010"/>
        </table:table-row>
        <table:table-row table:style-name="ro6">
          <table:table-cell table:style-name="ce2"/>
          <table:table-cell table:style-name="ce15" office:value-type="string" calcext:value-type="string">
            <text:p>C2</text:p>
          </table:table-cell>
          <table:table-cell table:style-name="ce29" office:value-type="float" office:value="65.4" calcext:value-type="float">
            <text:p>65,40</text:p>
          </table:table-cell>
          <table:table-cell table:style-name="ce40" table:formula="of:=ROUND((SQRT(22.373*K/(2*PI()*[.$C14])))*16;0)/16" office:value-type="float" office:value="39.5625" calcext:value-type="float">
            <text:p>39 <text:s/>9/16</text:p>
          </table:table-cell>
          <table:table-cell table:style-name="ce48" table:formula="of:=ROUND(([.D14]*0.2242)*16;0)/16" office:value-type="float" office:value="8.875" calcext:value-type="float">
            <text:p>8 <text:s/>7/8 </text:p>
          </table:table-cell>
          <table:table-cell table:style-name="ce55" table:formula="of:=[.D14]*25.4" office:value-type="float" office:value="1004.8875" calcext:value-type="float">
            <text:p>1004,9</text:p>
          </table:table-cell>
          <table:table-cell table:style-name="ce62" table:formula="of:=[.F14]*0.2242" office:value-type="float" office:value="225.2957775" calcext:value-type="float">
            <text:p>225,3</text:p>
          </table:table-cell>
          <table:table-cell table:style-name="ce73"/>
          <table:table-cell table:style-name="ce81" office:value-type="string" calcext:value-type="string">
            <text:p>C6</text:p>
          </table:table-cell>
          <table:table-cell table:style-name="ce91" office:value-type="float" office:value="1046.5" calcext:value-type="float">
            <text:p>1 046,50</text:p>
          </table:table-cell>
          <table:table-cell table:style-name="ce40" table:formula="of:=ROUND((SQRT(22.373*K/(2*PI()*[.$J14])))*16;0)/16" office:value-type="float" office:value="9.875" calcext:value-type="float">
            <text:p>9 <text:s/>7/8 </text:p>
          </table:table-cell>
          <table:table-cell table:style-name="ce40" table:formula="of:=ROUND(([.K14]*0.2242)*16;0)/16" office:value-type="float" office:value="2.1875" calcext:value-type="float">
            <text:p>2 <text:s/>3/16</text:p>
          </table:table-cell>
          <table:table-cell table:style-name="ce111" table:formula="of:=[.K14]*25.4" office:value-type="float" office:value="250.825" calcext:value-type="float">
            <text:p>250,8</text:p>
          </table:table-cell>
          <table:table-cell table:style-name="ce122" table:formula="of:=[.M14]*0.2242" office:value-type="float" office:value="56.234965" calcext:value-type="float">
            <text:p>56,2</text:p>
          </table:table-cell>
          <table:table-cell table:number-columns-repeated="1010"/>
        </table:table-row>
        <table:table-row table:style-name="ro6">
          <table:table-cell table:style-name="ce2"/>
          <table:table-cell table:style-name="ce13" office:value-type="string" calcext:value-type="string">
            <text:p>D</text:p>
          </table:table-cell>
          <table:table-cell table:style-name="ce29" office:value-type="float" office:value="73.41" calcext:value-type="float">
            <text:p>73,41</text:p>
          </table:table-cell>
          <table:table-cell table:style-name="ce40" table:formula="of:=ROUND((SQRT(22.373*K/(2*PI()*[.$C15])))*16;0)/16" office:value-type="float" office:value="37.3125" calcext:value-type="float">
            <text:p>37 <text:s/>5/16</text:p>
          </table:table-cell>
          <table:table-cell table:style-name="ce48" table:formula="of:=ROUND(([.D15]*0.2242)*16;0)/16" office:value-type="float" office:value="8.375" calcext:value-type="float">
            <text:p>8 <text:s/>3/8 </text:p>
          </table:table-cell>
          <table:table-cell table:style-name="ce55" table:formula="of:=[.D15]*25.4" office:value-type="float" office:value="947.7375" calcext:value-type="float">
            <text:p>947,7</text:p>
          </table:table-cell>
          <table:table-cell table:style-name="ce62" table:formula="of:=[.F15]*0.2242" office:value-type="float" office:value="212.4827475" calcext:value-type="float">
            <text:p>212,5</text:p>
          </table:table-cell>
          <table:table-cell table:style-name="ce71"/>
          <table:table-cell table:style-name="ce82" office:value-type="string" calcext:value-type="string">
            <text:p>D</text:p>
          </table:table-cell>
          <table:table-cell table:style-name="ce91" office:value-type="float" office:value="1174.61" calcext:value-type="float">
            <text:p>1 174,61</text:p>
          </table:table-cell>
          <table:table-cell table:style-name="ce40" table:formula="of:=ROUND((SQRT(22.373*K/(2*PI()*[.$J15])))*16;0)/16" office:value-type="float" office:value="9.3125" calcext:value-type="float">
            <text:p>9 <text:s/>5/16</text:p>
          </table:table-cell>
          <table:table-cell table:style-name="ce40" table:formula="of:=ROUND(([.K15]*0.2242)*16;0)/16" office:value-type="float" office:value="2.0625" calcext:value-type="float">
            <text:p>2 <text:s/>1/16</text:p>
          </table:table-cell>
          <table:table-cell table:style-name="ce111" table:formula="of:=[.K15]*25.4" office:value-type="float" office:value="236.5375" calcext:value-type="float">
            <text:p>236,5</text:p>
          </table:table-cell>
          <table:table-cell table:style-name="ce122" table:formula="of:=[.M15]*0.2242" office:value-type="float" office:value="53.0317075" calcext:value-type="float">
            <text:p>53,0</text:p>
          </table:table-cell>
          <table:table-cell table:number-columns-repeated="1010"/>
        </table:table-row>
        <table:table-row table:style-name="ro6">
          <table:table-cell table:style-name="ce2"/>
          <table:table-cell table:style-name="ce13" office:value-type="string" calcext:value-type="string">
            <text:p>E</text:p>
          </table:table-cell>
          <table:table-cell table:style-name="ce29" office:value-type="float" office:value="82.4" calcext:value-type="float">
            <text:p>82,40</text:p>
          </table:table-cell>
          <table:table-cell table:style-name="ce40" table:formula="of:=ROUND((SQRT(22.373*K/(2*PI()*[.$C16])))*16;0)/16" office:value-type="float" office:value="35.25" calcext:value-type="float">
            <text:p>35 <text:s/>1/4 </text:p>
          </table:table-cell>
          <table:table-cell table:style-name="ce48" table:formula="of:=ROUND(([.D16]*0.2242)*16;0)/16" office:value-type="float" office:value="7.875" calcext:value-type="float">
            <text:p>7 <text:s/>7/8 </text:p>
          </table:table-cell>
          <table:table-cell table:style-name="ce55" table:formula="of:=[.D16]*25.4" office:value-type="float" office:value="895.35" calcext:value-type="float">
            <text:p>895,4</text:p>
          </table:table-cell>
          <table:table-cell table:style-name="ce62" table:formula="of:=[.F16]*0.2242" office:value-type="float" office:value="200.73747" calcext:value-type="float">
            <text:p>200,7</text:p>
          </table:table-cell>
          <table:table-cell table:style-name="ce71"/>
          <table:table-cell table:style-name="ce82" office:value-type="string" calcext:value-type="string">
            <text:p>E</text:p>
          </table:table-cell>
          <table:table-cell table:style-name="ce91" office:value-type="float" office:value="1318.5" calcext:value-type="float">
            <text:p>1 318,50</text:p>
          </table:table-cell>
          <table:table-cell table:style-name="ce40" table:formula="of:=ROUND((SQRT(22.373*K/(2*PI()*[.$J16])))*16;0)/16" office:value-type="float" office:value="8.8125" calcext:value-type="float">
            <text:p>8 13/16</text:p>
          </table:table-cell>
          <table:table-cell table:style-name="ce40" table:formula="of:=ROUND(([.K16]*0.2242)*16;0)/16" office:value-type="float" office:value="2" calcext:value-type="float">
            <text:p>2 <text:s text:c="5"/></text:p>
          </table:table-cell>
          <table:table-cell table:style-name="ce111" table:formula="of:=[.K16]*25.4" office:value-type="float" office:value="223.8375" calcext:value-type="float">
            <text:p>223,8</text:p>
          </table:table-cell>
          <table:table-cell table:style-name="ce122" table:formula="of:=[.M16]*0.2242" office:value-type="float" office:value="50.1843675" calcext:value-type="float">
            <text:p>50,2</text:p>
          </table:table-cell>
          <table:table-cell table:number-columns-repeated="1010"/>
        </table:table-row>
        <table:table-row table:style-name="ro6">
          <table:table-cell table:style-name="ce2"/>
          <table:table-cell table:style-name="ce13" office:value-type="string" calcext:value-type="string">
            <text:p>G</text:p>
          </table:table-cell>
          <table:table-cell table:style-name="ce29" office:value-type="float" office:value="98.01" calcext:value-type="float">
            <text:p>98,01</text:p>
          </table:table-cell>
          <table:table-cell table:style-name="ce40" table:formula="of:=ROUND((SQRT(22.373*K/(2*PI()*[.$C17])))*16;0)/16" office:value-type="float" office:value="32.3125" calcext:value-type="float">
            <text:p>32 <text:s/>5/16</text:p>
          </table:table-cell>
          <table:table-cell table:style-name="ce48" table:formula="of:=ROUND(([.D17]*0.2242)*16;0)/16" office:value-type="float" office:value="7.25" calcext:value-type="float">
            <text:p>7 <text:s/>1/4 </text:p>
          </table:table-cell>
          <table:table-cell table:style-name="ce55" table:formula="of:=[.D17]*25.4" office:value-type="float" office:value="820.7375" calcext:value-type="float">
            <text:p>820,7</text:p>
          </table:table-cell>
          <table:table-cell table:style-name="ce62" table:formula="of:=[.F17]*0.2242" office:value-type="float" office:value="184.0093475" calcext:value-type="float">
            <text:p>184,0</text:p>
          </table:table-cell>
          <table:table-cell table:style-name="ce71"/>
          <table:table-cell table:style-name="ce82" office:value-type="string" calcext:value-type="string">
            <text:p>G</text:p>
          </table:table-cell>
          <table:table-cell table:style-name="ce91" office:value-type="float" office:value="1568" calcext:value-type="float">
            <text:p>1 568,00</text:p>
          </table:table-cell>
          <table:table-cell table:style-name="ce40" table:formula="of:=ROUND((SQRT(22.373*K/(2*PI()*[.$J17])))*16;0)/16" office:value-type="float" office:value="8.0625" calcext:value-type="float">
            <text:p>8 <text:s/>1/16</text:p>
          </table:table-cell>
          <table:table-cell table:style-name="ce40" table:formula="of:=ROUND(([.K17]*0.2242)*16;0)/16" office:value-type="float" office:value="1.8125" calcext:value-type="float">
            <text:p>1 13/16</text:p>
          </table:table-cell>
          <table:table-cell table:style-name="ce111" table:formula="of:=[.K17]*25.4" office:value-type="float" office:value="204.7875" calcext:value-type="float">
            <text:p>204,8</text:p>
          </table:table-cell>
          <table:table-cell table:style-name="ce122" table:formula="of:=[.M17]*0.2242" office:value-type="float" office:value="45.9133575" calcext:value-type="float">
            <text:p>45,9</text:p>
          </table:table-cell>
          <table:table-cell table:number-columns-repeated="1010"/>
        </table:table-row>
        <table:table-row table:style-name="ro6">
          <table:table-cell table:style-name="ce2"/>
          <table:table-cell table:style-name="ce13" office:value-type="string" calcext:value-type="string">
            <text:p>A</text:p>
          </table:table-cell>
          <table:table-cell table:style-name="ce29" office:value-type="float" office:value="110" calcext:value-type="float">
            <text:p>110,00</text:p>
          </table:table-cell>
          <table:table-cell table:style-name="ce40" table:formula="of:=ROUND((SQRT(22.373*K/(2*PI()*[.$C18])))*16;0)/16" office:value-type="float" office:value="30.5" calcext:value-type="float">
            <text:p>30 <text:s/>1/2 </text:p>
          </table:table-cell>
          <table:table-cell table:style-name="ce48" table:formula="of:=ROUND(([.D18]*0.2242)*16;0)/16" office:value-type="float" office:value="6.8125" calcext:value-type="float">
            <text:p>6 13/16</text:p>
          </table:table-cell>
          <table:table-cell table:style-name="ce55" table:formula="of:=[.D18]*25.4" office:value-type="float" office:value="774.7" calcext:value-type="float">
            <text:p>774,7</text:p>
          </table:table-cell>
          <table:table-cell table:style-name="ce62" table:formula="of:=[.F18]*0.2242" office:value-type="float" office:value="173.68774" calcext:value-type="float">
            <text:p>173,7</text:p>
          </table:table-cell>
          <table:table-cell table:style-name="ce71"/>
          <table:table-cell table:style-name="ce82" office:value-type="string" calcext:value-type="string">
            <text:p>A</text:p>
          </table:table-cell>
          <table:table-cell table:style-name="ce91" office:value-type="float" office:value="1760" calcext:value-type="float">
            <text:p>1 760,00</text:p>
          </table:table-cell>
          <table:table-cell table:style-name="ce40" table:formula="of:=ROUND((SQRT(22.373*K/(2*PI()*[.$J18])))*16;0)/16" office:value-type="float" office:value="7.625" calcext:value-type="float">
            <text:p>7 <text:s/>5/8 </text:p>
          </table:table-cell>
          <table:table-cell table:style-name="ce40" table:formula="of:=ROUND(([.K18]*0.2242)*16;0)/16" office:value-type="float" office:value="1.6875" calcext:value-type="float">
            <text:p>1 11/16</text:p>
          </table:table-cell>
          <table:table-cell table:style-name="ce111" table:formula="of:=[.K18]*25.4" office:value-type="float" office:value="193.675" calcext:value-type="float">
            <text:p>193,7</text:p>
          </table:table-cell>
          <table:table-cell table:style-name="ce122" table:formula="of:=[.M18]*0.2242" office:value-type="float" office:value="43.421935" calcext:value-type="float">
            <text:p>43,4</text:p>
          </table:table-cell>
          <table:table-cell table:number-columns-repeated="2"/>
          <table:table-cell office:value-type="string" calcext:value-type="string">
            <text:p><text:s/></text:p>
          </table:table-cell>
          <table:table-cell table:number-columns-repeated="1007"/>
        </table:table-row>
        <table:table-row table:style-name="ro6">
          <table:table-cell table:style-name="ce2"/>
          <table:table-cell table:style-name="ce14" office:value-type="string" calcext:value-type="string" table:number-columns-spanned="2" table:number-rows-spanned="1">
            <text:p>Total feet=</text:p>
          </table:table-cell>
          <table:covered-table-cell table:style-name="ce30"/>
          <table:table-cell table:style-name="ce41" table:formula="of:=(SUM([.D14:.D18]))/12" office:value-type="float" office:value="14.578125" calcext:value-type="float">
            <text:p>14,6</text:p>
          </table:table-cell>
          <table:table-cell table:style-name="ce49" office:value-type="string" calcext:value-type="string">
            <text:p>Total cm=</text:p>
          </table:table-cell>
          <table:table-cell table:style-name="ce56" table:formula="of:=(SUM([.F14:.F18]))/10" office:value-type="float" office:value="444.34125" calcext:value-type="float">
            <text:p>444,3</text:p>
          </table:table-cell>
          <table:table-cell table:style-name="ce63"/>
          <table:table-cell table:style-name="ce72"/>
          <table:table-cell table:style-name="ce83" office:value-type="string" calcext:value-type="string" table:number-columns-spanned="2" table:number-rows-spanned="1">
            <text:p>Total feet=</text:p>
          </table:table-cell>
          <table:covered-table-cell table:style-name="ce30"/>
          <table:table-cell table:style-name="ce41" table:formula="of:=(SUM([.K14:.K18]))/12" office:value-type="float" office:value="3.640625" calcext:value-type="float">
            <text:p>3,6</text:p>
          </table:table-cell>
          <table:table-cell table:style-name="ce49" office:value-type="string" calcext:value-type="string">
            <text:p>Total cm=</text:p>
          </table:table-cell>
          <table:table-cell table:style-name="ce56" table:formula="of:=(SUM([.M14:.M18]))/10" office:value-type="float" office:value="110.96625" calcext:value-type="float">
            <text:p>111,0</text:p>
          </table:table-cell>
          <table:table-cell table:style-name="ce123"/>
          <table:table-cell table:number-columns-repeated="1010"/>
        </table:table-row>
        <table:table-row table:style-name="ro6">
          <table:table-cell table:style-name="ce2"/>
          <table:table-cell table:style-name="ce15" office:value-type="string" calcext:value-type="string">
            <text:p>C3</text:p>
          </table:table-cell>
          <table:table-cell table:style-name="ce29" office:value-type="float" office:value="130.81" calcext:value-type="float">
            <text:p>130,81</text:p>
          </table:table-cell>
          <table:table-cell table:style-name="ce40" table:formula="of:=ROUND((SQRT(22.373*K/(2*PI()*[.$C20])))*16;0)/16" office:value-type="float" office:value="27.9375" calcext:value-type="float">
            <text:p>27 15/16</text:p>
          </table:table-cell>
          <table:table-cell table:style-name="ce48" table:formula="of:=ROUND(([.D20]*0.2242)*16;0)/16" office:value-type="float" office:value="6.25" calcext:value-type="float">
            <text:p>6 <text:s/>1/4 </text:p>
          </table:table-cell>
          <table:table-cell table:style-name="ce55" table:formula="of:=[.D20]*25.4" office:value-type="float" office:value="709.6125" calcext:value-type="float">
            <text:p>709,6</text:p>
          </table:table-cell>
          <table:table-cell table:style-name="ce62" table:formula="of:=[.F20]*0.2242" office:value-type="float" office:value="159.0951225" calcext:value-type="float">
            <text:p>159,1</text:p>
          </table:table-cell>
          <table:table-cell table:style-name="ce71"/>
          <table:table-cell table:style-name="ce81" office:value-type="string" calcext:value-type="string">
            <text:p>C7</text:p>
          </table:table-cell>
          <table:table-cell table:style-name="ce91" office:value-type="float" office:value="2093" calcext:value-type="float">
            <text:p>2 093,00</text:p>
          </table:table-cell>
          <table:table-cell table:style-name="ce40" table:formula="of:=ROUND((SQRT(22.373*K/(2*PI()*[.$J20])))*16;0)/16" office:value-type="float" office:value="7" calcext:value-type="float">
            <text:p>7 <text:s text:c="5"/></text:p>
          </table:table-cell>
          <table:table-cell table:style-name="ce40" table:formula="of:=ROUND(([.K20]*0.2242)*16;0)/16" office:value-type="float" office:value="1.5625" calcext:value-type="float">
            <text:p>1 <text:s/>9/16</text:p>
          </table:table-cell>
          <table:table-cell table:style-name="ce111" table:formula="of:=[.K20]*25.4" office:value-type="float" office:value="177.8" calcext:value-type="float">
            <text:p>177,8</text:p>
          </table:table-cell>
          <table:table-cell table:style-name="ce122" table:formula="of:=[.M20]*0.2242" office:value-type="float" office:value="39.86276" calcext:value-type="float">
            <text:p>39,9</text:p>
          </table:table-cell>
          <table:table-cell table:number-columns-repeated="1010"/>
        </table:table-row>
        <table:table-row table:style-name="ro6">
          <table:table-cell table:style-name="ce2"/>
          <table:table-cell table:style-name="ce13" office:value-type="string" calcext:value-type="string">
            <text:p>D</text:p>
          </table:table-cell>
          <table:table-cell table:style-name="ce29" office:value-type="float" office:value="146.8" calcext:value-type="float">
            <text:p>146,80</text:p>
          </table:table-cell>
          <table:table-cell table:style-name="ce40" table:formula="of:=ROUND((SQRT(22.373*K/(2*PI()*[.$C21])))*16;0)/16" office:value-type="float" office:value="26.375" calcext:value-type="float">
            <text:p>26 <text:s/>3/8 </text:p>
          </table:table-cell>
          <table:table-cell table:style-name="ce48" table:formula="of:=ROUND(([.D21]*0.2242)*16;0)/16" office:value-type="float" office:value="5.9375" calcext:value-type="float">
            <text:p>5 15/16</text:p>
          </table:table-cell>
          <table:table-cell table:style-name="ce55" table:formula="of:=[.D21]*25.4" office:value-type="float" office:value="669.925" calcext:value-type="float">
            <text:p>669,9</text:p>
          </table:table-cell>
          <table:table-cell table:style-name="ce62" table:formula="of:=[.F21]*0.2242" office:value-type="float" office:value="150.197185" calcext:value-type="float">
            <text:p>150,2</text:p>
          </table:table-cell>
          <table:table-cell table:style-name="ce71"/>
          <table:table-cell table:style-name="ce82" office:value-type="string" calcext:value-type="string">
            <text:p>D</text:p>
          </table:table-cell>
          <table:table-cell table:style-name="ce91" office:value-type="float" office:value="2349.2" calcext:value-type="float">
            <text:p>2 349,20</text:p>
          </table:table-cell>
          <table:table-cell table:style-name="ce40" table:formula="of:=ROUND((SQRT(22.373*K/(2*PI()*[.$J21])))*16;0)/16" office:value-type="float" office:value="6.625" calcext:value-type="float">
            <text:p>6 <text:s/>5/8 </text:p>
          </table:table-cell>
          <table:table-cell table:style-name="ce40" table:formula="of:=ROUND(([.K21]*0.2242)*16;0)/16" office:value-type="float" office:value="1.5" calcext:value-type="float">
            <text:p>1 <text:s/>1/2 </text:p>
          </table:table-cell>
          <table:table-cell table:style-name="ce111" table:formula="of:=[.K21]*25.4" office:value-type="float" office:value="168.275" calcext:value-type="float">
            <text:p>168,3</text:p>
          </table:table-cell>
          <table:table-cell table:style-name="ce122" table:formula="of:=[.M21]*0.2242" office:value-type="float" office:value="37.727255" calcext:value-type="float">
            <text:p>37,7</text:p>
          </table:table-cell>
          <table:table-cell table:number-columns-repeated="1010"/>
        </table:table-row>
        <table:table-row table:style-name="ro6">
          <table:table-cell table:style-name="ce2"/>
          <table:table-cell table:style-name="ce13" office:value-type="string" calcext:value-type="string">
            <text:p>E</text:p>
          </table:table-cell>
          <table:table-cell table:style-name="ce29" office:value-type="float" office:value="164.8" calcext:value-type="float">
            <text:p>164,80</text:p>
          </table:table-cell>
          <table:table-cell table:style-name="ce40" table:formula="of:=ROUND((SQRT(22.373*K/(2*PI()*[.$C22])))*16;0)/16" office:value-type="float" office:value="24.9375" calcext:value-type="float">
            <text:p>24 15/16</text:p>
          </table:table-cell>
          <table:table-cell table:style-name="ce48" table:formula="of:=ROUND(([.D22]*0.2242)*16;0)/16" office:value-type="float" office:value="5.5625" calcext:value-type="float">
            <text:p>5 <text:s/>9/16</text:p>
          </table:table-cell>
          <table:table-cell table:style-name="ce55" table:formula="of:=[.D22]*25.4" office:value-type="float" office:value="633.4125" calcext:value-type="float">
            <text:p>633,4</text:p>
          </table:table-cell>
          <table:table-cell table:style-name="ce62" table:formula="of:=[.F22]*0.2242" office:value-type="float" office:value="142.0110825" calcext:value-type="float">
            <text:p>142,0</text:p>
          </table:table-cell>
          <table:table-cell table:style-name="ce71"/>
          <table:table-cell table:style-name="ce82" office:value-type="string" calcext:value-type="string">
            <text:p>E</text:p>
          </table:table-cell>
          <table:table-cell table:style-name="ce91" office:value-type="float" office:value="2637" calcext:value-type="float">
            <text:p>2 637,00</text:p>
          </table:table-cell>
          <table:table-cell table:style-name="ce40" table:formula="of:=ROUND((SQRT(22.373*K/(2*PI()*[.$J22])))*16;0)/16" office:value-type="float" office:value="6.25" calcext:value-type="float">
            <text:p>6 <text:s/>1/4 </text:p>
          </table:table-cell>
          <table:table-cell table:style-name="ce40" table:formula="of:=ROUND(([.K22]*0.2242)*16;0)/16" office:value-type="float" office:value="1.375" calcext:value-type="float">
            <text:p>1 <text:s/>3/8 </text:p>
          </table:table-cell>
          <table:table-cell table:style-name="ce111" table:formula="of:=[.K22]*25.4" office:value-type="float" office:value="158.75" calcext:value-type="float">
            <text:p>158,8</text:p>
          </table:table-cell>
          <table:table-cell table:style-name="ce122" table:formula="of:=[.M22]*0.2242" office:value-type="float" office:value="35.59175" calcext:value-type="float">
            <text:p>35,6</text:p>
          </table:table-cell>
          <table:table-cell table:number-columns-repeated="1010"/>
        </table:table-row>
        <table:table-row table:style-name="ro6">
          <table:table-cell table:style-name="ce2"/>
          <table:table-cell table:style-name="ce13" office:value-type="string" calcext:value-type="string">
            <text:p>G</text:p>
          </table:table-cell>
          <table:table-cell table:style-name="ce29" office:value-type="float" office:value="196" calcext:value-type="float">
            <text:p>196,00</text:p>
          </table:table-cell>
          <table:table-cell table:style-name="ce40" table:formula="of:=ROUND((SQRT(22.373*K/(2*PI()*[.$C23])))*16;0)/16" office:value-type="float" office:value="22.875" calcext:value-type="float">
            <text:p>22 <text:s/>7/8 </text:p>
          </table:table-cell>
          <table:table-cell table:style-name="ce48" table:formula="of:=ROUND(([.D23]*0.2242)*16;0)/16" office:value-type="float" office:value="5.125" calcext:value-type="float">
            <text:p>5 <text:s/>1/8 </text:p>
          </table:table-cell>
          <table:table-cell table:style-name="ce55" table:formula="of:=[.D23]*25.4" office:value-type="float" office:value="581.025" calcext:value-type="float">
            <text:p>581,0</text:p>
          </table:table-cell>
          <table:table-cell table:style-name="ce62" table:formula="of:=[.F23]*0.2242" office:value-type="float" office:value="130.265805" calcext:value-type="float">
            <text:p>130,3</text:p>
          </table:table-cell>
          <table:table-cell table:style-name="ce71"/>
          <table:table-cell table:style-name="ce82" office:value-type="string" calcext:value-type="string">
            <text:p>G</text:p>
          </table:table-cell>
          <table:table-cell table:style-name="ce91" office:value-type="float" office:value="3136" calcext:value-type="float">
            <text:p>3 136,00</text:p>
          </table:table-cell>
          <table:table-cell table:style-name="ce40" table:formula="of:=ROUND((SQRT(22.373*K/(2*PI()*[.$J23])))*16;0)/16" office:value-type="float" office:value="5.6875" calcext:value-type="float">
            <text:p>5 11/16</text:p>
          </table:table-cell>
          <table:table-cell table:style-name="ce40" table:formula="of:=ROUND(([.K23]*0.2242)*16;0)/16" office:value-type="float" office:value="1.25" calcext:value-type="float">
            <text:p>1 <text:s/>1/4 </text:p>
          </table:table-cell>
          <table:table-cell table:style-name="ce111" table:formula="of:=[.K23]*25.4" office:value-type="float" office:value="144.4625" calcext:value-type="float">
            <text:p>144,5</text:p>
          </table:table-cell>
          <table:table-cell table:style-name="ce122" table:formula="of:=[.M23]*0.2242" office:value-type="float" office:value="32.3884925" calcext:value-type="float">
            <text:p>32,4</text:p>
          </table:table-cell>
          <table:table-cell table:number-columns-repeated="1010"/>
        </table:table-row>
        <table:table-row table:style-name="ro6">
          <table:table-cell table:style-name="ce2"/>
          <table:table-cell table:style-name="ce13" office:value-type="string" calcext:value-type="string">
            <text:p>A</text:p>
          </table:table-cell>
          <table:table-cell table:style-name="ce29" office:value-type="float" office:value="220" calcext:value-type="float">
            <text:p>220,00</text:p>
          </table:table-cell>
          <table:table-cell table:style-name="ce40" table:formula="of:=ROUND((SQRT(22.373*K/(2*PI()*[.$C24])))*16;0)/16" office:value-type="float" office:value="21.5625" calcext:value-type="float">
            <text:p>21 <text:s/>9/16</text:p>
          </table:table-cell>
          <table:table-cell table:style-name="ce48" table:formula="of:=ROUND(([.D24]*0.2242)*16;0)/16" office:value-type="float" office:value="4.8125" calcext:value-type="float">
            <text:p>4 13/16</text:p>
          </table:table-cell>
          <table:table-cell table:style-name="ce55" table:formula="of:=[.D24]*25.4" office:value-type="float" office:value="547.6875" calcext:value-type="float">
            <text:p>547,7</text:p>
          </table:table-cell>
          <table:table-cell table:style-name="ce62" table:formula="of:=[.F24]*0.2242" office:value-type="float" office:value="122.7915375" calcext:value-type="float">
            <text:p>122,8</text:p>
          </table:table-cell>
          <table:table-cell table:style-name="ce71"/>
          <table:table-cell table:style-name="ce82" office:value-type="string" calcext:value-type="string">
            <text:p>A</text:p>
          </table:table-cell>
          <table:table-cell table:style-name="ce91" office:value-type="float" office:value="3520" calcext:value-type="float">
            <text:p>3 520,00</text:p>
          </table:table-cell>
          <table:table-cell table:style-name="ce40" table:formula="of:=ROUND((SQRT(22.373*K/(2*PI()*[.$J24])))*16;0)/16" office:value-type="float" office:value="5.375" calcext:value-type="float">
            <text:p>5 <text:s/>3/8 </text:p>
          </table:table-cell>
          <table:table-cell table:style-name="ce40" table:formula="of:=ROUND(([.K24]*0.2242)*16;0)/16" office:value-type="float" office:value="1.1875" calcext:value-type="float">
            <text:p>1 <text:s/>3/16</text:p>
          </table:table-cell>
          <table:table-cell table:style-name="ce111" table:formula="of:=[.K24]*25.4" office:value-type="float" office:value="136.525" calcext:value-type="float">
            <text:p>136,5</text:p>
          </table:table-cell>
          <table:table-cell table:style-name="ce122" table:formula="of:=[.M24]*0.2242" office:value-type="float" office:value="30.608905" calcext:value-type="float">
            <text:p>30,6</text:p>
          </table:table-cell>
          <table:table-cell table:number-columns-repeated="1010"/>
        </table:table-row>
        <table:table-row table:style-name="ro6">
          <table:table-cell table:style-name="ce2"/>
          <table:table-cell table:style-name="ce14" office:value-type="string" calcext:value-type="string" table:number-columns-spanned="2" table:number-rows-spanned="1">
            <text:p>Total feet=</text:p>
          </table:table-cell>
          <table:covered-table-cell table:style-name="ce30"/>
          <table:table-cell table:style-name="ce41" table:formula="of:=(SUM([.D20:.D24]))/12" office:value-type="float" office:value="10.3072916666667" calcext:value-type="float">
            <text:p>10,3</text:p>
          </table:table-cell>
          <table:table-cell table:style-name="ce49" office:value-type="string" calcext:value-type="string">
            <text:p>Total cm=</text:p>
          </table:table-cell>
          <table:table-cell table:style-name="ce56" table:formula="of:=(SUM([.F20:.F24]))/10" office:value-type="float" office:value="314.16625" calcext:value-type="float">
            <text:p>314,2</text:p>
          </table:table-cell>
          <table:table-cell table:style-name="ce63"/>
          <table:table-cell table:style-name="ce72"/>
          <table:table-cell table:style-name="ce83" office:value-type="string" calcext:value-type="string" table:number-columns-spanned="2" table:number-rows-spanned="1">
            <text:p>Total feet=</text:p>
          </table:table-cell>
          <table:covered-table-cell table:style-name="ce30"/>
          <table:table-cell table:style-name="ce41" table:formula="of:=(SUM([.K20:.K24]))/12" office:value-type="float" office:value="2.578125" calcext:value-type="float">
            <text:p>2,6</text:p>
          </table:table-cell>
          <table:table-cell table:style-name="ce49" office:value-type="string" calcext:value-type="string">
            <text:p>Total cm=</text:p>
          </table:table-cell>
          <table:table-cell table:style-name="ce56" table:formula="of:=(SUM([.M20:.M24]))/10" office:value-type="float" office:value="78.58125" calcext:value-type="float">
            <text:p>78,6</text:p>
          </table:table-cell>
          <table:table-cell table:style-name="ce123"/>
          <table:table-cell table:number-columns-repeated="1010"/>
        </table:table-row>
        <table:table-row table:style-name="ro6">
          <table:table-cell table:style-name="ce2"/>
          <table:table-cell table:style-name="ce15" office:value-type="string" calcext:value-type="string">
            <text:p>C4</text:p>
          </table:table-cell>
          <table:table-cell table:style-name="ce29" office:value-type="float" office:value="261.6" calcext:value-type="float">
            <text:p>261,60</text:p>
          </table:table-cell>
          <table:table-cell table:style-name="ce40" table:formula="of:=ROUND((SQRT(22.373*K/(2*PI()*[.$C26])))*16;0)/16" office:value-type="float" office:value="19.75" calcext:value-type="float">
            <text:p>19 <text:s/>3/4 </text:p>
          </table:table-cell>
          <table:table-cell table:style-name="ce48" table:formula="of:=ROUND(([.D26]*0.2242)*16;0)/16" office:value-type="float" office:value="4.4375" calcext:value-type="float">
            <text:p>4 <text:s/>7/16</text:p>
          </table:table-cell>
          <table:table-cell table:style-name="ce55" table:formula="of:=[.D26]*25.4" office:value-type="float" office:value="501.65" calcext:value-type="float">
            <text:p>501,7</text:p>
          </table:table-cell>
          <table:table-cell table:style-name="ce62" table:formula="of:=[.F26]*0.2242" office:value-type="float" office:value="112.46993" calcext:value-type="float">
            <text:p>112,5</text:p>
          </table:table-cell>
          <table:table-cell table:style-name="ce71"/>
          <table:table-cell table:style-name="ce82"/>
          <table:table-cell table:style-name="ce91"/>
          <table:table-cell table:style-name="ce99"/>
          <table:table-cell table:style-name="ce105"/>
          <table:table-cell table:style-name="ce112"/>
          <table:table-cell table:style-name="ce124"/>
          <table:table-cell table:number-columns-repeated="1010"/>
        </table:table-row>
        <table:table-row table:style-name="ro6">
          <table:table-cell table:style-name="ce2"/>
          <table:table-cell table:style-name="ce13" office:value-type="string" calcext:value-type="string">
            <text:p>D</text:p>
          </table:table-cell>
          <table:table-cell table:style-name="ce29" office:value-type="float" office:value="293.7" calcext:value-type="float">
            <text:p>293,70</text:p>
          </table:table-cell>
          <table:table-cell table:style-name="ce40" table:formula="of:=ROUND((SQRT(22.373*K/(2*PI()*[.$C27])))*16;0)/16" office:value-type="float" office:value="18.6875" calcext:value-type="float">
            <text:p>18 11/16</text:p>
          </table:table-cell>
          <table:table-cell table:style-name="ce48" table:formula="of:=ROUND(([.D27]*0.2242)*16;0)/16" office:value-type="float" office:value="4.1875" calcext:value-type="float">
            <text:p>4 <text:s/>3/16</text:p>
          </table:table-cell>
          <table:table-cell table:style-name="ce55" table:formula="of:=[.D27]*25.4" office:value-type="float" office:value="474.6625" calcext:value-type="float">
            <text:p>474,7</text:p>
          </table:table-cell>
          <table:table-cell table:style-name="ce62" table:formula="of:=[.F27]*0.2242" office:value-type="float" office:value="106.4193325" calcext:value-type="float">
            <text:p>106,4</text:p>
          </table:table-cell>
          <table:table-cell table:style-name="ce71"/>
          <table:table-cell table:style-name="ce82"/>
          <table:table-cell table:style-name="ce91"/>
          <table:table-cell table:style-name="ce99"/>
          <table:table-cell table:style-name="ce105"/>
          <table:table-cell table:style-name="ce112"/>
          <table:table-cell table:style-name="ce124"/>
          <table:table-cell table:number-columns-repeated="1010"/>
        </table:table-row>
        <table:table-row table:style-name="ro6">
          <table:table-cell table:style-name="ce2"/>
          <table:table-cell table:style-name="ce13" office:value-type="string" calcext:value-type="string">
            <text:p>E</text:p>
          </table:table-cell>
          <table:table-cell table:style-name="ce29" office:value-type="float" office:value="329.61" calcext:value-type="float">
            <text:p>329,61</text:p>
          </table:table-cell>
          <table:table-cell table:style-name="ce40" table:formula="of:=ROUND((SQRT(22.373*K/(2*PI()*[.$C28])))*16;0)/16" office:value-type="float" office:value="17.625" calcext:value-type="float">
            <text:p>17 <text:s/>5/8 </text:p>
          </table:table-cell>
          <table:table-cell table:style-name="ce48" table:formula="of:=ROUND(([.D28]*0.2242)*16;0)/16" office:value-type="float" office:value="3.9375" calcext:value-type="float">
            <text:p>3 15/16</text:p>
          </table:table-cell>
          <table:table-cell table:style-name="ce55" table:formula="of:=[.D28]*25.4" office:value-type="float" office:value="447.675" calcext:value-type="float">
            <text:p>447,7</text:p>
          </table:table-cell>
          <table:table-cell table:style-name="ce62" table:formula="of:=[.F28]*0.2242" office:value-type="float" office:value="100.368735" calcext:value-type="float">
            <text:p>100,4</text:p>
          </table:table-cell>
          <table:table-cell table:style-name="ce74"/>
          <table:table-cell table:style-name="ce82"/>
          <table:table-cell table:style-name="ce91"/>
          <table:table-cell table:style-name="ce99"/>
          <table:table-cell table:style-name="ce105"/>
          <table:table-cell table:style-name="ce112"/>
          <table:table-cell table:style-name="ce124"/>
          <table:table-cell table:number-columns-repeated="1010"/>
        </table:table-row>
        <table:table-row table:style-name="ro7">
          <table:table-cell table:style-name="ce4"/>
          <table:table-cell table:style-name="ce13" office:value-type="string" calcext:value-type="string">
            <text:p>G</text:p>
          </table:table-cell>
          <table:table-cell table:style-name="ce29" office:value-type="float" office:value="392" calcext:value-type="float">
            <text:p>392,00</text:p>
          </table:table-cell>
          <table:table-cell table:style-name="ce40" table:formula="of:=ROUND((SQRT(22.373*K/(2*PI()*[.$C29])))*16;0)/16" office:value-type="float" office:value="16.125" calcext:value-type="float">
            <text:p>16 <text:s/>1/8 </text:p>
          </table:table-cell>
          <table:table-cell table:style-name="ce48" table:formula="of:=ROUND(([.D29]*0.2242)*16;0)/16" office:value-type="float" office:value="3.625" calcext:value-type="float">
            <text:p>3 <text:s/>5/8 </text:p>
          </table:table-cell>
          <table:table-cell table:style-name="ce55" table:formula="of:=[.D29]*25.4" office:value-type="float" office:value="409.575" calcext:value-type="float">
            <text:p>409,6</text:p>
          </table:table-cell>
          <table:table-cell table:style-name="ce62" table:formula="of:=[.F29]*0.2242" office:value-type="float" office:value="91.826715" calcext:value-type="float">
            <text:p>91,8</text:p>
          </table:table-cell>
          <table:table-cell table:style-name="ce75"/>
          <table:table-cell table:style-name="ce82"/>
          <table:table-cell table:style-name="ce91"/>
          <table:table-cell table:style-name="ce99"/>
          <table:table-cell table:style-name="ce105"/>
          <table:table-cell table:style-name="ce112"/>
          <table:table-cell table:style-name="ce124"/>
          <table:table-cell table:style-name="ce131" table:number-columns-repeated="1010"/>
        </table:table-row>
        <table:table-row table:style-name="ro8">
          <table:table-cell table:style-name="ce4"/>
          <table:table-cell table:style-name="ce13" office:value-type="string" calcext:value-type="string">
            <text:p>A</text:p>
          </table:table-cell>
          <table:table-cell table:style-name="ce29" office:value-type="float" office:value="440.01" calcext:value-type="float">
            <text:p>440,01</text:p>
          </table:table-cell>
          <table:table-cell table:style-name="ce40" table:formula="of:=ROUND((SQRT(22.373*K/(2*PI()*[.$C30])))*16;0)/16" office:value-type="float" office:value="15.25" calcext:value-type="float">
            <text:p>15 <text:s/>1/4 </text:p>
          </table:table-cell>
          <table:table-cell table:style-name="ce48" table:formula="of:=ROUND(([.D30]*0.2242)*16;0)/16" office:value-type="float" office:value="3.4375" calcext:value-type="float">
            <text:p>3 <text:s/>7/16</text:p>
          </table:table-cell>
          <table:table-cell table:style-name="ce55" table:formula="of:=[.D30]*25.4" office:value-type="float" office:value="387.35" calcext:value-type="float">
            <text:p>387,4</text:p>
          </table:table-cell>
          <table:table-cell table:style-name="ce62" table:formula="of:=[.F30]*0.2242" office:value-type="float" office:value="86.84387" calcext:value-type="float">
            <text:p>86,8</text:p>
          </table:table-cell>
          <table:table-cell table:style-name="ce75"/>
          <table:table-cell table:style-name="ce82"/>
          <table:table-cell table:style-name="ce91"/>
          <table:table-cell table:style-name="ce99"/>
          <table:table-cell table:style-name="ce105"/>
          <table:table-cell table:style-name="ce112"/>
          <table:table-cell table:style-name="ce124"/>
          <table:table-cell table:style-name="ce131" table:number-columns-repeated="1010"/>
        </table:table-row>
        <table:table-row table:style-name="ro8">
          <table:table-cell table:style-name="ce4"/>
          <table:table-cell table:style-name="ce16" office:value-type="string" calcext:value-type="string" table:number-columns-spanned="2" table:number-rows-spanned="1">
            <text:p>Total feet=</text:p>
          </table:table-cell>
          <table:covered-table-cell table:style-name="ce31"/>
          <table:table-cell table:style-name="ce42" table:formula="of:=(SUM([.D26:.D30]))/12" office:value-type="float" office:value="7.28645833333333" calcext:value-type="float">
            <text:p>7,3</text:p>
          </table:table-cell>
          <table:table-cell table:style-name="ce50" office:value-type="string" calcext:value-type="string">
            <text:p>Total cm=</text:p>
          </table:table-cell>
          <table:table-cell table:style-name="ce57" table:formula="of:=(SUM([.F26:.F30]))/10" office:value-type="float" office:value="222.09125" calcext:value-type="float">
            <text:p>222,1</text:p>
          </table:table-cell>
          <table:table-cell table:style-name="ce64"/>
          <table:table-cell table:style-name="ce75"/>
          <table:table-cell table:style-name="ce84"/>
          <table:table-cell table:style-name="ce92"/>
          <table:table-cell table:style-name="ce100"/>
          <table:table-cell table:style-name="ce106"/>
          <table:table-cell table:style-name="ce113"/>
          <table:table-cell table:style-name="ce125"/>
          <table:table-cell table:style-name="ce131" table:number-columns-repeated="1010"/>
        </table:table-row>
        <table:table-row table:style-name="ro9">
          <table:table-cell table:style-name="ce5"/>
          <table:table-cell table:style-name="ce17" office:value-type="string" calcext:value-type="string" table:number-columns-spanned="6" table:number-rows-spanned="1">
            <text:p>Calculate Length or Frequency for ID &amp; OD entered above</text:p>
          </table:table-cell>
          <table:covered-table-cell table:number-columns-repeated="4" table:style-name="ce32"/>
          <table:covered-table-cell table:style-name="ce65"/>
          <table:table-cell table:style-name="ce76"/>
          <table:table-cell table:style-name="ce85" office:value-type="string" calcext:value-type="string" table:number-columns-spanned="2" table:number-rows-spanned="2">
            <text:p>Convert</text:p>
          </table:table-cell>
          <table:covered-table-cell table:style-name="ce93"/>
          <table:table-cell table:style-name="ce101" office:value-type="float" office:value="2" calcext:value-type="float">
            <text:p>2,000</text:p>
          </table:table-cell>
          <table:table-cell table:style-name="ce107" office:value-type="string" calcext:value-type="string">
            <text:p>inches to</text:p>
          </table:table-cell>
          <table:table-cell table:style-name="ce114" table:formula="of:=[.K32]*25.4" office:value-type="float" office:value="50.8" calcext:value-type="float">
            <text:p>50,8</text:p>
          </table:table-cell>
          <table:table-cell table:style-name="ce126" office:value-type="string" calcext:value-type="string">
            <text:p>mm</text:p>
          </table:table-cell>
          <table:table-cell table:number-columns-repeated="1010"/>
        </table:table-row>
        <table:table-row table:style-name="ro10">
          <table:table-cell/>
          <table:table-cell table:style-name="ce18" office:value-type="string" calcext:value-type="string">
            <text:p>Enter F</text:p>
          </table:table-cell>
          <table:table-cell table:style-name="ce33" office:value-type="float" office:value="220" calcext:value-type="float">
            <text:p>220,00</text:p>
          </table:table-cell>
          <table:table-cell table:style-name="ce40" table:formula="of:=ROUND((SQRT(22.373*K/(2*PI()*[.$C33])))*16;0)/16" office:value-type="float" office:value="21.5625" calcext:value-type="float">
            <text:p>21 <text:s/>9/16</text:p>
          </table:table-cell>
          <table:table-cell table:style-name="ce48" table:formula="of:=ROUND(([.D33]*0.2242)*16;0)/16" office:value-type="float" office:value="4.8125" calcext:value-type="float">
            <text:p>4 13/16</text:p>
          </table:table-cell>
          <table:table-cell table:style-name="ce58" table:formula="of:=[.D33]*25.4" office:value-type="float" office:value="547.6875" calcext:value-type="float">
            <text:p>547,7</text:p>
          </table:table-cell>
          <table:table-cell table:style-name="ce66" table:formula="of:=[.F33]*0.2242" office:value-type="float" office:value="122.7915375" calcext:value-type="float">
            <text:p>122,8</text:p>
          </table:table-cell>
          <table:table-cell table:style-name="ce77"/>
          <table:covered-table-cell table:style-name="ce86"/>
          <table:covered-table-cell table:style-name="ce94"/>
          <table:table-cell table:style-name="ce102" office:value-type="float" office:value="25.4" calcext:value-type="float">
            <text:p>25,4</text:p>
          </table:table-cell>
          <table:table-cell table:style-name="ce108" office:value-type="string" calcext:value-type="string">
            <text:p>mm to</text:p>
          </table:table-cell>
          <table:table-cell table:style-name="ce115" table:formula="of:=ROUND(([.K33]/25.4)*32;0)/32" office:value-type="float" office:value="1" calcext:value-type="float">
            <text:p>1 <text:s text:c="5"/></text:p>
          </table:table-cell>
          <table:table-cell table:style-name="ce127" office:value-type="string" calcext:value-type="string">
            <text:p>inches</text:p>
          </table:table-cell>
          <table:table-cell table:number-columns-repeated="1010"/>
        </table:table-row>
        <table:table-row table:style-name="ro11">
          <table:table-cell/>
          <table:table-cell table:style-name="ce19"/>
          <table:table-cell table:style-name="ce34"/>
          <table:table-cell table:style-name="ce43" office:value-type="string" calcext:value-type="string">
            <text:p>Enter L <text:span text:style-name="T3">↓</text:span></text:p>
          </table:table-cell>
          <table:table-cell table:style-name="ce51"/>
          <table:table-cell table:style-name="ce59"/>
          <table:table-cell table:style-name="ce67"/>
          <table:table-cell table:style-name="ce77"/>
          <table:table-cell table:style-name="ce87" table:number-columns-spanned="6" table:number-rows-spanned="1"/>
          <table:covered-table-cell table:number-columns-repeated="4" table:style-name="ce95"/>
          <table:covered-table-cell table:style-name="ce128"/>
          <table:table-cell table:number-columns-repeated="1010"/>
        </table:table-row>
        <table:table-row table:style-name="ro10">
          <table:table-cell/>
          <table:table-cell table:style-name="ce20" office:value-type="string" calcext:value-type="string">
            <text:p>F=</text:p>
          </table:table-cell>
          <table:table-cell table:style-name="ce35" table:formula="of:=((22.373*K)/(2*PI()*[.D35])^2)*2*PI()" office:value-type="float" office:value="150.625138234237" calcext:value-type="float">
            <text:p>150,63</text:p>
          </table:table-cell>
          <table:table-cell table:style-name="ce44" office:value-type="float" office:value="26.0625" calcext:value-type="float">
            <text:p>26 <text:s/>1/16</text:p>
          </table:table-cell>
          <table:table-cell table:style-name="ce52" table:formula="of:=ROUND(([.D35]*0.2242)*16;0)/16" office:value-type="float" office:value="5.8125" calcext:value-type="float">
            <text:p>5 13/16</text:p>
          </table:table-cell>
          <table:table-cell table:style-name="ce60" table:formula="of:=[.D35]*25.4" office:value-type="float" office:value="661.9875" calcext:value-type="float">
            <text:p>662,0</text:p>
          </table:table-cell>
          <table:table-cell table:style-name="ce68" table:formula="of:=[.F35]*0.2242" office:value-type="float" office:value="148.4175975" calcext:value-type="float">
            <text:p>148,4</text:p>
          </table:table-cell>
          <table:table-cell table:style-name="ce78"/>
          <table:table-cell table:style-name="ce88" office:value-type="string" calcext:value-type="string" table:number-columns-spanned="6" table:number-rows-spanned="1">
            <text:p><text:span text:style-name="T4"><text:a xlink:href="http://leehite.org/Chimes.htm" xlink:type="simple">http://leehite.org/Chimes.htm</text:a></text:span></text:p>
          </table:table-cell>
          <table:covered-table-cell table:number-columns-repeated="4" table:style-name="ce96"/>
          <table:covered-table-cell table:style-name="ce129"/>
          <table:table-cell table:number-columns-repeated="1010"/>
        </table:table-row>
        <table:table-row table:style-name="ro12">
          <table:table-cell table:number-columns-repeated="1024"/>
        </table:table-row>
        <table:table-row table:style-name="ro7">
          <table:table-cell table:number-columns-repeated="15"/>
          <table:table-cell table:style-name="ce132"/>
          <table:table-cell table:number-columns-repeated="1008"/>
        </table:table-row>
        <table:table-row table:style-name="ro13" table:number-rows-repeated="1048538">
          <table:table-cell table:number-columns-repeated="1024"/>
        </table:table-row>
        <table:table-row table:style-name="ro13">
          <table:table-cell table:number-columns-repeated="1024"/>
        </table:table-row>
      </table:table>
      <table:table table:name="Tubing Length Ratio Calculator" table:style-name="ta2" table:protected="true" table:protection-key="7N5wO6N/ccI4CuiyxaJS7vm0P0g=" table:protection-key-digest-algorithm="http://docs.oasis-open.org/office/ns/table/legacy-hash-excel" loext:protection-key-digest-algorithm-2="http://www.w3.org/2000/09/xmldsig#sha1">
        <loext:table-protection loext:select-unprotected-cells="true"/>
        <table:table-column table:style-name="co13" table:default-cell-style-name="ce133"/>
        <table:table-column table:style-name="co14" table:default-cell-style-name="ce133"/>
        <table:table-column table:style-name="co15" table:default-cell-style-name="ce133"/>
        <table:table-column table:style-name="co16" table:default-cell-style-name="ce133"/>
        <table:table-column table:style-name="co17" table:default-cell-style-name="ce160"/>
        <table:table-column table:style-name="co18" table:default-cell-style-name="ce160"/>
        <table:table-column table:style-name="co19" table:default-cell-style-name="Default"/>
        <table:table-column table:style-name="co16" table:default-cell-style-name="ce160"/>
        <table:table-column table:style-name="co20" table:default-cell-style-name="ce160"/>
        <table:table-column table:style-name="co19" table:number-columns-repeated="55" table:default-cell-style-name="Default"/>
        <table:table-row table:style-name="ro11">
          <table:table-cell/>
          <table:table-cell table:style-name="ce134" office:value-type="string" calcext:value-type="string" table:number-columns-spanned="5" table:number-rows-spanned="1">
            <text:p><text:s/>Wind Chime Tubing Length Ratio Calculator</text:p>
          </table:table-cell>
          <table:covered-table-cell table:number-columns-repeated="3" table:style-name="ce145"/>
          <table:covered-table-cell table:style-name="ce161"/>
          <table:table-cell table:number-columns-repeated="58"/>
        </table:table-row>
        <table:table-row table:style-name="ro14">
          <table:table-cell/>
          <table:table-cell table:style-name="ce135" office:value-type="string" calcext:value-type="string" table:number-columns-spanned="5" table:number-rows-spanned="1">
            <text:p><text:s/>Can be used for a tube open at both ends or for a tube with end caps</text:p>
          </table:table-cell>
          <table:covered-table-cell table:number-columns-repeated="3" table:style-name="ce24"/>
          <table:covered-table-cell table:style-name="ce118"/>
          <table:table-cell table:number-columns-repeated="58"/>
        </table:table-row>
        <table:table-row table:style-name="ro7">
          <table:table-cell/>
          <table:table-cell table:style-name="ce136"/>
          <table:table-cell table:style-name="ce146"/>
          <table:table-cell table:style-name="ce152" office:value-type="string" calcext:value-type="string">
            <text:p>by referencing a tube of known length &amp; frequency.</text:p>
          </table:table-cell>
          <table:table-cell table:style-name="ce156"/>
          <table:table-cell table:style-name="ce162"/>
          <table:table-cell table:number-columns-repeated="58"/>
        </table:table-row>
        <table:table-row table:style-name="ro10">
          <table:table-cell/>
          <table:table-cell table:style-name="ce137" office:value-type="string" calcext:value-type="string" table:number-columns-spanned="5" table:number-rows-spanned="1">
            <text:p><text:span text:style-name="T5">            Enter Values in Blue Boxes</text:span><text:span text:style-name="T6">              </text:span><text:span text:style-name="T7">Answers in Green Boxes</text:span></text:p>
          </table:table-cell>
          <table:covered-table-cell table:number-columns-repeated="3" table:style-name="ce147"/>
          <table:covered-table-cell table:style-name="ce163"/>
          <table:table-cell table:number-columns-repeated="58"/>
        </table:table-row>
        <table:table-row table:style-name="ro15">
          <table:table-cell/>
          <table:table-cell table:style-name="ce138" office:value-type="string" calcext:value-type="string">
            <text:p>Enter</text:p>
            <text:p><text:span text:style-name="T8"/></text:p>
            <text:p><text:span text:style-name="T8">measured</text:span></text:p>
            <text:p><text:span text:style-name="T8">tubing</text:span></text:p>
            <text:p><text:span text:style-name="T8">length</text:span></text:p>
          </table:table-cell>
          <table:table-cell table:style-name="ce148" office:value-type="string" calcext:value-type="string">
            <text:p>Enter</text:p>
            <text:p><text:span text:style-name="T8"/></text:p>
            <text:p><text:span text:style-name="T8">measured</text:span></text:p>
            <text:p><text:span text:style-name="T8">tubing</text:span></text:p>
            <text:p><text:span text:style-name="T8">frequency</text:span></text:p>
          </table:table-cell>
          <table:table-cell table:style-name="ce153" office:value-type="string" calcext:value-type="string">
            <text:p>Enter</text:p>
            <text:p><text:span text:style-name="T8"/></text:p>
            <text:p><text:span text:style-name="T8">desired</text:span></text:p>
            <text:p><text:span text:style-name="T8">tubing</text:span></text:p>
            <text:p><text:span text:style-name="T8">frequency</text:span></text:p>
          </table:table-cell>
          <table:table-cell table:style-name="ce138" office:value-type="string" calcext:value-type="string">
            <text:p>Answer</text:p>
            <text:p><text:span text:style-name="T8">length of</text:span></text:p>
            <text:p><text:span text:style-name="T8">tubing for</text:span></text:p>
            <text:p><text:span text:style-name="T8">desired</text:span></text:p>
            <text:p><text:span text:style-name="T8">frequency</text:span></text:p>
          </table:table-cell>
          <table:table-cell table:style-name="ce153" office:value-type="string" calcext:value-type="string">
            <text:p>Answer</text:p>
            <text:p/>
            <text:p><text:span text:style-name="T8">Hang point for tube open at both ends</text:span></text:p>
          </table:table-cell>
          <table:table-cell table:number-columns-repeated="58"/>
        </table:table-row>
        <table:table-row table:style-name="ro10">
          <table:table-cell/>
          <table:table-cell table:style-name="ce139" office:value-type="string" calcext:value-type="string">
            <text:p>mm or Inches</text:p>
          </table:table-cell>
          <table:table-cell table:style-name="ce149" office:value-type="string" calcext:value-type="string">
            <text:p>Hz</text:p>
          </table:table-cell>
          <table:table-cell table:style-name="ce154" office:value-type="string" calcext:value-type="string">
            <text:p>Hz</text:p>
          </table:table-cell>
          <table:table-cell table:style-name="ce157"/>
          <table:table-cell table:style-name="ce164"/>
          <table:table-cell table:number-columns-repeated="58"/>
        </table:table-row>
        <table:table-row table:style-name="ro10">
          <table:table-cell/>
          <table:table-cell table:style-name="ce140" office:value-type="float" office:value="18.25" calcext:value-type="float">
            <text:p>18,25</text:p>
          </table:table-cell>
          <table:table-cell table:style-name="ce150" office:value-type="float" office:value="440" calcext:value-type="float">
            <text:p>440,0</text:p>
          </table:table-cell>
          <table:table-cell table:style-name="ce155" office:value-type="float" office:value="392" calcext:value-type="float">
            <text:p>392</text:p>
          </table:table-cell>
          <table:table-cell table:style-name="ce158" table:formula="of:=ROUND(([.B7]/SQRT([.D7]/[.C7]))*16;0)/16" office:value-type="float" office:value="19.3125" calcext:value-type="float">
            <text:p>19 <text:s/>5/16</text:p>
          </table:table-cell>
          <table:table-cell table:style-name="ce165" table:formula="of:=ROUND(([.E7]*0.2242)*16;0)/16" office:value-type="float" office:value="4.3125" calcext:value-type="float">
            <text:p>4 <text:s/>5/16</text:p>
          </table:table-cell>
          <table:table-cell table:number-columns-repeated="58"/>
        </table:table-row>
        <table:table-row table:style-name="ro10">
          <table:table-cell/>
          <table:table-cell table:style-name="ce141" table:number-columns-repeated="3"/>
          <table:table-cell table:style-name="ce159" table:number-columns-repeated="2"/>
          <table:table-cell table:number-columns-repeated="58"/>
        </table:table-row>
        <table:table-row table:style-name="ro9">
          <table:table-cell/>
          <table:table-cell table:style-name="ce142" office:value-type="string" calcext:value-type="string" table:number-columns-spanned="7" table:number-rows-spanned="7">
            <text:p>If you have a chime tube for which you know the exact musical note or the exact frequency, you can use that tube to make other chimes in the same family of size and metal. The tube does not need to match any particular note or frequency. The important measurement is that you know the exact frequency and length. </text:p>
            <text:p/>
            <text:p>For example, say you have a 3/4" type L copper pipe that you know is tuned for A4 (440 Hz) and it's length is 18 1/4" inches, and you want a tube tuned for 392 Hz. Enter those values in the blue boxes.  The green boxes provide the length for the 392 Hz chime and the hang point at 4 5/16".</text:p>
            <text:p/>
            <text:p>Repeating the process until you have determined the correct length for all the chimes in your set. You then have lengths for notes using 3/4" type L copper pipe.</text:p>
            <text:p/>
            <text:p>If you do not know the musical note or frequency for a length of tubing, use a piano or other musical instrument to determine the musical note.  Maybe ask a musical friend to help out.</text:p>
            <text:p/>
            <text:p>A good piano tuning program called Tune Lab Pro works well for measuring frequency. Do not use it for measuring musical notes as it is set up for a string instrument and not for a wind chime tube, but it will tell you the fundamental frequency.</text:p>
          </table:table-cell>
          <table:covered-table-cell table:number-columns-repeated="6" table:style-name="ce143"/>
          <table:table-cell table:number-columns-repeated="56"/>
        </table:table-row>
        <table:table-row table:style-name="ro7">
          <table:table-cell/>
          <table:covered-table-cell table:number-columns-repeated="7" table:style-name="ce143"/>
          <table:table-cell table:number-columns-repeated="56"/>
        </table:table-row>
        <table:table-row table:style-name="ro7">
          <table:table-cell/>
          <table:covered-table-cell table:number-columns-repeated="7" table:style-name="ce143"/>
          <table:table-cell table:number-columns-repeated="56"/>
        </table:table-row>
        <table:table-row table:style-name="ro7">
          <table:table-cell/>
          <table:covered-table-cell table:number-columns-repeated="7" table:style-name="ce143"/>
          <table:table-cell table:number-columns-repeated="56"/>
        </table:table-row>
        <table:table-row table:style-name="ro7">
          <table:table-cell/>
          <table:covered-table-cell table:number-columns-repeated="7" table:style-name="ce143"/>
          <table:table-cell table:number-columns-repeated="56"/>
        </table:table-row>
        <table:table-row table:style-name="ro7">
          <table:table-cell/>
          <table:covered-table-cell table:number-columns-repeated="7" table:style-name="ce143"/>
          <table:table-cell table:number-columns-repeated="56"/>
        </table:table-row>
        <table:table-row table:style-name="ro16">
          <table:table-cell/>
          <table:covered-table-cell table:number-columns-repeated="7" table:style-name="ce143"/>
          <table:table-cell table:number-columns-repeated="56"/>
        </table:table-row>
        <table:table-row table:style-name="ro7">
          <table:table-cell/>
          <table:table-cell table:style-name="ce144" office:value-type="string" calcext:value-type="string">
            <text:p>See</text:p>
          </table:table-cell>
          <table:table-cell table:style-name="ce151" office:value-type="string" calcext:value-type="string" table:number-columns-spanned="2" table:number-rows-spanned="1">
            <text:p><text:span text:style-name="T4"><text:a xlink:href="http://www.tunelab-world.com/" xlink:type="simple">www.tunelab-world.com/</text:a></text:span></text:p>
          </table:table-cell>
          <table:covered-table-cell/>
          <table:table-cell table:number-columns-repeated="60"/>
        </table:table-row>
        <table:table-row table:style-name="ro7" table:number-rows-repeated="1048559">
          <table:table-cell table:number-columns-repeated="64"/>
        </table:table-row>
        <table:table-row table:style-name="ro7">
          <table:table-cell table:number-columns-repeated="64"/>
        </table:table-row>
      </table:table>
      <table:table table:name="DATA" table:style-name="ta3" table:protected="true" table:protection-key="7N5wO6N/ccI4CuiyxaJS7vm0P0g=" table:protection-key-digest-algorithm="http://docs.oasis-open.org/office/ns/table/legacy-hash-excel" loext:protection-key-digest-algorithm-2="http://www.w3.org/2000/09/xmldsig#sha1">
        <loext:table-protection loext:select-unprotected-cells="true"/>
        <table:table-column table:style-name="co21" table:default-cell-style-name="ce160"/>
        <table:table-column table:style-name="co22" table:default-cell-style-name="ce160"/>
        <table:table-column table:style-name="co23" table:default-cell-style-name="ce197"/>
        <table:table-column table:style-name="co24" table:default-cell-style-name="ce160"/>
        <table:table-column table:style-name="co25" table:default-cell-style-name="ce160"/>
        <table:table-column table:style-name="co26" table:default-cell-style-name="ce133"/>
        <table:table-column table:style-name="co27" table:default-cell-style-name="ce133"/>
        <table:table-column table:style-name="co19" table:default-cell-style-name="Default"/>
        <table:table-column table:style-name="co6" table:default-cell-style-name="ce160"/>
        <table:table-column table:style-name="co19" table:number-columns-repeated="55" table:default-cell-style-name="Default"/>
        <table:table-row table:style-name="ro7">
          <table:table-cell table:style-name="ce166"/>
          <table:table-cell table:style-name="ce167" office:value-type="date" office:date-value="2010-02-20" calcext:value-type="date">
            <text:p>February 20, 2010</text:p>
          </table:table-cell>
          <table:table-cell table:style-name="ce177" office:value-type="string" calcext:value-type="string">
            <text:p><text:s text:c="2"/>Properties Used for Calculations</text:p>
          </table:table-cell>
          <table:table-cell table:style-name="ce198" table:number-columns-repeated="2"/>
          <table:table-cell table:style-name="ce215" table:number-columns-repeated="2"/>
          <table:table-cell table:number-columns-repeated="57"/>
        </table:table-row>
        <table:table-row table:style-name="ro8">
          <table:table-cell table:style-name="ce166"/>
          <table:table-cell table:style-name="ce168" office:value-type="string" calcext:value-type="string">
            <text:p>Modulus of Elasticity =</text:p>
          </table:table-cell>
          <table:table-cell table:style-name="ce178" table:formula="of:=VLOOKUP(SELECTED;[.B21:.D27];2;FALSE())" office:value-type="float" office:value="16000000" calcext:value-type="float">
            <text:p>16 000 000</text:p>
          </table:table-cell>
          <table:table-cell table:style-name="ce199" office:value-type="string" calcext:value-type="string">
            <text:p>psi</text:p>
          </table:table-cell>
          <table:table-cell table:style-name="ce166"/>
          <table:table-cell table:style-name="ce183" table:number-columns-repeated="2"/>
          <table:table-cell table:number-columns-repeated="57"/>
        </table:table-row>
        <table:table-row table:style-name="ro7">
          <table:table-cell table:style-name="ce166"/>
          <table:table-cell table:style-name="ce168" office:value-type="string" calcext:value-type="string">
            <text:p>Density =</text:p>
          </table:table-cell>
          <table:table-cell table:style-name="ce179" table:formula="of:=VLOOKUP(SELECTED;[.B21:.D27];3;FALSE())" office:value-type="float" office:value="0.3226" calcext:value-type="float">
            <text:p>0,3226</text:p>
          </table:table-cell>
          <table:table-cell table:style-name="ce199" office:value-type="string" calcext:value-type="string">
            <text:p>Lbm / in3</text:p>
          </table:table-cell>
          <table:table-cell table:style-name="ce166"/>
          <table:table-cell table:style-name="ce183" table:number-columns-repeated="2"/>
          <table:table-cell table:number-columns-repeated="57"/>
        </table:table-row>
        <table:table-row table:style-name="ro17">
          <table:table-cell table:style-name="ce166" table:number-columns-repeated="2"/>
          <table:table-cell table:style-name="ce180"/>
          <table:table-cell table:style-name="ce166"/>
          <table:table-cell table:style-name="ce212"/>
          <table:table-cell table:style-name="ce183" table:number-columns-repeated="2"/>
          <table:table-cell table:number-columns-repeated="57"/>
        </table:table-row>
        <table:table-row table:style-name="ro7">
          <table:table-cell table:style-name="ce166"/>
          <table:table-cell table:style-name="ce169" office:value-type="string" calcext:value-type="string">
            <text:p>Constants</text:p>
          </table:table-cell>
          <table:table-cell table:style-name="ce179"/>
          <table:table-cell table:style-name="ce199"/>
          <table:table-cell table:style-name="ce166"/>
          <table:table-cell table:style-name="ce183" table:number-columns-repeated="2"/>
          <table:table-cell table:number-columns-repeated="57"/>
        </table:table-row>
        <table:table-row table:style-name="ro11">
          <table:table-cell table:style-name="ce166"/>
          <table:table-cell table:style-name="ce170" office:value-type="string" calcext:value-type="string">
            <text:p>Gravity Constant = </text:p>
          </table:table-cell>
          <table:table-cell table:style-name="ce179" office:value-type="float" office:value="386.4" calcext:value-type="float">
            <text:p>386,4</text:p>
          </table:table-cell>
          <table:table-cell table:style-name="ce199" office:value-type="string" calcext:value-type="string">
            <text:p>In / sec<text:span text:style-name="T9">2</text:span></text:p>
          </table:table-cell>
          <table:table-cell table:style-name="ce166"/>
          <table:table-cell table:style-name="ce216"/>
          <table:table-cell table:style-name="ce183"/>
          <table:table-cell table:number-columns-repeated="57"/>
        </table:table-row>
        <table:table-row table:style-name="ro11">
          <table:table-cell table:style-name="ce166"/>
          <table:table-cell table:style-name="ce170" office:value-type="string" calcext:value-type="string">
            <text:p>Euler's Constants = </text:p>
          </table:table-cell>
          <table:table-cell table:style-name="ce181" office:value-type="string" calcext:value-type="string">
            <text:p>βl<text:span text:style-name="T11">2</text:span></text:p>
          </table:table-cell>
          <table:table-cell table:style-name="ce200" office:value-type="string" calcext:value-type="string">
            <text:p>Suspension Point</text:p>
          </table:table-cell>
          <table:table-cell table:style-name="ce166"/>
          <table:table-cell table:style-name="ce183" table:number-columns-repeated="2"/>
          <table:table-cell table:number-columns-repeated="57"/>
        </table:table-row>
        <table:table-row table:style-name="ro11">
          <table:table-cell table:style-name="ce166"/>
          <table:table-cell table:style-name="ce168" office:value-type="string" calcext:value-type="string">
            <text:p>1<text:span text:style-name="T9">st</text:span><text:span text:style-name="T10"> =</text:span></text:p>
          </table:table-cell>
          <table:table-cell table:style-name="ce182" office:value-type="float" office:value="22.37" calcext:value-type="float">
            <text:p>22,370</text:p>
          </table:table-cell>
          <table:table-cell table:style-name="ce201" office:value-type="float" office:value="0.2242" calcext:value-type="float">
            <text:p>0,2242</text:p>
          </table:table-cell>
          <table:table-cell table:style-name="ce166"/>
          <table:table-cell table:style-name="ce183" table:number-columns-repeated="2"/>
          <table:table-cell table:number-columns-repeated="57"/>
        </table:table-row>
        <table:table-row table:style-name="ro11">
          <table:table-cell table:style-name="ce166"/>
          <table:table-cell table:style-name="ce168" office:value-type="string" calcext:value-type="string">
            <text:p>2<text:span text:style-name="T9">nd</text:span><text:span text:style-name="T10"> =</text:span></text:p>
          </table:table-cell>
          <table:table-cell table:style-name="ce182" office:value-type="float" office:value="61.67" calcext:value-type="float">
            <text:p>61,670</text:p>
          </table:table-cell>
          <table:table-cell table:style-name="ce201" office:value-type="float" office:value="0.132" calcext:value-type="float">
            <text:p>0,132</text:p>
          </table:table-cell>
          <table:table-cell table:style-name="ce166"/>
          <table:table-cell table:style-name="ce183" table:number-columns-repeated="2"/>
          <table:table-cell table:number-columns-repeated="57"/>
        </table:table-row>
        <table:table-row table:style-name="ro11">
          <table:table-cell table:style-name="ce166"/>
          <table:table-cell table:style-name="ce168" office:value-type="string" calcext:value-type="string">
            <text:p>3<text:span text:style-name="T9">rd</text:span><text:span text:style-name="T10"> =</text:span></text:p>
          </table:table-cell>
          <table:table-cell table:style-name="ce182" office:value-type="float" office:value="120.9" calcext:value-type="float">
            <text:p>120,900</text:p>
          </table:table-cell>
          <table:table-cell table:style-name="ce201" office:value-type="float" office:value="0.0944" calcext:value-type="float">
            <text:p>0,0944</text:p>
          </table:table-cell>
          <table:table-cell table:style-name="ce166"/>
          <table:table-cell table:style-name="ce183" table:number-columns-repeated="2"/>
          <table:table-cell table:number-columns-repeated="57"/>
        </table:table-row>
        <table:table-row table:style-name="ro11">
          <table:table-cell table:style-name="ce166"/>
          <table:table-cell table:style-name="ce168" office:value-type="string" calcext:value-type="string">
            <text:p>4<text:span text:style-name="T9">th</text:span><text:span text:style-name="T10"> =</text:span></text:p>
          </table:table-cell>
          <table:table-cell table:style-name="ce182" office:value-type="float" office:value="199.859448126628" calcext:value-type="float">
            <text:p>199,859</text:p>
          </table:table-cell>
          <table:table-cell table:style-name="ce201" office:value-type="float" office:value="0.0735" calcext:value-type="float">
            <text:p>0,0735</text:p>
          </table:table-cell>
          <table:table-cell table:style-name="ce166"/>
          <table:table-cell table:style-name="ce183" table:number-columns-repeated="2"/>
          <table:table-cell table:number-columns-repeated="57"/>
        </table:table-row>
        <table:table-row table:style-name="ro17">
          <table:table-cell table:style-name="ce166" table:number-columns-repeated="2"/>
          <table:table-cell table:style-name="ce180"/>
          <table:table-cell table:style-name="ce166" table:number-columns-repeated="2"/>
          <table:table-cell table:style-name="ce183" table:number-columns-repeated="2"/>
          <table:table-cell table:number-columns-repeated="57"/>
        </table:table-row>
        <table:table-row table:style-name="ro7">
          <table:table-cell table:style-name="ce166"/>
          <table:table-cell table:style-name="ce169" office:value-type="string" calcext:value-type="string">
            <text:p>Calculate Values</text:p>
          </table:table-cell>
          <table:table-cell table:style-name="ce179"/>
          <table:table-cell table:style-name="ce199"/>
          <table:table-cell table:style-name="ce166"/>
          <table:table-cell table:style-name="ce183" table:number-columns-repeated="2"/>
          <table:table-cell table:number-columns-repeated="57"/>
        </table:table-row>
        <table:table-row table:style-name="ro11">
          <table:table-cell table:style-name="ce166"/>
          <table:table-cell table:style-name="ce168" office:value-type="string" calcext:value-type="string">
            <text:p>Area Moment of Inertia =</text:p>
          </table:table-cell>
          <table:table-cell table:style-name="ce179" table:formula="of:=PI()*((OD/25.4)^4-(ID/25.4)^4)/64" office:value-type="float" office:value="0.00346253480130947" calcext:value-type="float">
            <text:p>0,003462534801309</text:p>
          </table:table-cell>
          <table:table-cell table:style-name="ce199" office:value-type="string" calcext:value-type="string">
            <text:p>in<text:span text:style-name="T9">4</text:span></text:p>
          </table:table-cell>
          <table:table-cell table:style-name="ce166"/>
          <table:table-cell table:style-name="ce183" table:number-columns-repeated="2"/>
          <table:table-cell table:number-columns-repeated="57"/>
        </table:table-row>
        <table:table-row table:style-name="ro11">
          <table:table-cell table:style-name="ce166"/>
          <table:table-cell table:style-name="ce168" office:value-type="string" calcext:value-type="string">
            <text:p>Area =</text:p>
          </table:table-cell>
          <table:table-cell table:style-name="ce179" table:formula="of:=PI()*((OD/25.4)^2-(ID/25.4)^2)/4" office:value-type="float" office:value="0.0803741488349512" calcext:value-type="float">
            <text:p>0,080374148834951</text:p>
          </table:table-cell>
          <table:table-cell table:style-name="ce199" office:value-type="string" calcext:value-type="string">
            <text:p>in<text:span text:style-name="T9">2</text:span></text:p>
          </table:table-cell>
          <table:table-cell table:style-name="ce166"/>
          <table:table-cell table:style-name="ce183" table:number-columns-repeated="2"/>
          <table:table-cell table:number-columns-repeated="57"/>
        </table:table-row>
        <table:table-row table:style-name="ro7">
          <table:table-cell table:style-name="ce166"/>
          <table:table-cell table:style-name="ce171" office:value-type="string" calcext:value-type="string">
            <text:p> K =√<text:span text:style-name="T8"> ( E*I / (A*p) ) =</text:span></text:p>
          </table:table-cell>
          <table:table-cell table:style-name="ce179" table:formula="of:=SQRT((Elasticity*Moment*Gravity)/(Area*Density))" office:value-type="float" office:value="28733.2829016349" calcext:value-type="float">
            <text:p>28733,2829016349</text:p>
          </table:table-cell>
          <table:table-cell table:style-name="ce199"/>
          <table:table-cell table:style-name="ce166"/>
          <table:table-cell table:style-name="ce183" table:number-columns-repeated="2"/>
          <table:table-cell table:number-columns-repeated="57"/>
        </table:table-row>
        <table:table-row table:style-name="ro17">
          <table:table-cell table:style-name="ce166" table:number-columns-repeated="2"/>
          <table:table-cell table:style-name="ce183" table:number-columns-repeated="2"/>
          <table:table-cell table:style-name="ce166"/>
          <table:table-cell table:style-name="ce183" table:number-columns-repeated="2"/>
          <table:table-cell table:number-columns-repeated="57"/>
        </table:table-row>
        <table:table-row table:style-name="ro10">
          <table:table-cell table:style-name="ce166" table:number-columns-repeated="2"/>
          <table:table-cell table:style-name="ce184" office:value-type="string" calcext:value-type="string">
            <text:p><text:s text:c="13"/>Material Properties </text:p>
          </table:table-cell>
          <table:table-cell table:style-name="ce202"/>
          <table:table-cell table:style-name="ce166"/>
          <table:table-cell table:style-name="ce183" table:number-columns-repeated="2"/>
          <table:table-cell table:number-columns-repeated="57"/>
        </table:table-row>
        <table:table-row table:style-name="ro18">
          <table:table-cell table:style-name="ce166" table:number-columns-repeated="2"/>
          <table:table-cell table:style-name="ce185" office:value-type="string" calcext:value-type="string">
            <text:p>Modulus </text:p>
            <text:p>of Elasticity</text:p>
          </table:table-cell>
          <table:table-cell table:style-name="ce203" office:value-type="string" calcext:value-type="string">
            <text:p>Density</text:p>
          </table:table-cell>
          <table:table-cell table:style-name="ce166"/>
          <table:table-cell table:style-name="ce183" table:number-columns-repeated="2"/>
          <table:table-cell table:number-columns-repeated="57"/>
        </table:table-row>
        <table:table-row table:style-name="ro11">
          <table:table-cell table:style-name="ce166"/>
          <table:table-cell table:style-name="ce172" office:value-type="string" calcext:value-type="string">
            <text:p>Material</text:p>
          </table:table-cell>
          <table:table-cell table:style-name="ce186" office:value-type="string" calcext:value-type="string">
            <text:p>psi</text:p>
          </table:table-cell>
          <table:table-cell table:style-name="ce204" office:value-type="string" calcext:value-type="string">
            <text:p>Lbm / in<text:span text:style-name="T9">3</text:span></text:p>
          </table:table-cell>
          <table:table-cell table:style-name="ce176" office:value-type="string" calcext:value-type="string" table:number-columns-spanned="1" table:number-rows-spanned="9">
            <text:p>Adjust Modulus of Elasticity and Density to fit your specific material of choice.</text:p>
          </table:table-cell>
          <table:table-cell table:style-name="ce183" table:number-columns-repeated="2"/>
          <table:table-cell table:number-columns-repeated="57"/>
        </table:table-row>
        <table:table-row table:style-name="ro7">
          <table:table-cell table:style-name="ce166"/>
          <table:table-cell table:style-name="ce173" office:value-type="string" calcext:value-type="string">
            <text:p>Aluminum</text:p>
          </table:table-cell>
          <table:table-cell table:style-name="ce187" office:value-type="float" office:value="10000000" calcext:value-type="float">
            <text:p>10 000 000</text:p>
          </table:table-cell>
          <table:table-cell table:style-name="ce205" office:value-type="float" office:value="0.098" calcext:value-type="float">
            <text:p>0,0980</text:p>
          </table:table-cell>
          <table:covered-table-cell table:style-name="ce213"/>
          <table:table-cell table:style-name="ce183" table:number-columns-repeated="2"/>
          <table:table-cell table:number-columns-repeated="57"/>
        </table:table-row>
        <table:table-row table:style-name="ro7">
          <table:table-cell table:style-name="ce166"/>
          <table:table-cell table:style-name="ce173" office:value-type="string" calcext:value-type="string">
            <text:p>Brass</text:p>
          </table:table-cell>
          <table:table-cell table:style-name="ce188" office:value-type="float" office:value="17000000" calcext:value-type="float">
            <text:p>17 000 000</text:p>
          </table:table-cell>
          <table:table-cell table:style-name="ce206" office:value-type="float" office:value="0.308" calcext:value-type="float">
            <text:p>0,3080</text:p>
          </table:table-cell>
          <table:covered-table-cell table:style-name="ce213"/>
          <table:table-cell table:style-name="ce183" table:number-columns-repeated="2"/>
          <table:table-cell table:number-columns-repeated="57"/>
        </table:table-row>
        <table:table-row table:style-name="ro7">
          <table:table-cell table:style-name="ce166"/>
          <table:table-cell table:style-name="ce173" office:value-type="string" calcext:value-type="string">
            <text:p>Cast Iron</text:p>
          </table:table-cell>
          <table:table-cell table:style-name="ce188" office:value-type="float" office:value="13400000" calcext:value-type="float">
            <text:p>13 400 000</text:p>
          </table:table-cell>
          <table:table-cell table:style-name="ce206" office:value-type="float" office:value="0.26" calcext:value-type="float">
            <text:p>0,2600</text:p>
          </table:table-cell>
          <table:covered-table-cell table:style-name="ce213"/>
          <table:table-cell table:style-name="ce183" table:number-columns-repeated="2"/>
          <table:table-cell table:number-columns-repeated="57"/>
        </table:table-row>
        <table:table-row table:style-name="ro7">
          <table:table-cell table:style-name="ce166"/>
          <table:table-cell table:style-name="ce173" office:value-type="string" calcext:value-type="string">
            <text:p>Copper</text:p>
          </table:table-cell>
          <table:table-cell table:style-name="ce188" office:value-type="float" office:value="16000000" calcext:value-type="float">
            <text:p>16 000 000</text:p>
          </table:table-cell>
          <table:table-cell table:style-name="ce206" office:value-type="float" office:value="0.3226" calcext:value-type="float">
            <text:p>0,3226</text:p>
          </table:table-cell>
          <table:covered-table-cell table:style-name="ce213"/>
          <table:table-cell table:style-name="ce183" table:number-columns-repeated="2"/>
          <table:table-cell table:number-columns-repeated="57"/>
        </table:table-row>
        <table:table-row table:style-name="ro7">
          <table:table-cell table:style-name="ce166"/>
          <table:table-cell table:style-name="ce173" office:value-type="string" calcext:value-type="string">
            <text:p>Steel</text:p>
          </table:table-cell>
          <table:table-cell table:style-name="ce188" office:value-type="float" office:value="30000000" calcext:value-type="float">
            <text:p>30 000 000</text:p>
          </table:table-cell>
          <table:table-cell table:style-name="ce206" office:value-type="float" office:value="0.2835" calcext:value-type="float">
            <text:p>0,2835</text:p>
          </table:table-cell>
          <table:covered-table-cell table:style-name="ce213"/>
          <table:table-cell table:style-name="ce183" table:number-columns-repeated="2"/>
          <table:table-cell table:number-columns-repeated="57"/>
        </table:table-row>
        <table:table-row table:style-name="ro10">
          <table:table-cell table:style-name="ce166"/>
          <table:table-cell table:style-name="ce173" office:value-type="string" calcext:value-type="string">
            <text:p>Stainless Steel</text:p>
          </table:table-cell>
          <table:table-cell table:style-name="ce189" office:value-type="float" office:value="28300000" calcext:value-type="float">
            <text:p>28 300 000</text:p>
          </table:table-cell>
          <table:table-cell table:style-name="ce207" office:value-type="float" office:value="0.283" calcext:value-type="float">
            <text:p>0,2830</text:p>
          </table:table-cell>
          <table:covered-table-cell table:style-name="ce213"/>
          <table:table-cell table:style-name="ce183" table:number-columns-repeated="2"/>
          <table:table-cell table:number-columns-repeated="57"/>
        </table:table-row>
        <table:table-row table:style-name="ro10">
          <table:table-cell table:style-name="ce166"/>
          <table:table-cell table:style-name="ce173" office:value-type="string" calcext:value-type="string">
            <text:p>Titanium</text:p>
          </table:table-cell>
          <table:table-cell table:style-name="ce189" office:value-type="float" office:value="14900000" calcext:value-type="float">
            <text:p>14 900 000</text:p>
          </table:table-cell>
          <table:table-cell table:style-name="ce207" office:value-type="float" office:value="0.163" calcext:value-type="float">
            <text:p>0,1630</text:p>
          </table:table-cell>
          <table:covered-table-cell table:style-name="ce213"/>
          <table:table-cell table:style-name="ce183" table:number-columns-repeated="2"/>
          <table:table-cell table:number-columns-repeated="57"/>
        </table:table-row>
        <table:table-row table:style-name="ro10">
          <table:table-cell table:style-name="ce166" table:number-columns-repeated="2"/>
          <table:table-cell table:style-name="ce190"/>
          <table:table-cell table:style-name="ce166"/>
          <table:covered-table-cell table:style-name="ce214"/>
          <table:table-cell table:style-name="ce183" table:number-columns-repeated="2"/>
          <table:table-cell table:number-columns-repeated="57"/>
        </table:table-row>
        <table:table-row table:style-name="ro19">
          <table:table-cell table:style-name="ce166" table:number-columns-repeated="2"/>
          <table:table-cell table:style-name="ce190"/>
          <table:table-cell table:style-name="ce166" table:number-columns-repeated="2"/>
          <table:table-cell table:style-name="ce183" table:number-columns-repeated="2"/>
          <table:table-cell table:number-columns-repeated="57"/>
        </table:table-row>
        <table:table-row table:style-name="ro7">
          <table:table-cell table:style-name="ce166" table:number-columns-repeated="2"/>
          <table:table-cell table:style-name="ce191" office:value-type="string" calcext:value-type="string">
            <text:p>Nominal Values</text:p>
          </table:table-cell>
          <table:table-cell table:style-name="ce208" office:value-type="string" calcext:value-type="string">
            <text:p>Nominal Values</text:p>
          </table:table-cell>
          <table:table-cell table:style-name="ce166"/>
          <table:table-cell table:style-name="ce183" table:number-columns-repeated="2"/>
          <table:table-cell table:number-columns-repeated="57"/>
        </table:table-row>
        <table:table-row table:style-name="ro20">
          <table:table-cell table:style-name="ce166"/>
          <table:table-cell table:style-name="ce174" office:value-type="string" calcext:value-type="string">
            <text:p>Aluminum </text:p>
          </table:table-cell>
          <table:table-cell table:style-name="ce192" office:value-type="string" calcext:value-type="string">
            <text:p>10,000,000 to</text:p>
            <text:p>10,300,000  </text:p>
          </table:table-cell>
          <table:table-cell table:style-name="ce209" office:value-type="string" calcext:value-type="string">
            <text:p>0.0925 to</text:p>
            <text:p>0.098</text:p>
          </table:table-cell>
          <table:table-cell table:style-name="ce166"/>
          <table:table-cell table:style-name="ce183" table:number-columns-repeated="2"/>
          <table:table-cell table:number-columns-repeated="57"/>
        </table:table-row>
        <table:table-row table:style-name="ro20">
          <table:table-cell table:style-name="ce166"/>
          <table:table-cell table:style-name="ce174" office:value-type="string" calcext:value-type="string">
            <text:p>Brass </text:p>
          </table:table-cell>
          <table:table-cell table:style-name="ce193" office:value-type="string" calcext:value-type="string">
            <text:p>15,000,000 to</text:p>
            <text:p>17,000,000</text:p>
          </table:table-cell>
          <table:table-cell table:style-name="ce210" office:value-type="string" calcext:value-type="string">
            <text:p>0.303 to</text:p>
            <text:p>0.315</text:p>
          </table:table-cell>
          <table:table-cell table:style-name="ce166"/>
          <table:table-cell table:style-name="ce183" table:number-columns-repeated="2"/>
          <table:table-cell table:number-columns-repeated="57"/>
        </table:table-row>
        <table:table-row table:style-name="ro20">
          <table:table-cell table:style-name="ce166"/>
          <table:table-cell table:style-name="ce174" office:value-type="string" calcext:value-type="string">
            <text:p>Cast Iron </text:p>
          </table:table-cell>
          <table:table-cell table:style-name="ce193" office:value-type="string" calcext:value-type="string">
            <text:p>11,600,000 to</text:p>
            <text:p>13,400,000</text:p>
          </table:table-cell>
          <table:table-cell table:style-name="ce210" office:value-type="string" calcext:value-type="string">
            <text:p>0.2456 to</text:p>
            <text:p>0.2817</text:p>
          </table:table-cell>
          <table:table-cell table:style-name="ce166"/>
          <table:table-cell table:style-name="ce183" table:number-columns-repeated="2"/>
          <table:table-cell table:number-columns-repeated="57"/>
        </table:table-row>
        <table:table-row table:style-name="ro20">
          <table:table-cell table:style-name="ce166"/>
          <table:table-cell table:style-name="ce174" office:value-type="string" calcext:value-type="string">
            <text:p>Copper </text:p>
          </table:table-cell>
          <table:table-cell table:style-name="ce193" office:value-type="string" calcext:value-type="string">
            <text:p>16,000,000 to</text:p>
            <text:p>17,000,000</text:p>
          </table:table-cell>
          <table:table-cell table:style-name="ce211" office:value-type="float" office:value="0.3226" calcext:value-type="float">
            <text:p>0,3226</text:p>
          </table:table-cell>
          <table:table-cell table:style-name="ce166"/>
          <table:table-cell table:style-name="ce183" table:number-columns-repeated="2"/>
          <table:table-cell table:number-columns-repeated="57"/>
        </table:table-row>
        <table:table-row table:style-name="ro7">
          <table:table-cell table:style-name="ce166"/>
          <table:table-cell table:style-name="ce174" office:value-type="string" calcext:value-type="string">
            <text:p>Steel </text:p>
          </table:table-cell>
          <table:table-cell table:style-name="ce194" office:value-type="float" office:value="30000000" calcext:value-type="float">
            <text:p>30 000 000</text:p>
          </table:table-cell>
          <table:table-cell table:style-name="ce211" office:value-type="float" office:value="0.2835" calcext:value-type="float">
            <text:p>0,2835</text:p>
          </table:table-cell>
          <table:table-cell table:style-name="ce166"/>
          <table:table-cell table:style-name="ce183" table:number-columns-repeated="2"/>
          <table:table-cell table:number-columns-repeated="57"/>
        </table:table-row>
        <table:table-row table:style-name="ro20">
          <table:table-cell table:style-name="ce166"/>
          <table:table-cell table:style-name="ce174" office:value-type="string" calcext:value-type="string">
            <text:p>Stainless Steel </text:p>
          </table:table-cell>
          <table:table-cell table:style-name="ce193" office:value-type="string" calcext:value-type="string">
            <text:p>28,000,000 to</text:p>
            <text:p>29,000,000</text:p>
          </table:table-cell>
          <table:table-cell table:style-name="ce210" office:value-type="string" calcext:value-type="string">
            <text:p>0.2702 to</text:p>
            <text:p>0.2889</text:p>
          </table:table-cell>
          <table:table-cell table:style-name="ce166"/>
          <table:table-cell table:style-name="ce183" table:number-columns-repeated="2"/>
          <table:table-cell table:number-columns-repeated="57"/>
        </table:table-row>
        <table:table-row table:style-name="ro20">
          <table:table-cell table:style-name="ce166"/>
          <table:table-cell table:style-name="ce174" office:value-type="string" calcext:value-type="string">
            <text:p>Titanium </text:p>
          </table:table-cell>
          <table:table-cell table:style-name="ce193" office:value-type="string" calcext:value-type="string">
            <text:p>14,500,000 to</text:p>
            <text:p>14,900,000</text:p>
          </table:table-cell>
          <table:table-cell table:style-name="ce210" office:value-type="string" calcext:value-type="string">
            <text:p>0.162 to</text:p>
            <text:p>0.164</text:p>
          </table:table-cell>
          <table:table-cell table:style-name="ce166"/>
          <table:table-cell table:style-name="ce183" table:number-columns-repeated="2"/>
          <table:table-cell table:number-columns-repeated="57"/>
        </table:table-row>
        <table:table-row table:style-name="ro21">
          <table:table-cell table:style-name="ce166" table:number-columns-repeated="2"/>
          <table:table-cell table:style-name="ce180"/>
          <table:table-cell table:style-name="ce166" table:number-columns-repeated="2"/>
          <table:table-cell table:style-name="ce183" table:number-columns-repeated="2"/>
          <table:table-cell table:number-columns-repeated="57"/>
        </table:table-row>
        <table:table-row table:style-name="ro22">
          <table:table-cell table:style-name="ce166"/>
          <table:table-cell table:style-name="ce175" office:value-type="string" calcext:value-type="string" table:number-columns-spanned="5" table:number-rows-spanned="1">
            <text:p>All dimensions calculated are based on OD, ID in mm and Material type</text:p>
            <text:p>OD = outside dimension of tubing (mm), ID = inside dimension of tubing (mm)</text:p>
            <text:p>Material type = Aluminum, Brass, Cast Iron, Copper, Steel, Stainless Steel and Titanium</text:p>
            <text:p>Note selection by frequency in Hz.</text:p>
            <text:p/>
            <text:p>The calculator uses nominal values for material properties; however, if you know the exact material density and the exact modulus of elasticity, you can enter that data for your specific material.</text:p>
          </table:table-cell>
          <table:covered-table-cell table:number-columns-repeated="3" table:style-name="ce195"/>
          <table:covered-table-cell table:style-name="ce217"/>
          <table:table-cell table:style-name="ce183"/>
          <table:table-cell table:number-columns-repeated="57"/>
        </table:table-row>
        <table:table-row table:style-name="ro19">
          <table:table-cell table:style-name="ce166" table:number-columns-repeated="2"/>
          <table:table-cell table:style-name="ce180"/>
          <table:table-cell table:style-name="ce166" table:number-columns-repeated="2"/>
          <table:table-cell table:style-name="ce183" table:number-columns-repeated="2"/>
          <table:table-cell table:number-columns-repeated="57"/>
        </table:table-row>
        <table:table-row table:style-name="ro23">
          <table:table-cell table:style-name="ce166"/>
          <table:table-cell table:style-name="ce176" office:value-type="string" calcext:value-type="string" table:number-columns-spanned="5" table:number-rows-spanned="1">
            <text:p>Be aware that some tubing may produce a beating effect when struck. This is often due to variations in the cross section of the tubing from variations and inconsistencies in the manufacturing process. The Elasticity and the Density of the tubing will be different  depending on where the tube is struck. The tube will produce two frequencies and these two frequencies will produce the beating effect. </text:p>
            <text:p/>
            <text:p>Some people enjoy this type of effect, others may find it annoying. If you want to avoid this wah-wah effect, make sure you acquire high quality tubing – or test a small piece before buying in bulk. The problem with tubing which exhibits this type of effect is that it makes precise tuning more difficult.</text:p>
          </table:table-cell>
          <table:covered-table-cell table:number-columns-repeated="3" table:style-name="ce196"/>
          <table:covered-table-cell table:style-name="ce218"/>
          <table:table-cell table:style-name="ce183"/>
          <table:table-cell table:number-columns-repeated="57"/>
        </table:table-row>
        <table:table-row table:style-name="ro7">
          <table:table-cell table:style-name="ce166" table:number-columns-repeated="2"/>
          <table:table-cell table:style-name="ce180"/>
          <table:table-cell table:style-name="ce166" table:number-columns-repeated="2"/>
          <table:table-cell table:style-name="ce183" table:number-columns-repeated="2"/>
          <table:table-cell table:number-columns-repeated="57"/>
        </table:table-row>
        <table:table-row table:style-name="ro7" table:number-rows-repeated="1048533">
          <table:table-cell table:number-columns-repeated="64"/>
        </table:table-row>
        <table:table-row table:style-name="ro7">
          <table:table-cell table:number-columns-repeated="64"/>
        </table:table-row>
        <table:named-expressions>
          <table:named-range table:name="Excel_BuiltIn__FilterDatabase" table:base-cell-address="$'Tubing Length Calculator '.$A$1" table:cell-range-address="$DATA.$E$16:.$E$21"/>
        </table:named-expressions>
      </table:table>
      <table:table table:name="Music Scale" table:style-name="ta4"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28" table:default-cell-style-name="ce160"/>
        <table:table-column table:style-name="co29" table:default-cell-style-name="ce160"/>
        <table:table-column table:style-name="co5" table:default-cell-style-name="ce160"/>
        <table:table-column table:style-name="co30" table:default-cell-style-name="ce160"/>
        <table:table-column table:style-name="co31" table:default-cell-style-name="ce160"/>
        <table:table-column table:style-name="co5" table:default-cell-style-name="ce160"/>
        <table:table-column table:style-name="co32" table:default-cell-style-name="ce160"/>
        <table:table-column table:style-name="co10" table:default-cell-style-name="ce160"/>
        <table:table-column table:style-name="co19" table:number-columns-repeated="1016" table:default-cell-style-name="Default"/>
        <table:table-row table:style-name="ro24">
          <table:table-cell table:style-name="ce219" office:value-type="string" calcext:value-type="string">
            <text:p>Note</text:p>
          </table:table-cell>
          <table:table-cell table:style-name="ce224" office:value-type="string" calcext:value-type="string">
            <text:p>A=440</text:p>
            <text:p>Freq Hz</text:p>
          </table:table-cell>
          <table:table-cell table:style-name="ce229" office:value-type="string" calcext:value-type="string">
            <text:p>1st Overtone</text:p>
            <text:p>X 2.76</text:p>
          </table:table-cell>
          <table:table-cell table:style-name="ce233" office:value-type="string" calcext:value-type="string">
            <text:p>2nd Overtone</text:p>
            <text:p>X 5.40</text:p>
          </table:table-cell>
          <table:table-cell table:style-name="ce237" office:value-type="string" calcext:value-type="string">
            <text:p>3rd Overtone</text:p>
            <text:p>X 8.93</text:p>
          </table:table-cell>
          <table:table-cell table:style-name="ce241" office:value-type="string" calcext:value-type="string">
            <text:p>4th Overtone</text:p>
            <text:p>X 13.34</text:p>
          </table:table-cell>
          <table:table-cell table:style-name="ce245" office:value-type="string" calcext:value-type="string">
            <text:p>Note</text:p>
          </table:table-cell>
          <table:table-cell table:style-name="ce224" office:value-type="string" calcext:value-type="string">
            <text:p>Freq Hz</text:p>
          </table:table-cell>
          <table:table-cell table:style-name="ce229" office:value-type="string" calcext:value-type="string">
            <text:p>1st Overtone</text:p>
            <text:p>X 2.76</text:p>
          </table:table-cell>
          <table:table-cell table:style-name="ce233" office:value-type="string" calcext:value-type="string">
            <text:p>2nd Overtone</text:p>
            <text:p>X 5.40</text:p>
          </table:table-cell>
          <table:table-cell table:style-name="ce237" office:value-type="string" calcext:value-type="string">
            <text:p>3rd Overtone</text:p>
            <text:p>X 8.93</text:p>
          </table:table-cell>
          <table:table-cell table:style-name="ce249" office:value-type="string" calcext:value-type="string">
            <text:p>4th Overtone</text:p>
            <text:p>X 13.34</text:p>
          </table:table-cell>
          <table:table-cell table:style-name="ce251" table:number-columns-repeated="1012"/>
        </table:table-row>
        <table:table-row table:style-name="ro10">
          <table:table-cell table:style-name="ce220" office:value-type="string" calcext:value-type="string">
            <text:p>C0</text:p>
          </table:table-cell>
          <table:table-cell table:style-name="ce225" office:value-type="float" office:value="16.4" calcext:value-type="float">
            <text:p>16,40</text:p>
          </table:table-cell>
          <table:table-cell table:style-name="ce230" table:formula="of:=[.B2]*2.755" office:value-type="float" office:value="45.182" calcext:value-type="float">
            <text:p>45,18</text:p>
          </table:table-cell>
          <table:table-cell table:style-name="ce234" table:formula="of:=[.B2]*5.4" office:value-type="float" office:value="88.56" calcext:value-type="float">
            <text:p>88,56</text:p>
          </table:table-cell>
          <table:table-cell table:style-name="ce238" table:formula="of:=[.B2]*8.93" office:value-type="float" office:value="146.452" calcext:value-type="float">
            <text:p>146,45</text:p>
          </table:table-cell>
          <table:table-cell table:style-name="ce242" table:formula="of:=[.B2]*13.34" office:value-type="float" office:value="218.776" calcext:value-type="float">
            <text:p>218,78</text:p>
          </table:table-cell>
          <table:table-cell table:style-name="ce246" office:value-type="string" calcext:value-type="string">
            <text:p>G</text:p>
          </table:table-cell>
          <table:table-cell table:style-name="ce227" office:value-type="float" office:value="392" calcext:value-type="float">
            <text:p>392,00</text:p>
          </table:table-cell>
          <table:table-cell table:style-name="ce231" table:formula="of:=[.H2]*2.755" office:value-type="float" office:value="1079.96" calcext:value-type="float">
            <text:p>1 079,96</text:p>
          </table:table-cell>
          <table:table-cell table:style-name="ce235" table:formula="of:=[.H2]*5.4" office:value-type="float" office:value="2116.8" calcext:value-type="float">
            <text:p>2 116,80</text:p>
          </table:table-cell>
          <table:table-cell table:style-name="ce239" table:formula="of:=[.H2]*8.93" office:value-type="float" office:value="3500.56" calcext:value-type="float">
            <text:p>3 500,56</text:p>
          </table:table-cell>
          <table:table-cell table:style-name="ce250" table:formula="of:=[.H2]*13.34" office:value-type="float" office:value="5229.28" calcext:value-type="float">
            <text:p>5 229,28</text:p>
          </table:table-cell>
          <table:table-cell table:number-columns-repeated="1012"/>
        </table:table-row>
        <table:table-row table:style-name="ro10">
          <table:table-cell table:style-name="ce221" office:value-type="string" calcext:value-type="string">
            <text:p>C<text:span text:style-name="T12">#</text:span><text:span text:style-name="T13">/D</text:span><text:span text:style-name="T14">b</text:span></text:p>
          </table:table-cell>
          <table:table-cell table:style-name="ce226" office:value-type="float" office:value="17.3" calcext:value-type="float">
            <text:p>17,30</text:p>
          </table:table-cell>
          <table:table-cell table:style-name="ce231" table:formula="of:=[.B3]" office:value-type="float" office:value="17.3" calcext:value-type="float">
            <text:p>17,30</text:p>
          </table:table-cell>
          <table:table-cell table:style-name="ce235" table:formula="of:=[.B3]*5.4" office:value-type="float" office:value="93.42" calcext:value-type="float">
            <text:p>93,42</text:p>
          </table:table-cell>
          <table:table-cell table:style-name="ce239" table:formula="of:=[.B3]*8.93" office:value-type="float" office:value="154.489" calcext:value-type="float">
            <text:p>154,49</text:p>
          </table:table-cell>
          <table:table-cell table:style-name="ce243" table:formula="of:=[.B3]*13.34" office:value-type="float" office:value="230.782" calcext:value-type="float">
            <text:p>230,78</text:p>
          </table:table-cell>
          <table:table-cell table:style-name="ce246" office:value-type="string" calcext:value-type="string">
            <text:p>G<text:span text:style-name="T17">#</text:span><text:span text:style-name="T18">/A</text:span><text:span text:style-name="T19">b</text:span></text:p>
          </table:table-cell>
          <table:table-cell table:style-name="ce227" office:value-type="float" office:value="415.3" calcext:value-type="float">
            <text:p>415,30</text:p>
          </table:table-cell>
          <table:table-cell table:style-name="ce231" table:formula="of:=[.H3]*2.755" office:value-type="float" office:value="1144.1515" calcext:value-type="float">
            <text:p>1 144,15</text:p>
          </table:table-cell>
          <table:table-cell table:style-name="ce235" table:formula="of:=[.H3]*5.4" office:value-type="float" office:value="2242.62" calcext:value-type="float">
            <text:p>2 242,62</text:p>
          </table:table-cell>
          <table:table-cell table:style-name="ce239" table:formula="of:=[.H3]*8.93" office:value-type="float" office:value="3708.629" calcext:value-type="float">
            <text:p>3 708,63</text:p>
          </table:table-cell>
          <table:table-cell table:style-name="ce250" table:formula="of:=[.H3]*13.34" office:value-type="float" office:value="5540.102" calcext:value-type="float">
            <text:p>5 540,10</text:p>
          </table:table-cell>
          <table:table-cell table:number-columns-repeated="1012"/>
        </table:table-row>
        <table:table-row table:style-name="ro7">
          <table:table-cell table:style-name="ce221" office:value-type="string" calcext:value-type="string">
            <text:p>D</text:p>
          </table:table-cell>
          <table:table-cell table:style-name="ce226" office:value-type="float" office:value="18.4" calcext:value-type="float">
            <text:p>18,40</text:p>
          </table:table-cell>
          <table:table-cell table:style-name="ce231" table:formula="of:=[.B4]*2.755" office:value-type="float" office:value="50.692" calcext:value-type="float">
            <text:p>50,69</text:p>
          </table:table-cell>
          <table:table-cell table:style-name="ce235" table:formula="of:=[.B4]*5.4" office:value-type="float" office:value="99.36" calcext:value-type="float">
            <text:p>99,36</text:p>
          </table:table-cell>
          <table:table-cell table:style-name="ce239" table:formula="of:=[.B4]*8.93" office:value-type="float" office:value="164.312" calcext:value-type="float">
            <text:p>164,31</text:p>
          </table:table-cell>
          <table:table-cell table:style-name="ce243" table:formula="of:=[.B4]*13.34" office:value-type="float" office:value="245.456" calcext:value-type="float">
            <text:p>245,46</text:p>
          </table:table-cell>
          <table:table-cell table:style-name="ce246" office:value-type="string" calcext:value-type="string">
            <text:p>A</text:p>
          </table:table-cell>
          <table:table-cell table:style-name="ce227" office:value-type="float" office:value="440.01" calcext:value-type="float">
            <text:p>440,01</text:p>
          </table:table-cell>
          <table:table-cell table:style-name="ce231" table:formula="of:=[.H4]*2.755" office:value-type="float" office:value="1212.22755" calcext:value-type="float">
            <text:p>1 212,23</text:p>
          </table:table-cell>
          <table:table-cell table:style-name="ce235" table:formula="of:=[.H4]*5.4" office:value-type="float" office:value="2376.054" calcext:value-type="float">
            <text:p>2 376,05</text:p>
          </table:table-cell>
          <table:table-cell table:style-name="ce239" table:formula="of:=[.H4]*8.93" office:value-type="float" office:value="3929.2893" calcext:value-type="float">
            <text:p>3 929,29</text:p>
          </table:table-cell>
          <table:table-cell table:style-name="ce250" table:formula="of:=[.H4]*13.34" office:value-type="float" office:value="5869.7334" calcext:value-type="float">
            <text:p>5 869,73</text:p>
          </table:table-cell>
          <table:table-cell table:number-columns-repeated="1012"/>
        </table:table-row>
        <table:table-row table:style-name="ro10">
          <table:table-cell table:style-name="ce221" office:value-type="string" calcext:value-type="string">
            <text:p>D<text:span text:style-name="T12">#</text:span><text:span text:style-name="T13">/E</text:span><text:span text:style-name="T14">b</text:span></text:p>
          </table:table-cell>
          <table:table-cell table:style-name="ce226" office:value-type="float" office:value="19.4" calcext:value-type="float">
            <text:p>19,40</text:p>
          </table:table-cell>
          <table:table-cell table:style-name="ce231" table:formula="of:=[.B5]*2.755" office:value-type="float" office:value="53.447" calcext:value-type="float">
            <text:p>53,45</text:p>
          </table:table-cell>
          <table:table-cell table:style-name="ce235" table:formula="of:=[.B5]*5.4" office:value-type="float" office:value="104.76" calcext:value-type="float">
            <text:p>104,76</text:p>
          </table:table-cell>
          <table:table-cell table:style-name="ce239" table:formula="of:=[.B5]*8.93" office:value-type="float" office:value="173.242" calcext:value-type="float">
            <text:p>173,24</text:p>
          </table:table-cell>
          <table:table-cell table:style-name="ce243" table:formula="of:=[.B5]*13.34" office:value-type="float" office:value="258.796" calcext:value-type="float">
            <text:p>258,80</text:p>
          </table:table-cell>
          <table:table-cell table:style-name="ce246" office:value-type="string" calcext:value-type="string">
            <text:p>A<text:span text:style-name="T17">#</text:span><text:span text:style-name="T18">/B</text:span><text:span text:style-name="T19">b</text:span></text:p>
          </table:table-cell>
          <table:table-cell table:style-name="ce227" office:value-type="float" office:value="466.2" calcext:value-type="float">
            <text:p>466,20</text:p>
          </table:table-cell>
          <table:table-cell table:style-name="ce231" table:formula="of:=[.H5]*2.755" office:value-type="float" office:value="1284.381" calcext:value-type="float">
            <text:p>1 284,38</text:p>
          </table:table-cell>
          <table:table-cell table:style-name="ce235" table:formula="of:=[.H5]*5.4" office:value-type="float" office:value="2517.48" calcext:value-type="float">
            <text:p>2 517,48</text:p>
          </table:table-cell>
          <table:table-cell table:style-name="ce239" table:formula="of:=[.H5]*8.93" office:value-type="float" office:value="4163.166" calcext:value-type="float">
            <text:p>4 163,17</text:p>
          </table:table-cell>
          <table:table-cell table:style-name="ce250" table:formula="of:=[.H5]*13.34" office:value-type="float" office:value="6219.108" calcext:value-type="float">
            <text:p>6 219,11</text:p>
          </table:table-cell>
          <table:table-cell table:number-columns-repeated="1012"/>
        </table:table-row>
        <table:table-row table:style-name="ro7">
          <table:table-cell table:style-name="ce221" office:value-type="string" calcext:value-type="string">
            <text:p>E</text:p>
          </table:table-cell>
          <table:table-cell table:style-name="ce226" office:value-type="float" office:value="20.6" calcext:value-type="float">
            <text:p>20,60</text:p>
          </table:table-cell>
          <table:table-cell table:style-name="ce231" table:formula="of:=[.B6]*2.755" office:value-type="float" office:value="56.753" calcext:value-type="float">
            <text:p>56,75</text:p>
          </table:table-cell>
          <table:table-cell table:style-name="ce235" table:formula="of:=[.B6]*5.4" office:value-type="float" office:value="111.24" calcext:value-type="float">
            <text:p>111,24</text:p>
          </table:table-cell>
          <table:table-cell table:style-name="ce239" table:formula="of:=[.B6]*8.93" office:value-type="float" office:value="183.958" calcext:value-type="float">
            <text:p>183,96</text:p>
          </table:table-cell>
          <table:table-cell table:style-name="ce243" table:formula="of:=[.B6]*13.34" office:value-type="float" office:value="274.804" calcext:value-type="float">
            <text:p>274,80</text:p>
          </table:table-cell>
          <table:table-cell table:style-name="ce246" office:value-type="string" calcext:value-type="string">
            <text:p>B</text:p>
          </table:table-cell>
          <table:table-cell table:style-name="ce227" office:value-type="float" office:value="493.91" calcext:value-type="float">
            <text:p>493,91</text:p>
          </table:table-cell>
          <table:table-cell table:style-name="ce231" table:formula="of:=[.H6]*2.755" office:value-type="float" office:value="1360.72205" calcext:value-type="float">
            <text:p>1 360,72</text:p>
          </table:table-cell>
          <table:table-cell table:style-name="ce235" table:formula="of:=[.H6]*5.4" office:value-type="float" office:value="2667.114" calcext:value-type="float">
            <text:p>2 667,11</text:p>
          </table:table-cell>
          <table:table-cell table:style-name="ce239" table:formula="of:=[.H6]*8.93" office:value-type="float" office:value="4410.6163" calcext:value-type="float">
            <text:p>4 410,62</text:p>
          </table:table-cell>
          <table:table-cell table:style-name="ce250" table:formula="of:=[.H6]*13.34" office:value-type="float" office:value="6588.7594" calcext:value-type="float">
            <text:p>6 588,76</text:p>
          </table:table-cell>
          <table:table-cell table:number-columns-repeated="1012"/>
        </table:table-row>
        <table:table-row table:style-name="ro7">
          <table:table-cell table:style-name="ce221" office:value-type="string" calcext:value-type="string">
            <text:p>F</text:p>
          </table:table-cell>
          <table:table-cell table:style-name="ce226" office:value-type="float" office:value="21.8" calcext:value-type="float">
            <text:p>21,80</text:p>
          </table:table-cell>
          <table:table-cell table:style-name="ce231" table:formula="of:=[.B7]*2.755" office:value-type="float" office:value="60.059" calcext:value-type="float">
            <text:p>60,06</text:p>
          </table:table-cell>
          <table:table-cell table:style-name="ce235" table:formula="of:=[.B7]*5.4" office:value-type="float" office:value="117.72" calcext:value-type="float">
            <text:p>117,72</text:p>
          </table:table-cell>
          <table:table-cell table:style-name="ce239" table:formula="of:=[.B7]*8.93" office:value-type="float" office:value="194.674" calcext:value-type="float">
            <text:p>194,67</text:p>
          </table:table-cell>
          <table:table-cell table:style-name="ce243" table:formula="of:=[.B7]*13.34" office:value-type="float" office:value="290.812" calcext:value-type="float">
            <text:p>290,81</text:p>
          </table:table-cell>
          <table:table-cell table:style-name="ce247" office:value-type="string" calcext:value-type="string">
            <text:p>C5</text:p>
          </table:table-cell>
          <table:table-cell table:style-name="ce227" office:value-type="float" office:value="523.3" calcext:value-type="float">
            <text:p>523,30</text:p>
          </table:table-cell>
          <table:table-cell table:style-name="ce231" table:formula="of:=[.H7]*2.755" office:value-type="float" office:value="1441.6915" calcext:value-type="float">
            <text:p>1 441,69</text:p>
          </table:table-cell>
          <table:table-cell table:style-name="ce235" table:formula="of:=[.H7]*5.4" office:value-type="float" office:value="2825.82" calcext:value-type="float">
            <text:p>2 825,82</text:p>
          </table:table-cell>
          <table:table-cell table:style-name="ce239" table:formula="of:=[.H7]*8.93" office:value-type="float" office:value="4673.069" calcext:value-type="float">
            <text:p>4 673,07</text:p>
          </table:table-cell>
          <table:table-cell table:style-name="ce250" table:formula="of:=[.H7]*13.34" office:value-type="float" office:value="6980.822" calcext:value-type="float">
            <text:p>6 980,82</text:p>
          </table:table-cell>
          <table:table-cell table:number-columns-repeated="1012"/>
        </table:table-row>
        <table:table-row table:style-name="ro10">
          <table:table-cell table:style-name="ce221" office:value-type="string" calcext:value-type="string">
            <text:p>F<text:span text:style-name="T15">#</text:span><text:span text:style-name="T16">/G</text:span><text:span text:style-name="T14">b</text:span></text:p>
          </table:table-cell>
          <table:table-cell table:style-name="ce226" office:value-type="float" office:value="23.1" calcext:value-type="float">
            <text:p>23,10</text:p>
          </table:table-cell>
          <table:table-cell table:style-name="ce231" table:formula="of:=[.B8]*2.755" office:value-type="float" office:value="63.6405" calcext:value-type="float">
            <text:p>63,64</text:p>
          </table:table-cell>
          <table:table-cell table:style-name="ce235" table:formula="of:=[.B8]*5.4" office:value-type="float" office:value="124.74" calcext:value-type="float">
            <text:p>124,74</text:p>
          </table:table-cell>
          <table:table-cell table:style-name="ce239" table:formula="of:=[.B8]*8.93" office:value-type="float" office:value="206.283" calcext:value-type="float">
            <text:p>206,28</text:p>
          </table:table-cell>
          <table:table-cell table:style-name="ce243" table:formula="of:=[.B8]*13.34" office:value-type="float" office:value="308.154" calcext:value-type="float">
            <text:p>308,15</text:p>
          </table:table-cell>
          <table:table-cell table:style-name="ce246" office:value-type="string" calcext:value-type="string">
            <text:p>C<text:span text:style-name="T12">#</text:span><text:span text:style-name="T13">/D</text:span><text:span text:style-name="T14">b</text:span></text:p>
          </table:table-cell>
          <table:table-cell table:style-name="ce227" office:value-type="float" office:value="554.4" calcext:value-type="float">
            <text:p>554,40</text:p>
          </table:table-cell>
          <table:table-cell table:style-name="ce231" table:formula="of:=[.H8]*2.755" office:value-type="float" office:value="1527.372" calcext:value-type="float">
            <text:p>1 527,37</text:p>
          </table:table-cell>
          <table:table-cell table:style-name="ce235" table:formula="of:=[.H8]*5.4" office:value-type="float" office:value="2993.76" calcext:value-type="float">
            <text:p>2 993,76</text:p>
          </table:table-cell>
          <table:table-cell table:style-name="ce239" table:formula="of:=[.H8]*8.93" office:value-type="float" office:value="4950.792" calcext:value-type="float">
            <text:p>4 950,79</text:p>
          </table:table-cell>
          <table:table-cell table:style-name="ce250" table:formula="of:=[.H8]*13.34" office:value-type="float" office:value="7395.696" calcext:value-type="float">
            <text:p>7 395,70</text:p>
          </table:table-cell>
          <table:table-cell table:number-columns-repeated="1012"/>
        </table:table-row>
        <table:table-row table:style-name="ro7">
          <table:table-cell table:style-name="ce221" office:value-type="string" calcext:value-type="string">
            <text:p>G</text:p>
          </table:table-cell>
          <table:table-cell table:style-name="ce226" office:value-type="float" office:value="24.5" calcext:value-type="float">
            <text:p>24,50</text:p>
          </table:table-cell>
          <table:table-cell table:style-name="ce231" table:formula="of:=[.B9]*2.755" office:value-type="float" office:value="67.4975" calcext:value-type="float">
            <text:p>67,50</text:p>
          </table:table-cell>
          <table:table-cell table:style-name="ce235" table:formula="of:=[.B9]*5.4" office:value-type="float" office:value="132.3" calcext:value-type="float">
            <text:p>132,30</text:p>
          </table:table-cell>
          <table:table-cell table:style-name="ce239" table:formula="of:=[.B9]*8.93" office:value-type="float" office:value="218.785" calcext:value-type="float">
            <text:p>218,79</text:p>
          </table:table-cell>
          <table:table-cell table:style-name="ce243" table:formula="of:=[.B9]*13.34" office:value-type="float" office:value="326.83" calcext:value-type="float">
            <text:p>326,83</text:p>
          </table:table-cell>
          <table:table-cell table:style-name="ce246" office:value-type="string" calcext:value-type="string">
            <text:p>D</text:p>
          </table:table-cell>
          <table:table-cell table:style-name="ce227" office:value-type="float" office:value="587.3" calcext:value-type="float">
            <text:p>587,30</text:p>
          </table:table-cell>
          <table:table-cell table:style-name="ce231" table:formula="of:=[.H9]*2.755" office:value-type="float" office:value="1618.0115" calcext:value-type="float">
            <text:p>1 618,01</text:p>
          </table:table-cell>
          <table:table-cell table:style-name="ce235" table:formula="of:=[.H9]*5.4" office:value-type="float" office:value="3171.42" calcext:value-type="float">
            <text:p>3 171,42</text:p>
          </table:table-cell>
          <table:table-cell table:style-name="ce239" table:formula="of:=[.H9]*8.93" office:value-type="float" office:value="5244.589" calcext:value-type="float">
            <text:p>5 244,59</text:p>
          </table:table-cell>
          <table:table-cell table:style-name="ce250" table:formula="of:=[.H9]*13.34" office:value-type="float" office:value="7834.582" calcext:value-type="float">
            <text:p>7 834,58</text:p>
          </table:table-cell>
          <table:table-cell table:number-columns-repeated="1012"/>
        </table:table-row>
        <table:table-row table:style-name="ro10">
          <table:table-cell table:style-name="ce221" office:value-type="string" calcext:value-type="string">
            <text:p>G<text:span text:style-name="T12">#</text:span><text:span text:style-name="T13">/A</text:span><text:span text:style-name="T14">b</text:span></text:p>
          </table:table-cell>
          <table:table-cell table:style-name="ce226" office:value-type="float" office:value="26" calcext:value-type="float">
            <text:p>26,00</text:p>
          </table:table-cell>
          <table:table-cell table:style-name="ce231" table:formula="of:=[.B10]*2.755" office:value-type="float" office:value="71.63" calcext:value-type="float">
            <text:p>71,63</text:p>
          </table:table-cell>
          <table:table-cell table:style-name="ce235" table:formula="of:=[.B10]*5.4" office:value-type="float" office:value="140.4" calcext:value-type="float">
            <text:p>140,40</text:p>
          </table:table-cell>
          <table:table-cell table:style-name="ce239" table:formula="of:=[.B10]*8.93" office:value-type="float" office:value="232.18" calcext:value-type="float">
            <text:p>232,18</text:p>
          </table:table-cell>
          <table:table-cell table:style-name="ce243" table:formula="of:=[.B10]*13.34" office:value-type="float" office:value="346.84" calcext:value-type="float">
            <text:p>346,84</text:p>
          </table:table-cell>
          <table:table-cell table:style-name="ce246" office:value-type="string" calcext:value-type="string">
            <text:p>D<text:span text:style-name="T12">#</text:span><text:span text:style-name="T13">/E</text:span><text:span text:style-name="T14">b</text:span></text:p>
          </table:table-cell>
          <table:table-cell table:style-name="ce227" office:value-type="float" office:value="622.3" calcext:value-type="float">
            <text:p>622,30</text:p>
          </table:table-cell>
          <table:table-cell table:style-name="ce231" table:formula="of:=[.H10]*2.755" office:value-type="float" office:value="1714.4365" calcext:value-type="float">
            <text:p>1 714,44</text:p>
          </table:table-cell>
          <table:table-cell table:style-name="ce235" table:formula="of:=[.H10]*5.4" office:value-type="float" office:value="3360.42" calcext:value-type="float">
            <text:p>3 360,42</text:p>
          </table:table-cell>
          <table:table-cell table:style-name="ce239" table:formula="of:=[.H10]*8.93" office:value-type="float" office:value="5557.139" calcext:value-type="float">
            <text:p>5 557,14</text:p>
          </table:table-cell>
          <table:table-cell table:style-name="ce250" table:formula="of:=[.H10]*13.34" office:value-type="float" office:value="8301.482" calcext:value-type="float">
            <text:p>8 301,48</text:p>
          </table:table-cell>
          <table:table-cell table:number-columns-repeated="1012"/>
        </table:table-row>
        <table:table-row table:style-name="ro7">
          <table:table-cell table:style-name="ce221" office:value-type="string" calcext:value-type="string">
            <text:p>A</text:p>
          </table:table-cell>
          <table:table-cell table:style-name="ce226" office:value-type="float" office:value="27.5" calcext:value-type="float">
            <text:p>27,50</text:p>
          </table:table-cell>
          <table:table-cell table:style-name="ce231" table:formula="of:=[.B11]*2.755" office:value-type="float" office:value="75.7625" calcext:value-type="float">
            <text:p>75,76</text:p>
          </table:table-cell>
          <table:table-cell table:style-name="ce235" table:formula="of:=[.B11]*5.4" office:value-type="float" office:value="148.5" calcext:value-type="float">
            <text:p>148,50</text:p>
          </table:table-cell>
          <table:table-cell table:style-name="ce239" table:formula="of:=[.B11]*8.93" office:value-type="float" office:value="245.575" calcext:value-type="float">
            <text:p>245,58</text:p>
          </table:table-cell>
          <table:table-cell table:style-name="ce243" table:formula="of:=[.B11]*13.34" office:value-type="float" office:value="366.85" calcext:value-type="float">
            <text:p>366,85</text:p>
          </table:table-cell>
          <table:table-cell table:style-name="ce246" office:value-type="string" calcext:value-type="string">
            <text:p>E</text:p>
          </table:table-cell>
          <table:table-cell table:style-name="ce227" office:value-type="float" office:value="659.3" calcext:value-type="float">
            <text:p>659,30</text:p>
          </table:table-cell>
          <table:table-cell table:style-name="ce231" table:formula="of:=[.H11]*2.755" office:value-type="float" office:value="1816.3715" calcext:value-type="float">
            <text:p>1 816,37</text:p>
          </table:table-cell>
          <table:table-cell table:style-name="ce235" table:formula="of:=[.H11]*5.4" office:value-type="float" office:value="3560.22" calcext:value-type="float">
            <text:p>3 560,22</text:p>
          </table:table-cell>
          <table:table-cell table:style-name="ce239" table:formula="of:=[.H11]*8.93" office:value-type="float" office:value="5887.549" calcext:value-type="float">
            <text:p>5 887,55</text:p>
          </table:table-cell>
          <table:table-cell table:style-name="ce250" table:formula="of:=[.H11]*13.34" office:value-type="float" office:value="8795.062" calcext:value-type="float">
            <text:p>8 795,06</text:p>
          </table:table-cell>
          <table:table-cell table:number-columns-repeated="1012"/>
        </table:table-row>
        <table:table-row table:style-name="ro10">
          <table:table-cell table:style-name="ce221" office:value-type="string" calcext:value-type="string">
            <text:p>A<text:span text:style-name="T12">#</text:span><text:span text:style-name="T13">/B</text:span><text:span text:style-name="T14">b</text:span></text:p>
          </table:table-cell>
          <table:table-cell table:style-name="ce226" office:value-type="float" office:value="29.1" calcext:value-type="float">
            <text:p>29,10</text:p>
          </table:table-cell>
          <table:table-cell table:style-name="ce231" table:formula="of:=[.B12]*2.755" office:value-type="float" office:value="80.1705" calcext:value-type="float">
            <text:p>80,17</text:p>
          </table:table-cell>
          <table:table-cell table:style-name="ce235" table:formula="of:=[.B12]*5.4" office:value-type="float" office:value="157.14" calcext:value-type="float">
            <text:p>157,14</text:p>
          </table:table-cell>
          <table:table-cell table:style-name="ce239" table:formula="of:=[.B12]*8.93" office:value-type="float" office:value="259.863" calcext:value-type="float">
            <text:p>259,86</text:p>
          </table:table-cell>
          <table:table-cell table:style-name="ce243" table:formula="of:=[.B12]*13.34" office:value-type="float" office:value="388.194" calcext:value-type="float">
            <text:p>388,19</text:p>
          </table:table-cell>
          <table:table-cell table:style-name="ce246" office:value-type="string" calcext:value-type="string">
            <text:p>F</text:p>
          </table:table-cell>
          <table:table-cell table:style-name="ce227" office:value-type="float" office:value="698.5" calcext:value-type="float">
            <text:p>698,50</text:p>
          </table:table-cell>
          <table:table-cell table:style-name="ce231" table:formula="of:=[.H12]*2.755" office:value-type="float" office:value="1924.3675" calcext:value-type="float">
            <text:p>1 924,37</text:p>
          </table:table-cell>
          <table:table-cell table:style-name="ce235" table:formula="of:=[.H12]*5.4" office:value-type="float" office:value="3771.9" calcext:value-type="float">
            <text:p>3 771,90</text:p>
          </table:table-cell>
          <table:table-cell table:style-name="ce239" table:formula="of:=[.H12]*8.93" office:value-type="float" office:value="6237.605" calcext:value-type="float">
            <text:p>6 237,61</text:p>
          </table:table-cell>
          <table:table-cell table:style-name="ce250" table:formula="of:=[.H12]*13.34" office:value-type="float" office:value="9317.99" calcext:value-type="float">
            <text:p>9 317,99</text:p>
          </table:table-cell>
          <table:table-cell table:number-columns-repeated="1012"/>
        </table:table-row>
        <table:table-row table:style-name="ro10">
          <table:table-cell table:style-name="ce221" office:value-type="string" calcext:value-type="string">
            <text:p>B</text:p>
          </table:table-cell>
          <table:table-cell table:style-name="ce226" office:value-type="float" office:value="30.9" calcext:value-type="float">
            <text:p>30,90</text:p>
          </table:table-cell>
          <table:table-cell table:style-name="ce231" table:formula="of:=[.B13]*2.755" office:value-type="float" office:value="85.1295" calcext:value-type="float">
            <text:p>85,13</text:p>
          </table:table-cell>
          <table:table-cell table:style-name="ce235" table:formula="of:=[.B13]*5.4" office:value-type="float" office:value="166.86" calcext:value-type="float">
            <text:p>166,86</text:p>
          </table:table-cell>
          <table:table-cell table:style-name="ce239" table:formula="of:=[.B13]*8.93" office:value-type="float" office:value="275.937" calcext:value-type="float">
            <text:p>275,94</text:p>
          </table:table-cell>
          <table:table-cell table:style-name="ce243" table:formula="of:=[.B13]*13.34" office:value-type="float" office:value="412.206" calcext:value-type="float">
            <text:p>412,21</text:p>
          </table:table-cell>
          <table:table-cell table:style-name="ce246" office:value-type="string" calcext:value-type="string">
            <text:p>F<text:span text:style-name="T15">#</text:span><text:span text:style-name="T16">/G</text:span><text:span text:style-name="T14">b</text:span></text:p>
          </table:table-cell>
          <table:table-cell table:style-name="ce227" office:value-type="float" office:value="740" calcext:value-type="float">
            <text:p>740,00</text:p>
          </table:table-cell>
          <table:table-cell table:style-name="ce231" table:formula="of:=[.H13]*2.755" office:value-type="float" office:value="2038.7" calcext:value-type="float">
            <text:p>2 038,70</text:p>
          </table:table-cell>
          <table:table-cell table:style-name="ce235" table:formula="of:=[.H13]*5.4" office:value-type="float" office:value="3996" calcext:value-type="float">
            <text:p>3 996,00</text:p>
          </table:table-cell>
          <table:table-cell table:style-name="ce239" table:formula="of:=[.H13]*8.93" office:value-type="float" office:value="6608.2" calcext:value-type="float">
            <text:p>6 608,20</text:p>
          </table:table-cell>
          <table:table-cell table:style-name="ce250" table:formula="of:=[.H13]*13.34" office:value-type="float" office:value="9871.6" calcext:value-type="float">
            <text:p>9 871,60</text:p>
          </table:table-cell>
          <table:table-cell table:number-columns-repeated="1012"/>
        </table:table-row>
        <table:table-row table:style-name="ro7">
          <table:table-cell table:style-name="ce222" office:value-type="string" calcext:value-type="string">
            <text:p>C1</text:p>
          </table:table-cell>
          <table:table-cell table:style-name="ce227" office:value-type="float" office:value="32.7" calcext:value-type="float">
            <text:p>32,70</text:p>
          </table:table-cell>
          <table:table-cell table:style-name="ce231" table:formula="of:=[.B14]*2.755" office:value-type="float" office:value="90.0885" calcext:value-type="float">
            <text:p>90,09</text:p>
          </table:table-cell>
          <table:table-cell table:style-name="ce235" table:formula="of:=[.B14]*5.4" office:value-type="float" office:value="176.58" calcext:value-type="float">
            <text:p>176,58</text:p>
          </table:table-cell>
          <table:table-cell table:style-name="ce239" table:formula="of:=[.B14]*8.93" office:value-type="float" office:value="292.011" calcext:value-type="float">
            <text:p>292,01</text:p>
          </table:table-cell>
          <table:table-cell table:style-name="ce243" table:formula="of:=[.B14]*13.34" office:value-type="float" office:value="436.218" calcext:value-type="float">
            <text:p>436,22</text:p>
          </table:table-cell>
          <table:table-cell table:style-name="ce246" office:value-type="string" calcext:value-type="string">
            <text:p>G</text:p>
          </table:table-cell>
          <table:table-cell table:style-name="ce227" office:value-type="float" office:value="784" calcext:value-type="float">
            <text:p>784,00</text:p>
          </table:table-cell>
          <table:table-cell table:style-name="ce231" table:formula="of:=[.H14]*2.755" office:value-type="float" office:value="2159.92" calcext:value-type="float">
            <text:p>2 159,92</text:p>
          </table:table-cell>
          <table:table-cell table:style-name="ce235" table:formula="of:=[.H14]*5.4" office:value-type="float" office:value="4233.6" calcext:value-type="float">
            <text:p>4 233,60</text:p>
          </table:table-cell>
          <table:table-cell table:style-name="ce239" table:formula="of:=[.H14]*8.93" office:value-type="float" office:value="7001.12" calcext:value-type="float">
            <text:p>7 001,12</text:p>
          </table:table-cell>
          <table:table-cell table:style-name="ce250" table:formula="of:=[.H14]*13.34" office:value-type="float" office:value="10458.56" calcext:value-type="float">
            <text:p>10 458,56</text:p>
          </table:table-cell>
          <table:table-cell table:number-columns-repeated="1012"/>
        </table:table-row>
        <table:table-row table:style-name="ro10">
          <table:table-cell table:style-name="ce221" office:value-type="string" calcext:value-type="string">
            <text:p>C<text:span text:style-name="T12">#</text:span><text:span text:style-name="T13">/D</text:span><text:span text:style-name="T14">b</text:span></text:p>
          </table:table-cell>
          <table:table-cell table:style-name="ce227" office:value-type="float" office:value="34.6" calcext:value-type="float">
            <text:p>34,60</text:p>
          </table:table-cell>
          <table:table-cell table:style-name="ce231" table:formula="of:=[.B15]*2.755" office:value-type="float" office:value="95.323" calcext:value-type="float">
            <text:p>95,32</text:p>
          </table:table-cell>
          <table:table-cell table:style-name="ce235" table:formula="of:=[.B15]*5.4" office:value-type="float" office:value="186.84" calcext:value-type="float">
            <text:p>186,84</text:p>
          </table:table-cell>
          <table:table-cell table:style-name="ce239" table:formula="of:=[.B15]*8.93" office:value-type="float" office:value="308.978" calcext:value-type="float">
            <text:p>308,98</text:p>
          </table:table-cell>
          <table:table-cell table:style-name="ce243" table:formula="of:=[.B15]*13.34" office:value-type="float" office:value="461.564" calcext:value-type="float">
            <text:p>461,56</text:p>
          </table:table-cell>
          <table:table-cell table:style-name="ce246" office:value-type="string" calcext:value-type="string">
            <text:p>G<text:span text:style-name="T12">#</text:span><text:span text:style-name="T13">/A</text:span><text:span text:style-name="T14">b</text:span></text:p>
          </table:table-cell>
          <table:table-cell table:style-name="ce227" office:value-type="float" office:value="830.6" calcext:value-type="float">
            <text:p>830,60</text:p>
          </table:table-cell>
          <table:table-cell table:style-name="ce231" table:formula="of:=[.H15]*2.755" office:value-type="float" office:value="2288.303" calcext:value-type="float">
            <text:p>2 288,30</text:p>
          </table:table-cell>
          <table:table-cell table:style-name="ce235" table:formula="of:=[.H15]*5.4" office:value-type="float" office:value="4485.24" calcext:value-type="float">
            <text:p>4 485,24</text:p>
          </table:table-cell>
          <table:table-cell table:style-name="ce239" table:formula="of:=[.H15]*8.93" office:value-type="float" office:value="7417.258" calcext:value-type="float">
            <text:p>7 417,26</text:p>
          </table:table-cell>
          <table:table-cell table:style-name="ce250" table:formula="of:=[.H15]*13.34" office:value-type="float" office:value="11080.204" calcext:value-type="float">
            <text:p>11 080,20</text:p>
          </table:table-cell>
          <table:table-cell table:number-columns-repeated="1012"/>
        </table:table-row>
        <table:table-row table:style-name="ro7">
          <table:table-cell table:style-name="ce221" office:value-type="string" calcext:value-type="string">
            <text:p>D</text:p>
          </table:table-cell>
          <table:table-cell table:style-name="ce227" office:value-type="float" office:value="36.7" calcext:value-type="float">
            <text:p>36,70</text:p>
          </table:table-cell>
          <table:table-cell table:style-name="ce231" table:formula="of:=[.B16]*2.755" office:value-type="float" office:value="101.1085" calcext:value-type="float">
            <text:p>101,11</text:p>
          </table:table-cell>
          <table:table-cell table:style-name="ce235" table:formula="of:=[.B16]*5.4" office:value-type="float" office:value="198.18" calcext:value-type="float">
            <text:p>198,18</text:p>
          </table:table-cell>
          <table:table-cell table:style-name="ce239" table:formula="of:=[.B16]*8.93" office:value-type="float" office:value="327.731" calcext:value-type="float">
            <text:p>327,73</text:p>
          </table:table-cell>
          <table:table-cell table:style-name="ce243" table:formula="of:=[.B16]*13.34" office:value-type="float" office:value="489.578" calcext:value-type="float">
            <text:p>489,58</text:p>
          </table:table-cell>
          <table:table-cell table:style-name="ce246" office:value-type="string" calcext:value-type="string">
            <text:p>A</text:p>
          </table:table-cell>
          <table:table-cell table:style-name="ce227" office:value-type="float" office:value="880" calcext:value-type="float">
            <text:p>880,00</text:p>
          </table:table-cell>
          <table:table-cell table:style-name="ce231" table:formula="of:=[.H16]*2.755" office:value-type="float" office:value="2424.4" calcext:value-type="float">
            <text:p>2 424,40</text:p>
          </table:table-cell>
          <table:table-cell table:style-name="ce235" table:formula="of:=[.H16]*5.4" office:value-type="float" office:value="4752" calcext:value-type="float">
            <text:p>4 752,00</text:p>
          </table:table-cell>
          <table:table-cell table:style-name="ce239" table:formula="of:=[.H16]*8.93" office:value-type="float" office:value="7858.4" calcext:value-type="float">
            <text:p>7 858,40</text:p>
          </table:table-cell>
          <table:table-cell table:style-name="ce250" table:formula="of:=[.H16]*13.34" office:value-type="float" office:value="11739.2" calcext:value-type="float">
            <text:p>11 739,20</text:p>
          </table:table-cell>
          <table:table-cell table:number-columns-repeated="1012"/>
        </table:table-row>
        <table:table-row table:style-name="ro10">
          <table:table-cell table:style-name="ce221" office:value-type="string" calcext:value-type="string">
            <text:p>D<text:span text:style-name="T12">#</text:span><text:span text:style-name="T13">/E</text:span><text:span text:style-name="T14">b</text:span></text:p>
          </table:table-cell>
          <table:table-cell table:style-name="ce227" office:value-type="float" office:value="38.9" calcext:value-type="float">
            <text:p>38,90</text:p>
          </table:table-cell>
          <table:table-cell table:style-name="ce231" table:formula="of:=[.B17]*2.755" office:value-type="float" office:value="107.1695" calcext:value-type="float">
            <text:p>107,17</text:p>
          </table:table-cell>
          <table:table-cell table:style-name="ce235" table:formula="of:=[.B17]*5.4" office:value-type="float" office:value="210.06" calcext:value-type="float">
            <text:p>210,06</text:p>
          </table:table-cell>
          <table:table-cell table:style-name="ce239" table:formula="of:=[.B17]*8.93" office:value-type="float" office:value="347.377" calcext:value-type="float">
            <text:p>347,38</text:p>
          </table:table-cell>
          <table:table-cell table:style-name="ce243" table:formula="of:=[.B17]*13.34" office:value-type="float" office:value="518.926" calcext:value-type="float">
            <text:p>518,93</text:p>
          </table:table-cell>
          <table:table-cell table:style-name="ce246" office:value-type="string" calcext:value-type="string">
            <text:p>A<text:span text:style-name="T12">#</text:span><text:span text:style-name="T13">/B</text:span><text:span text:style-name="T14">b</text:span></text:p>
          </table:table-cell>
          <table:table-cell table:style-name="ce227" office:value-type="float" office:value="932.3" calcext:value-type="float">
            <text:p>932,30</text:p>
          </table:table-cell>
          <table:table-cell table:style-name="ce231" table:formula="of:=[.H17]*2.755" office:value-type="float" office:value="2568.4865" calcext:value-type="float">
            <text:p>2 568,49</text:p>
          </table:table-cell>
          <table:table-cell table:style-name="ce235" table:formula="of:=[.H17]*5.4" office:value-type="float" office:value="5034.42" calcext:value-type="float">
            <text:p>5 034,42</text:p>
          </table:table-cell>
          <table:table-cell table:style-name="ce239" table:formula="of:=[.H17]*8.93" office:value-type="float" office:value="8325.439" calcext:value-type="float">
            <text:p>8 325,44</text:p>
          </table:table-cell>
          <table:table-cell table:style-name="ce250" table:formula="of:=[.H17]*13.34" office:value-type="float" office:value="12436.882" calcext:value-type="float">
            <text:p>12 436,88</text:p>
          </table:table-cell>
          <table:table-cell table:number-columns-repeated="1012"/>
        </table:table-row>
        <table:table-row table:style-name="ro7">
          <table:table-cell table:style-name="ce221" office:value-type="string" calcext:value-type="string">
            <text:p>E</text:p>
          </table:table-cell>
          <table:table-cell table:style-name="ce227" office:value-type="float" office:value="41.21" calcext:value-type="float">
            <text:p>41,21</text:p>
          </table:table-cell>
          <table:table-cell table:style-name="ce231" table:formula="of:=[.B18]*2.755" office:value-type="float" office:value="113.53355" calcext:value-type="float">
            <text:p>113,53</text:p>
          </table:table-cell>
          <table:table-cell table:style-name="ce235" table:formula="of:=[.B18]*5.4" office:value-type="float" office:value="222.534" calcext:value-type="float">
            <text:p>222,53</text:p>
          </table:table-cell>
          <table:table-cell table:style-name="ce239" table:formula="of:=[.B18]*8.93" office:value-type="float" office:value="368.0053" calcext:value-type="float">
            <text:p>368,01</text:p>
          </table:table-cell>
          <table:table-cell table:style-name="ce243" table:formula="of:=[.B18]*13.34" office:value-type="float" office:value="549.7414" calcext:value-type="float">
            <text:p>549,74</text:p>
          </table:table-cell>
          <table:table-cell table:style-name="ce246" office:value-type="string" calcext:value-type="string">
            <text:p>B</text:p>
          </table:table-cell>
          <table:table-cell table:style-name="ce227" office:value-type="float" office:value="987.8" calcext:value-type="float">
            <text:p>987,80</text:p>
          </table:table-cell>
          <table:table-cell table:style-name="ce231" table:formula="of:=[.H18]*2.755" office:value-type="float" office:value="2721.389" calcext:value-type="float">
            <text:p>2 721,39</text:p>
          </table:table-cell>
          <table:table-cell table:style-name="ce235" table:formula="of:=[.H18]*5.4" office:value-type="float" office:value="5334.12" calcext:value-type="float">
            <text:p>5 334,12</text:p>
          </table:table-cell>
          <table:table-cell table:style-name="ce239" table:formula="of:=[.H18]*8.93" office:value-type="float" office:value="8821.054" calcext:value-type="float">
            <text:p>8 821,05</text:p>
          </table:table-cell>
          <table:table-cell table:style-name="ce250" table:formula="of:=[.H18]*13.34" office:value-type="float" office:value="13177.252" calcext:value-type="float">
            <text:p>13 177,25</text:p>
          </table:table-cell>
          <table:table-cell table:number-columns-repeated="1012"/>
        </table:table-row>
        <table:table-row table:style-name="ro7">
          <table:table-cell table:style-name="ce221" office:value-type="string" calcext:value-type="string">
            <text:p>F</text:p>
          </table:table-cell>
          <table:table-cell table:style-name="ce227" office:value-type="float" office:value="43.7" calcext:value-type="float">
            <text:p>43,70</text:p>
          </table:table-cell>
          <table:table-cell table:style-name="ce231" table:formula="of:=[.B19]*2.755" office:value-type="float" office:value="120.3935" calcext:value-type="float">
            <text:p>120,39</text:p>
          </table:table-cell>
          <table:table-cell table:style-name="ce235" table:formula="of:=[.B19]*5.4" office:value-type="float" office:value="235.98" calcext:value-type="float">
            <text:p>235,98</text:p>
          </table:table-cell>
          <table:table-cell table:style-name="ce239" table:formula="of:=[.B19]*8.93" office:value-type="float" office:value="390.241" calcext:value-type="float">
            <text:p>390,24</text:p>
          </table:table-cell>
          <table:table-cell table:style-name="ce243" table:formula="of:=[.B19]*13.34" office:value-type="float" office:value="582.958" calcext:value-type="float">
            <text:p>582,96</text:p>
          </table:table-cell>
          <table:table-cell table:style-name="ce247" office:value-type="string" calcext:value-type="string">
            <text:p>C6</text:p>
          </table:table-cell>
          <table:table-cell table:style-name="ce227" office:value-type="float" office:value="1046.5" calcext:value-type="float">
            <text:p>1 046,50</text:p>
          </table:table-cell>
          <table:table-cell table:style-name="ce231" table:formula="of:=[.H19]*2.755" office:value-type="float" office:value="2883.1075" calcext:value-type="float">
            <text:p>2 883,11</text:p>
          </table:table-cell>
          <table:table-cell table:style-name="ce235" table:formula="of:=[.H19]*5.4" office:value-type="float" office:value="5651.1" calcext:value-type="float">
            <text:p>5 651,10</text:p>
          </table:table-cell>
          <table:table-cell table:style-name="ce239" table:formula="of:=[.H19]*8.93" office:value-type="float" office:value="9345.245" calcext:value-type="float">
            <text:p>9 345,25</text:p>
          </table:table-cell>
          <table:table-cell table:style-name="ce250" table:formula="of:=[.H19]*13.34" office:value-type="float" office:value="13960.31" calcext:value-type="float">
            <text:p>13 960,31</text:p>
          </table:table-cell>
          <table:table-cell table:number-columns-repeated="1012"/>
        </table:table-row>
        <table:table-row table:style-name="ro10">
          <table:table-cell table:style-name="ce221" office:value-type="string" calcext:value-type="string">
            <text:p>F<text:span text:style-name="T15">#</text:span><text:span text:style-name="T16">/G</text:span><text:span text:style-name="T14">b</text:span></text:p>
          </table:table-cell>
          <table:table-cell table:style-name="ce227" office:value-type="float" office:value="46.3" calcext:value-type="float">
            <text:p>46,30</text:p>
          </table:table-cell>
          <table:table-cell table:style-name="ce231" table:formula="of:=[.B20]*2.755" office:value-type="float" office:value="127.5565" calcext:value-type="float">
            <text:p>127,56</text:p>
          </table:table-cell>
          <table:table-cell table:style-name="ce235" table:formula="of:=[.B20]*5.4" office:value-type="float" office:value="250.02" calcext:value-type="float">
            <text:p>250,02</text:p>
          </table:table-cell>
          <table:table-cell table:style-name="ce239" table:formula="of:=[.B20]*8.93" office:value-type="float" office:value="413.459" calcext:value-type="float">
            <text:p>413,46</text:p>
          </table:table-cell>
          <table:table-cell table:style-name="ce243" table:formula="of:=[.B20]*13.34" office:value-type="float" office:value="617.642" calcext:value-type="float">
            <text:p>617,64</text:p>
          </table:table-cell>
          <table:table-cell table:style-name="ce246" office:value-type="string" calcext:value-type="string">
            <text:p>C<text:span text:style-name="T12">#</text:span><text:span text:style-name="T13">/D</text:span><text:span text:style-name="T14">b</text:span></text:p>
          </table:table-cell>
          <table:table-cell table:style-name="ce227" office:value-type="float" office:value="1108.7" calcext:value-type="float">
            <text:p>1 108,70</text:p>
          </table:table-cell>
          <table:table-cell table:style-name="ce231" table:formula="of:=[.H20]*2.755" office:value-type="float" office:value="3054.4685" calcext:value-type="float">
            <text:p>3 054,47</text:p>
          </table:table-cell>
          <table:table-cell table:style-name="ce235" table:formula="of:=[.H20]*5.4" office:value-type="float" office:value="5986.98" calcext:value-type="float">
            <text:p>5 986,98</text:p>
          </table:table-cell>
          <table:table-cell table:style-name="ce239" table:formula="of:=[.H20]*8.93" office:value-type="float" office:value="9900.691" calcext:value-type="float">
            <text:p>9 900,69</text:p>
          </table:table-cell>
          <table:table-cell table:style-name="ce250" table:formula="of:=[.H20]*13.34" office:value-type="float" office:value="14790.058" calcext:value-type="float">
            <text:p>14 790,06</text:p>
          </table:table-cell>
          <table:table-cell table:number-columns-repeated="1012"/>
        </table:table-row>
        <table:table-row table:style-name="ro7">
          <table:table-cell table:style-name="ce221" office:value-type="string" calcext:value-type="string">
            <text:p>G</text:p>
          </table:table-cell>
          <table:table-cell table:style-name="ce227" office:value-type="float" office:value="49" calcext:value-type="float">
            <text:p>49,00</text:p>
          </table:table-cell>
          <table:table-cell table:style-name="ce231" table:formula="of:=[.B21]*2.755" office:value-type="float" office:value="134.995" calcext:value-type="float">
            <text:p>135,00</text:p>
          </table:table-cell>
          <table:table-cell table:style-name="ce235" table:formula="of:=[.B21]*5.4" office:value-type="float" office:value="264.6" calcext:value-type="float">
            <text:p>264,60</text:p>
          </table:table-cell>
          <table:table-cell table:style-name="ce239" table:formula="of:=[.B21]*8.93" office:value-type="float" office:value="437.57" calcext:value-type="float">
            <text:p>437,57</text:p>
          </table:table-cell>
          <table:table-cell table:style-name="ce243" table:formula="of:=[.B21]*13.34" office:value-type="float" office:value="653.66" calcext:value-type="float">
            <text:p>653,66</text:p>
          </table:table-cell>
          <table:table-cell table:style-name="ce246" office:value-type="string" calcext:value-type="string">
            <text:p>D</text:p>
          </table:table-cell>
          <table:table-cell table:style-name="ce227" office:value-type="float" office:value="1174.61" calcext:value-type="float">
            <text:p>1 174,61</text:p>
          </table:table-cell>
          <table:table-cell table:style-name="ce231" table:formula="of:=[.H21]*2.755" office:value-type="float" office:value="3236.05055" calcext:value-type="float">
            <text:p>3 236,05</text:p>
          </table:table-cell>
          <table:table-cell table:style-name="ce235" table:formula="of:=[.H21]*5.4" office:value-type="float" office:value="6342.894" calcext:value-type="float">
            <text:p>6 342,89</text:p>
          </table:table-cell>
          <table:table-cell table:style-name="ce239" table:formula="of:=[.H21]*8.93" office:value-type="float" office:value="10489.2673" calcext:value-type="float">
            <text:p>10 489,27</text:p>
          </table:table-cell>
          <table:table-cell table:style-name="ce250" table:formula="of:=[.H21]*13.34" office:value-type="float" office:value="15669.2974" calcext:value-type="float">
            <text:p>15 669,30</text:p>
          </table:table-cell>
          <table:table-cell table:number-columns-repeated="1012"/>
        </table:table-row>
        <table:table-row table:style-name="ro10">
          <table:table-cell table:style-name="ce221" office:value-type="string" calcext:value-type="string">
            <text:p>G<text:span text:style-name="T12">#</text:span><text:span text:style-name="T13">/A</text:span><text:span text:style-name="T14">b</text:span></text:p>
          </table:table-cell>
          <table:table-cell table:style-name="ce227" office:value-type="float" office:value="51.9" calcext:value-type="float">
            <text:p>51,90</text:p>
          </table:table-cell>
          <table:table-cell table:style-name="ce231" table:formula="of:=[.B22]*2.755" office:value-type="float" office:value="142.9845" calcext:value-type="float">
            <text:p>142,98</text:p>
          </table:table-cell>
          <table:table-cell table:style-name="ce235" table:formula="of:=[.B22]*5.4" office:value-type="float" office:value="280.26" calcext:value-type="float">
            <text:p>280,26</text:p>
          </table:table-cell>
          <table:table-cell table:style-name="ce239" table:formula="of:=[.B22]*8.93" office:value-type="float" office:value="463.467" calcext:value-type="float">
            <text:p>463,47</text:p>
          </table:table-cell>
          <table:table-cell table:style-name="ce243" table:formula="of:=[.B22]*13.34" office:value-type="float" office:value="692.346" calcext:value-type="float">
            <text:p>692,35</text:p>
          </table:table-cell>
          <table:table-cell table:style-name="ce246" office:value-type="string" calcext:value-type="string">
            <text:p>D<text:span text:style-name="T12">#</text:span><text:span text:style-name="T13">/E</text:span><text:span text:style-name="T14">b</text:span></text:p>
          </table:table-cell>
          <table:table-cell table:style-name="ce227" office:value-type="float" office:value="1244.5" calcext:value-type="float">
            <text:p>1 244,50</text:p>
          </table:table-cell>
          <table:table-cell table:style-name="ce231" table:formula="of:=[.H22]*2.755" office:value-type="float" office:value="3428.5975" calcext:value-type="float">
            <text:p>3 428,60</text:p>
          </table:table-cell>
          <table:table-cell table:style-name="ce235" table:formula="of:=[.H22]*5.4" office:value-type="float" office:value="6720.3" calcext:value-type="float">
            <text:p>6 720,30</text:p>
          </table:table-cell>
          <table:table-cell table:style-name="ce239" table:formula="of:=[.H22]*8.93" office:value-type="float" office:value="11113.385" calcext:value-type="float">
            <text:p>11 113,39</text:p>
          </table:table-cell>
          <table:table-cell table:style-name="ce250" table:formula="of:=[.H22]*13.34" office:value-type="float" office:value="16601.63" calcext:value-type="float">
            <text:p>16 601,63</text:p>
          </table:table-cell>
          <table:table-cell table:number-columns-repeated="1012"/>
        </table:table-row>
        <table:table-row table:style-name="ro7">
          <table:table-cell table:style-name="ce221" office:value-type="string" calcext:value-type="string">
            <text:p>A</text:p>
          </table:table-cell>
          <table:table-cell table:style-name="ce227" office:value-type="float" office:value="55.01" calcext:value-type="float">
            <text:p>55,01</text:p>
          </table:table-cell>
          <table:table-cell table:style-name="ce231" table:formula="of:=[.B23]*2.755" office:value-type="float" office:value="151.55255" calcext:value-type="float">
            <text:p>151,55</text:p>
          </table:table-cell>
          <table:table-cell table:style-name="ce235" table:formula="of:=[.B23]*5.4" office:value-type="float" office:value="297.054" calcext:value-type="float">
            <text:p>297,05</text:p>
          </table:table-cell>
          <table:table-cell table:style-name="ce239" table:formula="of:=[.B23]*8.93" office:value-type="float" office:value="491.2393" calcext:value-type="float">
            <text:p>491,24</text:p>
          </table:table-cell>
          <table:table-cell table:style-name="ce243" table:formula="of:=[.B23]*13.34" office:value-type="float" office:value="733.8334" calcext:value-type="float">
            <text:p>733,83</text:p>
          </table:table-cell>
          <table:table-cell table:style-name="ce246" office:value-type="string" calcext:value-type="string">
            <text:p>E</text:p>
          </table:table-cell>
          <table:table-cell table:style-name="ce227" office:value-type="float" office:value="1318.5" calcext:value-type="float">
            <text:p>1 318,50</text:p>
          </table:table-cell>
          <table:table-cell table:style-name="ce231" table:formula="of:=[.H23]*2.755" office:value-type="float" office:value="3632.4675" calcext:value-type="float">
            <text:p>3 632,47</text:p>
          </table:table-cell>
          <table:table-cell table:style-name="ce235" table:formula="of:=[.H23]*5.4" office:value-type="float" office:value="7119.9" calcext:value-type="float">
            <text:p>7 119,90</text:p>
          </table:table-cell>
          <table:table-cell table:style-name="ce239" table:formula="of:=[.H23]*8.93" office:value-type="float" office:value="11774.205" calcext:value-type="float">
            <text:p>11 774,21</text:p>
          </table:table-cell>
          <table:table-cell table:style-name="ce250" table:formula="of:=[.H23]*13.34" office:value-type="float" office:value="17588.79" calcext:value-type="float">
            <text:p>17 588,79</text:p>
          </table:table-cell>
          <table:table-cell table:number-columns-repeated="1012"/>
        </table:table-row>
        <table:table-row table:style-name="ro10">
          <table:table-cell table:style-name="ce221" office:value-type="string" calcext:value-type="string">
            <text:p>A<text:span text:style-name="T12">#</text:span><text:span text:style-name="T13">/B</text:span><text:span text:style-name="T14">b</text:span></text:p>
          </table:table-cell>
          <table:table-cell table:style-name="ce227" office:value-type="float" office:value="58.3" calcext:value-type="float">
            <text:p>58,30</text:p>
          </table:table-cell>
          <table:table-cell table:style-name="ce231" table:formula="of:=[.B24]*2.755" office:value-type="float" office:value="160.6165" calcext:value-type="float">
            <text:p>160,62</text:p>
          </table:table-cell>
          <table:table-cell table:style-name="ce235" table:formula="of:=[.B24]*5.4" office:value-type="float" office:value="314.82" calcext:value-type="float">
            <text:p>314,82</text:p>
          </table:table-cell>
          <table:table-cell table:style-name="ce239" table:formula="of:=[.B24]*8.93" office:value-type="float" office:value="520.619" calcext:value-type="float">
            <text:p>520,62</text:p>
          </table:table-cell>
          <table:table-cell table:style-name="ce243" table:formula="of:=[.B24]*13.34" office:value-type="float" office:value="777.722" calcext:value-type="float">
            <text:p>777,72</text:p>
          </table:table-cell>
          <table:table-cell table:style-name="ce246" office:value-type="string" calcext:value-type="string">
            <text:p>F</text:p>
          </table:table-cell>
          <table:table-cell table:style-name="ce227" office:value-type="float" office:value="1397" calcext:value-type="float">
            <text:p>1 397,00</text:p>
          </table:table-cell>
          <table:table-cell table:style-name="ce231" table:formula="of:=[.H24]*2.755" office:value-type="float" office:value="3848.735" calcext:value-type="float">
            <text:p>3 848,74</text:p>
          </table:table-cell>
          <table:table-cell table:style-name="ce235" table:formula="of:=[.H24]*5.4" office:value-type="float" office:value="7543.8" calcext:value-type="float">
            <text:p>7 543,80</text:p>
          </table:table-cell>
          <table:table-cell table:style-name="ce239" table:formula="of:=[.H24]*8.93" office:value-type="float" office:value="12475.21" calcext:value-type="float">
            <text:p>12 475,21</text:p>
          </table:table-cell>
          <table:table-cell table:style-name="ce250" table:formula="of:=[.H24]*13.34" office:value-type="float" office:value="18635.98" calcext:value-type="float">
            <text:p>18 635,98</text:p>
          </table:table-cell>
          <table:table-cell table:number-columns-repeated="1012"/>
        </table:table-row>
        <table:table-row table:style-name="ro10">
          <table:table-cell table:style-name="ce221" office:value-type="string" calcext:value-type="string">
            <text:p>B</text:p>
          </table:table-cell>
          <table:table-cell table:style-name="ce227" office:value-type="float" office:value="61.7" calcext:value-type="float">
            <text:p>61,70</text:p>
          </table:table-cell>
          <table:table-cell table:style-name="ce231" table:formula="of:=[.B25]*2.755" office:value-type="float" office:value="169.9835" calcext:value-type="float">
            <text:p>169,98</text:p>
          </table:table-cell>
          <table:table-cell table:style-name="ce235" table:formula="of:=[.B25]*5.4" office:value-type="float" office:value="333.18" calcext:value-type="float">
            <text:p>333,18</text:p>
          </table:table-cell>
          <table:table-cell table:style-name="ce239" table:formula="of:=[.B25]*8.93" office:value-type="float" office:value="550.981" calcext:value-type="float">
            <text:p>550,98</text:p>
          </table:table-cell>
          <table:table-cell table:style-name="ce243" table:formula="of:=[.B25]*13.34" office:value-type="float" office:value="823.078" calcext:value-type="float">
            <text:p>823,08</text:p>
          </table:table-cell>
          <table:table-cell table:style-name="ce246" office:value-type="string" calcext:value-type="string">
            <text:p>F<text:span text:style-name="T15">#</text:span><text:span text:style-name="T16">/G</text:span><text:span text:style-name="T14">b</text:span></text:p>
          </table:table-cell>
          <table:table-cell table:style-name="ce227" office:value-type="float" office:value="1480" calcext:value-type="float">
            <text:p>1 480,00</text:p>
          </table:table-cell>
          <table:table-cell table:style-name="ce231" table:formula="of:=[.H25]*2.755" office:value-type="float" office:value="4077.4" calcext:value-type="float">
            <text:p>4 077,40</text:p>
          </table:table-cell>
          <table:table-cell table:style-name="ce235" table:formula="of:=[.H25]*5.4" office:value-type="float" office:value="7992" calcext:value-type="float">
            <text:p>7 992,00</text:p>
          </table:table-cell>
          <table:table-cell table:style-name="ce239" table:formula="of:=[.H25]*8.93" office:value-type="float" office:value="13216.4" calcext:value-type="float">
            <text:p>13 216,40</text:p>
          </table:table-cell>
          <table:table-cell table:style-name="ce250" table:formula="of:=[.H25]*13.34" office:value-type="float" office:value="19743.2" calcext:value-type="float">
            <text:p>19 743,20</text:p>
          </table:table-cell>
          <table:table-cell table:number-columns-repeated="1012"/>
        </table:table-row>
        <table:table-row table:style-name="ro7">
          <table:table-cell table:style-name="ce222" office:value-type="string" calcext:value-type="string">
            <text:p>C2</text:p>
          </table:table-cell>
          <table:table-cell table:style-name="ce227" office:value-type="float" office:value="65.4" calcext:value-type="float">
            <text:p>65,40</text:p>
          </table:table-cell>
          <table:table-cell table:style-name="ce231" table:formula="of:=[.B26]*2.755" office:value-type="float" office:value="180.177" calcext:value-type="float">
            <text:p>180,18</text:p>
          </table:table-cell>
          <table:table-cell table:style-name="ce235" table:formula="of:=[.B26]*5.4" office:value-type="float" office:value="353.16" calcext:value-type="float">
            <text:p>353,16</text:p>
          </table:table-cell>
          <table:table-cell table:style-name="ce239" table:formula="of:=[.B26]*8.93" office:value-type="float" office:value="584.022" calcext:value-type="float">
            <text:p>584,02</text:p>
          </table:table-cell>
          <table:table-cell table:style-name="ce243" table:formula="of:=[.B26]*13.34" office:value-type="float" office:value="872.436" calcext:value-type="float">
            <text:p>872,44</text:p>
          </table:table-cell>
          <table:table-cell table:style-name="ce246" office:value-type="string" calcext:value-type="string">
            <text:p>G</text:p>
          </table:table-cell>
          <table:table-cell table:style-name="ce227" office:value-type="float" office:value="1568" calcext:value-type="float">
            <text:p>1 568,00</text:p>
          </table:table-cell>
          <table:table-cell table:style-name="ce231" table:formula="of:=[.H26]*2.755" office:value-type="float" office:value="4319.84" calcext:value-type="float">
            <text:p>4 319,84</text:p>
          </table:table-cell>
          <table:table-cell table:style-name="ce235" table:formula="of:=[.H26]*5.4" office:value-type="float" office:value="8467.2" calcext:value-type="float">
            <text:p>8 467,20</text:p>
          </table:table-cell>
          <table:table-cell table:style-name="ce239" table:formula="of:=[.H26]*8.93" office:value-type="float" office:value="14002.24" calcext:value-type="float">
            <text:p>14 002,24</text:p>
          </table:table-cell>
          <table:table-cell table:style-name="ce250" table:formula="of:=[.H26]*13.34" office:value-type="float" office:value="20917.12" calcext:value-type="float">
            <text:p>20 917,12</text:p>
          </table:table-cell>
          <table:table-cell table:number-columns-repeated="1012"/>
        </table:table-row>
        <table:table-row table:style-name="ro10">
          <table:table-cell table:style-name="ce221" office:value-type="string" calcext:value-type="string">
            <text:p>C<text:span text:style-name="T12">#</text:span><text:span text:style-name="T13">/D</text:span><text:span text:style-name="T14">b</text:span></text:p>
          </table:table-cell>
          <table:table-cell table:style-name="ce227" office:value-type="float" office:value="69.3" calcext:value-type="float">
            <text:p>69,30</text:p>
          </table:table-cell>
          <table:table-cell table:style-name="ce231" table:formula="of:=[.B27]*2.755" office:value-type="float" office:value="190.9215" calcext:value-type="float">
            <text:p>190,92</text:p>
          </table:table-cell>
          <table:table-cell table:style-name="ce235" table:formula="of:=[.B27]*5.4" office:value-type="float" office:value="374.22" calcext:value-type="float">
            <text:p>374,22</text:p>
          </table:table-cell>
          <table:table-cell table:style-name="ce239" table:formula="of:=[.B27]*8.93" office:value-type="float" office:value="618.849" calcext:value-type="float">
            <text:p>618,85</text:p>
          </table:table-cell>
          <table:table-cell table:style-name="ce243" table:formula="of:=[.B27]*13.34" office:value-type="float" office:value="924.462" calcext:value-type="float">
            <text:p>924,46</text:p>
          </table:table-cell>
          <table:table-cell table:style-name="ce246" office:value-type="string" calcext:value-type="string">
            <text:p>G<text:span text:style-name="T12">#</text:span><text:span text:style-name="T13">/A</text:span><text:span text:style-name="T14">b</text:span></text:p>
          </table:table-cell>
          <table:table-cell table:style-name="ce227" office:value-type="float" office:value="1661.2" calcext:value-type="float">
            <text:p>1 661,20</text:p>
          </table:table-cell>
          <table:table-cell table:style-name="ce231" table:formula="of:=[.H27]*2.755" office:value-type="float" office:value="4576.606" calcext:value-type="float">
            <text:p>4 576,61</text:p>
          </table:table-cell>
          <table:table-cell table:style-name="ce235" table:formula="of:=[.H27]*5.4" office:value-type="float" office:value="8970.48" calcext:value-type="float">
            <text:p>8 970,48</text:p>
          </table:table-cell>
          <table:table-cell table:style-name="ce239" table:formula="of:=[.H27]*8.93" office:value-type="float" office:value="14834.516" calcext:value-type="float">
            <text:p>14 834,52</text:p>
          </table:table-cell>
          <table:table-cell table:style-name="ce250" table:formula="of:=[.H27]*13.34" office:value-type="float" office:value="22160.408" calcext:value-type="float">
            <text:p>22 160,41</text:p>
          </table:table-cell>
          <table:table-cell table:number-columns-repeated="1012"/>
        </table:table-row>
        <table:table-row table:style-name="ro7">
          <table:table-cell table:style-name="ce221" office:value-type="string" calcext:value-type="string">
            <text:p>D</text:p>
          </table:table-cell>
          <table:table-cell table:style-name="ce227" office:value-type="float" office:value="73.41" calcext:value-type="float">
            <text:p>73,41</text:p>
          </table:table-cell>
          <table:table-cell table:style-name="ce231" table:formula="of:=[.B28]*2.755" office:value-type="float" office:value="202.24455" calcext:value-type="float">
            <text:p>202,24</text:p>
          </table:table-cell>
          <table:table-cell table:style-name="ce235" table:formula="of:=[.B28]*5.4" office:value-type="float" office:value="396.414" calcext:value-type="float">
            <text:p>396,41</text:p>
          </table:table-cell>
          <table:table-cell table:style-name="ce239" table:formula="of:=[.B28]*8.93" office:value-type="float" office:value="655.5513" calcext:value-type="float">
            <text:p>655,55</text:p>
          </table:table-cell>
          <table:table-cell table:style-name="ce243" table:formula="of:=[.B28]*13.34" office:value-type="float" office:value="979.2894" calcext:value-type="float">
            <text:p>979,29</text:p>
          </table:table-cell>
          <table:table-cell table:style-name="ce246" office:value-type="string" calcext:value-type="string">
            <text:p>A</text:p>
          </table:table-cell>
          <table:table-cell table:style-name="ce227" office:value-type="float" office:value="1760" calcext:value-type="float">
            <text:p>1 760,00</text:p>
          </table:table-cell>
          <table:table-cell table:style-name="ce231" table:formula="of:=[.H28]*2.755" office:value-type="float" office:value="4848.8" calcext:value-type="float">
            <text:p>4 848,80</text:p>
          </table:table-cell>
          <table:table-cell table:style-name="ce235" table:formula="of:=[.H28]*5.4" office:value-type="float" office:value="9504" calcext:value-type="float">
            <text:p>9 504,00</text:p>
          </table:table-cell>
          <table:table-cell table:style-name="ce239" table:formula="of:=[.H28]*8.93" office:value-type="float" office:value="15716.8" calcext:value-type="float">
            <text:p>15 716,80</text:p>
          </table:table-cell>
          <table:table-cell table:style-name="ce250" table:formula="of:=[.H28]*13.34" office:value-type="float" office:value="23478.4" calcext:value-type="float">
            <text:p>23 478,40</text:p>
          </table:table-cell>
          <table:table-cell table:number-columns-repeated="1012"/>
        </table:table-row>
        <table:table-row table:style-name="ro10">
          <table:table-cell table:style-name="ce221" office:value-type="string" calcext:value-type="string">
            <text:p>D<text:span text:style-name="T12">#</text:span><text:span text:style-name="T13">/E</text:span><text:span text:style-name="T14">b</text:span></text:p>
          </table:table-cell>
          <table:table-cell table:style-name="ce227" office:value-type="float" office:value="77.8" calcext:value-type="float">
            <text:p>77,80</text:p>
          </table:table-cell>
          <table:table-cell table:style-name="ce231" table:formula="of:=[.B29]*2.755" office:value-type="float" office:value="214.339" calcext:value-type="float">
            <text:p>214,34</text:p>
          </table:table-cell>
          <table:table-cell table:style-name="ce235" table:formula="of:=[.B29]*5.4" office:value-type="float" office:value="420.12" calcext:value-type="float">
            <text:p>420,12</text:p>
          </table:table-cell>
          <table:table-cell table:style-name="ce239" table:formula="of:=[.B29]*8.93" office:value-type="float" office:value="694.754" calcext:value-type="float">
            <text:p>694,75</text:p>
          </table:table-cell>
          <table:table-cell table:style-name="ce243" table:formula="of:=[.B29]*13.34" office:value-type="float" office:value="1037.852" calcext:value-type="float">
            <text:p>1 037,85</text:p>
          </table:table-cell>
          <table:table-cell table:style-name="ce246" office:value-type="string" calcext:value-type="string">
            <text:p>A<text:span text:style-name="T12">#</text:span><text:span text:style-name="T13">/B</text:span><text:span text:style-name="T14">b</text:span></text:p>
          </table:table-cell>
          <table:table-cell table:style-name="ce227" office:value-type="float" office:value="1864.6" calcext:value-type="float">
            <text:p>1 864,60</text:p>
          </table:table-cell>
          <table:table-cell table:style-name="ce231" table:formula="of:=[.H29]*2.755" office:value-type="float" office:value="5136.973" calcext:value-type="float">
            <text:p>5 136,97</text:p>
          </table:table-cell>
          <table:table-cell table:style-name="ce235" table:formula="of:=[.H29]*5.4" office:value-type="float" office:value="10068.84" calcext:value-type="float">
            <text:p>10 068,84</text:p>
          </table:table-cell>
          <table:table-cell table:style-name="ce239" table:formula="of:=[.H29]*8.93" office:value-type="float" office:value="16650.878" calcext:value-type="float">
            <text:p>16 650,88</text:p>
          </table:table-cell>
          <table:table-cell table:style-name="ce250" table:formula="of:=[.H29]*13.34" office:value-type="float" office:value="24873.764" calcext:value-type="float">
            <text:p>24 873,76</text:p>
          </table:table-cell>
          <table:table-cell table:number-columns-repeated="1012"/>
        </table:table-row>
        <table:table-row table:style-name="ro7">
          <table:table-cell table:style-name="ce221" office:value-type="string" calcext:value-type="string">
            <text:p>E</text:p>
          </table:table-cell>
          <table:table-cell table:style-name="ce227" office:value-type="float" office:value="82.4" calcext:value-type="float">
            <text:p>82,40</text:p>
          </table:table-cell>
          <table:table-cell table:style-name="ce231" table:formula="of:=[.B30]*2.755" office:value-type="float" office:value="227.012" calcext:value-type="float">
            <text:p>227,01</text:p>
          </table:table-cell>
          <table:table-cell table:style-name="ce235" table:formula="of:=[.B30]*5.4" office:value-type="float" office:value="444.96" calcext:value-type="float">
            <text:p>444,96</text:p>
          </table:table-cell>
          <table:table-cell table:style-name="ce239" table:formula="of:=[.B30]*8.93" office:value-type="float" office:value="735.832" calcext:value-type="float">
            <text:p>735,83</text:p>
          </table:table-cell>
          <table:table-cell table:style-name="ce243" table:formula="of:=[.B30]*13.34" office:value-type="float" office:value="1099.216" calcext:value-type="float">
            <text:p>1 099,22</text:p>
          </table:table-cell>
          <table:table-cell table:style-name="ce246" office:value-type="string" calcext:value-type="string">
            <text:p>B</text:p>
          </table:table-cell>
          <table:table-cell table:style-name="ce227" office:value-type="float" office:value="1975.5" calcext:value-type="float">
            <text:p>1 975,50</text:p>
          </table:table-cell>
          <table:table-cell table:style-name="ce231" table:formula="of:=[.H30]*2.755" office:value-type="float" office:value="5442.5025" calcext:value-type="float">
            <text:p>5 442,50</text:p>
          </table:table-cell>
          <table:table-cell table:style-name="ce235" table:formula="of:=[.H30]*5.4" office:value-type="float" office:value="10667.7" calcext:value-type="float">
            <text:p>10 667,70</text:p>
          </table:table-cell>
          <table:table-cell table:style-name="ce239" table:formula="of:=[.H30]*8.93" office:value-type="float" office:value="17641.215" calcext:value-type="float">
            <text:p>17 641,22</text:p>
          </table:table-cell>
          <table:table-cell table:style-name="ce250" table:formula="of:=[.H30]*13.34" office:value-type="float" office:value="26353.17" calcext:value-type="float">
            <text:p>26 353,17</text:p>
          </table:table-cell>
          <table:table-cell table:number-columns-repeated="1012"/>
        </table:table-row>
        <table:table-row table:style-name="ro7">
          <table:table-cell table:style-name="ce221" office:value-type="string" calcext:value-type="string">
            <text:p>F</text:p>
          </table:table-cell>
          <table:table-cell table:style-name="ce227" office:value-type="float" office:value="87.3" calcext:value-type="float">
            <text:p>87,30</text:p>
          </table:table-cell>
          <table:table-cell table:style-name="ce231" table:formula="of:=[.B31]*2.755" office:value-type="float" office:value="240.5115" calcext:value-type="float">
            <text:p>240,51</text:p>
          </table:table-cell>
          <table:table-cell table:style-name="ce235" table:formula="of:=[.B31]*5.4" office:value-type="float" office:value="471.42" calcext:value-type="float">
            <text:p>471,42</text:p>
          </table:table-cell>
          <table:table-cell table:style-name="ce239" table:formula="of:=[.B31]*8.93" office:value-type="float" office:value="779.589" calcext:value-type="float">
            <text:p>779,59</text:p>
          </table:table-cell>
          <table:table-cell table:style-name="ce243" table:formula="of:=[.B31]*13.34" office:value-type="float" office:value="1164.582" calcext:value-type="float">
            <text:p>1 164,58</text:p>
          </table:table-cell>
          <table:table-cell table:style-name="ce247" office:value-type="string" calcext:value-type="string">
            <text:p>C7</text:p>
          </table:table-cell>
          <table:table-cell table:style-name="ce227" office:value-type="float" office:value="2093" calcext:value-type="float">
            <text:p>2 093,00</text:p>
          </table:table-cell>
          <table:table-cell table:style-name="ce231" table:formula="of:=[.H31]*2.755" office:value-type="float" office:value="5766.215" calcext:value-type="float">
            <text:p>5 766,22</text:p>
          </table:table-cell>
          <table:table-cell table:style-name="ce235" table:formula="of:=[.H31]*5.4" office:value-type="float" office:value="11302.2" calcext:value-type="float">
            <text:p>11 302,20</text:p>
          </table:table-cell>
          <table:table-cell table:style-name="ce239" table:formula="of:=[.H31]*8.93" office:value-type="float" office:value="18690.49" calcext:value-type="float">
            <text:p>18 690,49</text:p>
          </table:table-cell>
          <table:table-cell table:style-name="ce250" table:formula="of:=[.H31]*13.34" office:value-type="float" office:value="27920.62" calcext:value-type="float">
            <text:p>27 920,62</text:p>
          </table:table-cell>
          <table:table-cell table:number-columns-repeated="1012"/>
        </table:table-row>
        <table:table-row table:style-name="ro10">
          <table:table-cell table:style-name="ce221" office:value-type="string" calcext:value-type="string">
            <text:p>F<text:span text:style-name="T15">#</text:span><text:span text:style-name="T16">/G</text:span><text:span text:style-name="T14">b</text:span></text:p>
          </table:table-cell>
          <table:table-cell table:style-name="ce227" office:value-type="float" office:value="92.5" calcext:value-type="float">
            <text:p>92,50</text:p>
          </table:table-cell>
          <table:table-cell table:style-name="ce231" table:formula="of:=[.B32]*2.755" office:value-type="float" office:value="254.8375" calcext:value-type="float">
            <text:p>254,84</text:p>
          </table:table-cell>
          <table:table-cell table:style-name="ce235" table:formula="of:=[.B32]*5.4" office:value-type="float" office:value="499.5" calcext:value-type="float">
            <text:p>499,50</text:p>
          </table:table-cell>
          <table:table-cell table:style-name="ce239" table:formula="of:=[.B32]*8.93" office:value-type="float" office:value="826.025" calcext:value-type="float">
            <text:p>826,03</text:p>
          </table:table-cell>
          <table:table-cell table:style-name="ce243" table:formula="of:=[.B32]*13.34" office:value-type="float" office:value="1233.95" calcext:value-type="float">
            <text:p>1 233,95</text:p>
          </table:table-cell>
          <table:table-cell table:style-name="ce246" office:value-type="string" calcext:value-type="string">
            <text:p>C<text:span text:style-name="T12">#</text:span><text:span text:style-name="T13">/D</text:span><text:span text:style-name="T14">b</text:span></text:p>
          </table:table-cell>
          <table:table-cell table:style-name="ce227" office:value-type="float" office:value="2217.4" calcext:value-type="float">
            <text:p>2 217,40</text:p>
          </table:table-cell>
          <table:table-cell table:style-name="ce231" table:formula="of:=[.H32]*2.755" office:value-type="float" office:value="6108.937" calcext:value-type="float">
            <text:p>6 108,94</text:p>
          </table:table-cell>
          <table:table-cell table:style-name="ce235" table:formula="of:=[.H32]*5.4" office:value-type="float" office:value="11973.96" calcext:value-type="float">
            <text:p>11 973,96</text:p>
          </table:table-cell>
          <table:table-cell table:style-name="ce239" table:formula="of:=[.H32]*8.93" office:value-type="float" office:value="19801.382" calcext:value-type="float">
            <text:p>19 801,38</text:p>
          </table:table-cell>
          <table:table-cell table:style-name="ce250" table:formula="of:=[.H32]*13.34" office:value-type="float" office:value="29580.116" calcext:value-type="float">
            <text:p>29 580,12</text:p>
          </table:table-cell>
          <table:table-cell table:number-columns-repeated="1012"/>
        </table:table-row>
        <table:table-row table:style-name="ro7">
          <table:table-cell table:style-name="ce221" office:value-type="string" calcext:value-type="string">
            <text:p>G</text:p>
          </table:table-cell>
          <table:table-cell table:style-name="ce227" office:value-type="float" office:value="98.01" calcext:value-type="float">
            <text:p>98,01</text:p>
          </table:table-cell>
          <table:table-cell table:style-name="ce231" table:formula="of:=[.B33]*2.755" office:value-type="float" office:value="270.01755" calcext:value-type="float">
            <text:p>270,02</text:p>
          </table:table-cell>
          <table:table-cell table:style-name="ce235" table:formula="of:=[.B33]*5.4" office:value-type="float" office:value="529.254" calcext:value-type="float">
            <text:p>529,25</text:p>
          </table:table-cell>
          <table:table-cell table:style-name="ce239" table:formula="of:=[.B33]*8.93" office:value-type="float" office:value="875.2293" calcext:value-type="float">
            <text:p>875,23</text:p>
          </table:table-cell>
          <table:table-cell table:style-name="ce243" table:formula="of:=[.B33]*13.34" office:value-type="float" office:value="1307.4534" calcext:value-type="float">
            <text:p>1 307,45</text:p>
          </table:table-cell>
          <table:table-cell table:style-name="ce246" office:value-type="string" calcext:value-type="string">
            <text:p>D</text:p>
          </table:table-cell>
          <table:table-cell table:style-name="ce227" office:value-type="float" office:value="2349.2" calcext:value-type="float">
            <text:p>2 349,20</text:p>
          </table:table-cell>
          <table:table-cell table:style-name="ce231" table:formula="of:=[.H33]*2.755" office:value-type="float" office:value="6472.046" calcext:value-type="float">
            <text:p>6 472,05</text:p>
          </table:table-cell>
          <table:table-cell table:style-name="ce235" table:formula="of:=[.H33]*5.4" office:value-type="float" office:value="12685.68" calcext:value-type="float">
            <text:p>12 685,68</text:p>
          </table:table-cell>
          <table:table-cell table:style-name="ce239" table:formula="of:=[.H33]*8.93" office:value-type="float" office:value="20978.356" calcext:value-type="float">
            <text:p>20 978,36</text:p>
          </table:table-cell>
          <table:table-cell table:style-name="ce250" table:formula="of:=[.H33]*13.34" office:value-type="float" office:value="31338.328" calcext:value-type="float">
            <text:p>31 338,33</text:p>
          </table:table-cell>
          <table:table-cell table:number-columns-repeated="1012"/>
        </table:table-row>
        <table:table-row table:style-name="ro10">
          <table:table-cell table:style-name="ce221" office:value-type="string" calcext:value-type="string">
            <text:p>G<text:span text:style-name="T12">#</text:span><text:span text:style-name="T13">/A</text:span><text:span text:style-name="T14">b</text:span></text:p>
          </table:table-cell>
          <table:table-cell table:style-name="ce227" office:value-type="float" office:value="103.8" calcext:value-type="float">
            <text:p>103,80</text:p>
          </table:table-cell>
          <table:table-cell table:style-name="ce231" table:formula="of:=[.B34]*2.755" office:value-type="float" office:value="285.969" calcext:value-type="float">
            <text:p>285,97</text:p>
          </table:table-cell>
          <table:table-cell table:style-name="ce235" table:formula="of:=[.B34]*5.4" office:value-type="float" office:value="560.52" calcext:value-type="float">
            <text:p>560,52</text:p>
          </table:table-cell>
          <table:table-cell table:style-name="ce239" table:formula="of:=[.B34]*8.93" office:value-type="float" office:value="926.934" calcext:value-type="float">
            <text:p>926,93</text:p>
          </table:table-cell>
          <table:table-cell table:style-name="ce243" table:formula="of:=[.B34]*13.34" office:value-type="float" office:value="1384.692" calcext:value-type="float">
            <text:p>1 384,69</text:p>
          </table:table-cell>
          <table:table-cell table:style-name="ce246" office:value-type="string" calcext:value-type="string">
            <text:p>D<text:span text:style-name="T12">#</text:span><text:span text:style-name="T13">/E</text:span><text:span text:style-name="T14">b</text:span></text:p>
          </table:table-cell>
          <table:table-cell table:style-name="ce227" office:value-type="float" office:value="2489.01" calcext:value-type="float">
            <text:p>2 489,01</text:p>
          </table:table-cell>
          <table:table-cell table:style-name="ce231" table:formula="of:=[.H34]*2.755" office:value-type="float" office:value="6857.22255" calcext:value-type="float">
            <text:p>6 857,22</text:p>
          </table:table-cell>
          <table:table-cell table:style-name="ce235" table:formula="of:=[.H34]*5.4" office:value-type="float" office:value="13440.654" calcext:value-type="float">
            <text:p>13 440,65</text:p>
          </table:table-cell>
          <table:table-cell table:style-name="ce239" table:formula="of:=[.H34]*8.93" office:value-type="float" office:value="22226.8593" calcext:value-type="float">
            <text:p>22 226,86</text:p>
          </table:table-cell>
          <table:table-cell table:style-name="ce250" table:formula="of:=[.H34]*13.34" office:value-type="float" office:value="33203.3934" calcext:value-type="float">
            <text:p>33 203,39</text:p>
          </table:table-cell>
          <table:table-cell table:number-columns-repeated="1012"/>
        </table:table-row>
        <table:table-row table:style-name="ro7">
          <table:table-cell table:style-name="ce221" office:value-type="string" calcext:value-type="string">
            <text:p>A</text:p>
          </table:table-cell>
          <table:table-cell table:style-name="ce227" office:value-type="float" office:value="110" calcext:value-type="float">
            <text:p>110,00</text:p>
          </table:table-cell>
          <table:table-cell table:style-name="ce231" table:formula="of:=[.B35]*2.755" office:value-type="float" office:value="303.05" calcext:value-type="float">
            <text:p>303,05</text:p>
          </table:table-cell>
          <table:table-cell table:style-name="ce235" table:formula="of:=[.B35]*5.4" office:value-type="float" office:value="594" calcext:value-type="float">
            <text:p>594,00</text:p>
          </table:table-cell>
          <table:table-cell table:style-name="ce239" table:formula="of:=[.B35]*8.93" office:value-type="float" office:value="982.3" calcext:value-type="float">
            <text:p>982,30</text:p>
          </table:table-cell>
          <table:table-cell table:style-name="ce243" table:formula="of:=[.B35]*13.34" office:value-type="float" office:value="1467.4" calcext:value-type="float">
            <text:p>1 467,40</text:p>
          </table:table-cell>
          <table:table-cell table:style-name="ce246" office:value-type="string" calcext:value-type="string">
            <text:p>E</text:p>
          </table:table-cell>
          <table:table-cell table:style-name="ce227" office:value-type="float" office:value="2637" calcext:value-type="float">
            <text:p>2 637,00</text:p>
          </table:table-cell>
          <table:table-cell table:style-name="ce231" table:formula="of:=[.H35]*2.755" office:value-type="float" office:value="7264.935" calcext:value-type="float">
            <text:p>7 264,94</text:p>
          </table:table-cell>
          <table:table-cell table:style-name="ce235" table:formula="of:=[.H35]*5.4" office:value-type="float" office:value="14239.8" calcext:value-type="float">
            <text:p>14 239,80</text:p>
          </table:table-cell>
          <table:table-cell table:style-name="ce239" table:formula="of:=[.H35]*8.93" office:value-type="float" office:value="23548.41" calcext:value-type="float">
            <text:p>23 548,41</text:p>
          </table:table-cell>
          <table:table-cell table:style-name="ce250" table:formula="of:=[.H35]*13.34" office:value-type="float" office:value="35177.58" calcext:value-type="float">
            <text:p>35 177,58</text:p>
          </table:table-cell>
          <table:table-cell table:number-columns-repeated="1012"/>
        </table:table-row>
        <table:table-row table:style-name="ro10">
          <table:table-cell table:style-name="ce221" office:value-type="string" calcext:value-type="string">
            <text:p>A<text:span text:style-name="T12">#</text:span><text:span text:style-name="T13">/B</text:span><text:span text:style-name="T14">b</text:span></text:p>
          </table:table-cell>
          <table:table-cell table:style-name="ce227" office:value-type="float" office:value="116.5" calcext:value-type="float">
            <text:p>116,50</text:p>
          </table:table-cell>
          <table:table-cell table:style-name="ce231" table:formula="of:=[.B36]*2.755" office:value-type="float" office:value="320.9575" calcext:value-type="float">
            <text:p>320,96</text:p>
          </table:table-cell>
          <table:table-cell table:style-name="ce235" table:formula="of:=[.B36]*5.4" office:value-type="float" office:value="629.1" calcext:value-type="float">
            <text:p>629,10</text:p>
          </table:table-cell>
          <table:table-cell table:style-name="ce239" table:formula="of:=[.B36]*8.93" office:value-type="float" office:value="1040.345" calcext:value-type="float">
            <text:p>1 040,35</text:p>
          </table:table-cell>
          <table:table-cell table:style-name="ce243" table:formula="of:=[.B36]*13.34" office:value-type="float" office:value="1554.11" calcext:value-type="float">
            <text:p>1 554,11</text:p>
          </table:table-cell>
          <table:table-cell table:style-name="ce246" office:value-type="string" calcext:value-type="string">
            <text:p>F</text:p>
          </table:table-cell>
          <table:table-cell table:style-name="ce227" office:value-type="float" office:value="2794" calcext:value-type="float">
            <text:p>2 794,00</text:p>
          </table:table-cell>
          <table:table-cell table:style-name="ce231" table:formula="of:=[.H36]*2.755" office:value-type="float" office:value="7697.47" calcext:value-type="float">
            <text:p>7 697,47</text:p>
          </table:table-cell>
          <table:table-cell table:style-name="ce235" table:formula="of:=[.H36]*5.4" office:value-type="float" office:value="15087.6" calcext:value-type="float">
            <text:p>15 087,60</text:p>
          </table:table-cell>
          <table:table-cell table:style-name="ce239" table:formula="of:=[.H36]*8.93" office:value-type="float" office:value="24950.42" calcext:value-type="float">
            <text:p>24 950,42</text:p>
          </table:table-cell>
          <table:table-cell table:style-name="ce250" table:formula="of:=[.H36]*13.34" office:value-type="float" office:value="37271.96" calcext:value-type="float">
            <text:p>37 271,96</text:p>
          </table:table-cell>
          <table:table-cell table:number-columns-repeated="1012"/>
        </table:table-row>
        <table:table-row table:style-name="ro10">
          <table:table-cell table:style-name="ce221" office:value-type="string" calcext:value-type="string">
            <text:p>B</text:p>
          </table:table-cell>
          <table:table-cell table:style-name="ce227" office:value-type="float" office:value="123.5" calcext:value-type="float">
            <text:p>123,50</text:p>
          </table:table-cell>
          <table:table-cell table:style-name="ce231" table:formula="of:=[.B37]*2.755" office:value-type="float" office:value="340.2425" calcext:value-type="float">
            <text:p>340,24</text:p>
          </table:table-cell>
          <table:table-cell table:style-name="ce235" table:formula="of:=[.B37]*5.4" office:value-type="float" office:value="666.9" calcext:value-type="float">
            <text:p>666,90</text:p>
          </table:table-cell>
          <table:table-cell table:style-name="ce239" table:formula="of:=[.B37]*8.93" office:value-type="float" office:value="1102.855" calcext:value-type="float">
            <text:p>1 102,86</text:p>
          </table:table-cell>
          <table:table-cell table:style-name="ce243" table:formula="of:=[.B37]*13.34" office:value-type="float" office:value="1647.49" calcext:value-type="float">
            <text:p>1 647,49</text:p>
          </table:table-cell>
          <table:table-cell table:style-name="ce246" office:value-type="string" calcext:value-type="string">
            <text:p>F<text:span text:style-name="T15">#</text:span><text:span text:style-name="T16">/G</text:span><text:span text:style-name="T14">b</text:span></text:p>
          </table:table-cell>
          <table:table-cell table:style-name="ce227" office:value-type="float" office:value="2960" calcext:value-type="float">
            <text:p>2 960,00</text:p>
          </table:table-cell>
          <table:table-cell table:style-name="ce231" table:formula="of:=[.H37]*2.755" office:value-type="float" office:value="8154.8" calcext:value-type="float">
            <text:p>8 154,80</text:p>
          </table:table-cell>
          <table:table-cell table:style-name="ce235" table:formula="of:=[.H37]*5.4" office:value-type="float" office:value="15984" calcext:value-type="float">
            <text:p>15 984,00</text:p>
          </table:table-cell>
          <table:table-cell table:style-name="ce239" table:formula="of:=[.H37]*8.93" office:value-type="float" office:value="26432.8" calcext:value-type="float">
            <text:p>26 432,80</text:p>
          </table:table-cell>
          <table:table-cell table:style-name="ce250" table:formula="of:=[.H37]*13.34" office:value-type="float" office:value="39486.4" calcext:value-type="float">
            <text:p>39 486,40</text:p>
          </table:table-cell>
          <table:table-cell table:number-columns-repeated="1012"/>
        </table:table-row>
        <table:table-row table:style-name="ro7">
          <table:table-cell table:style-name="ce222" office:value-type="string" calcext:value-type="string">
            <text:p>C3</text:p>
          </table:table-cell>
          <table:table-cell table:style-name="ce227" office:value-type="float" office:value="130.81" calcext:value-type="float">
            <text:p>130,81</text:p>
          </table:table-cell>
          <table:table-cell table:style-name="ce231" table:formula="of:=[.B38]*2.755" office:value-type="float" office:value="360.38155" calcext:value-type="float">
            <text:p>360,38</text:p>
          </table:table-cell>
          <table:table-cell table:style-name="ce235" table:formula="of:=[.B38]*5.4" office:value-type="float" office:value="706.374" calcext:value-type="float">
            <text:p>706,37</text:p>
          </table:table-cell>
          <table:table-cell table:style-name="ce239" table:formula="of:=[.B38]*8.93" office:value-type="float" office:value="1168.1333" calcext:value-type="float">
            <text:p>1 168,13</text:p>
          </table:table-cell>
          <table:table-cell table:style-name="ce243" table:formula="of:=[.B38]*13.34" office:value-type="float" office:value="1745.0054" calcext:value-type="float">
            <text:p>1 745,01</text:p>
          </table:table-cell>
          <table:table-cell table:style-name="ce246" office:value-type="string" calcext:value-type="string">
            <text:p>G</text:p>
          </table:table-cell>
          <table:table-cell table:style-name="ce227" office:value-type="float" office:value="3136" calcext:value-type="float">
            <text:p>3 136,00</text:p>
          </table:table-cell>
          <table:table-cell table:style-name="ce231" table:formula="of:=[.H38]*2.755" office:value-type="float" office:value="8639.68" calcext:value-type="float">
            <text:p>8 639,68</text:p>
          </table:table-cell>
          <table:table-cell table:style-name="ce235" table:formula="of:=[.H38]*5.4" office:value-type="float" office:value="16934.4" calcext:value-type="float">
            <text:p>16 934,40</text:p>
          </table:table-cell>
          <table:table-cell table:style-name="ce239" table:formula="of:=[.H38]*8.93" office:value-type="float" office:value="28004.48" calcext:value-type="float">
            <text:p>28 004,48</text:p>
          </table:table-cell>
          <table:table-cell table:style-name="ce250" table:formula="of:=[.H38]*13.34" office:value-type="float" office:value="41834.24" calcext:value-type="float">
            <text:p>41 834,24</text:p>
          </table:table-cell>
          <table:table-cell table:number-columns-repeated="1012"/>
        </table:table-row>
        <table:table-row table:style-name="ro10">
          <table:table-cell table:style-name="ce221" office:value-type="string" calcext:value-type="string">
            <text:p>C<text:span text:style-name="T12">#</text:span><text:span text:style-name="T13">/D</text:span><text:span text:style-name="T14">b</text:span></text:p>
          </table:table-cell>
          <table:table-cell table:style-name="ce227" office:value-type="float" office:value="138.6" calcext:value-type="float">
            <text:p>138,60</text:p>
          </table:table-cell>
          <table:table-cell table:style-name="ce231" table:formula="of:=[.B39]*2.755" office:value-type="float" office:value="381.843" calcext:value-type="float">
            <text:p>381,84</text:p>
          </table:table-cell>
          <table:table-cell table:style-name="ce235" table:formula="of:=[.B39]*5.4" office:value-type="float" office:value="748.44" calcext:value-type="float">
            <text:p>748,44</text:p>
          </table:table-cell>
          <table:table-cell table:style-name="ce239" table:formula="of:=[.B39]*8.93" office:value-type="float" office:value="1237.698" calcext:value-type="float">
            <text:p>1 237,70</text:p>
          </table:table-cell>
          <table:table-cell table:style-name="ce243" table:formula="of:=[.B39]*13.34" office:value-type="float" office:value="1848.924" calcext:value-type="float">
            <text:p>1 848,92</text:p>
          </table:table-cell>
          <table:table-cell table:style-name="ce246" office:value-type="string" calcext:value-type="string">
            <text:p>G<text:span text:style-name="T12">#</text:span><text:span text:style-name="T13">/A</text:span><text:span text:style-name="T14">b</text:span></text:p>
          </table:table-cell>
          <table:table-cell table:style-name="ce227" office:value-type="float" office:value="3322.41" calcext:value-type="float">
            <text:p>3 322,41</text:p>
          </table:table-cell>
          <table:table-cell table:style-name="ce231" table:formula="of:=[.H39]*2.755" office:value-type="float" office:value="9153.23955" calcext:value-type="float">
            <text:p>9 153,24</text:p>
          </table:table-cell>
          <table:table-cell table:style-name="ce235" table:formula="of:=[.H39]*5.4" office:value-type="float" office:value="17941.014" calcext:value-type="float">
            <text:p>17 941,01</text:p>
          </table:table-cell>
          <table:table-cell table:style-name="ce239" table:formula="of:=[.H39]*8.93" office:value-type="float" office:value="29669.1213" calcext:value-type="float">
            <text:p>29 669,12</text:p>
          </table:table-cell>
          <table:table-cell table:style-name="ce250" table:formula="of:=[.H39]*13.34" office:value-type="float" office:value="44320.9494" calcext:value-type="float">
            <text:p>44 320,95</text:p>
          </table:table-cell>
          <table:table-cell table:number-columns-repeated="1012"/>
        </table:table-row>
        <table:table-row table:style-name="ro7">
          <table:table-cell table:style-name="ce221" office:value-type="string" calcext:value-type="string">
            <text:p>D</text:p>
          </table:table-cell>
          <table:table-cell table:style-name="ce227" office:value-type="float" office:value="146.8" calcext:value-type="float">
            <text:p>146,80</text:p>
          </table:table-cell>
          <table:table-cell table:style-name="ce231" table:formula="of:=[.B40]*2.755" office:value-type="float" office:value="404.434" calcext:value-type="float">
            <text:p>404,43</text:p>
          </table:table-cell>
          <table:table-cell table:style-name="ce235" table:formula="of:=[.B40]*5.4" office:value-type="float" office:value="792.72" calcext:value-type="float">
            <text:p>792,72</text:p>
          </table:table-cell>
          <table:table-cell table:style-name="ce239" table:formula="of:=[.B40]*8.93" office:value-type="float" office:value="1310.924" calcext:value-type="float">
            <text:p>1 310,92</text:p>
          </table:table-cell>
          <table:table-cell table:style-name="ce243" table:formula="of:=[.B40]*13.34" office:value-type="float" office:value="1958.312" calcext:value-type="float">
            <text:p>1 958,31</text:p>
          </table:table-cell>
          <table:table-cell table:style-name="ce246" office:value-type="string" calcext:value-type="string">
            <text:p>A</text:p>
          </table:table-cell>
          <table:table-cell table:style-name="ce227" office:value-type="float" office:value="3520" calcext:value-type="float">
            <text:p>3 520,00</text:p>
          </table:table-cell>
          <table:table-cell table:style-name="ce231" table:formula="of:=[.H40]*2.755" office:value-type="float" office:value="9697.6" calcext:value-type="float">
            <text:p>9 697,60</text:p>
          </table:table-cell>
          <table:table-cell table:style-name="ce235" table:formula="of:=[.H40]*5.4" office:value-type="float" office:value="19008" calcext:value-type="float">
            <text:p>19 008,00</text:p>
          </table:table-cell>
          <table:table-cell table:style-name="ce239" table:formula="of:=[.H40]*8.93" office:value-type="float" office:value="31433.6" calcext:value-type="float">
            <text:p>31 433,60</text:p>
          </table:table-cell>
          <table:table-cell table:style-name="ce250" table:formula="of:=[.H40]*13.34" office:value-type="float" office:value="46956.8" calcext:value-type="float">
            <text:p>46 956,80</text:p>
          </table:table-cell>
          <table:table-cell table:number-columns-repeated="1012"/>
        </table:table-row>
        <table:table-row table:style-name="ro10">
          <table:table-cell table:style-name="ce221" office:value-type="string" calcext:value-type="string">
            <text:p>D<text:span text:style-name="T12">#</text:span><text:span text:style-name="T13">/E</text:span><text:span text:style-name="T14">b</text:span></text:p>
          </table:table-cell>
          <table:table-cell table:style-name="ce227" office:value-type="float" office:value="155.6" calcext:value-type="float">
            <text:p>155,60</text:p>
          </table:table-cell>
          <table:table-cell table:style-name="ce231" table:formula="of:=[.B41]*2.755" office:value-type="float" office:value="428.678" calcext:value-type="float">
            <text:p>428,68</text:p>
          </table:table-cell>
          <table:table-cell table:style-name="ce235" table:formula="of:=[.B41]*5.4" office:value-type="float" office:value="840.24" calcext:value-type="float">
            <text:p>840,24</text:p>
          </table:table-cell>
          <table:table-cell table:style-name="ce239" table:formula="of:=[.B41]*8.93" office:value-type="float" office:value="1389.508" calcext:value-type="float">
            <text:p>1 389,51</text:p>
          </table:table-cell>
          <table:table-cell table:style-name="ce243" table:formula="of:=[.B41]*13.34" office:value-type="float" office:value="2075.704" calcext:value-type="float">
            <text:p>2 075,70</text:p>
          </table:table-cell>
          <table:table-cell table:style-name="ce246" office:value-type="string" calcext:value-type="string">
            <text:p>A<text:span text:style-name="T12">#</text:span><text:span text:style-name="T13">/B</text:span><text:span text:style-name="T14">b</text:span></text:p>
          </table:table-cell>
          <table:table-cell table:style-name="ce227" office:value-type="float" office:value="3729.2" calcext:value-type="float">
            <text:p>3 729,20</text:p>
          </table:table-cell>
          <table:table-cell table:style-name="ce231" table:formula="of:=[.H41]*2.755" office:value-type="float" office:value="10273.946" calcext:value-type="float">
            <text:p>10 273,95</text:p>
          </table:table-cell>
          <table:table-cell table:style-name="ce235" table:formula="of:=[.H41]*5.4" office:value-type="float" office:value="20137.68" calcext:value-type="float">
            <text:p>20 137,68</text:p>
          </table:table-cell>
          <table:table-cell table:style-name="ce239" table:formula="of:=[.H41]*8.93" office:value-type="float" office:value="33301.756" calcext:value-type="float">
            <text:p>33 301,76</text:p>
          </table:table-cell>
          <table:table-cell table:style-name="ce250" table:formula="of:=[.H41]*13.34" office:value-type="float" office:value="49747.528" calcext:value-type="float">
            <text:p>49 747,53</text:p>
          </table:table-cell>
          <table:table-cell table:number-columns-repeated="1012"/>
        </table:table-row>
        <table:table-row table:style-name="ro7">
          <table:table-cell table:style-name="ce221" office:value-type="string" calcext:value-type="string">
            <text:p>E</text:p>
          </table:table-cell>
          <table:table-cell table:style-name="ce227" office:value-type="float" office:value="164.8" calcext:value-type="float">
            <text:p>164,80</text:p>
          </table:table-cell>
          <table:table-cell table:style-name="ce231" table:formula="of:=[.B42]*2.755" office:value-type="float" office:value="454.024" calcext:value-type="float">
            <text:p>454,02</text:p>
          </table:table-cell>
          <table:table-cell table:style-name="ce235" table:formula="of:=[.B42]*5.4" office:value-type="float" office:value="889.92" calcext:value-type="float">
            <text:p>889,92</text:p>
          </table:table-cell>
          <table:table-cell table:style-name="ce239" table:formula="of:=[.B42]*8.93" office:value-type="float" office:value="1471.664" calcext:value-type="float">
            <text:p>1 471,66</text:p>
          </table:table-cell>
          <table:table-cell table:style-name="ce243" table:formula="of:=[.B42]*13.34" office:value-type="float" office:value="2198.432" calcext:value-type="float">
            <text:p>2 198,43</text:p>
          </table:table-cell>
          <table:table-cell table:style-name="ce246" office:value-type="string" calcext:value-type="string">
            <text:p>B</text:p>
          </table:table-cell>
          <table:table-cell table:style-name="ce227" office:value-type="float" office:value="3951" calcext:value-type="float">
            <text:p>3 951,00</text:p>
          </table:table-cell>
          <table:table-cell table:style-name="ce231" table:formula="of:=[.H42]*2.755" office:value-type="float" office:value="10885.005" calcext:value-type="float">
            <text:p>10 885,01</text:p>
          </table:table-cell>
          <table:table-cell table:style-name="ce235" table:formula="of:=[.H42]*5.4" office:value-type="float" office:value="21335.4" calcext:value-type="float">
            <text:p>21 335,40</text:p>
          </table:table-cell>
          <table:table-cell table:style-name="ce239" table:formula="of:=[.H42]*8.93" office:value-type="float" office:value="35282.43" calcext:value-type="float">
            <text:p>35 282,43</text:p>
          </table:table-cell>
          <table:table-cell table:style-name="ce250" table:formula="of:=[.H42]*13.34" office:value-type="float" office:value="52706.34" calcext:value-type="float">
            <text:p>52 706,34</text:p>
          </table:table-cell>
          <table:table-cell table:number-columns-repeated="1012"/>
        </table:table-row>
        <table:table-row table:style-name="ro7">
          <table:table-cell table:style-name="ce221" office:value-type="string" calcext:value-type="string">
            <text:p>F</text:p>
          </table:table-cell>
          <table:table-cell table:style-name="ce227" office:value-type="float" office:value="174.61" calcext:value-type="float">
            <text:p>174,61</text:p>
          </table:table-cell>
          <table:table-cell table:style-name="ce231" table:formula="of:=[.B43]*2.755" office:value-type="float" office:value="481.05055" calcext:value-type="float">
            <text:p>481,05</text:p>
          </table:table-cell>
          <table:table-cell table:style-name="ce235" table:formula="of:=[.B43]*5.4" office:value-type="float" office:value="942.894" calcext:value-type="float">
            <text:p>942,89</text:p>
          </table:table-cell>
          <table:table-cell table:style-name="ce239" table:formula="of:=[.B43]*8.93" office:value-type="float" office:value="1559.2673" calcext:value-type="float">
            <text:p>1 559,27</text:p>
          </table:table-cell>
          <table:table-cell table:style-name="ce243" table:formula="of:=[.B43]*13.34" office:value-type="float" office:value="2329.2974" calcext:value-type="float">
            <text:p>2 329,30</text:p>
          </table:table-cell>
          <table:table-cell table:style-name="ce247" office:value-type="string" calcext:value-type="string">
            <text:p>C8</text:p>
          </table:table-cell>
          <table:table-cell table:style-name="ce227" office:value-type="float" office:value="4186" calcext:value-type="float">
            <text:p>4 186,00</text:p>
          </table:table-cell>
          <table:table-cell table:style-name="ce231" table:formula="of:=[.H43]*2.755" office:value-type="float" office:value="11532.43" calcext:value-type="float">
            <text:p>11 532,43</text:p>
          </table:table-cell>
          <table:table-cell table:style-name="ce235" table:formula="of:=[.H43]*5.4" office:value-type="float" office:value="22604.4" calcext:value-type="float">
            <text:p>22 604,40</text:p>
          </table:table-cell>
          <table:table-cell table:style-name="ce239" table:formula="of:=[.H43]*8.93" office:value-type="float" office:value="37380.98" calcext:value-type="float">
            <text:p>37 380,98</text:p>
          </table:table-cell>
          <table:table-cell table:style-name="ce250" table:formula="of:=[.H43]*13.34" office:value-type="float" office:value="55841.24" calcext:value-type="float">
            <text:p>55 841,24</text:p>
          </table:table-cell>
          <table:table-cell table:number-columns-repeated="1012"/>
        </table:table-row>
        <table:table-row table:style-name="ro10">
          <table:table-cell table:style-name="ce221" office:value-type="string" calcext:value-type="string">
            <text:p>F<text:span text:style-name="T15">#</text:span><text:span text:style-name="T16">/G</text:span><text:span text:style-name="T14">b</text:span></text:p>
          </table:table-cell>
          <table:table-cell table:style-name="ce227" office:value-type="float" office:value="185" calcext:value-type="float">
            <text:p>185,00</text:p>
          </table:table-cell>
          <table:table-cell table:style-name="ce231" table:formula="of:=[.B44]*2.755" office:value-type="float" office:value="509.675" calcext:value-type="float">
            <text:p>509,68</text:p>
          </table:table-cell>
          <table:table-cell table:style-name="ce235" table:formula="of:=[.B44]*5.4" office:value-type="float" office:value="999" calcext:value-type="float">
            <text:p>999,00</text:p>
          </table:table-cell>
          <table:table-cell table:style-name="ce239" table:formula="of:=[.B44]*8.93" office:value-type="float" office:value="1652.05" calcext:value-type="float">
            <text:p>1 652,05</text:p>
          </table:table-cell>
          <table:table-cell table:style-name="ce243" table:formula="of:=[.B44]*13.34" office:value-type="float" office:value="2467.9" calcext:value-type="float">
            <text:p>2 467,90</text:p>
          </table:table-cell>
          <table:table-cell table:style-name="ce246" office:value-type="string" calcext:value-type="string">
            <text:p>C<text:span text:style-name="T12">#</text:span><text:span text:style-name="T13">/D</text:span><text:span text:style-name="T14">b</text:span></text:p>
          </table:table-cell>
          <table:table-cell table:style-name="ce227" office:value-type="float" office:value="4434.81" calcext:value-type="float">
            <text:p>4 434,81</text:p>
          </table:table-cell>
          <table:table-cell table:style-name="ce231" table:formula="of:=[.H44]*2.755" office:value-type="float" office:value="12217.90155" calcext:value-type="float">
            <text:p>12 217,90</text:p>
          </table:table-cell>
          <table:table-cell table:style-name="ce235" table:formula="of:=[.H44]*5.4" office:value-type="float" office:value="23947.974" calcext:value-type="float">
            <text:p>23 947,97</text:p>
          </table:table-cell>
          <table:table-cell table:style-name="ce239" table:formula="of:=[.H44]*8.93" office:value-type="float" office:value="39602.8533" calcext:value-type="float">
            <text:p>39 602,85</text:p>
          </table:table-cell>
          <table:table-cell table:style-name="ce250" table:formula="of:=[.H44]*13.34" office:value-type="float" office:value="59160.3654" calcext:value-type="float">
            <text:p>59 160,37</text:p>
          </table:table-cell>
          <table:table-cell table:number-columns-repeated="1012"/>
        </table:table-row>
        <table:table-row table:style-name="ro7">
          <table:table-cell table:style-name="ce221" office:value-type="string" calcext:value-type="string">
            <text:p>G</text:p>
          </table:table-cell>
          <table:table-cell table:style-name="ce227" office:value-type="float" office:value="196" calcext:value-type="float">
            <text:p>196,00</text:p>
          </table:table-cell>
          <table:table-cell table:style-name="ce231" table:formula="of:=[.B45]*2.755" office:value-type="float" office:value="539.98" calcext:value-type="float">
            <text:p>539,98</text:p>
          </table:table-cell>
          <table:table-cell table:style-name="ce235" table:formula="of:=[.B45]*5.4" office:value-type="float" office:value="1058.4" calcext:value-type="float">
            <text:p>1 058,40</text:p>
          </table:table-cell>
          <table:table-cell table:style-name="ce239" table:formula="of:=[.B45]*8.93" office:value-type="float" office:value="1750.28" calcext:value-type="float">
            <text:p>1 750,28</text:p>
          </table:table-cell>
          <table:table-cell table:style-name="ce243" table:formula="of:=[.B45]*13.34" office:value-type="float" office:value="2614.64" calcext:value-type="float">
            <text:p>2 614,64</text:p>
          </table:table-cell>
          <table:table-cell table:style-name="ce246" office:value-type="string" calcext:value-type="string">
            <text:p>D</text:p>
          </table:table-cell>
          <table:table-cell table:style-name="ce227" office:value-type="float" office:value="4698.4" calcext:value-type="float">
            <text:p>4 698,40</text:p>
          </table:table-cell>
          <table:table-cell table:style-name="ce231" table:formula="of:=[.H45]*2.755" office:value-type="float" office:value="12944.092" calcext:value-type="float">
            <text:p>12 944,09</text:p>
          </table:table-cell>
          <table:table-cell table:style-name="ce235" table:formula="of:=[.H45]*5.4" office:value-type="float" office:value="25371.36" calcext:value-type="float">
            <text:p>25 371,36</text:p>
          </table:table-cell>
          <table:table-cell table:style-name="ce239" table:formula="of:=[.H45]*8.93" office:value-type="float" office:value="41956.712" calcext:value-type="float">
            <text:p>41 956,71</text:p>
          </table:table-cell>
          <table:table-cell table:style-name="ce250" table:formula="of:=[.H45]*13.34" office:value-type="float" office:value="62676.656" calcext:value-type="float">
            <text:p>62 676,66</text:p>
          </table:table-cell>
          <table:table-cell table:number-columns-repeated="1012"/>
        </table:table-row>
        <table:table-row table:style-name="ro10">
          <table:table-cell table:style-name="ce221" office:value-type="string" calcext:value-type="string">
            <text:p>G<text:span text:style-name="T12">#</text:span><text:span text:style-name="T13">/A</text:span><text:span text:style-name="T14">b</text:span></text:p>
          </table:table-cell>
          <table:table-cell table:style-name="ce227" office:value-type="float" office:value="207.7" calcext:value-type="float">
            <text:p>207,70</text:p>
          </table:table-cell>
          <table:table-cell table:style-name="ce231" table:formula="of:=[.B46]*2.755" office:value-type="float" office:value="572.2135" calcext:value-type="float">
            <text:p>572,21</text:p>
          </table:table-cell>
          <table:table-cell table:style-name="ce235" table:formula="of:=[.B46]*5.4" office:value-type="float" office:value="1121.58" calcext:value-type="float">
            <text:p>1 121,58</text:p>
          </table:table-cell>
          <table:table-cell table:style-name="ce239" table:formula="of:=[.B46]*8.93" office:value-type="float" office:value="1854.761" calcext:value-type="float">
            <text:p>1 854,76</text:p>
          </table:table-cell>
          <table:table-cell table:style-name="ce243" table:formula="of:=[.B46]*13.34" office:value-type="float" office:value="2770.718" calcext:value-type="float">
            <text:p>2 770,72</text:p>
          </table:table-cell>
          <table:table-cell table:style-name="ce246" office:value-type="string" calcext:value-type="string">
            <text:p>D<text:span text:style-name="T12">#</text:span><text:span text:style-name="T13">/E</text:span><text:span text:style-name="T14">b</text:span></text:p>
          </table:table-cell>
          <table:table-cell table:style-name="ce227" office:value-type="float" office:value="4978" calcext:value-type="float">
            <text:p>4 978,00</text:p>
          </table:table-cell>
          <table:table-cell table:style-name="ce231" table:formula="of:=[.H46]*2.755" office:value-type="float" office:value="13714.39" calcext:value-type="float">
            <text:p>13 714,39</text:p>
          </table:table-cell>
          <table:table-cell table:style-name="ce235" table:formula="of:=[.H46]*5.4" office:value-type="float" office:value="26881.2" calcext:value-type="float">
            <text:p>26 881,20</text:p>
          </table:table-cell>
          <table:table-cell table:style-name="ce239" table:formula="of:=[.H46]*8.93" office:value-type="float" office:value="44453.54" calcext:value-type="float">
            <text:p>44 453,54</text:p>
          </table:table-cell>
          <table:table-cell table:style-name="ce250" table:formula="of:=[.H46]*13.34" office:value-type="float" office:value="66406.52" calcext:value-type="float">
            <text:p>66 406,52</text:p>
          </table:table-cell>
          <table:table-cell table:number-columns-repeated="1012"/>
        </table:table-row>
        <table:table-row table:style-name="ro7">
          <table:table-cell table:style-name="ce221" office:value-type="string" calcext:value-type="string">
            <text:p>A</text:p>
          </table:table-cell>
          <table:table-cell table:style-name="ce227" office:value-type="float" office:value="220" calcext:value-type="float">
            <text:p>220,00</text:p>
          </table:table-cell>
          <table:table-cell table:style-name="ce231" table:formula="of:=[.B47]*2.755" office:value-type="float" office:value="606.1" calcext:value-type="float">
            <text:p>606,10</text:p>
          </table:table-cell>
          <table:table-cell table:style-name="ce235" table:formula="of:=[.B47]*5.4" office:value-type="float" office:value="1188" calcext:value-type="float">
            <text:p>1 188,00</text:p>
          </table:table-cell>
          <table:table-cell table:style-name="ce239" table:formula="of:=[.B47]*8.93" office:value-type="float" office:value="1964.6" calcext:value-type="float">
            <text:p>1 964,60</text:p>
          </table:table-cell>
          <table:table-cell table:style-name="ce243" table:formula="of:=[.B47]*13.34" office:value-type="float" office:value="2934.8" calcext:value-type="float">
            <text:p>2 934,80</text:p>
          </table:table-cell>
          <table:table-cell table:style-name="ce246" office:value-type="string" calcext:value-type="string">
            <text:p>E</text:p>
          </table:table-cell>
          <table:table-cell table:style-name="ce227" office:value-type="float" office:value="5274" calcext:value-type="float">
            <text:p>5 274,00</text:p>
          </table:table-cell>
          <table:table-cell table:style-name="ce231" table:formula="of:=[.H47]*2.755" office:value-type="float" office:value="14529.87" calcext:value-type="float">
            <text:p>14 529,87</text:p>
          </table:table-cell>
          <table:table-cell table:style-name="ce235" table:formula="of:=[.H47]*5.4" office:value-type="float" office:value="28479.6" calcext:value-type="float">
            <text:p>28 479,60</text:p>
          </table:table-cell>
          <table:table-cell table:style-name="ce239" table:formula="of:=[.H47]*8.93" office:value-type="float" office:value="47096.82" calcext:value-type="float">
            <text:p>47 096,82</text:p>
          </table:table-cell>
          <table:table-cell table:style-name="ce250" table:formula="of:=[.H47]*13.34" office:value-type="float" office:value="70355.16" calcext:value-type="float">
            <text:p>70 355,16</text:p>
          </table:table-cell>
          <table:table-cell table:number-columns-repeated="1012"/>
        </table:table-row>
        <table:table-row table:style-name="ro10">
          <table:table-cell table:style-name="ce221" office:value-type="string" calcext:value-type="string">
            <text:p>A<text:span text:style-name="T12">#</text:span><text:span text:style-name="T13">/B</text:span><text:span text:style-name="T14">b</text:span></text:p>
          </table:table-cell>
          <table:table-cell table:style-name="ce227" office:value-type="float" office:value="233.1" calcext:value-type="float">
            <text:p>233,10</text:p>
          </table:table-cell>
          <table:table-cell table:style-name="ce231" table:formula="of:=[.B48]*2.755" office:value-type="float" office:value="642.1905" calcext:value-type="float">
            <text:p>642,19</text:p>
          </table:table-cell>
          <table:table-cell table:style-name="ce235" table:formula="of:=[.B48]*5.4" office:value-type="float" office:value="1258.74" calcext:value-type="float">
            <text:p>1 258,74</text:p>
          </table:table-cell>
          <table:table-cell table:style-name="ce239" table:formula="of:=[.B48]*8.93" office:value-type="float" office:value="2081.583" calcext:value-type="float">
            <text:p>2 081,58</text:p>
          </table:table-cell>
          <table:table-cell table:style-name="ce243" table:formula="of:=[.B48]*13.34" office:value-type="float" office:value="3109.554" calcext:value-type="float">
            <text:p>3 109,55</text:p>
          </table:table-cell>
          <table:table-cell table:style-name="ce246" office:value-type="string" calcext:value-type="string">
            <text:p>F</text:p>
          </table:table-cell>
          <table:table-cell table:style-name="ce227" office:value-type="float" office:value="5588" calcext:value-type="float">
            <text:p>5 588,00</text:p>
          </table:table-cell>
          <table:table-cell table:style-name="ce231" table:formula="of:=[.H48]*2.755" office:value-type="float" office:value="15394.94" calcext:value-type="float">
            <text:p>15 394,94</text:p>
          </table:table-cell>
          <table:table-cell table:style-name="ce235" table:formula="of:=[.H48]*5.4" office:value-type="float" office:value="30175.2" calcext:value-type="float">
            <text:p>30 175,20</text:p>
          </table:table-cell>
          <table:table-cell table:style-name="ce239" table:formula="of:=[.H48]*8.93" office:value-type="float" office:value="49900.84" calcext:value-type="float">
            <text:p>49 900,84</text:p>
          </table:table-cell>
          <table:table-cell table:style-name="ce250" table:formula="of:=[.H48]*13.34" office:value-type="float" office:value="74543.92" calcext:value-type="float">
            <text:p>74 543,92</text:p>
          </table:table-cell>
          <table:table-cell table:number-columns-repeated="1012"/>
        </table:table-row>
        <table:table-row table:style-name="ro10">
          <table:table-cell table:style-name="ce221" office:value-type="string" calcext:value-type="string">
            <text:p>B</text:p>
          </table:table-cell>
          <table:table-cell table:style-name="ce227" office:value-type="float" office:value="246.9" calcext:value-type="float">
            <text:p>246,90</text:p>
          </table:table-cell>
          <table:table-cell table:style-name="ce231" table:formula="of:=[.B49]*2.755" office:value-type="float" office:value="680.2095" calcext:value-type="float">
            <text:p>680,21</text:p>
          </table:table-cell>
          <table:table-cell table:style-name="ce235" table:formula="of:=[.B49]*5.4" office:value-type="float" office:value="1333.26" calcext:value-type="float">
            <text:p>1 333,26</text:p>
          </table:table-cell>
          <table:table-cell table:style-name="ce239" table:formula="of:=[.B49]*8.93" office:value-type="float" office:value="2204.817" calcext:value-type="float">
            <text:p>2 204,82</text:p>
          </table:table-cell>
          <table:table-cell table:style-name="ce243" table:formula="of:=[.B49]*13.34" office:value-type="float" office:value="3293.646" calcext:value-type="float">
            <text:p>3 293,65</text:p>
          </table:table-cell>
          <table:table-cell table:style-name="ce246" office:value-type="string" calcext:value-type="string">
            <text:p>F<text:span text:style-name="T15">#</text:span><text:span text:style-name="T16">/G</text:span><text:span text:style-name="T14">b</text:span></text:p>
          </table:table-cell>
          <table:table-cell table:style-name="ce227" office:value-type="float" office:value="5920" calcext:value-type="float">
            <text:p>5 920,00</text:p>
          </table:table-cell>
          <table:table-cell table:style-name="ce231" table:formula="of:=[.H49]*2.755" office:value-type="float" office:value="16309.6" calcext:value-type="float">
            <text:p>16 309,60</text:p>
          </table:table-cell>
          <table:table-cell table:style-name="ce235" table:formula="of:=[.H49]*5.4" office:value-type="float" office:value="31968" calcext:value-type="float">
            <text:p>31 968,00</text:p>
          </table:table-cell>
          <table:table-cell table:style-name="ce239" table:formula="of:=[.H49]*8.93" office:value-type="float" office:value="52865.6" calcext:value-type="float">
            <text:p>52 865,60</text:p>
          </table:table-cell>
          <table:table-cell table:style-name="ce250" table:formula="of:=[.H49]*13.34" office:value-type="float" office:value="78972.8" calcext:value-type="float">
            <text:p>78 972,80</text:p>
          </table:table-cell>
          <table:table-cell table:number-columns-repeated="1012"/>
        </table:table-row>
        <table:table-row table:style-name="ro7">
          <table:table-cell table:style-name="ce222" office:value-type="string" calcext:value-type="string">
            <text:p>C4</text:p>
          </table:table-cell>
          <table:table-cell table:style-name="ce227" office:value-type="float" office:value="261.6" calcext:value-type="float">
            <text:p>261,60</text:p>
          </table:table-cell>
          <table:table-cell table:style-name="ce231" table:formula="of:=[.B50]*2.755" office:value-type="float" office:value="720.708" calcext:value-type="float">
            <text:p>720,71</text:p>
          </table:table-cell>
          <table:table-cell table:style-name="ce235" table:formula="of:=[.B50]*5.4" office:value-type="float" office:value="1412.64" calcext:value-type="float">
            <text:p>1 412,64</text:p>
          </table:table-cell>
          <table:table-cell table:style-name="ce239" table:formula="of:=[.B50]*8.93" office:value-type="float" office:value="2336.088" calcext:value-type="float">
            <text:p>2 336,09</text:p>
          </table:table-cell>
          <table:table-cell table:style-name="ce243" table:formula="of:=[.B50]*13.34" office:value-type="float" office:value="3489.744" calcext:value-type="float">
            <text:p>3 489,74</text:p>
          </table:table-cell>
          <table:table-cell table:style-name="ce246" office:value-type="string" calcext:value-type="string">
            <text:p>G</text:p>
          </table:table-cell>
          <table:table-cell table:style-name="ce227" office:value-type="float" office:value="6272" calcext:value-type="float">
            <text:p>6 272,00</text:p>
          </table:table-cell>
          <table:table-cell table:style-name="ce231" table:formula="of:=[.H50]*2.755" office:value-type="float" office:value="17279.36" calcext:value-type="float">
            <text:p>17 279,36</text:p>
          </table:table-cell>
          <table:table-cell table:style-name="ce235" table:formula="of:=[.H50]*5.4" office:value-type="float" office:value="33868.8" calcext:value-type="float">
            <text:p>33 868,80</text:p>
          </table:table-cell>
          <table:table-cell table:style-name="ce239" table:formula="of:=[.H50]*8.93" office:value-type="float" office:value="56008.96" calcext:value-type="float">
            <text:p>56 008,96</text:p>
          </table:table-cell>
          <table:table-cell table:style-name="ce250" table:formula="of:=[.H50]*13.34" office:value-type="float" office:value="83668.48" calcext:value-type="float">
            <text:p>83 668,48</text:p>
          </table:table-cell>
          <table:table-cell table:number-columns-repeated="1012"/>
        </table:table-row>
        <table:table-row table:style-name="ro10">
          <table:table-cell table:style-name="ce221" office:value-type="string" calcext:value-type="string">
            <text:p>C<text:span text:style-name="T12">#</text:span><text:span text:style-name="T13">/D</text:span><text:span text:style-name="T14">b</text:span></text:p>
          </table:table-cell>
          <table:table-cell table:style-name="ce227" office:value-type="float" office:value="277.2" calcext:value-type="float">
            <text:p>277,20</text:p>
          </table:table-cell>
          <table:table-cell table:style-name="ce231" table:formula="of:=[.B51]*2.755" office:value-type="float" office:value="763.686" calcext:value-type="float">
            <text:p>763,69</text:p>
          </table:table-cell>
          <table:table-cell table:style-name="ce235" table:formula="of:=[.B51]*5.4" office:value-type="float" office:value="1496.88" calcext:value-type="float">
            <text:p>1 496,88</text:p>
          </table:table-cell>
          <table:table-cell table:style-name="ce239" table:formula="of:=[.B51]*8.93" office:value-type="float" office:value="2475.396" calcext:value-type="float">
            <text:p>2 475,40</text:p>
          </table:table-cell>
          <table:table-cell table:style-name="ce243" table:formula="of:=[.B51]*13.34" office:value-type="float" office:value="3697.848" calcext:value-type="float">
            <text:p>3 697,85</text:p>
          </table:table-cell>
          <table:table-cell table:style-name="ce246" office:value-type="string" calcext:value-type="string">
            <text:p>G<text:span text:style-name="T12">#</text:span><text:span text:style-name="T13">/A</text:span><text:span text:style-name="T14">b</text:span></text:p>
          </table:table-cell>
          <table:table-cell table:style-name="ce227" office:value-type="float" office:value="6644.8" calcext:value-type="float">
            <text:p>6 644,80</text:p>
          </table:table-cell>
          <table:table-cell table:style-name="ce231" table:formula="of:=[.H51]*2.755" office:value-type="float" office:value="18306.424" calcext:value-type="float">
            <text:p>18 306,42</text:p>
          </table:table-cell>
          <table:table-cell table:style-name="ce235" table:formula="of:=[.H51]*5.4" office:value-type="float" office:value="35881.92" calcext:value-type="float">
            <text:p>35 881,92</text:p>
          </table:table-cell>
          <table:table-cell table:style-name="ce239" table:formula="of:=[.H51]*8.93" office:value-type="float" office:value="59338.064" calcext:value-type="float">
            <text:p>59 338,06</text:p>
          </table:table-cell>
          <table:table-cell table:style-name="ce250" table:formula="of:=[.H51]*13.34" office:value-type="float" office:value="88641.632" calcext:value-type="float">
            <text:p>88 641,63</text:p>
          </table:table-cell>
          <table:table-cell table:number-columns-repeated="1012"/>
        </table:table-row>
        <table:table-row table:style-name="ro7">
          <table:table-cell table:style-name="ce221" office:value-type="string" calcext:value-type="string">
            <text:p>D</text:p>
          </table:table-cell>
          <table:table-cell table:style-name="ce227" office:value-type="float" office:value="293.7" calcext:value-type="float">
            <text:p>293,70</text:p>
          </table:table-cell>
          <table:table-cell table:style-name="ce231" table:formula="of:=[.B52]*2.755" office:value-type="float" office:value="809.1435" calcext:value-type="float">
            <text:p>809,14</text:p>
          </table:table-cell>
          <table:table-cell table:style-name="ce235" table:formula="of:=[.B52]*5.4" office:value-type="float" office:value="1585.98" calcext:value-type="float">
            <text:p>1 585,98</text:p>
          </table:table-cell>
          <table:table-cell table:style-name="ce239" table:formula="of:=[.B52]*8.93" office:value-type="float" office:value="2622.741" calcext:value-type="float">
            <text:p>2 622,74</text:p>
          </table:table-cell>
          <table:table-cell table:style-name="ce243" table:formula="of:=[.B52]*13.34" office:value-type="float" office:value="3917.958" calcext:value-type="float">
            <text:p>3 917,96</text:p>
          </table:table-cell>
          <table:table-cell table:style-name="ce246" office:value-type="string" calcext:value-type="string">
            <text:p>A</text:p>
          </table:table-cell>
          <table:table-cell table:style-name="ce227" office:value-type="float" office:value="7040" calcext:value-type="float">
            <text:p>7 040,00</text:p>
          </table:table-cell>
          <table:table-cell table:style-name="ce231" table:formula="of:=[.H52]*2.755" office:value-type="float" office:value="19395.2" calcext:value-type="float">
            <text:p>19 395,20</text:p>
          </table:table-cell>
          <table:table-cell table:style-name="ce235" table:formula="of:=[.H52]*5.4" office:value-type="float" office:value="38016" calcext:value-type="float">
            <text:p>38 016,00</text:p>
          </table:table-cell>
          <table:table-cell table:style-name="ce239" table:formula="of:=[.H52]*8.93" office:value-type="float" office:value="62867.2" calcext:value-type="float">
            <text:p>62 867,20</text:p>
          </table:table-cell>
          <table:table-cell table:style-name="ce250" table:formula="of:=[.H52]*13.34" office:value-type="float" office:value="93913.6" calcext:value-type="float">
            <text:p>93 913,60</text:p>
          </table:table-cell>
          <table:table-cell table:number-columns-repeated="1012"/>
        </table:table-row>
        <table:table-row table:style-name="ro10">
          <table:table-cell table:style-name="ce221" office:value-type="string" calcext:value-type="string">
            <text:p>D<text:span text:style-name="T12">#</text:span><text:span text:style-name="T13">/E</text:span><text:span text:style-name="T14">b</text:span></text:p>
          </table:table-cell>
          <table:table-cell table:style-name="ce227" office:value-type="float" office:value="311.1" calcext:value-type="float">
            <text:p>311,10</text:p>
          </table:table-cell>
          <table:table-cell table:style-name="ce231" table:formula="of:=[.B53]*2.755" office:value-type="float" office:value="857.0805" calcext:value-type="float">
            <text:p>857,08</text:p>
          </table:table-cell>
          <table:table-cell table:style-name="ce235" table:formula="of:=[.B53]*5.4" office:value-type="float" office:value="1679.94" calcext:value-type="float">
            <text:p>1 679,94</text:p>
          </table:table-cell>
          <table:table-cell table:style-name="ce239" table:formula="of:=[.B53]*8.93" office:value-type="float" office:value="2778.123" calcext:value-type="float">
            <text:p>2 778,12</text:p>
          </table:table-cell>
          <table:table-cell table:style-name="ce243" table:formula="of:=[.B53]*13.34" office:value-type="float" office:value="4150.074" calcext:value-type="float">
            <text:p>4 150,07</text:p>
          </table:table-cell>
          <table:table-cell table:style-name="ce246" office:value-type="string" calcext:value-type="string">
            <text:p>A<text:span text:style-name="T12">#</text:span><text:span text:style-name="T13">/B</text:span><text:span text:style-name="T14">b</text:span></text:p>
          </table:table-cell>
          <table:table-cell table:style-name="ce227" office:value-type="float" office:value="7458.4" calcext:value-type="float">
            <text:p>7 458,40</text:p>
          </table:table-cell>
          <table:table-cell table:style-name="ce231" table:formula="of:=[.H53]*2.755" office:value-type="float" office:value="20547.892" calcext:value-type="float">
            <text:p>20 547,89</text:p>
          </table:table-cell>
          <table:table-cell table:style-name="ce235" table:formula="of:=[.H53]*5.4" office:value-type="float" office:value="40275.36" calcext:value-type="float">
            <text:p>40 275,36</text:p>
          </table:table-cell>
          <table:table-cell table:style-name="ce239" table:formula="of:=[.H53]*8.93" office:value-type="float" office:value="66603.512" calcext:value-type="float">
            <text:p>66 603,51</text:p>
          </table:table-cell>
          <table:table-cell table:style-name="ce250" table:formula="of:=[.H53]*13.34" office:value-type="float" office:value="99495.056" calcext:value-type="float">
            <text:p>99 495,06</text:p>
          </table:table-cell>
          <table:table-cell table:number-columns-repeated="1012"/>
        </table:table-row>
        <table:table-row table:style-name="ro7">
          <table:table-cell table:style-name="ce221" office:value-type="string" calcext:value-type="string">
            <text:p>E</text:p>
          </table:table-cell>
          <table:table-cell table:style-name="ce227" office:value-type="float" office:value="329.61" calcext:value-type="float">
            <text:p>329,61</text:p>
          </table:table-cell>
          <table:table-cell table:style-name="ce231" table:formula="of:=[.B54]*2.755" office:value-type="float" office:value="908.07555" calcext:value-type="float">
            <text:p>908,08</text:p>
          </table:table-cell>
          <table:table-cell table:style-name="ce235" table:formula="of:=[.B54]*5.4" office:value-type="float" office:value="1779.894" calcext:value-type="float">
            <text:p>1 779,89</text:p>
          </table:table-cell>
          <table:table-cell table:style-name="ce239" table:formula="of:=[.B54]*8.93" office:value-type="float" office:value="2943.4173" calcext:value-type="float">
            <text:p>2 943,42</text:p>
          </table:table-cell>
          <table:table-cell table:style-name="ce243" table:formula="of:=[.B54]*13.34" office:value-type="float" office:value="4396.9974" calcext:value-type="float">
            <text:p>4 397,00</text:p>
          </table:table-cell>
          <table:table-cell table:style-name="ce246" office:value-type="string" calcext:value-type="string">
            <text:p>B</text:p>
          </table:table-cell>
          <table:table-cell table:style-name="ce227" office:value-type="float" office:value="7902.01" calcext:value-type="float">
            <text:p>7 902,01</text:p>
          </table:table-cell>
          <table:table-cell table:style-name="ce231" table:formula="of:=[.H54]*2.755" office:value-type="float" office:value="21770.03755" calcext:value-type="float">
            <text:p>21 770,04</text:p>
          </table:table-cell>
          <table:table-cell table:style-name="ce235" table:formula="of:=[.H54]*5.4" office:value-type="float" office:value="42670.854" calcext:value-type="float">
            <text:p>42 670,85</text:p>
          </table:table-cell>
          <table:table-cell table:style-name="ce239" table:formula="of:=[.H54]*8.93" office:value-type="float" office:value="70564.9493" calcext:value-type="float">
            <text:p>70 564,95</text:p>
          </table:table-cell>
          <table:table-cell table:style-name="ce250" table:formula="of:=[.H54]*13.34" office:value-type="float" office:value="105412.8134" calcext:value-type="float">
            <text:p>105 412,81</text:p>
          </table:table-cell>
          <table:table-cell table:number-columns-repeated="1012"/>
        </table:table-row>
        <table:table-row table:style-name="ro10">
          <table:table-cell table:style-name="ce221" office:value-type="string" calcext:value-type="string">
            <text:p>F</text:p>
          </table:table-cell>
          <table:table-cell table:style-name="ce227" office:value-type="float" office:value="349.3" calcext:value-type="float">
            <text:p>349,30</text:p>
          </table:table-cell>
          <table:table-cell table:style-name="ce231" table:formula="of:=[.B55]*2.755" office:value-type="float" office:value="962.3215" calcext:value-type="float">
            <text:p>962,32</text:p>
          </table:table-cell>
          <table:table-cell table:style-name="ce235" table:formula="of:=[.B55]*5.4" office:value-type="float" office:value="1886.22" calcext:value-type="float">
            <text:p>1 886,22</text:p>
          </table:table-cell>
          <table:table-cell table:style-name="ce239" table:formula="of:=[.B55]*8.93" office:value-type="float" office:value="3119.249" calcext:value-type="float">
            <text:p>3 119,25</text:p>
          </table:table-cell>
          <table:table-cell table:style-name="ce243" table:formula="of:=[.B55]*13.34" office:value-type="float" office:value="4659.662" calcext:value-type="float">
            <text:p>4 659,66</text:p>
          </table:table-cell>
          <table:table-cell table:style-name="ce248" office:value-type="string" calcext:value-type="string">
            <text:p>C9</text:p>
          </table:table-cell>
          <table:table-cell table:style-name="ce228" table:formula="of:=[.H54]+465" office:value-type="float" office:value="8367.01" calcext:value-type="float">
            <text:p>8 367,01</text:p>
          </table:table-cell>
          <table:table-cell table:style-name="ce232" table:formula="of:=[.H55]*2.755" office:value-type="float" office:value="23051.11255" calcext:value-type="float">
            <text:p>23 051,11</text:p>
          </table:table-cell>
          <table:table-cell table:style-name="ce236" table:formula="of:=[.H55]*5.4" office:value-type="float" office:value="45181.854" calcext:value-type="float">
            <text:p>45 181,85</text:p>
          </table:table-cell>
          <table:table-cell table:style-name="ce240" table:formula="of:=[.H55]*8.93" office:value-type="float" office:value="74717.3993" calcext:value-type="float">
            <text:p>74 717,40</text:p>
          </table:table-cell>
          <table:table-cell table:style-name="ce244" table:formula="of:=[.H55]*13.34" office:value-type="float" office:value="111615.9134" calcext:value-type="float">
            <text:p>111 615,91</text:p>
          </table:table-cell>
          <table:table-cell table:number-columns-repeated="1012"/>
        </table:table-row>
        <table:table-row table:style-name="ro11">
          <table:table-cell table:style-name="ce223" office:value-type="string" calcext:value-type="string">
            <text:p>F#/G<text:span text:style-name="T17">b</text:span></text:p>
          </table:table-cell>
          <table:table-cell table:style-name="ce228" office:value-type="float" office:value="370" calcext:value-type="float">
            <text:p>370,00</text:p>
          </table:table-cell>
          <table:table-cell table:style-name="ce232" table:formula="of:=[.B56]*2.755" office:value-type="float" office:value="1019.35" calcext:value-type="float">
            <text:p>1 019,35</text:p>
          </table:table-cell>
          <table:table-cell table:style-name="ce236" table:formula="of:=[.B56]*5.4" office:value-type="float" office:value="1998" calcext:value-type="float">
            <text:p>1 998,00</text:p>
          </table:table-cell>
          <table:table-cell table:style-name="ce240" table:formula="of:=[.B56]*8.93" office:value-type="float" office:value="3304.1" calcext:value-type="float">
            <text:p>3 304,10</text:p>
          </table:table-cell>
          <table:table-cell table:style-name="ce244" table:formula="of:=[.B56]*13.34" office:value-type="float" office:value="4935.8" calcext:value-type="float">
            <text:p>4 935,80</text:p>
          </table:table-cell>
          <table:table-cell table:style-name="ce131" table:number-columns-repeated="6"/>
          <table:table-cell table:number-columns-repeated="1012"/>
        </table:table-row>
        <table:table-row table:style-name="ro10">
          <table:table-cell table:number-columns-repeated="1024"/>
        </table:table-row>
        <table:table-row table:style-name="ro7" table:number-rows-repeated="1048518">
          <table:table-cell table:number-columns-repeated="1024"/>
        </table:table-row>
        <table:table-row table:style-name="ro7">
          <table:table-cell table:number-columns-repeated="1024"/>
        </table:table-row>
      </table:table>
      <table:table table:name="Aluminum" table:style-name="ta5"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33" table:default-cell-style-name="ce160"/>
        <table:table-column table:style-name="co34" table:default-cell-style-name="ce160"/>
        <table:table-column table:style-name="co34" table:default-cell-style-name="ce268"/>
        <table:table-column table:style-name="co34" table:number-columns-repeated="7" table:default-cell-style-name="ce160"/>
        <table:table-column table:style-name="co19" table:number-columns-repeated="1014" table:default-cell-style-name="Default"/>
        <table:table-row table:style-name="ro25">
          <table:table-cell/>
          <table:table-cell table:style-name="ce253" office:value-type="string" calcext:value-type="string">
            <text:p>Standard Dimension Tables for Aluminum Tubing <text:s/>(inches)</text:p>
          </table:table-cell>
          <table:table-cell table:number-columns-repeated="1022"/>
        </table:table-row>
        <table:table-row table:style-name="ro20">
          <table:table-cell/>
          <table:table-cell table:style-name="ce254" office:value-type="string" calcext:value-type="string">
            <text:p>Tubing</text:p>
            <text:p>Gauge</text:p>
          </table:table-cell>
          <table:table-cell table:style-name="ce269" office:value-type="float" office:value="22" calcext:value-type="float">
            <text:p>22</text:p>
          </table:table-cell>
          <table:table-cell table:style-name="ce269" office:value-type="float" office:value="20" calcext:value-type="float">
            <text:p>20</text:p>
          </table:table-cell>
          <table:table-cell table:style-name="ce269" office:value-type="float" office:value="18" calcext:value-type="float">
            <text:p>18</text:p>
          </table:table-cell>
          <table:table-cell table:style-name="ce303" office:value-type="float" office:value="17" calcext:value-type="float">
            <text:p>17</text:p>
          </table:table-cell>
          <table:table-cell table:style-name="ce269" office:value-type="float" office:value="16" calcext:value-type="float">
            <text:p>16</text:p>
          </table:table-cell>
          <table:table-cell table:style-name="ce269" office:value-type="float" office:value="14" calcext:value-type="float">
            <text:p>14</text:p>
          </table:table-cell>
          <table:table-cell table:style-name="ce269" office:value-type="float" office:value="12" calcext:value-type="float">
            <text:p>12</text:p>
          </table:table-cell>
          <table:table-cell table:number-columns-repeated="1015"/>
        </table:table-row>
        <table:table-row table:style-name="ro26">
          <table:table-cell/>
          <table:table-cell table:style-name="ce255" office:value-type="string" calcext:value-type="string">
            <text:p>Wall</text:p>
            <text:p>Thickness</text:p>
          </table:table-cell>
          <table:table-cell table:style-name="ce270" office:value-type="float" office:value="0.028" calcext:value-type="float">
            <text:p>0,028</text:p>
          </table:table-cell>
          <table:table-cell table:style-name="ce270" office:value-type="float" office:value="0.035" calcext:value-type="float">
            <text:p>0,035</text:p>
          </table:table-cell>
          <table:table-cell table:style-name="ce270" office:value-type="float" office:value="0.049" calcext:value-type="float">
            <text:p>0,049</text:p>
          </table:table-cell>
          <table:table-cell table:style-name="ce270" office:value-type="float" office:value="0.058" calcext:value-type="float">
            <text:p>0,058</text:p>
          </table:table-cell>
          <table:table-cell table:style-name="ce270" office:value-type="float" office:value="0.065" calcext:value-type="float">
            <text:p>0,065</text:p>
          </table:table-cell>
          <table:table-cell table:style-name="ce270" office:value-type="float" office:value="0.083" calcext:value-type="float">
            <text:p>0,083</text:p>
          </table:table-cell>
          <table:table-cell table:style-name="ce270" office:value-type="float" office:value="0.109" calcext:value-type="float">
            <text:p>0,109</text:p>
          </table:table-cell>
          <table:table-cell table:number-columns-repeated="1015"/>
        </table:table-row>
        <table:table-row table:style-name="ro27">
          <table:table-cell/>
          <table:table-cell table:style-name="ce253"/>
          <table:table-cell table:number-columns-repeated="1022"/>
        </table:table-row>
        <table:table-row table:style-name="ro14">
          <table:table-cell/>
          <table:table-cell table:style-name="ce256" office:value-type="string" calcext:value-type="string">
            <text:p>* These sizes are extruded; all other sizes are drawn tubes.</text:p>
          </table:table-cell>
          <table:table-cell table:number-columns-repeated="1022"/>
        </table:table-row>
        <table:table-row table:style-name="ro18">
          <table:table-cell table:style-name="ce133"/>
          <table:table-cell table:style-name="ce257" office:value-type="string" calcext:value-type="string">
            <text:p>OD</text:p>
            <text:p>inches</text:p>
          </table:table-cell>
          <table:table-cell table:style-name="ce271" office:value-type="string" calcext:value-type="string">
            <text:p>ID</text:p>
            <text:p>inches</text:p>
          </table:table-cell>
          <table:table-cell table:style-name="ce286" office:value-type="string" calcext:value-type="string">
            <text:p>Wall</text:p>
            <text:p>inches</text:p>
          </table:table-cell>
          <table:table-cell table:style-name="ce257" office:value-type="string" calcext:value-type="string">
            <text:p>OD</text:p>
            <text:p>inches</text:p>
          </table:table-cell>
          <table:table-cell table:style-name="ce271" office:value-type="string" calcext:value-type="string">
            <text:p>ID</text:p>
            <text:p>inches</text:p>
          </table:table-cell>
          <table:table-cell table:style-name="ce286" office:value-type="string" calcext:value-type="string">
            <text:p>Wall</text:p>
            <text:p>inches</text:p>
          </table:table-cell>
          <table:table-cell table:style-name="ce316" office:value-type="string" calcext:value-type="string">
            <text:p>OD</text:p>
            <text:p>inches</text:p>
          </table:table-cell>
          <table:table-cell table:style-name="ce323" office:value-type="string" calcext:value-type="string">
            <text:p>ID</text:p>
            <text:p>inches</text:p>
          </table:table-cell>
          <table:table-cell table:style-name="ce330" office:value-type="string" calcext:value-type="string">
            <text:p>Wall</text:p>
            <text:p>inches</text:p>
          </table:table-cell>
          <table:table-cell table:style-name="ce133" table:number-columns-repeated="1014"/>
        </table:table-row>
        <table:table-row table:style-name="ro14">
          <table:table-cell/>
          <table:table-cell table:style-name="ce258" office:value-type="float" office:value="0.5" calcext:value-type="float">
            <text:p>0,500</text:p>
          </table:table-cell>
          <table:table-cell table:style-name="ce272" office:value-type="float" office:value="0.444" calcext:value-type="float">
            <text:p>0,444</text:p>
          </table:table-cell>
          <table:table-cell table:style-name="ce287" office:value-type="float" office:value="0.028" calcext:value-type="float">
            <text:p>0,028</text:p>
          </table:table-cell>
          <table:table-cell table:style-name="ce299" office:value-type="float" office:value="1" calcext:value-type="float">
            <text:p>1,000</text:p>
          </table:table-cell>
          <table:table-cell table:style-name="ce304" office:value-type="float" office:value="0.93" calcext:value-type="float">
            <text:p>0,930</text:p>
          </table:table-cell>
          <table:table-cell table:style-name="ce311" office:value-type="float" office:value="0.035" calcext:value-type="float">
            <text:p>0,035</text:p>
          </table:table-cell>
          <table:table-cell table:style-name="ce317" office:value-type="float" office:value="1.625" calcext:value-type="float">
            <text:p>1,625</text:p>
          </table:table-cell>
          <table:table-cell table:style-name="ce324" office:value-type="float" office:value="1.555" calcext:value-type="float">
            <text:p>1,555</text:p>
          </table:table-cell>
          <table:table-cell table:style-name="ce331" office:value-type="float" office:value="0.035" calcext:value-type="float">
            <text:p>0,035</text:p>
          </table:table-cell>
          <table:table-cell table:number-columns-repeated="1014"/>
        </table:table-row>
        <table:table-row table:style-name="ro7">
          <table:table-cell/>
          <table:table-cell table:style-name="ce259"/>
          <table:table-cell table:style-name="ce273" office:value-type="float" office:value="0.43" calcext:value-type="float">
            <text:p>0,430</text:p>
          </table:table-cell>
          <table:table-cell table:style-name="ce288" office:value-type="float" office:value="0.035" calcext:value-type="float">
            <text:p>0,035</text:p>
          </table:table-cell>
          <table:table-cell table:style-name="ce300"/>
          <table:table-cell table:style-name="ce273" office:value-type="float" office:value="0.902" calcext:value-type="float">
            <text:p>0,902</text:p>
          </table:table-cell>
          <table:table-cell table:style-name="ce312" office:value-type="float" office:value="0.049" calcext:value-type="float">
            <text:p>0,049</text:p>
          </table:table-cell>
          <table:table-cell table:style-name="ce318"/>
          <table:table-cell table:style-name="ce273" office:value-type="float" office:value="1.509" calcext:value-type="float">
            <text:p>1,509</text:p>
          </table:table-cell>
          <table:table-cell table:style-name="ce332" office:value-type="float" office:value="0.058" calcext:value-type="float">
            <text:p>0,058</text:p>
          </table:table-cell>
          <table:table-cell table:number-columns-repeated="1014"/>
        </table:table-row>
        <table:table-row table:style-name="ro7">
          <table:table-cell/>
          <table:table-cell table:style-name="ce259"/>
          <table:table-cell table:style-name="ce273" office:value-type="float" office:value="0.402" calcext:value-type="float">
            <text:p>0,402</text:p>
          </table:table-cell>
          <table:table-cell table:style-name="ce288" office:value-type="float" office:value="0.049" calcext:value-type="float">
            <text:p>0,049</text:p>
          </table:table-cell>
          <table:table-cell table:style-name="ce300"/>
          <table:table-cell table:style-name="ce273" office:value-type="float" office:value="0.884" calcext:value-type="float">
            <text:p>0,884</text:p>
          </table:table-cell>
          <table:table-cell table:style-name="ce312" office:value-type="float" office:value="0.058" calcext:value-type="float">
            <text:p>0,058</text:p>
          </table:table-cell>
          <table:table-cell table:style-name="ce318" office:value-type="float" office:value="1.75" calcext:value-type="float">
            <text:p>1,750</text:p>
          </table:table-cell>
          <table:table-cell table:style-name="ce273" office:value-type="float" office:value="1.634" calcext:value-type="float">
            <text:p>1,634</text:p>
          </table:table-cell>
          <table:table-cell table:style-name="ce332" office:value-type="float" office:value="0.058" calcext:value-type="float">
            <text:p>0,058</text:p>
          </table:table-cell>
          <table:table-cell table:number-columns-repeated="1014"/>
        </table:table-row>
        <table:table-row table:style-name="ro7">
          <table:table-cell/>
          <table:table-cell table:style-name="ce259"/>
          <table:table-cell table:style-name="ce273" office:value-type="float" office:value="0.384" calcext:value-type="float">
            <text:p>0,384</text:p>
          </table:table-cell>
          <table:table-cell table:style-name="ce288" office:value-type="float" office:value="0.058" calcext:value-type="float">
            <text:p>0,058</text:p>
          </table:table-cell>
          <table:table-cell table:style-name="ce300"/>
          <table:table-cell table:style-name="ce273" office:value-type="float" office:value="0.87" calcext:value-type="float">
            <text:p>0,870</text:p>
          </table:table-cell>
          <table:table-cell table:style-name="ce312" office:value-type="float" office:value="0.065" calcext:value-type="float">
            <text:p>0,065</text:p>
          </table:table-cell>
          <table:table-cell table:style-name="ce318"/>
          <table:table-cell table:style-name="ce273" office:value-type="float" office:value="1.584" calcext:value-type="float">
            <text:p>1,584</text:p>
          </table:table-cell>
          <table:table-cell table:style-name="ce332" office:value-type="float" office:value="0.083" calcext:value-type="float">
            <text:p>0,083</text:p>
          </table:table-cell>
          <table:table-cell table:number-columns-repeated="1014"/>
        </table:table-row>
        <table:table-row table:style-name="ro7">
          <table:table-cell/>
          <table:table-cell table:style-name="ce259"/>
          <table:table-cell table:style-name="ce273" office:value-type="float" office:value="0.37" calcext:value-type="float">
            <text:p>0,370</text:p>
          </table:table-cell>
          <table:table-cell table:style-name="ce288" office:value-type="float" office:value="0.065" calcext:value-type="float">
            <text:p>0,065</text:p>
          </table:table-cell>
          <table:table-cell table:style-name="ce300"/>
          <table:table-cell table:style-name="ce273" office:value-type="float" office:value="0.834" calcext:value-type="float">
            <text:p>0,834</text:p>
          </table:table-cell>
          <table:table-cell table:style-name="ce312" office:value-type="float" office:value="0.083" calcext:value-type="float">
            <text:p>0,083</text:p>
          </table:table-cell>
          <table:table-cell table:style-name="ce318" office:value-type="float" office:value="1.875" calcext:value-type="float">
            <text:p>1,875</text:p>
          </table:table-cell>
          <table:table-cell table:style-name="ce273" office:value-type="float" office:value="1.759" calcext:value-type="float">
            <text:p>1,759</text:p>
          </table:table-cell>
          <table:table-cell table:style-name="ce332" office:value-type="float" office:value="0.508" calcext:value-type="float">
            <text:p>0,508</text:p>
          </table:table-cell>
          <table:table-cell table:number-columns-repeated="1014"/>
        </table:table-row>
        <table:table-row table:style-name="ro7">
          <table:table-cell/>
          <table:table-cell table:style-name="ce259" office:value-type="float" office:value="0.625" calcext:value-type="float">
            <text:p>0,625</text:p>
          </table:table-cell>
          <table:table-cell table:style-name="ce273" office:value-type="float" office:value="0.569" calcext:value-type="float">
            <text:p>0,569</text:p>
          </table:table-cell>
          <table:table-cell table:style-name="ce288" office:value-type="float" office:value="0.028" calcext:value-type="float">
            <text:p>0,028</text:p>
          </table:table-cell>
          <table:table-cell table:style-name="ce300" office:value-type="float" office:value="1.125" calcext:value-type="float">
            <text:p>1,125</text:p>
          </table:table-cell>
          <table:table-cell table:style-name="ce273" office:value-type="float" office:value="1.055" calcext:value-type="float">
            <text:p>1,055</text:p>
          </table:table-cell>
          <table:table-cell table:style-name="ce312" office:value-type="float" office:value="0.035" calcext:value-type="float">
            <text:p>0,035</text:p>
          </table:table-cell>
          <table:table-cell table:style-name="ce318" office:value-type="float" office:value="2" calcext:value-type="float">
            <text:p>2,000</text:p>
          </table:table-cell>
          <table:table-cell table:style-name="ce273" office:value-type="float" office:value="1.902" calcext:value-type="float">
            <text:p>1,902</text:p>
          </table:table-cell>
          <table:table-cell table:style-name="ce332" office:value-type="float" office:value="0.049" calcext:value-type="float">
            <text:p>0,049</text:p>
          </table:table-cell>
          <table:table-cell table:number-columns-repeated="1014"/>
        </table:table-row>
        <table:table-row table:style-name="ro7">
          <table:table-cell/>
          <table:table-cell table:style-name="ce259"/>
          <table:table-cell table:style-name="ce273" office:value-type="float" office:value="0.555" calcext:value-type="float">
            <text:p>0,555</text:p>
          </table:table-cell>
          <table:table-cell table:style-name="ce288" office:value-type="float" office:value="0.035" calcext:value-type="float">
            <text:p>0,035</text:p>
          </table:table-cell>
          <table:table-cell table:style-name="ce300"/>
          <table:table-cell table:style-name="ce273" office:value-type="float" office:value="1.009" calcext:value-type="float">
            <text:p>1,009</text:p>
          </table:table-cell>
          <table:table-cell table:style-name="ce312" office:value-type="float" office:value="0.058" calcext:value-type="float">
            <text:p>0,058</text:p>
          </table:table-cell>
          <table:table-cell table:style-name="ce318"/>
          <table:table-cell table:style-name="ce273" office:value-type="float" office:value="1.87" calcext:value-type="float">
            <text:p>1,870</text:p>
          </table:table-cell>
          <table:table-cell table:style-name="ce332" office:value-type="float" office:value="0.065" calcext:value-type="float">
            <text:p>0,065</text:p>
          </table:table-cell>
          <table:table-cell table:number-columns-repeated="1014"/>
        </table:table-row>
        <table:table-row table:style-name="ro7">
          <table:table-cell/>
          <table:table-cell table:style-name="ce259"/>
          <table:table-cell table:style-name="ce273" office:value-type="float" office:value="0.527" calcext:value-type="float">
            <text:p>0,527</text:p>
          </table:table-cell>
          <table:table-cell table:style-name="ce288" office:value-type="float" office:value="0.049" calcext:value-type="float">
            <text:p>0,049</text:p>
          </table:table-cell>
          <table:table-cell table:style-name="ce300" office:value-type="float" office:value="1.25" calcext:value-type="float">
            <text:p>1,250</text:p>
          </table:table-cell>
          <table:table-cell table:style-name="ce273" office:value-type="float" office:value="1.18" calcext:value-type="float">
            <text:p>1,180</text:p>
          </table:table-cell>
          <table:table-cell table:style-name="ce312" office:value-type="float" office:value="0.035" calcext:value-type="float">
            <text:p>0,035</text:p>
          </table:table-cell>
          <table:table-cell table:style-name="ce318"/>
          <table:table-cell table:style-name="ce273" office:value-type="float" office:value="1.834" calcext:value-type="float">
            <text:p>1,834</text:p>
          </table:table-cell>
          <table:table-cell table:style-name="ce332" office:value-type="float" office:value="0.083" calcext:value-type="float">
            <text:p>0,083</text:p>
          </table:table-cell>
          <table:table-cell table:number-columns-repeated="1014"/>
        </table:table-row>
        <table:table-row table:style-name="ro7">
          <table:table-cell/>
          <table:table-cell table:style-name="ce259"/>
          <table:table-cell table:style-name="ce273" office:value-type="float" office:value="0.509" calcext:value-type="float">
            <text:p>0,509</text:p>
          </table:table-cell>
          <table:table-cell table:style-name="ce288" office:value-type="float" office:value="0.058" calcext:value-type="float">
            <text:p>0,058</text:p>
          </table:table-cell>
          <table:table-cell table:style-name="ce300"/>
          <table:table-cell table:style-name="ce273" office:value-type="float" office:value="1.152" calcext:value-type="float">
            <text:p>1,152</text:p>
          </table:table-cell>
          <table:table-cell table:style-name="ce312" office:value-type="float" office:value="0.049" calcext:value-type="float">
            <text:p>0,049</text:p>
          </table:table-cell>
          <table:table-cell table:style-name="ce318"/>
          <table:table-cell table:style-name="ce273" office:value-type="float" office:value="1.75" calcext:value-type="float">
            <text:p>1,750</text:p>
          </table:table-cell>
          <table:table-cell table:style-name="ce332" office:value-type="string" calcext:value-type="string">
            <text:p>*0.125</text:p>
          </table:table-cell>
          <table:table-cell table:number-columns-repeated="1014"/>
        </table:table-row>
        <table:table-row table:style-name="ro7">
          <table:table-cell/>
          <table:table-cell table:style-name="ce259"/>
          <table:table-cell table:style-name="ce273" office:value-type="float" office:value="0.495" calcext:value-type="float">
            <text:p>0,495</text:p>
          </table:table-cell>
          <table:table-cell table:style-name="ce288" office:value-type="float" office:value="0.065" calcext:value-type="float">
            <text:p>0,065</text:p>
          </table:table-cell>
          <table:table-cell table:style-name="ce300"/>
          <table:table-cell table:style-name="ce273" office:value-type="float" office:value="1.134" calcext:value-type="float">
            <text:p>1,134</text:p>
          </table:table-cell>
          <table:table-cell table:style-name="ce312" office:value-type="float" office:value="0.058" calcext:value-type="float">
            <text:p>0,058</text:p>
          </table:table-cell>
          <table:table-cell table:style-name="ce318"/>
          <table:table-cell table:style-name="ce273" office:value-type="float" office:value="1.5" calcext:value-type="float">
            <text:p>1,500</text:p>
          </table:table-cell>
          <table:table-cell table:style-name="ce332" office:value-type="string" calcext:value-type="string">
            <text:p>*0.250</text:p>
          </table:table-cell>
          <table:table-cell table:number-columns-repeated="1014"/>
        </table:table-row>
        <table:table-row table:style-name="ro7">
          <table:table-cell/>
          <table:table-cell table:style-name="ce259" office:value-type="float" office:value="0.75" calcext:value-type="float">
            <text:p>0,750</text:p>
          </table:table-cell>
          <table:table-cell table:style-name="ce273" office:value-type="float" office:value="0.68" calcext:value-type="float">
            <text:p>0,680</text:p>
          </table:table-cell>
          <table:table-cell table:style-name="ce288" office:value-type="float" office:value="0.035" calcext:value-type="float">
            <text:p>0,035</text:p>
          </table:table-cell>
          <table:table-cell table:style-name="ce300"/>
          <table:table-cell table:style-name="ce273" office:value-type="float" office:value="1.12" calcext:value-type="float">
            <text:p>1,120</text:p>
          </table:table-cell>
          <table:table-cell table:style-name="ce312" office:value-type="float" office:value="0.065" calcext:value-type="float">
            <text:p>0,065</text:p>
          </table:table-cell>
          <table:table-cell table:style-name="ce318" office:value-type="float" office:value="2.25" calcext:value-type="float">
            <text:p>2,250</text:p>
          </table:table-cell>
          <table:table-cell table:style-name="ce273" office:value-type="float" office:value="2.152" calcext:value-type="float">
            <text:p>2,152</text:p>
          </table:table-cell>
          <table:table-cell table:style-name="ce332" office:value-type="float" office:value="0.049" calcext:value-type="float">
            <text:p>0,049</text:p>
          </table:table-cell>
          <table:table-cell table:number-columns-repeated="1014"/>
        </table:table-row>
        <table:table-row table:style-name="ro7">
          <table:table-cell/>
          <table:table-cell table:style-name="ce259"/>
          <table:table-cell table:style-name="ce273" office:value-type="float" office:value="0.652" calcext:value-type="float">
            <text:p>0,652</text:p>
          </table:table-cell>
          <table:table-cell table:style-name="ce288" office:value-type="float" office:value="0.049" calcext:value-type="float">
            <text:p>0,049</text:p>
          </table:table-cell>
          <table:table-cell table:style-name="ce300"/>
          <table:table-cell table:style-name="ce273" office:value-type="float" office:value="1.084" calcext:value-type="float">
            <text:p>1,084</text:p>
          </table:table-cell>
          <table:table-cell table:style-name="ce312" office:value-type="float" office:value="0.083" calcext:value-type="float">
            <text:p>0,083</text:p>
          </table:table-cell>
          <table:table-cell table:style-name="ce318"/>
          <table:table-cell table:style-name="ce273" office:value-type="float" office:value="2.12" calcext:value-type="float">
            <text:p>2,120</text:p>
          </table:table-cell>
          <table:table-cell table:style-name="ce332" office:value-type="float" office:value="0.065" calcext:value-type="float">
            <text:p>0,065</text:p>
          </table:table-cell>
          <table:table-cell table:number-columns-repeated="1014"/>
        </table:table-row>
        <table:table-row table:style-name="ro7">
          <table:table-cell/>
          <table:table-cell table:style-name="ce259"/>
          <table:table-cell table:style-name="ce273" office:value-type="float" office:value="0.634" calcext:value-type="float">
            <text:p>0,634</text:p>
          </table:table-cell>
          <table:table-cell table:style-name="ce288" office:value-type="float" office:value="0.058" calcext:value-type="float">
            <text:p>0,058</text:p>
          </table:table-cell>
          <table:table-cell table:style-name="ce300" office:value-type="float" office:value="1.375" calcext:value-type="float">
            <text:p>1,375</text:p>
          </table:table-cell>
          <table:table-cell table:style-name="ce273" office:value-type="float" office:value="1.305" calcext:value-type="float">
            <text:p>1,305</text:p>
          </table:table-cell>
          <table:table-cell table:style-name="ce312" office:value-type="float" office:value="0.035" calcext:value-type="float">
            <text:p>0,035</text:p>
          </table:table-cell>
          <table:table-cell table:style-name="ce318"/>
          <table:table-cell table:style-name="ce273" office:value-type="float" office:value="2.084" calcext:value-type="float">
            <text:p>2,084</text:p>
          </table:table-cell>
          <table:table-cell table:style-name="ce332" office:value-type="float" office:value="0.083" calcext:value-type="float">
            <text:p>0,083</text:p>
          </table:table-cell>
          <table:table-cell table:number-columns-repeated="1014"/>
        </table:table-row>
        <table:table-row table:style-name="ro7">
          <table:table-cell/>
          <table:table-cell table:style-name="ce259"/>
          <table:table-cell table:style-name="ce273" office:value-type="float" office:value="0.62" calcext:value-type="float">
            <text:p>0,620</text:p>
          </table:table-cell>
          <table:table-cell table:style-name="ce288" office:value-type="float" office:value="0.065" calcext:value-type="float">
            <text:p>0,065</text:p>
          </table:table-cell>
          <table:table-cell table:style-name="ce300"/>
          <table:table-cell table:style-name="ce273" office:value-type="float" office:value="1.259" calcext:value-type="float">
            <text:p>1,259</text:p>
          </table:table-cell>
          <table:table-cell table:style-name="ce312" office:value-type="float" office:value="0.058" calcext:value-type="float">
            <text:p>0,058</text:p>
          </table:table-cell>
          <table:table-cell table:style-name="ce318" office:value-type="float" office:value="2.5" calcext:value-type="float">
            <text:p>2,500</text:p>
          </table:table-cell>
          <table:table-cell table:style-name="ce273" office:value-type="float" office:value="2.37" calcext:value-type="float">
            <text:p>2,370</text:p>
          </table:table-cell>
          <table:table-cell table:style-name="ce332" office:value-type="float" office:value="0.065" calcext:value-type="float">
            <text:p>0,065</text:p>
          </table:table-cell>
          <table:table-cell table:number-columns-repeated="1014"/>
        </table:table-row>
        <table:table-row table:style-name="ro7">
          <table:table-cell/>
          <table:table-cell table:style-name="ce259"/>
          <table:table-cell table:style-name="ce273" office:value-type="float" office:value="0.584" calcext:value-type="float">
            <text:p>0,584</text:p>
          </table:table-cell>
          <table:table-cell table:style-name="ce288" office:value-type="float" office:value="0.083" calcext:value-type="float">
            <text:p>0,083</text:p>
          </table:table-cell>
          <table:table-cell table:style-name="ce300" office:value-type="float" office:value="1.5" calcext:value-type="float">
            <text:p>1,500</text:p>
          </table:table-cell>
          <table:table-cell table:style-name="ce273" office:value-type="float" office:value="1.43" calcext:value-type="float">
            <text:p>1,430</text:p>
          </table:table-cell>
          <table:table-cell table:style-name="ce312" office:value-type="float" office:value="0.035" calcext:value-type="float">
            <text:p>0,035</text:p>
          </table:table-cell>
          <table:table-cell table:style-name="ce318"/>
          <table:table-cell table:style-name="ce273" office:value-type="float" office:value="2.334" calcext:value-type="float">
            <text:p>2,334</text:p>
          </table:table-cell>
          <table:table-cell table:style-name="ce332" office:value-type="float" office:value="0.083" calcext:value-type="float">
            <text:p>0,083</text:p>
          </table:table-cell>
          <table:table-cell table:number-columns-repeated="1014"/>
        </table:table-row>
        <table:table-row table:style-name="ro7">
          <table:table-cell/>
          <table:table-cell table:style-name="ce259" office:value-type="float" office:value="0.875" calcext:value-type="float">
            <text:p>0,875</text:p>
          </table:table-cell>
          <table:table-cell table:style-name="ce273" office:value-type="float" office:value="0.805" calcext:value-type="float">
            <text:p>0,805</text:p>
          </table:table-cell>
          <table:table-cell table:style-name="ce288" office:value-type="float" office:value="0.035" calcext:value-type="float">
            <text:p>0,035</text:p>
          </table:table-cell>
          <table:table-cell table:style-name="ce300"/>
          <table:table-cell table:style-name="ce273" office:value-type="float" office:value="1.402" calcext:value-type="float">
            <text:p>1,402</text:p>
          </table:table-cell>
          <table:table-cell table:style-name="ce312" office:value-type="float" office:value="0.049" calcext:value-type="float">
            <text:p>0,049</text:p>
          </table:table-cell>
          <table:table-cell table:style-name="ce318"/>
          <table:table-cell table:style-name="ce273" office:value-type="float" office:value="2.25" calcext:value-type="float">
            <text:p>2,250</text:p>
          </table:table-cell>
          <table:table-cell table:style-name="ce332" office:value-type="string" calcext:value-type="string">
            <text:p>*0.125</text:p>
          </table:table-cell>
          <table:table-cell table:number-columns-repeated="1014"/>
        </table:table-row>
        <table:table-row table:style-name="ro7">
          <table:table-cell/>
          <table:table-cell table:style-name="ce259"/>
          <table:table-cell table:style-name="ce273" office:value-type="float" office:value="0.777" calcext:value-type="float">
            <text:p>0,777</text:p>
          </table:table-cell>
          <table:table-cell table:style-name="ce288" office:value-type="float" office:value="0.049" calcext:value-type="float">
            <text:p>0,049</text:p>
          </table:table-cell>
          <table:table-cell table:style-name="ce300"/>
          <table:table-cell table:style-name="ce273" office:value-type="float" office:value="1.384" calcext:value-type="float">
            <text:p>1,384</text:p>
          </table:table-cell>
          <table:table-cell table:style-name="ce312" office:value-type="float" office:value="0.058" calcext:value-type="float">
            <text:p>0,058</text:p>
          </table:table-cell>
          <table:table-cell table:style-name="ce318"/>
          <table:table-cell table:style-name="ce273" office:value-type="float" office:value="2" calcext:value-type="float">
            <text:p>2,000</text:p>
          </table:table-cell>
          <table:table-cell table:style-name="ce332" office:value-type="string" calcext:value-type="string">
            <text:p>*0.250</text:p>
          </table:table-cell>
          <table:table-cell table:number-columns-repeated="1014"/>
        </table:table-row>
        <table:table-row table:style-name="ro7">
          <table:table-cell/>
          <table:table-cell table:style-name="ce259"/>
          <table:table-cell table:style-name="ce273" office:value-type="float" office:value="0.759" calcext:value-type="float">
            <text:p>0,759</text:p>
          </table:table-cell>
          <table:table-cell table:style-name="ce288" office:value-type="float" office:value="0.058" calcext:value-type="float">
            <text:p>0,058</text:p>
          </table:table-cell>
          <table:table-cell table:style-name="ce300"/>
          <table:table-cell table:style-name="ce273" office:value-type="float" office:value="1.37" calcext:value-type="float">
            <text:p>1,370</text:p>
          </table:table-cell>
          <table:table-cell table:style-name="ce312" office:value-type="float" office:value="0.065" calcext:value-type="float">
            <text:p>0,065</text:p>
          </table:table-cell>
          <table:table-cell table:style-name="ce318" office:value-type="float" office:value="3" calcext:value-type="float">
            <text:p>3,000</text:p>
          </table:table-cell>
          <table:table-cell table:style-name="ce273" office:value-type="float" office:value="2.87" calcext:value-type="float">
            <text:p>2,870</text:p>
          </table:table-cell>
          <table:table-cell table:style-name="ce332" office:value-type="float" office:value="0.065" calcext:value-type="float">
            <text:p>0,065</text:p>
          </table:table-cell>
          <table:table-cell table:number-columns-repeated="1014"/>
        </table:table-row>
        <table:table-row table:style-name="ro7">
          <table:table-cell/>
          <table:table-cell table:style-name="ce259"/>
          <table:table-cell table:style-name="ce273" office:value-type="float" office:value="0.745" calcext:value-type="float">
            <text:p>0,745</text:p>
          </table:table-cell>
          <table:table-cell table:style-name="ce288" office:value-type="float" office:value="0.065" calcext:value-type="float">
            <text:p>0,065</text:p>
          </table:table-cell>
          <table:table-cell table:style-name="ce300"/>
          <table:table-cell table:style-name="ce273" office:value-type="float" office:value="1.334" calcext:value-type="float">
            <text:p>1,334</text:p>
          </table:table-cell>
          <table:table-cell table:style-name="ce312" office:value-type="float" office:value="0.083" calcext:value-type="float">
            <text:p>0,083</text:p>
          </table:table-cell>
          <table:table-cell table:style-name="ce318"/>
          <table:table-cell table:style-name="ce273" office:value-type="float" office:value="2.75" calcext:value-type="float">
            <text:p>2,750</text:p>
          </table:table-cell>
          <table:table-cell table:style-name="ce332" office:value-type="string" calcext:value-type="string">
            <text:p>*0.125</text:p>
          </table:table-cell>
          <table:table-cell table:number-columns-repeated="1014"/>
        </table:table-row>
        <table:table-row table:style-name="ro7">
          <table:table-cell/>
          <table:table-cell table:style-name="ce260"/>
          <table:table-cell table:style-name="ce274"/>
          <table:table-cell table:style-name="ce289"/>
          <table:table-cell table:style-name="ce300"/>
          <table:table-cell table:style-name="ce273" office:value-type="float" office:value="1.25" calcext:value-type="float">
            <text:p>1,250</text:p>
          </table:table-cell>
          <table:table-cell table:style-name="ce312" office:value-type="string" calcext:value-type="string">
            <text:p>*0.125</text:p>
          </table:table-cell>
          <table:table-cell table:style-name="ce318"/>
          <table:table-cell table:style-name="ce273" office:value-type="float" office:value="2.5" calcext:value-type="float">
            <text:p>2,500</text:p>
          </table:table-cell>
          <table:table-cell table:style-name="ce332" office:value-type="string" calcext:value-type="string">
            <text:p>*0.250</text:p>
          </table:table-cell>
          <table:table-cell table:number-columns-repeated="1014"/>
        </table:table-row>
        <table:table-row table:style-name="ro10">
          <table:table-cell/>
          <table:table-cell table:style-name="ce261"/>
          <table:table-cell table:style-name="ce275"/>
          <table:table-cell table:style-name="ce290"/>
          <table:table-cell table:style-name="ce301"/>
          <table:table-cell table:style-name="ce305" office:value-type="float" office:value="1" calcext:value-type="float">
            <text:p>1,000</text:p>
          </table:table-cell>
          <table:table-cell table:style-name="ce313" office:value-type="string" calcext:value-type="string">
            <text:p>*0.250</text:p>
          </table:table-cell>
          <table:table-cell table:style-name="ce319"/>
          <table:table-cell table:style-name="ce325"/>
          <table:table-cell table:style-name="ce333"/>
          <table:table-cell table:number-columns-repeated="1014"/>
        </table:table-row>
        <table:table-row table:style-name="ro10">
          <table:table-cell table:number-columns-repeated="2"/>
          <table:table-cell table:style-name="ce276"/>
          <table:table-cell table:style-name="ce291" table:number-columns-repeated="2"/>
          <table:table-cell table:style-name="ce306" table:number-columns-repeated="5"/>
          <table:table-cell table:number-columns-repeated="1014"/>
        </table:table-row>
        <table:table-row table:style-name="ro10">
          <table:table-cell table:style-name="ce252"/>
          <table:table-cell table:style-name="ce262"/>
          <table:table-cell table:style-name="ce277"/>
          <table:table-cell table:style-name="ce292"/>
          <table:table-cell table:style-name="ce302" office:value-type="string" calcext:value-type="string">
            <text:p>Available Sizes</text:p>
          </table:table-cell>
          <table:table-cell table:style-name="ce307" table:number-columns-repeated="2"/>
          <table:table-cell table:style-name="ce320"/>
          <table:table-cell table:style-name="ce307"/>
          <table:table-cell table:style-name="ce334"/>
          <table:table-cell table:style-name="ce252"/>
          <table:table-cell table:number-columns-repeated="1013"/>
        </table:table-row>
        <table:table-row table:style-name="ro7">
          <table:table-cell table:style-name="ce252"/>
          <table:table-cell table:style-name="ce263" office:value-type="string" calcext:value-type="string">
            <text:p>2024-T3 ALUMINUM TUBE</text:p>
          </table:table-cell>
          <table:table-cell table:style-name="ce278"/>
          <table:table-cell table:style-name="ce293"/>
          <table:table-cell table:style-name="ce263" office:value-type="string" calcext:value-type="string">
            <text:p>6061-T6 ALUMINUM TUBE</text:p>
          </table:table-cell>
          <table:table-cell table:style-name="ce308"/>
          <table:table-cell table:style-name="ce314"/>
          <table:table-cell table:style-name="ce308" office:value-type="string" calcext:value-type="string">
            <text:p>6063-T52 ALUMINUM TUBE</text:p>
          </table:table-cell>
          <table:table-cell table:style-name="ce326"/>
          <table:table-cell table:style-name="ce314"/>
          <table:table-cell table:style-name="ce252"/>
          <table:table-cell table:number-columns-repeated="1013"/>
        </table:table-row>
        <table:table-row table:style-name="ro7">
          <table:table-cell table:style-name="ce252"/>
          <table:table-cell table:style-name="ce264" office:value-type="string" calcext:value-type="string">
            <text:p>0.5" OD x 0.035" WALL x 0.43" ID</text:p>
          </table:table-cell>
          <table:table-cell table:style-name="ce279"/>
          <table:table-cell table:style-name="ce294"/>
          <table:table-cell table:style-name="ce264" office:value-type="string" calcext:value-type="string">
            <text:p>0.5" OD x 0.028" WALL x 0.444" ID</text:p>
          </table:table-cell>
          <table:table-cell table:style-name="ce309"/>
          <table:table-cell table:style-name="ce295"/>
          <table:table-cell table:style-name="ce309" office:value-type="string" calcext:value-type="string">
            <text:p>1.5" OD x 0.125" WALL x 1.25" ID</text:p>
          </table:table-cell>
          <table:table-cell table:style-name="ce327"/>
          <table:table-cell table:style-name="ce295"/>
          <table:table-cell table:style-name="ce252"/>
          <table:table-cell table:number-columns-repeated="1013"/>
        </table:table-row>
        <table:table-row table:style-name="ro7">
          <table:table-cell table:style-name="ce252"/>
          <table:table-cell table:style-name="ce264" office:value-type="string" calcext:value-type="string">
            <text:p>0.5" OD x 0.049" WALL x 0.402" ID</text:p>
          </table:table-cell>
          <table:table-cell table:style-name="ce279"/>
          <table:table-cell table:style-name="ce294"/>
          <table:table-cell table:style-name="ce264" office:value-type="string" calcext:value-type="string">
            <text:p>0.5" OD x 0.035" WALL x 0.43" ID</text:p>
          </table:table-cell>
          <table:table-cell table:style-name="ce309"/>
          <table:table-cell table:style-name="ce295"/>
          <table:table-cell table:style-name="ce309" office:value-type="string" calcext:value-type="string">
            <text:p>2" OD x 0.125" WALL x 1.75" ID</text:p>
          </table:table-cell>
          <table:table-cell table:style-name="ce327"/>
          <table:table-cell table:style-name="ce295"/>
          <table:table-cell table:style-name="ce252"/>
          <table:table-cell table:number-columns-repeated="1013"/>
        </table:table-row>
        <table:table-row table:style-name="ro7">
          <table:table-cell table:style-name="ce252"/>
          <table:table-cell table:style-name="ce264" office:value-type="string" calcext:value-type="string">
            <text:p>0.5" OD x 0.065" WALL x 0.37" ID</text:p>
          </table:table-cell>
          <table:table-cell table:style-name="ce279"/>
          <table:table-cell table:style-name="ce294"/>
          <table:table-cell table:style-name="ce264" office:value-type="string" calcext:value-type="string">
            <text:p>0.5" OD x 0.049" WALL x 0.402" ID</text:p>
          </table:table-cell>
          <table:table-cell table:style-name="ce309"/>
          <table:table-cell table:style-name="ce295"/>
          <table:table-cell table:style-name="ce309" office:value-type="string" calcext:value-type="string">
            <text:p>2.5" OD x 0.125" WALL x 2.25" ID</text:p>
          </table:table-cell>
          <table:table-cell table:style-name="ce327"/>
          <table:table-cell table:style-name="ce295"/>
          <table:table-cell table:style-name="ce252"/>
          <table:table-cell table:number-columns-repeated="1013"/>
        </table:table-row>
        <table:table-row table:style-name="ro7">
          <table:table-cell table:style-name="ce252"/>
          <table:table-cell table:style-name="ce264" office:value-type="string" calcext:value-type="string">
            <text:p>0.5" OD x 0.083" WALL x 0.334" ID</text:p>
          </table:table-cell>
          <table:table-cell table:style-name="ce279"/>
          <table:table-cell table:style-name="ce294"/>
          <table:table-cell table:style-name="ce264" office:value-type="string" calcext:value-type="string">
            <text:p>0.5" OD x 0.058" WALL x 0.384" ID</text:p>
          </table:table-cell>
          <table:table-cell table:style-name="ce309"/>
          <table:table-cell table:style-name="ce295"/>
          <table:table-cell table:style-name="ce309" office:value-type="string" calcext:value-type="string">
            <text:p>3" OD x 0.125" WALL x 2.75" ID</text:p>
          </table:table-cell>
          <table:table-cell table:style-name="ce327"/>
          <table:table-cell table:style-name="ce295"/>
          <table:table-cell table:style-name="ce252"/>
          <table:table-cell table:number-columns-repeated="1013"/>
        </table:table-row>
        <table:table-row table:style-name="ro7">
          <table:table-cell table:style-name="ce252"/>
          <table:table-cell table:style-name="ce264" office:value-type="string" calcext:value-type="string">
            <text:p>0.625" OD x 0.035" WALL x 0.555" ID</text:p>
          </table:table-cell>
          <table:table-cell table:style-name="ce279"/>
          <table:table-cell table:style-name="ce294"/>
          <table:table-cell table:style-name="ce264" office:value-type="string" calcext:value-type="string">
            <text:p>0.5" OD x 0.065" WALL x 0.37" ID</text:p>
          </table:table-cell>
          <table:table-cell table:style-name="ce309"/>
          <table:table-cell table:style-name="ce295"/>
          <table:table-cell table:style-name="ce309" office:value-type="string" calcext:value-type="string">
            <text:p>3" OD x 0.188" WALL x 2.624" ID</text:p>
          </table:table-cell>
          <table:table-cell table:style-name="ce327"/>
          <table:table-cell table:style-name="ce295"/>
          <table:table-cell table:style-name="ce252"/>
          <table:table-cell table:number-columns-repeated="1013"/>
        </table:table-row>
        <table:table-row table:style-name="ro7">
          <table:table-cell table:style-name="ce252"/>
          <table:table-cell table:style-name="ce264" office:value-type="string" calcext:value-type="string">
            <text:p>0.625" OD x 0.049" WALL x 0.527" ID</text:p>
          </table:table-cell>
          <table:table-cell table:style-name="ce280"/>
          <table:table-cell table:style-name="ce294"/>
          <table:table-cell table:style-name="ce264" office:value-type="string" calcext:value-type="string">
            <text:p>0.5" OD x 0.083" WALL x 0.334" ID</text:p>
          </table:table-cell>
          <table:table-cell table:style-name="ce309"/>
          <table:table-cell table:style-name="ce295"/>
          <table:table-cell table:style-name="ce309" office:value-type="string" calcext:value-type="string">
            <text:p>3.5" OD x 0.125" WALL x 3.25" ID</text:p>
          </table:table-cell>
          <table:table-cell table:style-name="ce327"/>
          <table:table-cell table:style-name="ce295"/>
          <table:table-cell table:style-name="ce252"/>
          <table:table-cell table:number-columns-repeated="1013"/>
        </table:table-row>
        <table:table-row table:style-name="ro7">
          <table:table-cell table:style-name="ce252"/>
          <table:table-cell table:style-name="ce264" office:value-type="string" calcext:value-type="string">
            <text:p>0.625" OD x 0.058" WALL x 0.509" ID</text:p>
          </table:table-cell>
          <table:table-cell table:style-name="ce279"/>
          <table:table-cell table:style-name="ce294"/>
          <table:table-cell table:style-name="ce264" office:value-type="string" calcext:value-type="string">
            <text:p>0.5" OD x 0.125" WALL x 0.25" ID</text:p>
          </table:table-cell>
          <table:table-cell table:style-name="ce309"/>
          <table:table-cell table:style-name="ce295"/>
          <table:table-cell table:style-name="ce309" office:value-type="string" calcext:value-type="string">
            <text:p>4" OD x 0.125" WALL x 3.75" ID</text:p>
          </table:table-cell>
          <table:table-cell table:style-name="ce327"/>
          <table:table-cell table:style-name="ce295"/>
          <table:table-cell table:style-name="ce252"/>
          <table:table-cell table:number-columns-repeated="1013"/>
        </table:table-row>
        <table:table-row table:style-name="ro7">
          <table:table-cell table:style-name="ce252"/>
          <table:table-cell table:style-name="ce264" office:value-type="string" calcext:value-type="string">
            <text:p>0.625" OD x 0.065" WALL x 0.495" ID</text:p>
          </table:table-cell>
          <table:table-cell table:style-name="ce279"/>
          <table:table-cell table:style-name="ce294"/>
          <table:table-cell table:style-name="ce264" office:value-type="string" calcext:value-type="string">
            <text:p>0.625" OD x 0.049" WALL x 0.527" ID</text:p>
          </table:table-cell>
          <table:table-cell table:style-name="ce309"/>
          <table:table-cell table:style-name="ce295"/>
          <table:table-cell table:style-name="ce309" office:value-type="string" calcext:value-type="string">
            <text:p>4" OD x 0.188" WALL x 3.624" ID</text:p>
          </table:table-cell>
          <table:table-cell table:style-name="ce327"/>
          <table:table-cell table:style-name="ce295"/>
          <table:table-cell table:style-name="ce252"/>
          <table:table-cell table:number-columns-repeated="1013"/>
        </table:table-row>
        <table:table-row table:style-name="ro7">
          <table:table-cell table:style-name="ce252"/>
          <table:table-cell table:style-name="ce264" office:value-type="string" calcext:value-type="string">
            <text:p>0.625" OD x 0.095" WALL x 0.435" ID</text:p>
          </table:table-cell>
          <table:table-cell table:style-name="ce281"/>
          <table:table-cell table:style-name="ce295"/>
          <table:table-cell table:style-name="ce264" office:value-type="string" calcext:value-type="string">
            <text:p>0.625" OD x 0.065" WALL x 0.495" ID</text:p>
          </table:table-cell>
          <table:table-cell table:style-name="ce309"/>
          <table:table-cell table:style-name="ce295"/>
          <table:table-cell table:style-name="ce309" office:value-type="string" calcext:value-type="string">
            <text:p>5" OD x 0.125" WALL x 4.75" ID</text:p>
          </table:table-cell>
          <table:table-cell table:style-name="ce327"/>
          <table:table-cell table:style-name="ce295"/>
          <table:table-cell table:style-name="ce252"/>
          <table:table-cell table:number-columns-repeated="1013"/>
        </table:table-row>
        <table:table-row table:style-name="ro7">
          <table:table-cell table:style-name="ce252"/>
          <table:table-cell table:style-name="ce264" office:value-type="string" calcext:value-type="string">
            <text:p>0.75" OD x 0.035" WALL x 0.68" ID</text:p>
          </table:table-cell>
          <table:table-cell table:style-name="ce281"/>
          <table:table-cell table:style-name="ce295"/>
          <table:table-cell table:style-name="ce264" office:value-type="string" calcext:value-type="string">
            <text:p>0.625" OD x 0.125" WALL x 0.375" ID</text:p>
          </table:table-cell>
          <table:table-cell table:style-name="ce309"/>
          <table:table-cell table:style-name="ce295"/>
          <table:table-cell table:style-name="ce309" office:value-type="string" calcext:value-type="string">
            <text:p>5" OD x 0.1875" WALL x 4.625" ID</text:p>
          </table:table-cell>
          <table:table-cell table:style-name="ce327"/>
          <table:table-cell table:style-name="ce295"/>
          <table:table-cell table:style-name="ce252"/>
          <table:table-cell table:number-columns-repeated="1013"/>
        </table:table-row>
        <table:table-row table:style-name="ro10">
          <table:table-cell table:style-name="ce252"/>
          <table:table-cell table:style-name="ce264" office:value-type="string" calcext:value-type="string">
            <text:p>0.75" OD x 0.049" WALL x 0.652" ID</text:p>
          </table:table-cell>
          <table:table-cell table:style-name="ce281"/>
          <table:table-cell table:style-name="ce295"/>
          <table:table-cell table:style-name="ce264" office:value-type="string" calcext:value-type="string">
            <text:p>0.75" OD x 0.035" WALL x 0.68" ID</text:p>
          </table:table-cell>
          <table:table-cell table:style-name="ce309"/>
          <table:table-cell table:style-name="ce295"/>
          <table:table-cell table:style-name="ce310" office:value-type="string" calcext:value-type="string">
            <text:p>6" OD x 0.125" WALL x 5.75" ID</text:p>
          </table:table-cell>
          <table:table-cell table:style-name="ce328"/>
          <table:table-cell table:style-name="ce296"/>
          <table:table-cell table:style-name="ce252"/>
          <table:table-cell table:number-columns-repeated="1013"/>
        </table:table-row>
        <table:table-row table:style-name="ro7">
          <table:table-cell table:style-name="ce252"/>
          <table:table-cell table:style-name="ce264" office:value-type="string" calcext:value-type="string">
            <text:p>0.75" OD x 0.058" WALL x 0.634" ID</text:p>
          </table:table-cell>
          <table:table-cell table:style-name="ce281"/>
          <table:table-cell table:style-name="ce295"/>
          <table:table-cell table:style-name="ce264" office:value-type="string" calcext:value-type="string">
            <text:p>0.75" OD x 0.058" WALL x 0.634" ID</text:p>
          </table:table-cell>
          <table:table-cell table:style-name="ce309"/>
          <table:table-cell table:style-name="ce295"/>
          <table:table-cell table:style-name="ce321"/>
          <table:table-cell table:style-name="ce329"/>
          <table:table-cell table:style-name="ce266"/>
          <table:table-cell table:style-name="ce252"/>
          <table:table-cell table:number-columns-repeated="1013"/>
        </table:table-row>
        <table:table-row table:style-name="ro7">
          <table:table-cell table:style-name="ce252"/>
          <table:table-cell table:style-name="ce264" office:value-type="string" calcext:value-type="string">
            <text:p>0.75" OD x 0.065" WALL x 0.62" ID</text:p>
          </table:table-cell>
          <table:table-cell table:style-name="ce281"/>
          <table:table-cell table:style-name="ce295"/>
          <table:table-cell table:style-name="ce264" office:value-type="string" calcext:value-type="string">
            <text:p>0.75" OD x 0.065" WALL x 0.62"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0.75" OD x 0.083" WALL x 0.584" ID</text:p>
          </table:table-cell>
          <table:table-cell table:style-name="ce281"/>
          <table:table-cell table:style-name="ce295"/>
          <table:table-cell table:style-name="ce264" office:value-type="string" calcext:value-type="string">
            <text:p>0.75" OD x 0.083" WALL x 0.584"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0.75" OD x 0.095" WALL x 0.56" ID</text:p>
          </table:table-cell>
          <table:table-cell table:style-name="ce281"/>
          <table:table-cell table:style-name="ce295"/>
          <table:table-cell table:style-name="ce264" office:value-type="string" calcext:value-type="string">
            <text:p>0.75" OD x 0.125" WALL x 0.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0.75" OD x 0.156" WALL x 0.438" ID</text:p>
          </table:table-cell>
          <table:table-cell table:style-name="ce281"/>
          <table:table-cell table:style-name="ce295"/>
          <table:table-cell table:style-name="ce264" office:value-type="string" calcext:value-type="string">
            <text:p>0.875" OD x 0.049" WALL x 0.777"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0.875" OD x 0.035" WALL x 0.805" ID</text:p>
          </table:table-cell>
          <table:table-cell table:style-name="ce281"/>
          <table:table-cell table:style-name="ce295"/>
          <table:table-cell table:style-name="ce264" office:value-type="string" calcext:value-type="string">
            <text:p>0.875" OD x 0.058" WALL x 0.759"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0.875" OD x 0.049" WALL x 0.777" ID</text:p>
          </table:table-cell>
          <table:table-cell table:style-name="ce281"/>
          <table:table-cell table:style-name="ce295"/>
          <table:table-cell table:style-name="ce264" office:value-type="string" calcext:value-type="string">
            <text:p>0.875" OD x 0.065" WALL x 0.74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0.875" OD x 0.058" WALL x 0.759" ID</text:p>
          </table:table-cell>
          <table:table-cell table:style-name="ce281"/>
          <table:table-cell table:style-name="ce295"/>
          <table:table-cell table:style-name="ce264" office:value-type="string" calcext:value-type="string">
            <text:p>0.875" OD x 0.12" WALL x 0.63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0.875" OD x 0.065" WALL x 0.745" ID</text:p>
          </table:table-cell>
          <table:table-cell table:style-name="ce281"/>
          <table:table-cell table:style-name="ce295"/>
          <table:table-cell table:style-name="ce264" office:value-type="string" calcext:value-type="string">
            <text:p>1" OD x 0.035" WALL x 0.93"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0.875" OD x 0.095" WALL x 0.685" ID</text:p>
          </table:table-cell>
          <table:table-cell table:style-name="ce281"/>
          <table:table-cell table:style-name="ce295"/>
          <table:table-cell table:style-name="ce264" office:value-type="string" calcext:value-type="string">
            <text:p>1" OD x 0.049" WALL x 0.902"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0.875" OD x 0.12" WALL x 0.635" ID</text:p>
          </table:table-cell>
          <table:table-cell table:style-name="ce281"/>
          <table:table-cell table:style-name="ce295"/>
          <table:table-cell table:style-name="ce264" office:value-type="string" calcext:value-type="string">
            <text:p>1" OD x 0.058" WALL x 0.884"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 OD x 0.035" WALL x 0.93" ID</text:p>
          </table:table-cell>
          <table:table-cell table:style-name="ce281"/>
          <table:table-cell table:style-name="ce295"/>
          <table:table-cell table:style-name="ce264" office:value-type="string" calcext:value-type="string">
            <text:p>1" OD x 0.065" WALL x 0.87"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 OD x 0.049" WALL x 0.902" ID</text:p>
          </table:table-cell>
          <table:table-cell table:style-name="ce281"/>
          <table:table-cell table:style-name="ce295"/>
          <table:table-cell table:style-name="ce264" office:value-type="string" calcext:value-type="string">
            <text:p>1" OD x 0.083" WALL x 0.834"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 OD x 0.058" WALL x 0.884" ID</text:p>
          </table:table-cell>
          <table:table-cell table:style-name="ce281"/>
          <table:table-cell table:style-name="ce295"/>
          <table:table-cell table:style-name="ce264" office:value-type="string" calcext:value-type="string">
            <text:p>1" OD x 0.095" WALL x 0.81"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 OD x 0.065" WALL x 0.87" ID</text:p>
          </table:table-cell>
          <table:table-cell table:style-name="ce281"/>
          <table:table-cell table:style-name="ce295"/>
          <table:table-cell table:style-name="ce264" office:value-type="string" calcext:value-type="string">
            <text:p>1" OD x 0.125" WALL x 0.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 OD x 0.083" WALL x 0.834" ID</text:p>
          </table:table-cell>
          <table:table-cell table:style-name="ce281"/>
          <table:table-cell table:style-name="ce295"/>
          <table:table-cell table:style-name="ce264" office:value-type="string" calcext:value-type="string">
            <text:p>1" OD x 0.1875" WALL x 0.624"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 OD x 0.095" WALL x 0.81" ID</text:p>
          </table:table-cell>
          <table:table-cell table:style-name="ce281"/>
          <table:table-cell table:style-name="ce295"/>
          <table:table-cell table:style-name="ce264" office:value-type="string" calcext:value-type="string">
            <text:p>1.125" OD x 0.035" WALL x 1.05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 OD x 0.12" WALL x 0.76" ID</text:p>
          </table:table-cell>
          <table:table-cell table:style-name="ce281"/>
          <table:table-cell table:style-name="ce295"/>
          <table:table-cell table:style-name="ce264" office:value-type="string" calcext:value-type="string">
            <text:p>1.125" OD x 0.058" WALL x 1.009"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125" OD x 0.035" WALL x 1.055" ID</text:p>
          </table:table-cell>
          <table:table-cell table:style-name="ce281"/>
          <table:table-cell table:style-name="ce295"/>
          <table:table-cell table:style-name="ce264" office:value-type="string" calcext:value-type="string">
            <text:p>1.125" OD x 0.065" WALL x 0.99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125" OD x 0.049" WALL x 1.027" ID</text:p>
          </table:table-cell>
          <table:table-cell table:style-name="ce281"/>
          <table:table-cell table:style-name="ce295"/>
          <table:table-cell table:style-name="ce264" office:value-type="string" calcext:value-type="string">
            <text:p>1.125" OD x 0.125" WALL x 0.8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125" OD x 0.058" WALL x 1.009" ID</text:p>
          </table:table-cell>
          <table:table-cell table:style-name="ce281"/>
          <table:table-cell table:style-name="ce295"/>
          <table:table-cell table:style-name="ce264" office:value-type="string" calcext:value-type="string">
            <text:p>1.25" OD x 0.035" WALL x 1.18"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125" OD x 0.065" WALL x 0.995" ID</text:p>
          </table:table-cell>
          <table:table-cell table:style-name="ce281"/>
          <table:table-cell table:style-name="ce295"/>
          <table:table-cell table:style-name="ce264" office:value-type="string" calcext:value-type="string">
            <text:p>1.25" OD x 0.058" WALL x 1.134"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125" OD x 0.083" WALL x 0.959" ID</text:p>
          </table:table-cell>
          <table:table-cell table:style-name="ce281"/>
          <table:table-cell table:style-name="ce295"/>
          <table:table-cell table:style-name="ce264" office:value-type="string" calcext:value-type="string">
            <text:p>1.25" OD x 0.065" WALL x 1.12"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125" OD x 0.095" WALL x 0.935" ID</text:p>
          </table:table-cell>
          <table:table-cell table:style-name="ce281"/>
          <table:table-cell table:style-name="ce295"/>
          <table:table-cell table:style-name="ce264" office:value-type="string" calcext:value-type="string">
            <text:p>1.25" OD x 0.083" WALL x 1.084"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25" OD x 0.035" WALL x 1.18" ID</text:p>
          </table:table-cell>
          <table:table-cell table:style-name="ce281"/>
          <table:table-cell table:style-name="ce295"/>
          <table:table-cell table:style-name="ce264" office:value-type="string" calcext:value-type="string">
            <text:p>1.25" OD x 0.125" WALL x 1"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25" OD x 0.049" WALL x 1.152" ID</text:p>
          </table:table-cell>
          <table:table-cell table:style-name="ce281"/>
          <table:table-cell table:style-name="ce295"/>
          <table:table-cell table:style-name="ce264" office:value-type="string" calcext:value-type="string">
            <text:p>1.25" OD x 0.25" WALL x 0.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25" OD x 0.058" WALL x 1.134" ID</text:p>
          </table:table-cell>
          <table:table-cell table:style-name="ce281"/>
          <table:table-cell table:style-name="ce295"/>
          <table:table-cell table:style-name="ce264" office:value-type="string" calcext:value-type="string">
            <text:p>1.375" OD x 0.049" WALL x 1.277"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25" OD x 0.065" WALL x 1.12" ID</text:p>
          </table:table-cell>
          <table:table-cell table:style-name="ce281"/>
          <table:table-cell table:style-name="ce295"/>
          <table:table-cell table:style-name="ce264" office:value-type="string" calcext:value-type="string">
            <text:p>1.375" OD x 0.058" WALL x 1.259"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25" OD x 0.083" WALL x 1.084" ID</text:p>
          </table:table-cell>
          <table:table-cell table:style-name="ce281"/>
          <table:table-cell table:style-name="ce295"/>
          <table:table-cell table:style-name="ce264" office:value-type="string" calcext:value-type="string">
            <text:p>1.375" OD x 0.065" WALL x 1.24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25" OD x 0.095" WALL x 1.06" ID</text:p>
          </table:table-cell>
          <table:table-cell table:style-name="ce281"/>
          <table:table-cell table:style-name="ce295"/>
          <table:table-cell table:style-name="ce264" office:value-type="string" calcext:value-type="string">
            <text:p>1.375" OD x 0.125" WALL x 1.1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25" OD x 0.12" WALL x 1.01" ID</text:p>
          </table:table-cell>
          <table:table-cell table:style-name="ce281"/>
          <table:table-cell table:style-name="ce295"/>
          <table:table-cell table:style-name="ce264" office:value-type="string" calcext:value-type="string">
            <text:p>1.375" OD x 0.25" WALL x 0.8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375" OD x 0.035" WALL x 1.305" ID</text:p>
          </table:table-cell>
          <table:table-cell table:style-name="ce281"/>
          <table:table-cell table:style-name="ce295"/>
          <table:table-cell table:style-name="ce264" office:value-type="string" calcext:value-type="string">
            <text:p>1.5" OD x 0.035" WALL x 1.43"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375" OD x 0.049" WALL x 1.277" ID</text:p>
          </table:table-cell>
          <table:table-cell table:style-name="ce281"/>
          <table:table-cell table:style-name="ce295"/>
          <table:table-cell table:style-name="ce264" office:value-type="string" calcext:value-type="string">
            <text:p>1.5" OD x 0.058" WALL x 1.384"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375" OD x 0.065" WALL x 1.245" ID</text:p>
          </table:table-cell>
          <table:table-cell table:style-name="ce281"/>
          <table:table-cell table:style-name="ce295"/>
          <table:table-cell table:style-name="ce264" office:value-type="string" calcext:value-type="string">
            <text:p>1.5" OD x 0.065" WALL x 1.37"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375" OD x 0.083" WALL x 1.209" ID</text:p>
          </table:table-cell>
          <table:table-cell table:style-name="ce281"/>
          <table:table-cell table:style-name="ce295"/>
          <table:table-cell table:style-name="ce264" office:value-type="string" calcext:value-type="string">
            <text:p>1.5" OD x 0.083" WALL x 1.334"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375" OD x 0.095" WALL x 1.185" ID</text:p>
          </table:table-cell>
          <table:table-cell table:style-name="ce281"/>
          <table:table-cell table:style-name="ce295"/>
          <table:table-cell table:style-name="ce264" office:value-type="string" calcext:value-type="string">
            <text:p>1.5" OD x 0.125" WALL x 1.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375" OD x 0.125" WALL x 1.125" ID</text:p>
          </table:table-cell>
          <table:table-cell table:style-name="ce281"/>
          <table:table-cell table:style-name="ce295"/>
          <table:table-cell table:style-name="ce264" office:value-type="string" calcext:value-type="string">
            <text:p>1.5" OD x 0.25" WALL x 1"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5" OD x 0.035" WALL x 1.43" ID</text:p>
          </table:table-cell>
          <table:table-cell table:style-name="ce281"/>
          <table:table-cell table:style-name="ce295"/>
          <table:table-cell table:style-name="ce264" office:value-type="string" calcext:value-type="string">
            <text:p>1.5" OD x 0.375" WALL x 0.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5" OD x 0.049" WALL x 1.402" ID</text:p>
          </table:table-cell>
          <table:table-cell table:style-name="ce281"/>
          <table:table-cell table:style-name="ce295"/>
          <table:table-cell table:style-name="ce264" office:value-type="string" calcext:value-type="string">
            <text:p>1.625" OD x 0.058" WALL x 1.509"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5" OD x 0.065" WALL x 1.37" ID</text:p>
          </table:table-cell>
          <table:table-cell table:style-name="ce281"/>
          <table:table-cell table:style-name="ce295"/>
          <table:table-cell table:style-name="ce264" office:value-type="string" calcext:value-type="string">
            <text:p>1.625" OD x 0.125" WALL x 1.3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5" OD x 0.083" WALL x 1.334" ID</text:p>
          </table:table-cell>
          <table:table-cell table:style-name="ce281"/>
          <table:table-cell table:style-name="ce295"/>
          <table:table-cell table:style-name="ce264" office:value-type="string" calcext:value-type="string">
            <text:p>1.75" OD x 0.058" WALL x 1.634"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5" OD x 0.095" WALL x 1.31" ID</text:p>
          </table:table-cell>
          <table:table-cell table:style-name="ce281"/>
          <table:table-cell table:style-name="ce295"/>
          <table:table-cell table:style-name="ce264" office:value-type="string" calcext:value-type="string">
            <text:p>1.75" OD x 0.065" WALL x 1.62"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5" OD x 0.12" WALL x 1.26" ID</text:p>
          </table:table-cell>
          <table:table-cell table:style-name="ce281"/>
          <table:table-cell table:style-name="ce295"/>
          <table:table-cell table:style-name="ce264" office:value-type="string" calcext:value-type="string">
            <text:p>1.75" OD x 0.125" WALL x 1.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5" OD x 0.25" WALL x 1" ID</text:p>
          </table:table-cell>
          <table:table-cell table:style-name="ce281"/>
          <table:table-cell table:style-name="ce295"/>
          <table:table-cell table:style-name="ce264" office:value-type="string" calcext:value-type="string">
            <text:p>1.75" OD x 0.25" WALL x 1.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625" OD x 0.065" WALL x 1.495" ID</text:p>
          </table:table-cell>
          <table:table-cell table:style-name="ce281"/>
          <table:table-cell table:style-name="ce295"/>
          <table:table-cell table:style-name="ce264" office:value-type="string" calcext:value-type="string">
            <text:p>1.875" OD x 0.058" WALL x 1.759"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75" OD x 0.035" WALL x 1.68" ID</text:p>
          </table:table-cell>
          <table:table-cell table:style-name="ce281"/>
          <table:table-cell table:style-name="ce295"/>
          <table:table-cell table:style-name="ce264" office:value-type="string" calcext:value-type="string">
            <text:p>2" OD x 0.058" WALL x 1.884"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75" OD x 0.049" WALL x 1.652" ID</text:p>
          </table:table-cell>
          <table:table-cell table:style-name="ce281"/>
          <table:table-cell table:style-name="ce295"/>
          <table:table-cell table:style-name="ce264" office:value-type="string" calcext:value-type="string">
            <text:p>2" OD x 0.065" WALL x 1.87"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1.75" OD x 0.083" WALL x 1.584" ID</text:p>
          </table:table-cell>
          <table:table-cell table:style-name="ce281"/>
          <table:table-cell table:style-name="ce295"/>
          <table:table-cell table:style-name="ce264" office:value-type="string" calcext:value-type="string">
            <text:p>2" OD x 0.125" WALL x 1.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2" OD x 0.049" WALL x 1.902" ID</text:p>
          </table:table-cell>
          <table:table-cell table:style-name="ce281"/>
          <table:table-cell table:style-name="ce295"/>
          <table:table-cell table:style-name="ce264" office:value-type="string" calcext:value-type="string">
            <text:p>2" OD x 0.25" WALL x 1.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2" OD x 0.083" WALL x 1.834" ID</text:p>
          </table:table-cell>
          <table:table-cell table:style-name="ce281"/>
          <table:table-cell table:style-name="ce295"/>
          <table:table-cell table:style-name="ce264" office:value-type="string" calcext:value-type="string">
            <text:p>2.25" OD x 0.049" WALL x 2.152"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2" OD x 0.095" WALL x 1.81" ID</text:p>
          </table:table-cell>
          <table:table-cell table:style-name="ce281"/>
          <table:table-cell table:style-name="ce295"/>
          <table:table-cell table:style-name="ce264" office:value-type="string" calcext:value-type="string">
            <text:p>2.25" OD x 0.065" WALL x 2.12"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2" OD x 0.12" WALL x 1.76" ID</text:p>
          </table:table-cell>
          <table:table-cell table:style-name="ce281"/>
          <table:table-cell table:style-name="ce295"/>
          <table:table-cell table:style-name="ce264" office:value-type="string" calcext:value-type="string">
            <text:p>2.25" OD x 0.125" WALL x 2"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2.75" OD x 0.065" WALL x 2.62" ID</text:p>
          </table:table-cell>
          <table:table-cell table:style-name="ce281"/>
          <table:table-cell table:style-name="ce295"/>
          <table:table-cell table:style-name="ce264" office:value-type="string" calcext:value-type="string">
            <text:p>2.25" OD x 0.25" WALL x 1.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4" office:value-type="string" calcext:value-type="string">
            <text:p>2.75" OD x 0.125" WALL x 2.5" ID</text:p>
          </table:table-cell>
          <table:table-cell table:style-name="ce281"/>
          <table:table-cell table:style-name="ce295"/>
          <table:table-cell table:style-name="ce264" office:value-type="string" calcext:value-type="string">
            <text:p>2.5" OD x 0.065" WALL x 2.37"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10">
          <table:table-cell table:style-name="ce252"/>
          <table:table-cell table:style-name="ce265" office:value-type="string" calcext:value-type="string">
            <text:p>3.5" OD x 0.12" WALL x 3.26" ID</text:p>
          </table:table-cell>
          <table:table-cell table:style-name="ce282"/>
          <table:table-cell table:style-name="ce296"/>
          <table:table-cell table:style-name="ce264" office:value-type="string" calcext:value-type="string">
            <text:p>2.5" OD x 0.125" WALL x 2.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6"/>
          <table:table-cell table:style-name="ce283"/>
          <table:table-cell table:style-name="ce297"/>
          <table:table-cell table:style-name="ce264" office:value-type="string" calcext:value-type="string">
            <text:p>2.5" OD x 0.25" WALL x 2"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2.5" OD x 0.375" WALL x 1.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2.75" OD x 0.065" WALL x 2.62"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2.75" OD x 0.25" WALL x 2.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3" OD x 0.065" WALL x 2.87"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3" OD x 0.125" WALL x 2.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3" OD x 0.1875" WALL x 2.6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3" OD x 0.25" WALL x 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3" OD x 0.375" WALL x 2.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3.5" OD x 0.065" WALL x 3.37"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3.5" OD x 0.125" WALL x 3.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3.5" OD x 0.1875" WALL x 3.1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3.5" OD x 0.25" WALL x 3"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4" OD x 0.065" WALL x 3.87"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4" OD x 0.125" WALL x 3.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4" OD x 0.25" WALL x 3.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4.5" OD x 0.125" WALL x 4.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4.5" OD x 0.375" WALL x 3.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5" OD x 0.125" WALL x 4.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5" OD x 0.1875" WALL x 4.6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5" OD x 0.25" WALL x 4.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6" OD x 0.125" WALL x 5.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6" OD x 0.1875" WALL x 5.62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7" OD x 0.125" WALL x 6.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8" OD x 0.125" WALL x 7.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7">
          <table:table-cell table:style-name="ce252"/>
          <table:table-cell table:style-name="ce267"/>
          <table:table-cell table:style-name="ce284"/>
          <table:table-cell table:style-name="ce298"/>
          <table:table-cell table:style-name="ce264" office:value-type="string" calcext:value-type="string">
            <text:p>8" OD x 0.25" WALL x 7.5" ID</text:p>
          </table:table-cell>
          <table:table-cell table:style-name="ce309"/>
          <table:table-cell table:style-name="ce295"/>
          <table:table-cell table:style-name="ce322"/>
          <table:table-cell table:style-name="ce267" table:number-columns-repeated="2"/>
          <table:table-cell table:style-name="ce252"/>
          <table:table-cell table:number-columns-repeated="1013"/>
        </table:table-row>
        <table:table-row table:style-name="ro10">
          <table:table-cell table:style-name="ce252"/>
          <table:table-cell table:style-name="ce267"/>
          <table:table-cell table:style-name="ce284"/>
          <table:table-cell table:style-name="ce298"/>
          <table:table-cell table:style-name="ce265" office:value-type="string" calcext:value-type="string">
            <text:p>8" OD x 0.5" WALL x 7" ID</text:p>
          </table:table-cell>
          <table:table-cell table:style-name="ce310"/>
          <table:table-cell table:style-name="ce296"/>
          <table:table-cell table:style-name="ce322"/>
          <table:table-cell table:style-name="ce267" table:number-columns-repeated="2"/>
          <table:table-cell table:style-name="ce252"/>
          <table:table-cell table:number-columns-repeated="1013"/>
        </table:table-row>
        <table:table-row table:style-name="ro7">
          <table:table-cell table:style-name="ce252" table:number-columns-repeated="2"/>
          <table:table-cell table:style-name="ce285"/>
          <table:table-cell table:style-name="ce252" table:number-columns-repeated="3"/>
          <table:table-cell table:style-name="ce315"/>
          <table:table-cell table:style-name="ce252" table:number-columns-repeated="4"/>
          <table:table-cell table:number-columns-repeated="1013"/>
        </table:table-row>
        <table:table-row table:style-name="ro7">
          <table:table-cell table:number-columns-repeated="6"/>
          <table:table-cell table:style-name="ce306"/>
          <table:table-cell table:number-columns-repeated="1017"/>
        </table:table-row>
        <table:table-row table:style-name="ro9">
          <table:table-cell table:number-columns-repeated="6"/>
          <table:table-cell table:style-name="ce306"/>
          <table:table-cell table:number-columns-repeated="1017"/>
        </table:table-row>
        <table:table-row table:style-name="ro28">
          <table:table-cell table:number-columns-repeated="6"/>
          <table:table-cell table:style-name="ce306"/>
          <table:table-cell table:number-columns-repeated="1017"/>
        </table:table-row>
        <table:table-row table:style-name="ro7" table:number-rows-repeated="2">
          <table:table-cell table:number-columns-repeated="6"/>
          <table:table-cell table:style-name="ce306"/>
          <table:table-cell table:number-columns-repeated="1017"/>
        </table:table-row>
        <table:table-row table:style-name="ro7" table:number-rows-repeated="1048446">
          <table:table-cell table:number-columns-repeated="1024"/>
        </table:table-row>
        <table:table-row table:style-name="ro7">
          <table:table-cell table:number-columns-repeated="1024"/>
        </table:table-row>
      </table:table>
      <table:table table:name="Brass" table:style-name="ta6"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33" table:default-cell-style-name="ce160"/>
        <table:table-column table:style-name="co19" table:number-columns-repeated="63" table:default-cell-style-name="Default"/>
        <table:table-row table:style-name="ro25">
          <table:table-cell/>
          <table:table-cell table:style-name="ce253" office:value-type="string" calcext:value-type="string">
            <text:p>Standard Dimension Tables for Brass</text:p>
          </table:table-cell>
          <table:table-cell table:number-columns-repeated="62"/>
        </table:table-row>
        <table:table-row table:style-name="ro7">
          <table:table-cell table:number-columns-repeated="64"/>
        </table:table-row>
        <table:table-row table:style-name="ro7">
          <table:table-cell/>
          <table:table-cell table:style-name="ce335" office:value-type="string" calcext:value-type="string">
            <text:p>Available sizes for Tube Brass</text:p>
          </table:table-cell>
          <table:table-cell table:style-name="ce337" table:number-columns-repeated="3"/>
          <table:table-cell/>
          <table:table-cell table:style-name="ce335" office:value-type="string" calcext:value-type="string">
            <text:p>Available sizes for BRASS TUBE</text:p>
          </table:table-cell>
          <table:table-cell table:style-name="ce337" table:number-columns-repeated="2"/>
          <table:table-cell table:number-columns-repeated="55"/>
        </table:table-row>
        <table:table-row table:style-name="ro7">
          <table:table-cell/>
          <table:table-cell table:style-name="ce336" office:value-type="string" calcext:value-type="string">
            <text:p>1/2" OD {A} x 0.436" ID {B} x .032" Wall</text:p>
          </table:table-cell>
          <table:table-cell table:style-name="ce336" table:number-columns-repeated="3"/>
          <table:table-cell/>
          <table:table-cell table:style-name="ce336" office:value-type="string" calcext:value-type="string">
            <text:p>0.5" OD x 0.03" WALL x 0.44" ID</text:p>
          </table:table-cell>
          <table:table-cell table:style-name="ce336" table:number-columns-repeated="3"/>
          <table:table-cell table:number-columns-repeated="54"/>
        </table:table-row>
        <table:table-row table:style-name="ro7">
          <table:table-cell/>
          <table:table-cell table:style-name="ce336" office:value-type="string" calcext:value-type="string">
            <text:p>1/2" OD {A} x 0.370" ID {B} x .065" Wall</text:p>
          </table:table-cell>
          <table:table-cell table:style-name="ce336" table:number-columns-repeated="3"/>
          <table:table-cell/>
          <table:table-cell table:style-name="ce336" office:value-type="string" calcext:value-type="string">
            <text:p>0.5" OD x 0.042" WALL x 0.416" ID</text:p>
          </table:table-cell>
          <table:table-cell table:style-name="ce336" table:number-columns-repeated="3"/>
          <table:table-cell table:number-columns-repeated="54"/>
        </table:table-row>
        <table:table-row table:style-name="ro7">
          <table:table-cell/>
          <table:table-cell table:style-name="ce336" office:value-type="string" calcext:value-type="string">
            <text:p>5/8" OD {A} x 0.561" ID {B} x .032" Wall</text:p>
          </table:table-cell>
          <table:table-cell table:style-name="ce336" table:number-columns-repeated="3"/>
          <table:table-cell/>
          <table:table-cell table:style-name="ce336" office:value-type="string" calcext:value-type="string">
            <text:p>0.5" OD x 0.065" WALL x 0.37" ID</text:p>
          </table:table-cell>
          <table:table-cell table:style-name="ce336" table:number-columns-repeated="3"/>
          <table:table-cell table:number-columns-repeated="54"/>
        </table:table-row>
        <table:table-row table:style-name="ro7">
          <table:table-cell/>
          <table:table-cell table:style-name="ce336" office:value-type="string" calcext:value-type="string">
            <text:p>5/8" OD {A} x 0.495" ID {B} x .065" Wall</text:p>
          </table:table-cell>
          <table:table-cell table:style-name="ce336" table:number-columns-repeated="3"/>
          <table:table-cell/>
          <table:table-cell table:style-name="ce336" office:value-type="string" calcext:value-type="string">
            <text:p>0.625" OD x 0.029" WALL x 0.567" ID</text:p>
          </table:table-cell>
          <table:table-cell table:style-name="ce336" table:number-columns-repeated="3"/>
          <table:table-cell table:number-columns-repeated="54"/>
        </table:table-row>
        <table:table-row table:style-name="ro7">
          <table:table-cell/>
          <table:table-cell table:style-name="ce336" office:value-type="string" calcext:value-type="string">
            <text:p>3/4" OD {A} x 0.686" ID {B} x .032" Wall</text:p>
          </table:table-cell>
          <table:table-cell table:style-name="ce336" table:number-columns-repeated="3"/>
          <table:table-cell/>
          <table:table-cell table:style-name="ce336" office:value-type="string" calcext:value-type="string">
            <text:p>0.625" OD x 0.065" WALL x 0.495" ID</text:p>
          </table:table-cell>
          <table:table-cell table:style-name="ce336" table:number-columns-repeated="3"/>
          <table:table-cell table:number-columns-repeated="54"/>
        </table:table-row>
        <table:table-row table:style-name="ro7">
          <table:table-cell/>
          <table:table-cell table:style-name="ce336" office:value-type="string" calcext:value-type="string">
            <text:p>3/4" OD {A} x 0.620" ID {B} x .065" Wall</text:p>
          </table:table-cell>
          <table:table-cell table:style-name="ce336" table:number-columns-repeated="3"/>
          <table:table-cell/>
          <table:table-cell table:style-name="ce336" office:value-type="string" calcext:value-type="string">
            <text:p>0.75" OD x 0.029" WALL x 0.692" ID</text:p>
          </table:table-cell>
          <table:table-cell table:style-name="ce336" table:number-columns-repeated="3"/>
          <table:table-cell table:number-columns-repeated="54"/>
        </table:table-row>
        <table:table-row table:style-name="ro7">
          <table:table-cell/>
          <table:table-cell table:style-name="ce336" office:value-type="string" calcext:value-type="string">
            <text:p>1" <text:s text:c="3"/>OD {A} x 0.870" ID {B} x .065" Wall</text:p>
          </table:table-cell>
          <table:table-cell table:style-name="ce336" table:number-columns-repeated="3"/>
          <table:table-cell/>
          <table:table-cell table:style-name="ce336" office:value-type="string" calcext:value-type="string">
            <text:p>0.75" OD x 0.04" WALL x 0.67" ID</text:p>
          </table:table-cell>
          <table:table-cell table:style-name="ce336" table:number-columns-repeated="3"/>
          <table:table-cell table:number-columns-repeated="54"/>
        </table:table-row>
        <table:table-row table:style-name="ro7">
          <table:table-cell/>
          <table:table-cell table:style-name="ce336" office:value-type="string" calcext:value-type="string">
            <text:p>1-1/4" OD {A} x 1.120" ID {B} x .065" Wall</text:p>
          </table:table-cell>
          <table:table-cell table:style-name="ce336" table:number-columns-repeated="3"/>
          <table:table-cell/>
          <table:table-cell table:style-name="ce336" office:value-type="string" calcext:value-type="string">
            <text:p>0.75" OD x 0.065" WALL x 0.62" ID C330 TUBE <text:s/></text:p>
          </table:table-cell>
          <table:table-cell table:style-name="ce336" table:number-columns-repeated="3"/>
          <table:table-cell table:number-columns-repeated="54"/>
        </table:table-row>
        <table:table-row table:style-name="ro7">
          <table:table-cell/>
          <table:table-cell table:style-name="ce336" office:value-type="string" calcext:value-type="string">
            <text:p>1-1/2" OD {A} x 1.370" ID {B} x .065" Wall</text:p>
          </table:table-cell>
          <table:table-cell table:style-name="ce336" table:number-columns-repeated="3"/>
          <table:table-cell/>
          <table:table-cell table:style-name="ce336" office:value-type="string" calcext:value-type="string">
            <text:p>0.75" OD x 0.12" WALL x 0.51" ID</text:p>
          </table:table-cell>
          <table:table-cell table:style-name="ce336" table:number-columns-repeated="3"/>
          <table:table-cell table:number-columns-repeated="54"/>
        </table:table-row>
        <table:table-row table:style-name="ro7">
          <table:table-cell/>
          <table:table-cell table:style-name="ce336" office:value-type="string" calcext:value-type="string">
            <text:p>1-1/2" OD {A} x 1.250" ID {B} x .125" Wall</text:p>
          </table:table-cell>
          <table:table-cell table:style-name="ce336" table:number-columns-repeated="3"/>
          <table:table-cell/>
          <table:table-cell table:style-name="ce336" office:value-type="string" calcext:value-type="string">
            <text:p>0.875" OD x 0.03" WALL x 0.815" ID</text:p>
          </table:table-cell>
          <table:table-cell table:style-name="ce336" table:number-columns-repeated="3"/>
          <table:table-cell table:number-columns-repeated="54"/>
        </table:table-row>
        <table:table-row table:style-name="ro7">
          <table:table-cell/>
          <table:table-cell table:style-name="ce336" office:value-type="string" calcext:value-type="string">
            <text:p>1-5/8" OD {A} x 1.375" ID {B} x .125" Wall</text:p>
          </table:table-cell>
          <table:table-cell table:style-name="ce336" table:number-columns-repeated="3"/>
          <table:table-cell/>
          <table:table-cell table:style-name="ce336" office:value-type="string" calcext:value-type="string">
            <text:p>0.875" OD x 0.065" WALL x 0.745" ID</text:p>
          </table:table-cell>
          <table:table-cell table:style-name="ce336" table:number-columns-repeated="3"/>
          <table:table-cell table:number-columns-repeated="54"/>
        </table:table-row>
        <table:table-row table:style-name="ro7">
          <table:table-cell/>
          <table:table-cell table:style-name="ce336" office:value-type="string" calcext:value-type="string">
            <text:p>1-3/4" OD {A} x 1.620" ID {B} x .065" Wall</text:p>
          </table:table-cell>
          <table:table-cell table:style-name="ce336" table:number-columns-repeated="3"/>
          <table:table-cell/>
          <table:table-cell table:style-name="ce336" office:value-type="string" calcext:value-type="string">
            <text:p>1" OD x 0.03" WALL x 0.94" ID</text:p>
          </table:table-cell>
          <table:table-cell table:style-name="ce336" table:number-columns-repeated="3"/>
          <table:table-cell table:number-columns-repeated="54"/>
        </table:table-row>
        <table:table-row table:style-name="ro7">
          <table:table-cell/>
          <table:table-cell table:style-name="ce336" office:value-type="string" calcext:value-type="string">
            <text:p>2" <text:s text:c="5"/>OD {A} x 1.870" ID {B} x .065" Wall</text:p>
          </table:table-cell>
          <table:table-cell table:style-name="ce336" table:number-columns-repeated="3"/>
          <table:table-cell/>
          <table:table-cell table:style-name="ce336" office:value-type="string" calcext:value-type="string">
            <text:p>1" OD x 0.065" WALL x 0.87" ID</text:p>
          </table:table-cell>
          <table:table-cell table:style-name="ce336" table:number-columns-repeated="3"/>
          <table:table-cell table:number-columns-repeated="54"/>
        </table:table-row>
        <table:table-row table:style-name="ro7">
          <table:table-cell/>
          <table:table-cell table:style-name="ce336" office:value-type="string" calcext:value-type="string">
            <text:p>2-1/4" OD {A} x 2.120" ID {B} x .065" Wall</text:p>
          </table:table-cell>
          <table:table-cell table:style-name="ce336" table:number-columns-repeated="3"/>
          <table:table-cell/>
          <table:table-cell table:style-name="ce336" office:value-type="string" calcext:value-type="string">
            <text:p>1.25" OD x 0.04" WALL x 1.17"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1.25" OD x 0.065" WALL x 1.12"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1.5" OD x 0.04" WALL x 1.42"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1.5" OD x 0.065" WALL x 1.37"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1.75" OD x 0.065" WALL x 1.62"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1.75" OD x 0.12" WALL x 1.51"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2" OD x 0.049" WALL x 1.902"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2" OD x 0.065" WALL x 1.87"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2" OD x 0.109" WALL x 1.782"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2" OD x 0.12" WALL x 1.76"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2.5" OD x 0.065" WALL x 2.37"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3" OD x 0.049" WALL x 2.902"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3" OD x 0.065" WALL x 2.87" ID</text:p>
          </table:table-cell>
          <table:table-cell table:style-name="ce336" table:number-columns-repeated="3"/>
          <table:table-cell table:number-columns-repeated="54"/>
        </table:table-row>
        <table:table-row table:style-name="ro7">
          <table:table-cell table:number-columns-repeated="6"/>
          <table:table-cell table:style-name="ce336" office:value-type="string" calcext:value-type="string">
            <text:p>4" OD x 0.065" WALL x 3.87" ID C330 TUBE </text:p>
          </table:table-cell>
          <table:table-cell table:style-name="ce336" table:number-columns-repeated="3"/>
          <table:table-cell table:number-columns-repeated="54"/>
        </table:table-row>
        <table:table-row table:style-name="ro7" table:number-rows-repeated="1048545">
          <table:table-cell table:number-columns-repeated="64"/>
        </table:table-row>
        <table:table-row table:style-name="ro7">
          <table:table-cell table:number-columns-repeated="64"/>
        </table:table-row>
      </table:table>
      <table:table table:name="Copper" table:style-name="ta7"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33" table:default-cell-style-name="ce160"/>
        <table:table-column table:style-name="co19" table:number-columns-repeated="63" table:default-cell-style-name="Default"/>
        <table:table-row table:style-name="ro25">
          <table:table-cell/>
          <table:table-cell table:style-name="ce253" office:value-type="string" calcext:value-type="string">
            <text:p>Standard Dimension Tables for Copper Tubing</text:p>
          </table:table-cell>
          <table:table-cell table:number-columns-repeated="62"/>
        </table:table-row>
        <table:table-row table:style-name="ro10">
          <table:table-cell table:number-columns-repeated="64"/>
        </table:table-row>
        <table:table-row table:style-name="ro29">
          <table:table-cell/>
          <table:table-cell table:style-name="ce338" office:value-type="string" calcext:value-type="string" table:number-columns-spanned="10" table:number-rows-spanned="1">
            <text:p>Wall thickness of copper pipe varies with the pipe schedule.</text:p>
            <text:p>The four common standards are named K (Thick-Walled), L (Medium-Walled),</text:p>
            <text:p>M (Thin-Wall), and DWV (Drain/Waste/Vent - non-pressurized)</text:p>
            <text:p>The printing on the pipe is color coded for identification; </text:p>
            <text:p><text:span text:style-name="T20">K is Green</text:span><text:span text:style-name="T21">,</text:span><text:span text:style-name="T22"> </text:span><text:span text:style-name="T23">L is Blue</text:span><text:span text:style-name="T21">, </text:span><text:span text:style-name="T24">M is Red</text:span><text:span text:style-name="T21">, and </text:span><text:span text:style-name="T25">DWV is Yellow</text:span><text:span text:style-name="T21">. </text:span></text:p>
            <text:p><text:span text:style-name="T26">Both type </text:span><text:span text:style-name="T27">"M" </text:span><text:span text:style-name="T28">&amp;</text:span><text:span text:style-name="T27"> </text:span><text:span text:style-name="T28">type</text:span><text:span text:style-name="T27"> </text:span><text:span text:style-name="T29">"L"</text:span><text:span text:style-name="T27"> </text:span><text:span text:style-name="T28"> can be found in home plumbing at Home Depot &amp; Lowes.</text:span></text:p>
          </table:table-cell>
          <table:covered-table-cell table:number-columns-repeated="8" table:style-name="ce347"/>
          <table:covered-table-cell table:style-name="ce377"/>
          <table:table-cell table:number-columns-repeated="53"/>
        </table:table-row>
        <table:table-row table:style-name="ro7">
          <table:table-cell/>
          <table:table-cell table:style-name="ce339" office:value-type="string" calcext:value-type="string">
            <text:p>Nominal</text:p>
          </table:table-cell>
          <table:table-cell table:style-name="ce348" office:value-type="string" calcext:value-type="string" table:number-columns-spanned="1" table:number-rows-spanned="2">
            <text:p>Actual</text:p>
            <text:p>O.D.</text:p>
          </table:table-cell>
          <table:table-cell table:style-name="ce254" office:value-type="string" calcext:value-type="string" table:number-columns-spanned="4" table:number-rows-spanned="1">
            <text:p>I.D.</text:p>
          </table:table-cell>
          <table:covered-table-cell table:number-columns-repeated="2" table:style-name="ce357"/>
          <table:covered-table-cell table:style-name="ce366"/>
          <table:table-cell table:style-name="ce372" office:value-type="string" calcext:value-type="string" table:number-columns-spanned="4" table:number-rows-spanned="1">
            <text:p>Wall Thickness</text:p>
          </table:table-cell>
          <table:covered-table-cell table:number-columns-repeated="2" table:style-name="ce357"/>
          <table:covered-table-cell table:style-name="ce378"/>
          <table:table-cell table:number-columns-repeated="53"/>
        </table:table-row>
        <table:table-row table:style-name="ro20">
          <table:table-cell/>
          <table:table-cell table:style-name="ce340" office:value-type="string" calcext:value-type="string">
            <text:p>Pipe Size</text:p>
          </table:table-cell>
          <table:covered-table-cell table:style-name="ce349"/>
          <table:table-cell table:style-name="ce353" office:value-type="string" calcext:value-type="string">
            <text:p>K</text:p>
          </table:table-cell>
          <table:table-cell table:style-name="ce358" office:value-type="string" calcext:value-type="string">
            <text:p>L</text:p>
          </table:table-cell>
          <table:table-cell table:style-name="ce362" office:value-type="string" calcext:value-type="string">
            <text:p>M</text:p>
          </table:table-cell>
          <table:table-cell table:style-name="ce367" office:value-type="string" calcext:value-type="string">
            <text:p>DWV</text:p>
          </table:table-cell>
          <table:table-cell table:style-name="ce373" office:value-type="string" calcext:value-type="string">
            <text:p>K</text:p>
          </table:table-cell>
          <table:table-cell table:style-name="ce358" office:value-type="string" calcext:value-type="string">
            <text:p>L</text:p>
          </table:table-cell>
          <table:table-cell table:style-name="ce375" office:value-type="string" calcext:value-type="string">
            <text:p>M</text:p>
          </table:table-cell>
          <table:table-cell table:style-name="ce379" office:value-type="string" calcext:value-type="string">
            <text:p>DWV</text:p>
          </table:table-cell>
          <table:table-cell table:number-columns-repeated="53"/>
        </table:table-row>
        <table:table-row table:style-name="ro7">
          <table:table-cell/>
          <table:table-cell table:style-name="ce341" office:value-type="string" calcext:value-type="string">
            <text:p>1/2"</text:p>
          </table:table-cell>
          <table:table-cell table:style-name="ce350" office:value-type="float" office:value="0.625" calcext:value-type="float">
            <text:p>0,625</text:p>
          </table:table-cell>
          <table:table-cell table:style-name="ce354" office:value-type="float" office:value="0.527" calcext:value-type="float">
            <text:p>0,527</text:p>
          </table:table-cell>
          <table:table-cell table:style-name="ce359" office:value-type="float" office:value="0.545" calcext:value-type="float">
            <text:p>0,545</text:p>
          </table:table-cell>
          <table:table-cell table:style-name="ce363" office:value-type="float" office:value="0.569" calcext:value-type="float">
            <text:p>0,569</text:p>
          </table:table-cell>
          <table:table-cell table:style-name="ce368" office:value-type="string" calcext:value-type="string">
            <text:p>-</text:p>
          </table:table-cell>
          <table:table-cell table:style-name="ce374" office:value-type="float" office:value="0.049" calcext:value-type="float">
            <text:p>0,049</text:p>
          </table:table-cell>
          <table:table-cell table:style-name="ce359" office:value-type="float" office:value="0.04" calcext:value-type="float">
            <text:p>0,04</text:p>
          </table:table-cell>
          <table:table-cell table:style-name="ce376" office:value-type="float" office:value="0.028" calcext:value-type="float">
            <text:p>0,028</text:p>
          </table:table-cell>
          <table:table-cell table:style-name="ce380" office:value-type="string" calcext:value-type="string">
            <text:p>-</text:p>
          </table:table-cell>
          <table:table-cell table:number-columns-repeated="53"/>
        </table:table-row>
        <table:table-row table:style-name="ro7">
          <table:table-cell/>
          <table:table-cell table:style-name="ce341" office:value-type="string" calcext:value-type="string">
            <text:p>5/8"</text:p>
          </table:table-cell>
          <table:table-cell table:style-name="ce350" office:value-type="float" office:value="0.75" calcext:value-type="float">
            <text:p>0,750</text:p>
          </table:table-cell>
          <table:table-cell table:style-name="ce354" office:value-type="float" office:value="0.652" calcext:value-type="float">
            <text:p>0,652</text:p>
          </table:table-cell>
          <table:table-cell table:style-name="ce359" office:value-type="float" office:value="0.666" calcext:value-type="float">
            <text:p>0,666</text:p>
          </table:table-cell>
          <table:table-cell table:style-name="ce363" office:value-type="string" calcext:value-type="string">
            <text:p>-</text:p>
          </table:table-cell>
          <table:table-cell table:style-name="ce368" office:value-type="string" calcext:value-type="string">
            <text:p>-</text:p>
          </table:table-cell>
          <table:table-cell table:style-name="ce374" office:value-type="float" office:value="0.049" calcext:value-type="float">
            <text:p>0,049</text:p>
          </table:table-cell>
          <table:table-cell table:style-name="ce359" office:value-type="float" office:value="0.042" calcext:value-type="float">
            <text:p>0,042</text:p>
          </table:table-cell>
          <table:table-cell table:style-name="ce376" office:value-type="string" calcext:value-type="string">
            <text:p>-</text:p>
          </table:table-cell>
          <table:table-cell table:style-name="ce380" office:value-type="string" calcext:value-type="string">
            <text:p>-</text:p>
          </table:table-cell>
          <table:table-cell table:number-columns-repeated="53"/>
        </table:table-row>
        <table:table-row table:style-name="ro7">
          <table:table-cell/>
          <table:table-cell table:style-name="ce341" office:value-type="string" calcext:value-type="string">
            <text:p>3/4"</text:p>
          </table:table-cell>
          <table:table-cell table:style-name="ce350" office:value-type="float" office:value="0.875" calcext:value-type="float">
            <text:p>0,875</text:p>
          </table:table-cell>
          <table:table-cell table:style-name="ce354" office:value-type="float" office:value="0.745" calcext:value-type="float">
            <text:p>0,745</text:p>
          </table:table-cell>
          <table:table-cell table:style-name="ce359" office:value-type="float" office:value="0.785" calcext:value-type="float">
            <text:p>0,785</text:p>
          </table:table-cell>
          <table:table-cell table:style-name="ce363" office:value-type="float" office:value="0.811" calcext:value-type="float">
            <text:p>0,811</text:p>
          </table:table-cell>
          <table:table-cell table:style-name="ce368" office:value-type="string" calcext:value-type="string">
            <text:p>-</text:p>
          </table:table-cell>
          <table:table-cell table:style-name="ce374" office:value-type="float" office:value="0.065" calcext:value-type="float">
            <text:p>0,065</text:p>
          </table:table-cell>
          <table:table-cell table:style-name="ce359" office:value-type="float" office:value="0.045" calcext:value-type="float">
            <text:p>0,045</text:p>
          </table:table-cell>
          <table:table-cell table:style-name="ce376" office:value-type="float" office:value="0.032" calcext:value-type="float">
            <text:p>0,032</text:p>
          </table:table-cell>
          <table:table-cell table:style-name="ce380" office:value-type="string" calcext:value-type="string">
            <text:p>-</text:p>
          </table:table-cell>
          <table:table-cell table:number-columns-repeated="53"/>
        </table:table-row>
        <table:table-row table:style-name="ro7">
          <table:table-cell/>
          <table:table-cell table:style-name="ce341" office:value-type="string" calcext:value-type="string">
            <text:p>1"</text:p>
          </table:table-cell>
          <table:table-cell table:style-name="ce350" office:value-type="float" office:value="1.125" calcext:value-type="float">
            <text:p>1,125</text:p>
          </table:table-cell>
          <table:table-cell table:style-name="ce354" office:value-type="float" office:value="0.995" calcext:value-type="float">
            <text:p>0,995</text:p>
          </table:table-cell>
          <table:table-cell table:style-name="ce359" office:value-type="float" office:value="1.025" calcext:value-type="float">
            <text:p>1,025</text:p>
          </table:table-cell>
          <table:table-cell table:style-name="ce363" office:value-type="float" office:value="1.055" calcext:value-type="float">
            <text:p>1,055</text:p>
          </table:table-cell>
          <table:table-cell table:style-name="ce368" office:value-type="string" calcext:value-type="string">
            <text:p>-</text:p>
          </table:table-cell>
          <table:table-cell table:style-name="ce374" office:value-type="float" office:value="0.065" calcext:value-type="float">
            <text:p>0,065</text:p>
          </table:table-cell>
          <table:table-cell table:style-name="ce359" office:value-type="float" office:value="0.05" calcext:value-type="float">
            <text:p>0,05</text:p>
          </table:table-cell>
          <table:table-cell table:style-name="ce376" office:value-type="float" office:value="0.035" calcext:value-type="float">
            <text:p>0,035</text:p>
          </table:table-cell>
          <table:table-cell table:style-name="ce380" office:value-type="string" calcext:value-type="string">
            <text:p>-</text:p>
          </table:table-cell>
          <table:table-cell table:number-columns-repeated="53"/>
        </table:table-row>
        <table:table-row table:style-name="ro7">
          <table:table-cell/>
          <table:table-cell table:style-name="ce341" office:value-type="string" calcext:value-type="string">
            <text:p>1-1/4"</text:p>
          </table:table-cell>
          <table:table-cell table:style-name="ce350" office:value-type="float" office:value="1.375" calcext:value-type="float">
            <text:p>1,375</text:p>
          </table:table-cell>
          <table:table-cell table:style-name="ce354" office:value-type="float" office:value="1.245" calcext:value-type="float">
            <text:p>1,245</text:p>
          </table:table-cell>
          <table:table-cell table:style-name="ce359" office:value-type="float" office:value="1.265" calcext:value-type="float">
            <text:p>1,265</text:p>
          </table:table-cell>
          <table:table-cell table:style-name="ce363" office:value-type="float" office:value="1.291" calcext:value-type="float">
            <text:p>1,291</text:p>
          </table:table-cell>
          <table:table-cell table:style-name="ce368" office:value-type="float" office:value="1.295" calcext:value-type="float">
            <text:p>1,295</text:p>
          </table:table-cell>
          <table:table-cell table:style-name="ce374" office:value-type="float" office:value="0.065" calcext:value-type="float">
            <text:p>0,065</text:p>
          </table:table-cell>
          <table:table-cell table:style-name="ce359" office:value-type="float" office:value="0.055" calcext:value-type="float">
            <text:p>0,055</text:p>
          </table:table-cell>
          <table:table-cell table:style-name="ce376" office:value-type="float" office:value="0.042" calcext:value-type="float">
            <text:p>0,042</text:p>
          </table:table-cell>
          <table:table-cell table:style-name="ce380" office:value-type="float" office:value="0.04" calcext:value-type="float">
            <text:p>0,04</text:p>
          </table:table-cell>
          <table:table-cell table:number-columns-repeated="53"/>
        </table:table-row>
        <table:table-row table:style-name="ro7">
          <table:table-cell/>
          <table:table-cell table:style-name="ce341" office:value-type="string" calcext:value-type="string">
            <text:p>1-1/2"</text:p>
          </table:table-cell>
          <table:table-cell table:style-name="ce350" office:value-type="float" office:value="1.625" calcext:value-type="float">
            <text:p>1,625</text:p>
          </table:table-cell>
          <table:table-cell table:style-name="ce354" office:value-type="float" office:value="1.481" calcext:value-type="float">
            <text:p>1,481</text:p>
          </table:table-cell>
          <table:table-cell table:style-name="ce359" office:value-type="float" office:value="1.505" calcext:value-type="float">
            <text:p>1,505</text:p>
          </table:table-cell>
          <table:table-cell table:style-name="ce363" office:value-type="float" office:value="1.527" calcext:value-type="float">
            <text:p>1,527</text:p>
          </table:table-cell>
          <table:table-cell table:style-name="ce368" office:value-type="float" office:value="1.541" calcext:value-type="float">
            <text:p>1,541</text:p>
          </table:table-cell>
          <table:table-cell table:style-name="ce374" office:value-type="float" office:value="0.072" calcext:value-type="float">
            <text:p>0,072</text:p>
          </table:table-cell>
          <table:table-cell table:style-name="ce359" office:value-type="float" office:value="0.06" calcext:value-type="float">
            <text:p>0,06</text:p>
          </table:table-cell>
          <table:table-cell table:style-name="ce376" office:value-type="float" office:value="0.049" calcext:value-type="float">
            <text:p>0,049</text:p>
          </table:table-cell>
          <table:table-cell table:style-name="ce380" office:value-type="float" office:value="0.042" calcext:value-type="float">
            <text:p>0,042</text:p>
          </table:table-cell>
          <table:table-cell table:number-columns-repeated="53"/>
        </table:table-row>
        <table:table-row table:style-name="ro7">
          <table:table-cell/>
          <table:table-cell table:style-name="ce341" office:value-type="string" calcext:value-type="string">
            <text:p>2"</text:p>
          </table:table-cell>
          <table:table-cell table:style-name="ce350" office:value-type="float" office:value="2.125" calcext:value-type="float">
            <text:p>2,125</text:p>
          </table:table-cell>
          <table:table-cell table:style-name="ce354" office:value-type="float" office:value="1.959" calcext:value-type="float">
            <text:p>1,959</text:p>
          </table:table-cell>
          <table:table-cell table:style-name="ce359" office:value-type="float" office:value="1.985" calcext:value-type="float">
            <text:p>1,985</text:p>
          </table:table-cell>
          <table:table-cell table:style-name="ce363" office:value-type="float" office:value="2.009" calcext:value-type="float">
            <text:p>2,009</text:p>
          </table:table-cell>
          <table:table-cell table:style-name="ce368" office:value-type="float" office:value="2.041" calcext:value-type="float">
            <text:p>2,041</text:p>
          </table:table-cell>
          <table:table-cell table:style-name="ce374" office:value-type="float" office:value="0.083" calcext:value-type="float">
            <text:p>0,083</text:p>
          </table:table-cell>
          <table:table-cell table:style-name="ce359" office:value-type="float" office:value="0.07" calcext:value-type="float">
            <text:p>0,07</text:p>
          </table:table-cell>
          <table:table-cell table:style-name="ce376" office:value-type="float" office:value="0.058" calcext:value-type="float">
            <text:p>0,058</text:p>
          </table:table-cell>
          <table:table-cell table:style-name="ce380" office:value-type="float" office:value="0.042" calcext:value-type="float">
            <text:p>0,042</text:p>
          </table:table-cell>
          <table:table-cell table:number-columns-repeated="53"/>
        </table:table-row>
        <table:table-row table:style-name="ro7">
          <table:table-cell/>
          <table:table-cell table:style-name="ce341" office:value-type="string" calcext:value-type="string">
            <text:p>2-1/2"</text:p>
          </table:table-cell>
          <table:table-cell table:style-name="ce350" office:value-type="float" office:value="2.625" calcext:value-type="float">
            <text:p>2,625</text:p>
          </table:table-cell>
          <table:table-cell table:style-name="ce354" office:value-type="float" office:value="2.435" calcext:value-type="float">
            <text:p>2,435</text:p>
          </table:table-cell>
          <table:table-cell table:style-name="ce359" office:value-type="float" office:value="2.465" calcext:value-type="float">
            <text:p>2,465</text:p>
          </table:table-cell>
          <table:table-cell table:style-name="ce363" office:value-type="float" office:value="2.495" calcext:value-type="float">
            <text:p>2,495</text:p>
          </table:table-cell>
          <table:table-cell table:style-name="ce368" office:value-type="string" calcext:value-type="string">
            <text:p>-</text:p>
          </table:table-cell>
          <table:table-cell table:style-name="ce374" office:value-type="float" office:value="0.095" calcext:value-type="float">
            <text:p>0,095</text:p>
          </table:table-cell>
          <table:table-cell table:style-name="ce359" office:value-type="float" office:value="0.08" calcext:value-type="float">
            <text:p>0,08</text:p>
          </table:table-cell>
          <table:table-cell table:style-name="ce376" office:value-type="float" office:value="0.065" calcext:value-type="float">
            <text:p>0,065</text:p>
          </table:table-cell>
          <table:table-cell table:style-name="ce380" office:value-type="string" calcext:value-type="string">
            <text:p>-</text:p>
          </table:table-cell>
          <table:table-cell table:number-columns-repeated="53"/>
        </table:table-row>
        <table:table-row table:style-name="ro7">
          <table:table-cell/>
          <table:table-cell table:style-name="ce342" office:value-type="string" calcext:value-type="string">
            <text:p>3"</text:p>
          </table:table-cell>
          <table:table-cell table:style-name="ce350" office:value-type="float" office:value="3.125" calcext:value-type="float">
            <text:p>3,125</text:p>
          </table:table-cell>
          <table:table-cell table:style-name="ce354" office:value-type="float" office:value="2.907" calcext:value-type="float">
            <text:p>2,907</text:p>
          </table:table-cell>
          <table:table-cell table:style-name="ce359" office:value-type="float" office:value="2.945" calcext:value-type="float">
            <text:p>2,945</text:p>
          </table:table-cell>
          <table:table-cell table:style-name="ce363" office:value-type="float" office:value="2.981" calcext:value-type="float">
            <text:p>2,981</text:p>
          </table:table-cell>
          <table:table-cell table:style-name="ce369" office:value-type="float" office:value="3.03" calcext:value-type="float">
            <text:p>3,03</text:p>
          </table:table-cell>
          <table:table-cell table:style-name="ce374" office:value-type="float" office:value="0.109" calcext:value-type="float">
            <text:p>0,109</text:p>
          </table:table-cell>
          <table:table-cell table:style-name="ce359" office:value-type="float" office:value="0.09" calcext:value-type="float">
            <text:p>0,09</text:p>
          </table:table-cell>
          <table:table-cell table:style-name="ce376" office:value-type="float" office:value="0.072" calcext:value-type="float">
            <text:p>0,072</text:p>
          </table:table-cell>
          <table:table-cell table:style-name="ce381" office:value-type="float" office:value="0.045" calcext:value-type="float">
            <text:p>0,045</text:p>
          </table:table-cell>
          <table:table-cell table:number-columns-repeated="53"/>
        </table:table-row>
        <table:table-row table:style-name="ro7">
          <table:table-cell/>
          <table:table-cell table:style-name="ce343" office:value-type="float" office:value="3.5" calcext:value-type="float">
            <text:p>3 1/2</text:p>
          </table:table-cell>
          <table:table-cell table:style-name="ce351" office:value-type="float" office:value="3.625" calcext:value-type="float">
            <text:p>3,625</text:p>
          </table:table-cell>
          <table:table-cell table:style-name="ce355" table:formula="of:=[.C15]-(2*[.H15])" office:value-type="float" office:value="3.385" calcext:value-type="float">
            <text:p>3,385</text:p>
          </table:table-cell>
          <table:table-cell table:style-name="ce360" office:value-type="float" office:value="3.425" calcext:value-type="float">
            <text:p>3,425</text:p>
          </table:table-cell>
          <table:table-cell table:style-name="ce364" table:formula="of:=[.E15]-(2*[.J15])" office:value-type="float" office:value="3.259" calcext:value-type="float">
            <text:p>3,259</text:p>
          </table:table-cell>
          <table:table-cell table:style-name="ce370"/>
          <table:table-cell table:style-name="ce374" office:value-type="float" office:value="0.12" calcext:value-type="float">
            <text:p>0,12</text:p>
          </table:table-cell>
          <table:table-cell table:style-name="ce360" office:value-type="float" office:value="0.1" calcext:value-type="float">
            <text:p>0,1</text:p>
          </table:table-cell>
          <table:table-cell table:style-name="ce376" office:value-type="float" office:value="0.083" calcext:value-type="float">
            <text:p>0,083</text:p>
          </table:table-cell>
          <table:table-cell table:style-name="ce382"/>
          <table:table-cell table:number-columns-repeated="53"/>
        </table:table-row>
        <table:table-row table:style-name="ro7">
          <table:table-cell/>
          <table:table-cell table:style-name="ce344" office:value-type="float" office:value="4" calcext:value-type="float">
            <text:p>4 <text:s text:c="2"/></text:p>
          </table:table-cell>
          <table:table-cell table:style-name="ce351" office:value-type="float" office:value="4.125" calcext:value-type="float">
            <text:p>4,125</text:p>
          </table:table-cell>
          <table:table-cell table:style-name="ce355" table:formula="of:=[.C16]-(2*[.H16])" office:value-type="float" office:value="3.857" calcext:value-type="float">
            <text:p>3,857</text:p>
          </table:table-cell>
          <table:table-cell table:style-name="ce360" office:value-type="float" office:value="3.897" calcext:value-type="float">
            <text:p>3,897</text:p>
          </table:table-cell>
          <table:table-cell table:style-name="ce364" table:formula="of:=[.E16]-(2*[.J16])" office:value-type="float" office:value="3.707" calcext:value-type="float">
            <text:p>3,707</text:p>
          </table:table-cell>
          <table:table-cell table:style-name="ce370"/>
          <table:table-cell table:style-name="ce374" office:value-type="float" office:value="0.134" calcext:value-type="float">
            <text:p>0,134</text:p>
          </table:table-cell>
          <table:table-cell table:style-name="ce360" office:value-type="float" office:value="0.114" calcext:value-type="float">
            <text:p>0,114</text:p>
          </table:table-cell>
          <table:table-cell table:style-name="ce376" office:value-type="float" office:value="0.095" calcext:value-type="float">
            <text:p>0,095</text:p>
          </table:table-cell>
          <table:table-cell table:style-name="ce382"/>
          <table:table-cell table:number-columns-repeated="53"/>
        </table:table-row>
        <table:table-row table:style-name="ro7">
          <table:table-cell/>
          <table:table-cell table:style-name="ce344" office:value-type="float" office:value="5" calcext:value-type="float">
            <text:p>5 <text:s text:c="2"/></text:p>
          </table:table-cell>
          <table:table-cell table:style-name="ce351" office:value-type="float" office:value="5.125" calcext:value-type="float">
            <text:p>5,125</text:p>
          </table:table-cell>
          <table:table-cell table:style-name="ce355" table:formula="of:=[.C17]-(2*[.H17])" office:value-type="float" office:value="4.805" calcext:value-type="float">
            <text:p>4,805</text:p>
          </table:table-cell>
          <table:table-cell table:style-name="ce360" office:value-type="float" office:value="4.875" calcext:value-type="float">
            <text:p>4,875</text:p>
          </table:table-cell>
          <table:table-cell table:style-name="ce364" table:formula="of:=[.E17]-(2*[.J17])" office:value-type="float" office:value="4.657" calcext:value-type="float">
            <text:p>4,657</text:p>
          </table:table-cell>
          <table:table-cell table:style-name="ce370"/>
          <table:table-cell table:style-name="ce374" office:value-type="float" office:value="0.16" calcext:value-type="float">
            <text:p>0,16</text:p>
          </table:table-cell>
          <table:table-cell table:style-name="ce360" office:value-type="float" office:value="0.125" calcext:value-type="float">
            <text:p>0,125</text:p>
          </table:table-cell>
          <table:table-cell table:style-name="ce376" office:value-type="float" office:value="0.109" calcext:value-type="float">
            <text:p>0,109</text:p>
          </table:table-cell>
          <table:table-cell table:style-name="ce382"/>
          <table:table-cell table:number-columns-repeated="53"/>
        </table:table-row>
        <table:table-row table:style-name="ro10">
          <table:table-cell/>
          <table:table-cell table:style-name="ce345" office:value-type="float" office:value="6" calcext:value-type="float">
            <text:p>6 <text:s text:c="2"/></text:p>
          </table:table-cell>
          <table:table-cell table:style-name="ce352" office:value-type="float" office:value="6.125" calcext:value-type="float">
            <text:p>6,125</text:p>
          </table:table-cell>
          <table:table-cell table:style-name="ce356" table:formula="of:=[.C18]-(2*[.H18])" office:value-type="float" office:value="5.741" calcext:value-type="float">
            <text:p>5,741</text:p>
          </table:table-cell>
          <table:table-cell table:style-name="ce361" office:value-type="float" office:value="5.845" calcext:value-type="float">
            <text:p>5,845</text:p>
          </table:table-cell>
          <table:table-cell table:style-name="ce365" table:formula="of:=[.E18]-(2*[.J18])" office:value-type="float" office:value="5.601" calcext:value-type="float">
            <text:p>5,601</text:p>
          </table:table-cell>
          <table:table-cell table:style-name="ce371"/>
          <table:table-cell table:style-name="ce356" office:value-type="float" office:value="0.192" calcext:value-type="float">
            <text:p>0,192</text:p>
          </table:table-cell>
          <table:table-cell table:style-name="ce361" office:value-type="float" office:value="0.14" calcext:value-type="float">
            <text:p>0,14</text:p>
          </table:table-cell>
          <table:table-cell table:style-name="ce365" office:value-type="float" office:value="0.122" calcext:value-type="float">
            <text:p>0,122</text:p>
          </table:table-cell>
          <table:table-cell table:style-name="ce383"/>
          <table:table-cell table:number-columns-repeated="53"/>
        </table:table-row>
        <table:table-row table:style-name="ro7" table:number-rows-repeated="2">
          <table:table-cell table:number-columns-repeated="64"/>
        </table:table-row>
        <table:table-row table:style-name="ro7">
          <table:table-cell/>
          <table:table-cell table:style-name="ce346" office:value-type="string" calcext:value-type="string">
            <text:p>Available sizes for </text:p>
          </table:table-cell>
          <table:table-cell table:number-columns-repeated="4"/>
          <table:table-cell table:style-name="ce346" office:value-type="string" calcext:value-type="string">
            <text:p>Available sizes for </text:p>
          </table:table-cell>
          <table:table-cell table:number-columns-repeated="57"/>
        </table:table-row>
        <table:table-row table:style-name="ro7">
          <table:table-cell/>
          <table:table-cell table:style-name="ce337" office:value-type="string" calcext:value-type="string">
            <text:p><text:s/>C101 H04 (FULL HARD) TUBE </text:p>
          </table:table-cell>
          <table:table-cell table:style-name="ce337" table:number-columns-repeated="3"/>
          <table:table-cell/>
          <table:table-cell table:style-name="ce337" office:value-type="string" calcext:value-type="string">
            <text:p>C122 HARD DRAWN TUBE </text:p>
          </table:table-cell>
          <table:table-cell table:style-name="ce337" table:number-columns-repeated="3"/>
          <table:table-cell table:number-columns-repeated="54"/>
        </table:table-row>
        <table:table-row table:style-name="ro7">
          <table:table-cell/>
          <table:table-cell table:style-name="ce336" office:value-type="string" calcext:value-type="string">
            <text:p>0.5" OD x 0.035" WALL x 0.43" ID </text:p>
          </table:table-cell>
          <table:table-cell table:style-name="ce336" table:number-columns-repeated="3"/>
          <table:table-cell/>
          <table:table-cell table:style-name="ce336" office:value-type="string" calcext:value-type="string">
            <text:p>0.5" OD x 0.032" WALL x 0.436" ID </text:p>
          </table:table-cell>
          <table:table-cell table:style-name="ce336" table:number-columns-repeated="3"/>
          <table:table-cell table:number-columns-repeated="54"/>
        </table:table-row>
        <table:table-row table:style-name="ro7">
          <table:table-cell/>
          <table:table-cell table:style-name="ce336" office:value-type="string" calcext:value-type="string">
            <text:p>0.5" OD x 0.0625" WALL x 0.375" ID</text:p>
          </table:table-cell>
          <table:table-cell table:style-name="ce336" table:number-columns-repeated="3"/>
          <table:table-cell/>
          <table:table-cell table:style-name="ce336" office:value-type="string" calcext:value-type="string">
            <text:p>0.5" OD x 0.065" WALL x 0.37" ID</text:p>
          </table:table-cell>
          <table:table-cell table:style-name="ce336" table:number-columns-repeated="3"/>
          <table:table-cell table:number-columns-repeated="54"/>
        </table:table-row>
        <table:table-row table:style-name="ro7">
          <table:table-cell/>
          <table:table-cell table:style-name="ce336" office:value-type="string" calcext:value-type="string">
            <text:p>0.5" OD x 0.125" WALL x 0.25" ID</text:p>
          </table:table-cell>
          <table:table-cell table:style-name="ce336" table:number-columns-repeated="3"/>
          <table:table-cell/>
          <table:table-cell table:style-name="ce336" office:value-type="string" calcext:value-type="string">
            <text:p>0.625" OD x 0.065" WALL x 0.495" ID</text:p>
          </table:table-cell>
          <table:table-cell table:style-name="ce336" table:number-columns-repeated="3"/>
          <table:table-cell table:number-columns-repeated="54"/>
        </table:table-row>
        <table:table-row table:style-name="ro7">
          <table:table-cell/>
          <table:table-cell table:style-name="ce336" office:value-type="string" calcext:value-type="string">
            <text:p>0.625" OD x 0.121" WALL x 0.383" ID</text:p>
          </table:table-cell>
          <table:table-cell table:style-name="ce336" table:number-columns-repeated="3"/>
          <table:table-cell/>
          <table:table-cell table:style-name="ce336" office:value-type="string" calcext:value-type="string">
            <text:p>0.75" OD x 0.065" WALL x 0.62" ID</text:p>
          </table:table-cell>
          <table:table-cell table:style-name="ce336" table:number-columns-repeated="3"/>
          <table:table-cell table:number-columns-repeated="54"/>
        </table:table-row>
        <table:table-row table:style-name="ro7">
          <table:table-cell/>
          <table:table-cell table:style-name="ce336" office:value-type="string" calcext:value-type="string">
            <text:p>0.75" OD x 0.035" WALL x 0.68" ID</text:p>
          </table:table-cell>
          <table:table-cell table:style-name="ce336" table:number-columns-repeated="3"/>
          <table:table-cell/>
          <table:table-cell table:style-name="ce336" office:value-type="string" calcext:value-type="string">
            <text:p>0.875" OD x 0.065" WALL x 0.745" ID</text:p>
          </table:table-cell>
          <table:table-cell table:style-name="ce336" table:number-columns-repeated="3"/>
          <table:table-cell table:number-columns-repeated="54"/>
        </table:table-row>
        <table:table-row table:style-name="ro7">
          <table:table-cell/>
          <table:table-cell table:style-name="ce336" office:value-type="string" calcext:value-type="string">
            <text:p>0.75" OD x 0.0625" WALL x 0.625" ID</text:p>
          </table:table-cell>
          <table:table-cell table:style-name="ce336" table:number-columns-repeated="3"/>
          <table:table-cell/>
          <table:table-cell table:style-name="ce336" office:value-type="string" calcext:value-type="string">
            <text:p>1" OD x 0.065" WALL x 0.87" ID</text:p>
          </table:table-cell>
          <table:table-cell table:style-name="ce336" table:number-columns-repeated="3"/>
          <table:table-cell table:number-columns-repeated="54"/>
        </table:table-row>
        <table:table-row table:style-name="ro7">
          <table:table-cell/>
          <table:table-cell table:style-name="ce336" office:value-type="string" calcext:value-type="string">
            <text:p>0.75" OD x 0.125" WALL x 0.5" ID</text:p>
          </table:table-cell>
          <table:table-cell table:style-name="ce336" table:number-columns-repeated="3"/>
          <table:table-cell/>
          <table:table-cell table:style-name="ce336" office:value-type="string" calcext:value-type="string">
            <text:p>1.25" OD x 0.065" WALL x 1.12" ID</text:p>
          </table:table-cell>
          <table:table-cell table:style-name="ce336" table:number-columns-repeated="3"/>
          <table:table-cell table:number-columns-repeated="54"/>
        </table:table-row>
        <table:table-row table:style-name="ro7">
          <table:table-cell/>
          <table:table-cell table:style-name="ce336" office:value-type="string" calcext:value-type="string">
            <text:p>1" OD x 0.125" WALL x 0.75" ID</text:p>
          </table:table-cell>
          <table:table-cell table:style-name="ce336" table:number-columns-repeated="3"/>
          <table:table-cell/>
          <table:table-cell table:style-name="ce336" office:value-type="string" calcext:value-type="string">
            <text:p>1.5" OD x 0.065" WALL x 1.37" ID</text:p>
          </table:table-cell>
          <table:table-cell table:style-name="ce336" table:number-columns-repeated="3"/>
          <table:table-cell table:number-columns-repeated="54"/>
        </table:table-row>
        <table:table-row table:style-name="ro7">
          <table:table-cell/>
          <table:table-cell table:style-name="ce336" office:value-type="string" calcext:value-type="string">
            <text:p>1" OD x 0.25" WALL x 0.5" ID</text:p>
          </table:table-cell>
          <table:table-cell table:style-name="ce336" table:number-columns-repeated="3"/>
          <table:table-cell/>
          <table:table-cell table:style-name="ce336" office:value-type="string" calcext:value-type="string">
            <text:p>2" OD x 0.065" WALL x 1.87" ID</text:p>
          </table:table-cell>
          <table:table-cell table:style-name="ce336" table:number-columns-repeated="3"/>
          <table:table-cell table:number-columns-repeated="54"/>
        </table:table-row>
        <table:table-row table:style-name="ro7">
          <table:table-cell/>
          <table:table-cell table:style-name="ce336" office:value-type="string" calcext:value-type="string">
            <text:p>1.25" OD x 0.125" WALL x 1"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25" WALL x 1.25"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25" WALL x 1"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375" WALL x 0.75" ID</text:p>
          </table:table-cell>
          <table:table-cell table:style-name="ce336" table:number-columns-repeated="3"/>
          <table:table-cell table:number-columns-repeated="59"/>
        </table:table-row>
        <table:table-row table:style-name="ro7">
          <table:table-cell/>
          <table:table-cell table:style-name="ce336" office:value-type="string" calcext:value-type="string">
            <text:p>1.625" OD x 0.049" WALL x 1.527" ID</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065" WALL x 1.62" ID</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375" WALL x 1"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063" WALL x 1.874"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25" WALL x 1.75" ID</text:p>
          </table:table-cell>
          <table:table-cell table:style-name="ce336" table:number-columns-repeated="3"/>
          <table:table-cell table:number-columns-repeated="59"/>
        </table:table-row>
        <table:table-row table:style-name="ro7">
          <table:table-cell/>
          <table:table-cell table:style-name="ce336" office:value-type="string" calcext:value-type="string">
            <text:p>2.125" OD x 0.25" WALL x 1.625" ID</text:p>
          </table:table-cell>
          <table:table-cell table:style-name="ce336" table:number-columns-repeated="3"/>
          <table:table-cell table:number-columns-repeated="59"/>
        </table:table-row>
        <table:table-row table:style-name="ro7">
          <table:table-cell/>
          <table:table-cell table:style-name="ce336" office:value-type="string" calcext:value-type="string">
            <text:p>2.25" OD x 0.3125" WALL x 1.625"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065" WALL x 2.37"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25" WALL x 2"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375" WALL x 1.75" ID</text:p>
          </table:table-cell>
          <table:table-cell table:style-name="ce336" table:number-columns-repeated="3"/>
          <table:table-cell table:number-columns-repeated="59"/>
        </table:table-row>
        <table:table-row table:style-name="ro7">
          <table:table-cell/>
          <table:table-cell table:style-name="ce336" office:value-type="string" calcext:value-type="string">
            <text:p>2.75" OD x 0.25" WALL x 2.25" ID</text:p>
          </table:table-cell>
          <table:table-cell table:style-name="ce336" table:number-columns-repeated="3"/>
          <table:table-cell table:number-columns-repeated="59"/>
        </table:table-row>
        <table:table-row table:style-name="ro7">
          <table:table-cell/>
          <table:table-cell table:style-name="ce336" office:value-type="string" calcext:value-type="string">
            <text:p>2.75" OD x 0.375" WALL x 2" ID</text:p>
          </table:table-cell>
          <table:table-cell table:style-name="ce336" table:number-columns-repeated="3"/>
          <table:table-cell table:number-columns-repeated="59"/>
        </table:table-row>
        <table:table-row table:style-name="ro7">
          <table:table-cell/>
          <table:table-cell table:style-name="ce336" office:value-type="string" calcext:value-type="string">
            <text:p>2.75" OD x 0.625" WALL x 1.5" ID</text:p>
          </table:table-cell>
          <table:table-cell table:style-name="ce336" table:number-columns-repeated="3"/>
          <table:table-cell table:number-columns-repeated="59"/>
        </table:table-row>
        <table:table-row table:style-name="ro7">
          <table:table-cell/>
          <table:table-cell table:style-name="ce336" office:value-type="string" calcext:value-type="string">
            <text:p>3" OD x 0.25" WALL x 2.5" ID</text:p>
          </table:table-cell>
          <table:table-cell table:style-name="ce336" table:number-columns-repeated="3"/>
          <table:table-cell table:number-columns-repeated="59"/>
        </table:table-row>
        <table:table-row table:style-name="ro7">
          <table:table-cell/>
          <table:table-cell table:style-name="ce336" office:value-type="string" calcext:value-type="string">
            <text:p>3" OD x 0.625" WALL x 1.75" ID</text:p>
          </table:table-cell>
          <table:table-cell table:style-name="ce336" table:number-columns-repeated="3"/>
          <table:table-cell table:number-columns-repeated="59"/>
        </table:table-row>
        <table:table-row table:style-name="ro7">
          <table:table-cell/>
          <table:table-cell table:style-name="ce336" office:value-type="string" calcext:value-type="string">
            <text:p>3.5" OD x 0.062" WALL x 3.376" ID</text:p>
          </table:table-cell>
          <table:table-cell table:style-name="ce336" table:number-columns-repeated="3"/>
          <table:table-cell table:number-columns-repeated="59"/>
        </table:table-row>
        <table:table-row table:style-name="ro7">
          <table:table-cell/>
          <table:table-cell table:style-name="ce336" office:value-type="string" calcext:value-type="string">
            <text:p>3.5" OD x 0.187" WALL x 3.126" ID</text:p>
          </table:table-cell>
          <table:table-cell table:style-name="ce336" table:number-columns-repeated="3"/>
          <table:table-cell table:number-columns-repeated="59"/>
        </table:table-row>
        <table:table-row table:style-name="ro7">
          <table:table-cell/>
          <table:table-cell table:style-name="ce336" office:value-type="string" calcext:value-type="string">
            <text:p>3.5" OD x 0.25" WALL x 3" ID</text:p>
          </table:table-cell>
          <table:table-cell table:style-name="ce336" table:number-columns-repeated="3"/>
          <table:table-cell table:number-columns-repeated="59"/>
        </table:table-row>
        <table:table-row table:style-name="ro7">
          <table:table-cell/>
          <table:table-cell table:style-name="ce336" office:value-type="string" calcext:value-type="string">
            <text:p>3.5" OD x 0.562" WALL x 2.376" ID</text:p>
          </table:table-cell>
          <table:table-cell table:style-name="ce336" table:number-columns-repeated="3"/>
          <table:table-cell table:number-columns-repeated="59"/>
        </table:table-row>
        <table:table-row table:style-name="ro7">
          <table:table-cell/>
          <table:table-cell table:style-name="ce336" office:value-type="string" calcext:value-type="string">
            <text:p>3.75" OD x 0.5" WALL x 2.75" ID</text:p>
          </table:table-cell>
          <table:table-cell table:style-name="ce336" table:number-columns-repeated="3"/>
          <table:table-cell table:number-columns-repeated="59"/>
        </table:table-row>
        <table:table-row table:style-name="ro7">
          <table:table-cell/>
          <table:table-cell table:style-name="ce336" office:value-type="string" calcext:value-type="string">
            <text:p>4" OD x 0.25" WALL x 3.5" ID</text:p>
          </table:table-cell>
          <table:table-cell table:style-name="ce336" table:number-columns-repeated="3"/>
          <table:table-cell table:number-columns-repeated="59"/>
        </table:table-row>
        <table:table-row table:style-name="ro7">
          <table:table-cell/>
          <table:table-cell table:style-name="ce336" office:value-type="string" calcext:value-type="string">
            <text:p>4" OD x 0.5" WALL x 3" ID</text:p>
          </table:table-cell>
          <table:table-cell table:style-name="ce336" table:number-columns-repeated="3"/>
          <table:table-cell table:number-columns-repeated="59"/>
        </table:table-row>
        <table:table-row table:style-name="ro7">
          <table:table-cell/>
          <table:table-cell table:style-name="ce336" office:value-type="string" calcext:value-type="string">
            <text:p>4" OD x 0.625" WALL x 2.75" ID</text:p>
          </table:table-cell>
          <table:table-cell table:style-name="ce336" table:number-columns-repeated="3"/>
          <table:table-cell table:number-columns-repeated="59"/>
        </table:table-row>
        <table:table-row table:style-name="ro7">
          <table:table-cell/>
          <table:table-cell table:style-name="ce336" office:value-type="string" calcext:value-type="string">
            <text:p>4.5" OD x 0.109" WALL x 4.282" ID</text:p>
          </table:table-cell>
          <table:table-cell table:style-name="ce336" table:number-columns-repeated="3"/>
          <table:table-cell table:number-columns-repeated="59"/>
        </table:table-row>
        <table:table-row table:style-name="ro7">
          <table:table-cell/>
          <table:table-cell table:style-name="ce336" office:value-type="string" calcext:value-type="string">
            <text:p>6.5" OD x 0.5" WALL x 5.5" ID</text:p>
          </table:table-cell>
          <table:table-cell table:style-name="ce336" table:number-columns-repeated="3"/>
          <table:table-cell table:number-columns-repeated="59"/>
        </table:table-row>
        <table:table-row table:style-name="ro7">
          <table:table-cell/>
          <table:table-cell table:style-name="ce336" office:value-type="string" calcext:value-type="string">
            <text:p>7.5" OD x 0.125" WALL x 7.25" ID</text:p>
          </table:table-cell>
          <table:table-cell table:style-name="ce336" table:number-columns-repeated="3"/>
          <table:table-cell table:number-columns-repeated="59"/>
        </table:table-row>
        <table:table-row table:style-name="ro7" table:number-rows-repeated="1048514">
          <table:table-cell table:number-columns-repeated="64"/>
        </table:table-row>
        <table:table-row table:style-name="ro7">
          <table:table-cell table:number-columns-repeated="64"/>
        </table:table-row>
      </table:table>
      <table:table table:name="Iron" table:style-name="ta8"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33" table:default-cell-style-name="ce160"/>
        <table:table-column table:style-name="co35" table:default-cell-style-name="ce160"/>
        <table:table-column table:style-name="co36" table:default-cell-style-name="ce160"/>
        <table:table-column table:style-name="co19" table:default-cell-style-name="Default"/>
        <table:table-column table:style-name="co17" table:default-cell-style-name="ce160"/>
        <table:table-column table:style-name="co19" table:number-columns-repeated="2" table:default-cell-style-name="Default"/>
        <table:table-column table:style-name="co37" table:default-cell-style-name="ce160"/>
        <table:table-column table:style-name="co19" table:number-columns-repeated="56" table:default-cell-style-name="Default"/>
        <table:table-row table:style-name="ro25">
          <table:table-cell/>
          <table:table-cell table:style-name="ce253" office:value-type="string" calcext:value-type="string">
            <text:p>Standard Dimension Tables for Iron</text:p>
          </table:table-cell>
          <table:table-cell table:number-columns-repeated="62"/>
        </table:table-row>
        <table:table-row table:style-name="ro7">
          <table:table-cell/>
          <table:table-cell table:style-name="ce384" office:value-type="string" calcext:value-type="string">
            <text:p>Pipe is specified by a nominal dimension which bears little or no resemblance to the actual dimensions of the pipe.</text:p>
          </table:table-cell>
          <table:table-cell table:number-columns-repeated="62"/>
        </table:table-row>
        <table:table-row table:style-name="ro8">
          <table:table-cell table:number-columns-repeated="64"/>
        </table:table-row>
        <table:table-row table:style-name="ro30">
          <table:table-cell/>
          <table:table-cell table:style-name="ce385" office:value-type="string" calcext:value-type="string" table:number-columns-spanned="7" table:number-rows-spanned="1">
            <text:p>Wrought Iron Pipe (Schedule 40)  </text:p>
            <text:p><text:span text:style-name="T30">is used for water supply in older houses.</text:span></text:p>
            <text:p><text:span text:style-name="T30">It comes either black or galvanized.</text:span></text:p>
            <text:p><text:span text:style-name="T30">Joints are made by threading pipe into cast iron fittings</text:span></text:p>
            <text:p><text:span text:style-name="T31"/></text:p>
          </table:table-cell>
          <table:covered-table-cell table:number-columns-repeated="4" table:style-name="ce391"/>
          <table:covered-table-cell table:style-name="ce417"/>
          <table:covered-table-cell table:style-name="ce424"/>
          <table:table-cell table:number-columns-repeated="56"/>
        </table:table-row>
        <table:table-row table:style-name="ro2">
          <table:table-cell/>
          <table:table-cell table:style-name="ce340" office:value-type="string" calcext:value-type="string" table:number-columns-spanned="1" table:number-rows-spanned="2">
            <text:p>Nominal</text:p>
            <text:p>Pipe Size</text:p>
            <text:p>inches</text:p>
          </table:table-cell>
          <table:table-cell table:style-name="ce349" office:value-type="string" calcext:value-type="string" table:number-columns-spanned="1" table:number-rows-spanned="2">
            <text:p>O.D.</text:p>
          </table:table-cell>
          <table:table-cell table:style-name="ce396" office:value-type="string" calcext:value-type="string" table:number-columns-spanned="1" table:number-rows-spanned="2">
            <text:p>I.D.</text:p>
          </table:table-cell>
          <table:table-cell table:style-name="ce401" office:value-type="string" calcext:value-type="string">
            <text:p>Wall</text:p>
          </table:table-cell>
          <table:table-cell table:style-name="ce409"/>
          <table:table-cell table:style-name="ce418"/>
          <table:table-cell table:style-name="ce425"/>
          <table:table-cell table:number-columns-repeated="56"/>
        </table:table-row>
        <table:table-row table:style-name="ro31">
          <table:table-cell/>
          <table:covered-table-cell table:style-name="ce386"/>
          <table:covered-table-cell table:style-name="ce349"/>
          <table:covered-table-cell table:style-name="ce396"/>
          <table:table-cell table:style-name="ce402" office:value-type="string" calcext:value-type="string">
            <text:p>Thickness</text:p>
          </table:table-cell>
          <table:table-cell table:style-name="ce409"/>
          <table:table-cell table:style-name="ce418"/>
          <table:table-cell table:style-name="ce425"/>
          <table:table-cell table:number-columns-repeated="56"/>
        </table:table-row>
        <table:table-row table:style-name="ro7">
          <table:table-cell/>
          <table:table-cell table:style-name="ce341" office:value-type="float" office:value="1" calcext:value-type="float">
            <text:p>1</text:p>
          </table:table-cell>
          <table:table-cell table:style-name="ce350" office:value-type="float" office:value="1.315" calcext:value-type="float">
            <text:p>1,315</text:p>
          </table:table-cell>
          <table:table-cell table:style-name="ce397" office:value-type="float" office:value="1.049" calcext:value-type="float">
            <text:p>1,049</text:p>
          </table:table-cell>
          <table:table-cell table:style-name="ce403" office:value-type="float" office:value="0.133" calcext:value-type="float">
            <text:p>0,133</text:p>
          </table:table-cell>
          <table:table-cell table:style-name="ce410"/>
          <table:table-cell table:style-name="ce418"/>
          <table:table-cell table:style-name="ce425"/>
          <table:table-cell table:number-columns-repeated="56"/>
        </table:table-row>
        <table:table-row table:style-name="ro7">
          <table:table-cell/>
          <table:table-cell table:style-name="ce387" office:value-type="float" office:value="1.25" calcext:value-type="float">
            <text:p>1,250</text:p>
          </table:table-cell>
          <table:table-cell table:style-name="ce350" office:value-type="float" office:value="1.66" calcext:value-type="float">
            <text:p>1,660</text:p>
          </table:table-cell>
          <table:table-cell table:style-name="ce397" office:value-type="float" office:value="1.38" calcext:value-type="float">
            <text:p>1,380</text:p>
          </table:table-cell>
          <table:table-cell table:style-name="ce403" office:value-type="float" office:value="0.14" calcext:value-type="float">
            <text:p>0,140</text:p>
          </table:table-cell>
          <table:table-cell table:style-name="ce410"/>
          <table:table-cell table:style-name="ce418"/>
          <table:table-cell table:style-name="ce425"/>
          <table:table-cell table:number-columns-repeated="56"/>
        </table:table-row>
        <table:table-row table:style-name="ro7">
          <table:table-cell/>
          <table:table-cell table:style-name="ce387" office:value-type="float" office:value="1.5" calcext:value-type="float">
            <text:p>1,500</text:p>
          </table:table-cell>
          <table:table-cell table:style-name="ce350" office:value-type="float" office:value="1.9" calcext:value-type="float">
            <text:p>1,900</text:p>
          </table:table-cell>
          <table:table-cell table:style-name="ce397" office:value-type="float" office:value="1.61" calcext:value-type="float">
            <text:p>1,610</text:p>
          </table:table-cell>
          <table:table-cell table:style-name="ce403" office:value-type="float" office:value="0.145" calcext:value-type="float">
            <text:p>0,145</text:p>
          </table:table-cell>
          <table:table-cell table:style-name="ce410"/>
          <table:table-cell table:style-name="ce418"/>
          <table:table-cell table:style-name="ce425"/>
          <table:table-cell table:number-columns-repeated="56"/>
        </table:table-row>
        <table:table-row table:style-name="ro7">
          <table:table-cell/>
          <table:table-cell table:style-name="ce341" office:value-type="float" office:value="2" calcext:value-type="float">
            <text:p>2</text:p>
          </table:table-cell>
          <table:table-cell table:style-name="ce350" office:value-type="float" office:value="2.375" calcext:value-type="float">
            <text:p>2,375</text:p>
          </table:table-cell>
          <table:table-cell table:style-name="ce397" office:value-type="float" office:value="2.067" calcext:value-type="float">
            <text:p>2,067</text:p>
          </table:table-cell>
          <table:table-cell table:style-name="ce403" office:value-type="float" office:value="0.154" calcext:value-type="float">
            <text:p>0,154</text:p>
          </table:table-cell>
          <table:table-cell table:style-name="ce410"/>
          <table:table-cell table:style-name="ce418"/>
          <table:table-cell table:style-name="ce425"/>
          <table:table-cell table:number-columns-repeated="56"/>
        </table:table-row>
        <table:table-row table:style-name="ro10">
          <table:table-cell/>
          <table:table-cell table:style-name="ce388" office:value-type="float" office:value="2.5" calcext:value-type="float">
            <text:p>2,500</text:p>
          </table:table-cell>
          <table:table-cell table:style-name="ce392" office:value-type="float" office:value="2.875" calcext:value-type="float">
            <text:p>2,875</text:p>
          </table:table-cell>
          <table:table-cell table:style-name="ce398" office:value-type="float" office:value="2.468" calcext:value-type="float">
            <text:p>2,468</text:p>
          </table:table-cell>
          <table:table-cell table:style-name="ce404" office:value-type="float" office:value="0.204" calcext:value-type="float">
            <text:p>0,204</text:p>
          </table:table-cell>
          <table:table-cell table:style-name="ce411"/>
          <table:table-cell table:style-name="ce419"/>
          <table:table-cell table:style-name="ce426"/>
          <table:table-cell table:number-columns-repeated="56"/>
        </table:table-row>
        <table:table-row table:style-name="ro7">
          <table:table-cell table:number-columns-repeated="64"/>
        </table:table-row>
        <table:table-row table:style-name="ro10">
          <table:table-cell table:number-columns-repeated="64"/>
        </table:table-row>
        <table:table-row table:style-name="ro32">
          <table:table-cell/>
          <table:table-cell table:style-name="ce385" office:value-type="string" calcext:value-type="string" table:number-columns-spanned="7" table:number-rows-spanned="1">
            <text:p>Cast Iron Pipe <text:span text:style-name="T32">is typically used for sewer lines and municipal water.</text:span></text:p>
            <text:p><text:span text:style-name="T32"> It comes in eight classes, A through H, rated by pressure in increments of 100 feet of head.</text:span></text:p>
          </table:table-cell>
          <table:covered-table-cell table:number-columns-repeated="5" table:style-name="ce393"/>
          <table:covered-table-cell table:style-name="ce427"/>
          <table:table-cell table:number-columns-repeated="56"/>
        </table:table-row>
        <table:table-row table:style-name="ro33">
          <table:table-cell/>
          <table:table-cell table:style-name="ce389" office:value-type="string" calcext:value-type="string">
            <text:p>Nominal</text:p>
            <text:p>Pipe Size</text:p>
            <text:p>inches</text:p>
          </table:table-cell>
          <table:table-cell table:style-name="ce394" office:value-type="string" calcext:value-type="string" table:number-columns-spanned="3" table:number-rows-spanned="1">
            <text:p>Class A</text:p>
            <text:p>100 Foot Head</text:p>
            <text:p>43 psi</text:p>
          </table:table-cell>
          <table:covered-table-cell table:number-columns-repeated="2" table:style-name="ce399"/>
          <table:table-cell table:style-name="ce412" office:value-type="string" calcext:value-type="string" table:number-columns-spanned="3" table:number-rows-spanned="1">
            <text:p>Class B</text:p>
            <text:p>200 Foot Head</text:p>
            <text:p>86 psi</text:p>
          </table:table-cell>
          <table:covered-table-cell table:style-name="ce399"/>
          <table:covered-table-cell table:style-name="ce428"/>
          <table:table-cell table:number-columns-repeated="56"/>
        </table:table-row>
        <table:table-row table:style-name="ro7">
          <table:table-cell/>
          <table:table-cell table:style-name="ce339"/>
          <table:table-cell table:style-name="ce395" office:value-type="string" calcext:value-type="string">
            <text:p>O.D.</text:p>
          </table:table-cell>
          <table:table-cell table:style-name="ce400" office:value-type="string" calcext:value-type="string">
            <text:p>I.D.</text:p>
          </table:table-cell>
          <table:table-cell table:style-name="ce405" office:value-type="string" calcext:value-type="string">
            <text:p>Wall</text:p>
          </table:table-cell>
          <table:table-cell table:style-name="ce413" office:value-type="string" calcext:value-type="string">
            <text:p>O.D.</text:p>
          </table:table-cell>
          <table:table-cell table:style-name="ce420" office:value-type="string" calcext:value-type="string">
            <text:p>I.D.</text:p>
          </table:table-cell>
          <table:table-cell table:style-name="ce429" office:value-type="string" calcext:value-type="string">
            <text:p>Wall</text:p>
          </table:table-cell>
          <table:table-cell table:number-columns-repeated="56"/>
        </table:table-row>
        <table:table-row table:style-name="ro7">
          <table:table-cell/>
          <table:table-cell table:style-name="ce340"/>
          <table:table-cell table:style-name="ce349"/>
          <table:table-cell table:style-name="ce396"/>
          <table:table-cell table:style-name="ce406" office:value-type="string" calcext:value-type="string">
            <text:p>Thickness</text:p>
          </table:table-cell>
          <table:table-cell table:style-name="ce414"/>
          <table:table-cell table:style-name="ce421"/>
          <table:table-cell table:style-name="ce430" office:value-type="string" calcext:value-type="string">
            <text:p>Thickness</text:p>
          </table:table-cell>
          <table:table-cell table:number-columns-repeated="56"/>
        </table:table-row>
        <table:table-row table:style-name="ro7">
          <table:table-cell/>
          <table:table-cell table:style-name="ce341" office:value-type="float" office:value="3" calcext:value-type="float">
            <text:p>3</text:p>
          </table:table-cell>
          <table:table-cell table:style-name="ce350" office:value-type="float" office:value="3.8" calcext:value-type="float">
            <text:p>3,800</text:p>
          </table:table-cell>
          <table:table-cell table:style-name="ce397" office:value-type="float" office:value="3.02" calcext:value-type="float">
            <text:p>3,020</text:p>
          </table:table-cell>
          <table:table-cell table:style-name="ce407" office:value-type="float" office:value="0.39" calcext:value-type="float">
            <text:p>0,390</text:p>
          </table:table-cell>
          <table:table-cell table:style-name="ce415" office:value-type="float" office:value="3.96" calcext:value-type="float">
            <text:p>3,960</text:p>
          </table:table-cell>
          <table:table-cell table:style-name="ce422" office:value-type="float" office:value="3.12" calcext:value-type="float">
            <text:p>3,120</text:p>
          </table:table-cell>
          <table:table-cell table:style-name="ce431" office:value-type="float" office:value="0.42" calcext:value-type="float">
            <text:p>0,420</text:p>
          </table:table-cell>
          <table:table-cell table:number-columns-repeated="56"/>
        </table:table-row>
        <table:table-row table:style-name="ro7">
          <table:table-cell/>
          <table:table-cell table:style-name="ce341" office:value-type="float" office:value="4" calcext:value-type="float">
            <text:p>4</text:p>
          </table:table-cell>
          <table:table-cell table:style-name="ce350" office:value-type="float" office:value="4.8" calcext:value-type="float">
            <text:p>4,800</text:p>
          </table:table-cell>
          <table:table-cell table:style-name="ce397" office:value-type="float" office:value="3.96" calcext:value-type="float">
            <text:p>3,960</text:p>
          </table:table-cell>
          <table:table-cell table:style-name="ce407" office:value-type="float" office:value="0.42" calcext:value-type="float">
            <text:p>0,420</text:p>
          </table:table-cell>
          <table:table-cell table:style-name="ce415" office:value-type="float" office:value="5" calcext:value-type="float">
            <text:p>5,000</text:p>
          </table:table-cell>
          <table:table-cell table:style-name="ce422" office:value-type="float" office:value="4.1" calcext:value-type="float">
            <text:p>4,100</text:p>
          </table:table-cell>
          <table:table-cell table:style-name="ce431" office:value-type="float" office:value="0.45" calcext:value-type="float">
            <text:p>0,450</text:p>
          </table:table-cell>
          <table:table-cell table:number-columns-repeated="56"/>
        </table:table-row>
        <table:table-row table:style-name="ro7">
          <table:table-cell/>
          <table:table-cell table:style-name="ce341" office:value-type="float" office:value="6" calcext:value-type="float">
            <text:p>6</text:p>
          </table:table-cell>
          <table:table-cell table:style-name="ce350" office:value-type="float" office:value="6.9" calcext:value-type="float">
            <text:p>6,900</text:p>
          </table:table-cell>
          <table:table-cell table:style-name="ce397" office:value-type="float" office:value="6.02" calcext:value-type="float">
            <text:p>6,020</text:p>
          </table:table-cell>
          <table:table-cell table:style-name="ce407" office:value-type="float" office:value="0.44" calcext:value-type="float">
            <text:p>0,440</text:p>
          </table:table-cell>
          <table:table-cell table:style-name="ce415" office:value-type="float" office:value="7.1" calcext:value-type="float">
            <text:p>7,100</text:p>
          </table:table-cell>
          <table:table-cell table:style-name="ce422" office:value-type="float" office:value="6.14" calcext:value-type="float">
            <text:p>6,140</text:p>
          </table:table-cell>
          <table:table-cell table:style-name="ce431" office:value-type="float" office:value="0.48" calcext:value-type="float">
            <text:p>0,480</text:p>
          </table:table-cell>
          <table:table-cell table:number-columns-repeated="56"/>
        </table:table-row>
        <table:table-row table:style-name="ro7">
          <table:table-cell/>
          <table:table-cell table:style-name="ce341" office:value-type="float" office:value="8" calcext:value-type="float">
            <text:p>8</text:p>
          </table:table-cell>
          <table:table-cell table:style-name="ce350" office:value-type="float" office:value="9.05" calcext:value-type="float">
            <text:p>9,050</text:p>
          </table:table-cell>
          <table:table-cell table:style-name="ce397" office:value-type="float" office:value="8.13" calcext:value-type="float">
            <text:p>8,130</text:p>
          </table:table-cell>
          <table:table-cell table:style-name="ce407" office:value-type="float" office:value="0.46" calcext:value-type="float">
            <text:p>0,460</text:p>
          </table:table-cell>
          <table:table-cell table:style-name="ce415" office:value-type="float" office:value="9.05" calcext:value-type="float">
            <text:p>9,050</text:p>
          </table:table-cell>
          <table:table-cell table:style-name="ce422" office:value-type="float" office:value="8.03" calcext:value-type="float">
            <text:p>8,030</text:p>
          </table:table-cell>
          <table:table-cell table:style-name="ce431" office:value-type="float" office:value="0.51" calcext:value-type="float">
            <text:p>0,510</text:p>
          </table:table-cell>
          <table:table-cell table:number-columns-repeated="56"/>
        </table:table-row>
        <table:table-row table:style-name="ro10">
          <table:table-cell/>
          <table:table-cell table:style-name="ce390" office:value-type="float" office:value="10" calcext:value-type="float">
            <text:p>10</text:p>
          </table:table-cell>
          <table:table-cell table:style-name="ce392" office:value-type="float" office:value="11.1" calcext:value-type="float">
            <text:p>11,100</text:p>
          </table:table-cell>
          <table:table-cell table:style-name="ce398" office:value-type="float" office:value="10.1" calcext:value-type="float">
            <text:p>10,100</text:p>
          </table:table-cell>
          <table:table-cell table:style-name="ce408" office:value-type="float" office:value="0.5" calcext:value-type="float">
            <text:p>0,500</text:p>
          </table:table-cell>
          <table:table-cell table:style-name="ce416" office:value-type="float" office:value="11.1" calcext:value-type="float">
            <text:p>11,100</text:p>
          </table:table-cell>
          <table:table-cell table:style-name="ce423" office:value-type="float" office:value="9.96" calcext:value-type="float">
            <text:p>9,960</text:p>
          </table:table-cell>
          <table:table-cell table:style-name="ce432" office:value-type="float" office:value="0.57" calcext:value-type="float">
            <text:p>0,570</text:p>
          </table:table-cell>
          <table:table-cell table:number-columns-repeated="56"/>
        </table:table-row>
        <table:table-row table:style-name="ro7" table:number-rows-repeated="1048553">
          <table:table-cell table:number-columns-repeated="64"/>
        </table:table-row>
        <table:table-row table:style-name="ro7">
          <table:table-cell table:number-columns-repeated="64"/>
        </table:table-row>
      </table:table>
      <table:table table:name="Steel" table:style-name="ta9"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33" table:default-cell-style-name="ce160"/>
        <table:table-column table:style-name="co19" table:number-columns-repeated="3" table:default-cell-style-name="Default"/>
        <table:table-column table:style-name="co37" table:default-cell-style-name="ce160"/>
        <table:table-column table:style-name="co19" table:number-columns-repeated="59" table:default-cell-style-name="Default"/>
        <table:table-row table:style-name="ro25">
          <table:table-cell/>
          <table:table-cell table:style-name="ce253" office:value-type="string" calcext:value-type="string">
            <text:p>Standard Dimension Tables for EMT, Cold Rolled &amp; Stainless Steel</text:p>
          </table:table-cell>
          <table:table-cell table:number-columns-repeated="62"/>
        </table:table-row>
        <table:table-row table:style-name="ro10">
          <table:table-cell table:number-columns-repeated="64"/>
        </table:table-row>
        <table:table-row table:style-name="ro7">
          <table:table-cell/>
          <table:table-cell table:style-name="ce433" office:value-type="string" calcext:value-type="string" table:number-columns-spanned="5" table:number-rows-spanned="1">
            <text:p>Electrical Metallic Tubing (EMT)</text:p>
          </table:table-cell>
          <table:covered-table-cell table:number-columns-repeated="3" table:style-name="ce442"/>
          <table:covered-table-cell table:style-name="ce453"/>
          <table:table-cell table:number-columns-repeated="58"/>
        </table:table-row>
        <table:table-row table:style-name="ro9">
          <table:table-cell/>
          <table:table-cell table:style-name="ce434" office:value-type="string" calcext:value-type="string" table:number-columns-spanned="5" table:number-rows-spanned="1">
            <text:p>aka "thin-wall conduit"</text:p>
          </table:table-cell>
          <table:covered-table-cell table:number-columns-repeated="3" table:style-name="ce443"/>
          <table:covered-table-cell table:style-name="ce454"/>
          <table:table-cell table:number-columns-repeated="58"/>
        </table:table-row>
        <table:table-row table:style-name="ro9">
          <table:table-cell/>
          <table:table-cell table:style-name="ce435" office:value-type="string" calcext:value-type="string">
            <text:p>EMT</text:p>
          </table:table-cell>
          <table:table-cell table:style-name="ce444" office:value-type="string" calcext:value-type="string" table:number-columns-spanned="4" table:number-rows-spanned="1">
            <text:p>Actual</text:p>
          </table:table-cell>
          <table:covered-table-cell table:number-columns-repeated="2" table:style-name="ce447"/>
          <table:covered-table-cell table:style-name="ce455"/>
          <table:table-cell table:number-columns-repeated="58"/>
        </table:table-row>
        <table:table-row table:style-name="ro20">
          <table:table-cell/>
          <table:table-cell table:style-name="ce436" office:value-type="string" calcext:value-type="string">
            <text:p>Nominal</text:p>
            <text:p>inches</text:p>
          </table:table-cell>
          <table:table-cell table:style-name="ce445" office:value-type="string" calcext:value-type="string">
            <text:p>OD</text:p>
            <text:p>inches</text:p>
          </table:table-cell>
          <table:table-cell table:style-name="ce448" office:value-type="string" calcext:value-type="string">
            <text:p>ID</text:p>
            <text:p>inches</text:p>
          </table:table-cell>
          <table:table-cell table:style-name="ce450" office:value-type="string" calcext:value-type="string">
            <text:p>Wall</text:p>
            <text:p>Thickness</text:p>
          </table:table-cell>
          <table:table-cell table:style-name="ce456" office:value-type="string" calcext:value-type="string">
            <text:p>Gauge</text:p>
          </table:table-cell>
          <table:table-cell table:number-columns-repeated="58"/>
        </table:table-row>
        <table:table-row table:style-name="ro7">
          <table:table-cell/>
          <table:table-cell table:style-name="ce344" office:value-type="float" office:value="0.375" calcext:value-type="float">
            <text:p><text:s/>3/8</text:p>
          </table:table-cell>
          <table:table-cell table:style-name="ce351" office:value-type="float" office:value="0.577" calcext:value-type="float">
            <text:p>0,577</text:p>
          </table:table-cell>
          <table:table-cell table:style-name="ce449" office:value-type="float" office:value="0.493" calcext:value-type="float">
            <text:p>0,493</text:p>
          </table:table-cell>
          <table:table-cell table:style-name="ce451" office:value-type="float" office:value="0.042" calcext:value-type="float">
            <text:p>0,042</text:p>
          </table:table-cell>
          <table:table-cell table:style-name="ce457" office:value-type="float" office:value="19" calcext:value-type="float">
            <text:p>19</text:p>
          </table:table-cell>
          <table:table-cell table:number-columns-repeated="58"/>
        </table:table-row>
        <table:table-row table:style-name="ro7">
          <table:table-cell/>
          <table:table-cell table:style-name="ce343" office:value-type="float" office:value="0.5" calcext:value-type="float">
            <text:p><text:s/>1/2</text:p>
          </table:table-cell>
          <table:table-cell table:style-name="ce351" office:value-type="float" office:value="0.706" calcext:value-type="float">
            <text:p>0,706</text:p>
          </table:table-cell>
          <table:table-cell table:style-name="ce449" office:value-type="float" office:value="0.622" calcext:value-type="float">
            <text:p>0,622</text:p>
          </table:table-cell>
          <table:table-cell table:style-name="ce451" office:value-type="float" office:value="0.042" calcext:value-type="float">
            <text:p>0,042</text:p>
          </table:table-cell>
          <table:table-cell table:style-name="ce457" office:value-type="float" office:value="19" calcext:value-type="float">
            <text:p>19</text:p>
          </table:table-cell>
          <table:table-cell table:number-columns-repeated="58"/>
        </table:table-row>
        <table:table-row table:style-name="ro7">
          <table:table-cell/>
          <table:table-cell table:style-name="ce437" office:value-type="float" office:value="0.75" calcext:value-type="float">
            <text:p><text:s/>3/4</text:p>
          </table:table-cell>
          <table:table-cell table:style-name="ce351" office:value-type="float" office:value="0.922" calcext:value-type="float">
            <text:p>0,922</text:p>
          </table:table-cell>
          <table:table-cell table:style-name="ce449" office:value-type="float" office:value="0.824" calcext:value-type="float">
            <text:p>0,824</text:p>
          </table:table-cell>
          <table:table-cell table:style-name="ce451" office:value-type="float" office:value="0.049" calcext:value-type="float">
            <text:p>0,049</text:p>
          </table:table-cell>
          <table:table-cell table:style-name="ce457" office:value-type="float" office:value="18" calcext:value-type="float">
            <text:p>18</text:p>
          </table:table-cell>
          <table:table-cell table:number-columns-repeated="58"/>
        </table:table-row>
        <table:table-row table:style-name="ro7">
          <table:table-cell/>
          <table:table-cell table:style-name="ce342" office:value-type="string" calcext:value-type="string">
            <text:p>1      </text:p>
          </table:table-cell>
          <table:table-cell table:style-name="ce351" office:value-type="float" office:value="1.163" calcext:value-type="float">
            <text:p>1,163</text:p>
          </table:table-cell>
          <table:table-cell table:style-name="ce449" office:value-type="float" office:value="1.049" calcext:value-type="float">
            <text:p>1,049</text:p>
          </table:table-cell>
          <table:table-cell table:style-name="ce451" office:value-type="float" office:value="0.057" calcext:value-type="float">
            <text:p>0,057</text:p>
          </table:table-cell>
          <table:table-cell table:style-name="ce457" office:value-type="float" office:value="17" calcext:value-type="float">
            <text:p>17</text:p>
          </table:table-cell>
          <table:table-cell table:number-columns-repeated="58"/>
        </table:table-row>
        <table:table-row table:style-name="ro7">
          <table:table-cell/>
          <table:table-cell table:style-name="ce437" office:value-type="float" office:value="1.25" calcext:value-type="float">
            <text:p>1 1/4</text:p>
          </table:table-cell>
          <table:table-cell table:style-name="ce351" office:value-type="float" office:value="1.51" calcext:value-type="float">
            <text:p>1,510</text:p>
          </table:table-cell>
          <table:table-cell table:style-name="ce449" office:value-type="float" office:value="1.38" calcext:value-type="float">
            <text:p>1,380</text:p>
          </table:table-cell>
          <table:table-cell table:style-name="ce451" office:value-type="float" office:value="0.065" calcext:value-type="float">
            <text:p>0,065</text:p>
          </table:table-cell>
          <table:table-cell table:style-name="ce457" office:value-type="float" office:value="16" calcext:value-type="float">
            <text:p>16</text:p>
          </table:table-cell>
          <table:table-cell table:number-columns-repeated="58"/>
        </table:table-row>
        <table:table-row table:style-name="ro7">
          <table:table-cell/>
          <table:table-cell table:style-name="ce343" office:value-type="float" office:value="1.5" calcext:value-type="float">
            <text:p>1 1/2</text:p>
          </table:table-cell>
          <table:table-cell table:style-name="ce351" office:value-type="float" office:value="1.74" calcext:value-type="float">
            <text:p>1,740</text:p>
          </table:table-cell>
          <table:table-cell table:style-name="ce449" office:value-type="float" office:value="1.61" calcext:value-type="float">
            <text:p>1,610</text:p>
          </table:table-cell>
          <table:table-cell table:style-name="ce451" office:value-type="float" office:value="0.065" calcext:value-type="float">
            <text:p>0,065</text:p>
          </table:table-cell>
          <table:table-cell table:style-name="ce457" office:value-type="float" office:value="16" calcext:value-type="float">
            <text:p>16</text:p>
          </table:table-cell>
          <table:table-cell table:number-columns-repeated="58"/>
        </table:table-row>
        <table:table-row table:style-name="ro7">
          <table:table-cell/>
          <table:table-cell table:style-name="ce342" office:value-type="string" calcext:value-type="string">
            <text:p>2      </text:p>
          </table:table-cell>
          <table:table-cell table:style-name="ce351" office:value-type="float" office:value="2.197" calcext:value-type="float">
            <text:p>2,197</text:p>
          </table:table-cell>
          <table:table-cell table:style-name="ce449" office:value-type="float" office:value="2.067" calcext:value-type="float">
            <text:p>2,067</text:p>
          </table:table-cell>
          <table:table-cell table:style-name="ce451" office:value-type="float" office:value="0.065" calcext:value-type="float">
            <text:p>0,065</text:p>
          </table:table-cell>
          <table:table-cell table:style-name="ce457" office:value-type="float" office:value="16" calcext:value-type="float">
            <text:p>16</text:p>
          </table:table-cell>
          <table:table-cell table:number-columns-repeated="58"/>
        </table:table-row>
        <table:table-row table:style-name="ro7">
          <table:table-cell/>
          <table:table-cell table:style-name="ce342" office:value-type="string" calcext:value-type="string">
            <text:p> 2 1/2</text:p>
          </table:table-cell>
          <table:table-cell table:style-name="ce351" office:value-type="string" calcext:value-type="string">
            <text:p> 2.875</text:p>
          </table:table-cell>
          <table:table-cell table:style-name="ce449" office:value-type="float" office:value="2.731" calcext:value-type="float">
            <text:p>2,731</text:p>
          </table:table-cell>
          <table:table-cell table:style-name="ce451" office:value-type="float" office:value="0.072" calcext:value-type="float">
            <text:p>0,072</text:p>
          </table:table-cell>
          <table:table-cell table:style-name="ce457" office:value-type="float" office:value="15" calcext:value-type="float">
            <text:p>15</text:p>
          </table:table-cell>
          <table:table-cell table:number-columns-repeated="58"/>
        </table:table-row>
        <table:table-row table:style-name="ro7">
          <table:table-cell/>
          <table:table-cell table:style-name="ce342" office:value-type="string" calcext:value-type="string">
            <text:p> 3      </text:p>
          </table:table-cell>
          <table:table-cell table:style-name="ce351" office:value-type="string" calcext:value-type="string">
            <text:p> 3.500</text:p>
          </table:table-cell>
          <table:table-cell table:style-name="ce449" office:value-type="float" office:value="3.356" calcext:value-type="float">
            <text:p>3,356</text:p>
          </table:table-cell>
          <table:table-cell table:style-name="ce451" office:value-type="float" office:value="0.072" calcext:value-type="float">
            <text:p>0,072</text:p>
          </table:table-cell>
          <table:table-cell table:style-name="ce457" office:value-type="float" office:value="15" calcext:value-type="float">
            <text:p>15</text:p>
          </table:table-cell>
          <table:table-cell table:number-columns-repeated="58"/>
        </table:table-row>
        <table:table-row table:style-name="ro7">
          <table:table-cell/>
          <table:table-cell table:style-name="ce342" office:value-type="string" calcext:value-type="string">
            <text:p> 3 1/2</text:p>
          </table:table-cell>
          <table:table-cell table:style-name="ce351" office:value-type="string" calcext:value-type="string">
            <text:p> 4.000</text:p>
          </table:table-cell>
          <table:table-cell table:style-name="ce449" office:value-type="float" office:value="3.834" calcext:value-type="float">
            <text:p>3,834</text:p>
          </table:table-cell>
          <table:table-cell table:style-name="ce451" office:value-type="float" office:value="0.083" calcext:value-type="float">
            <text:p>0,083</text:p>
          </table:table-cell>
          <table:table-cell table:style-name="ce457" office:value-type="float" office:value="14" calcext:value-type="float">
            <text:p>14</text:p>
          </table:table-cell>
          <table:table-cell table:number-columns-repeated="58"/>
        </table:table-row>
        <table:table-row table:style-name="ro10">
          <table:table-cell/>
          <table:table-cell table:style-name="ce438" office:value-type="string" calcext:value-type="string">
            <text:p> 4    </text:p>
          </table:table-cell>
          <table:table-cell table:style-name="ce352" office:value-type="string" calcext:value-type="string">
            <text:p> 4.500</text:p>
          </table:table-cell>
          <table:table-cell table:style-name="ce275" office:value-type="float" office:value="4.334" calcext:value-type="float">
            <text:p>4,334</text:p>
          </table:table-cell>
          <table:table-cell table:style-name="ce452" office:value-type="float" office:value="0.083" calcext:value-type="float">
            <text:p>0,083</text:p>
          </table:table-cell>
          <table:table-cell table:style-name="ce458" office:value-type="float" office:value="14" calcext:value-type="float">
            <text:p>14</text:p>
          </table:table-cell>
          <table:table-cell table:number-columns-repeated="58"/>
        </table:table-row>
        <table:table-row table:style-name="ro7">
          <table:table-cell/>
          <table:table-cell table:style-name="ce439"/>
          <table:table-cell table:style-name="ce446" table:number-columns-repeated="3"/>
          <table:table-cell table:number-columns-repeated="59"/>
        </table:table-row>
        <table:table-row table:style-name="ro7">
          <table:table-cell/>
          <table:table-cell table:style-name="ce440" office:value-type="string" calcext:value-type="string">
            <text:p>Scroll down for available sizes for</text:p>
          </table:table-cell>
          <table:table-cell table:style-name="ce446" table:number-columns-repeated="3"/>
          <table:table-cell table:number-columns-repeated="59"/>
        </table:table-row>
        <table:table-row table:style-name="ro7">
          <table:table-cell/>
          <table:table-cell table:style-name="ce440" office:value-type="string" calcext:value-type="string">
            <text:p>Cold Rolled and Stainless</text:p>
          </table:table-cell>
          <table:table-cell table:style-name="ce446" table:number-columns-repeated="3"/>
          <table:table-cell table:number-columns-repeated="59"/>
        </table:table-row>
        <table:table-row table:style-name="ro7">
          <table:table-cell table:number-columns-repeated="64"/>
        </table:table-row>
        <table:table-row table:style-name="ro7">
          <table:table-cell/>
          <table:table-cell table:style-name="ce337" office:value-type="string" calcext:value-type="string">
            <text:p>A513 - TYPE 5 STEEL TUBE DOM Cold Rolled</text:p>
          </table:table-cell>
          <table:table-cell table:style-name="ce337" table:number-columns-repeated="3"/>
          <table:table-cell table:number-columns-repeated="59"/>
        </table:table-row>
        <table:table-row table:style-name="ro7">
          <table:table-cell/>
          <table:table-cell table:style-name="ce336" office:value-type="string" calcext:value-type="string">
            <text:p>0.5" OD x 0.035" WALL x 0.43"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49" WALL x 0.4" ID <text:s/></text:p>
          </table:table-cell>
          <table:table-cell table:style-name="ce336" table:number-columns-repeated="3"/>
          <table:table-cell table:style-name="ce441" table:number-columns-repeated="2"/>
          <table:table-cell table:number-columns-repeated="57"/>
        </table:table-row>
        <table:table-row table:style-name="ro7">
          <table:table-cell/>
          <table:table-cell table:style-name="ce336" office:value-type="string" calcext:value-type="string">
            <text:p>0.5" OD x 0.065" WALL x 0.37"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95" WALL x 0.31"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12" WALL x 0.26"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58" WALL x 0.509"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65" WALL x 0.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83" WALL x 0.459"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95" WALL x 0.435"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12" WALL x 0.39"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35" WALL x 0.68"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49" WALL x 0.652"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65" WALL x 0.62"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83" WALL x 0.58"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95" WALL x 0.56"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09" WALL x 0.53"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2" WALL x 0.51"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56" WALL x 0.438"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88" WALL x 0.37"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49" WALL x 0.78"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65" WALL x 0.7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83" WALL x 0.71"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95" WALL x 0.685"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109" WALL x 0.657"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12" WALL x 0.64"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156" WALL x 0.563"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188" WALL x 0.499"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49" WALL x 0.9"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65" WALL x 0.87"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83" WALL x 0.834"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95" WALL x 0.81"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09" WALL x 0.782"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2" WALL x 0.76"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56" WALL x 0.688"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88" WALL x 0.63"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25" WALL x 0.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125" OD x 0.065" WALL x 0.99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125" OD x 0.095" WALL x 0.93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125" OD x 0.12" WALL x 0.89"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125" OD x 0.156" WALL x 0.813"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065" WALL x 1.12"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083" WALL x 1.084"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095" WALL x 1.06"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09" WALL x 1.03"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2" WALL x 1.01"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88" WALL x 0.87"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25" WALL x 0.7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3125" WALL x 0.62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3125" OD x 0.188" WALL x 0.94"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313" OD x 0.12" WALL x 1.072" ID</text:p>
          </table:table-cell>
          <table:table-cell table:style-name="ce336" table:number-columns-repeated="3"/>
          <table:table-cell table:number-columns-repeated="59"/>
        </table:table-row>
        <table:table-row table:style-name="ro7">
          <table:table-cell/>
          <table:table-cell table:style-name="ce336" office:value-type="string" calcext:value-type="string">
            <text:p>1.375" OD x 0.049" WALL x 1.28"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375" OD x 0.065" WALL x 1.2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375" OD x 0.095" WALL x 1.185" ID</text:p>
          </table:table-cell>
          <table:table-cell table:style-name="ce336" table:number-columns-repeated="3"/>
          <table:table-cell table:number-columns-repeated="59"/>
        </table:table-row>
        <table:table-row table:style-name="ro7">
          <table:table-cell/>
          <table:table-cell table:style-name="ce336" office:value-type="string" calcext:value-type="string">
            <text:p>1.375" OD x 0.12" WALL x 1.14"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375" OD x 0.156" WALL x 1.063"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375" OD x 0.188" WALL x 1" ID</text:p>
          </table:table-cell>
          <table:table-cell table:style-name="ce336" table:number-columns-repeated="3"/>
          <table:table-cell table:number-columns-repeated="59"/>
        </table:table-row>
        <table:table-row table:style-name="ro7">
          <table:table-cell/>
          <table:table-cell table:style-name="ce336" office:value-type="string" calcext:value-type="string">
            <text:p>1.375" OD x 0.375" WALL x 0.62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065" WALL x 1.37"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095" WALL x 1.31"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2" WALL x 1.26"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56" WALL x 1.188"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88" WALL x 1.12"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25" WALL x 1"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313" WALL x 0.875"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375" WALL x 0.75" ID</text:p>
          </table:table-cell>
          <table:table-cell table:style-name="ce336" table:number-columns-repeated="3"/>
          <table:table-cell table:number-columns-repeated="59"/>
        </table:table-row>
        <table:table-row table:style-name="ro7">
          <table:table-cell/>
          <table:table-cell table:style-name="ce336" office:value-type="string" calcext:value-type="string">
            <text:p>1.625" OD x 0.065" WALL x 1.495" ID</text:p>
          </table:table-cell>
          <table:table-cell table:style-name="ce336" table:number-columns-repeated="3"/>
          <table:table-cell table:number-columns-repeated="59"/>
        </table:table-row>
        <table:table-row table:style-name="ro7">
          <table:table-cell/>
          <table:table-cell table:style-name="ce336" office:value-type="string" calcext:value-type="string">
            <text:p>1.625" OD x 0.12" WALL x 1.385" ID</text:p>
          </table:table-cell>
          <table:table-cell table:style-name="ce336" table:number-columns-repeated="3"/>
          <table:table-cell table:number-columns-repeated="59"/>
        </table:table-row>
        <table:table-row table:style-name="ro7">
          <table:table-cell/>
          <table:table-cell table:style-name="ce336" office:value-type="string" calcext:value-type="string">
            <text:p>1.625" OD x 0.1875" WALL x 1.25" ID</text:p>
          </table:table-cell>
          <table:table-cell table:style-name="ce336" table:number-columns-repeated="3"/>
          <table:table-cell table:number-columns-repeated="59"/>
        </table:table-row>
        <table:table-row table:style-name="ro7">
          <table:table-cell/>
          <table:table-cell table:style-name="ce336" office:value-type="string" calcext:value-type="string">
            <text:p>1.625" OD x 0.25" WALL x 1.125" ID</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095" WALL x 1.56"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12" WALL x 1.51"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134" WALL x 1.482"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1875" WALL x 1.37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25" WALL x 1.25" ID</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313" WALL x 1.125" ID</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375" WALL x 1" ID</text:p>
          </table:table-cell>
          <table:table-cell table:style-name="ce336" table:number-columns-repeated="3"/>
          <table:table-cell table:number-columns-repeated="59"/>
        </table:table-row>
        <table:table-row table:style-name="ro7">
          <table:table-cell/>
          <table:table-cell table:style-name="ce336" office:value-type="string" calcext:value-type="string">
            <text:p>1.875" OD x 0.095" WALL x 1.685" ID</text:p>
          </table:table-cell>
          <table:table-cell table:style-name="ce336" table:number-columns-repeated="3"/>
          <table:table-cell table:number-columns-repeated="59"/>
        </table:table-row>
        <table:table-row table:style-name="ro7">
          <table:table-cell/>
          <table:table-cell table:style-name="ce336" office:value-type="string" calcext:value-type="string">
            <text:p>1.875" OD x 0.188" WALL x 1.5" ID</text:p>
          </table:table-cell>
          <table:table-cell table:style-name="ce336" table:number-columns-repeated="3"/>
          <table:table-cell table:number-columns-repeated="59"/>
        </table:table-row>
        <table:table-row table:style-name="ro7">
          <table:table-cell/>
          <table:table-cell table:style-name="ce336" office:value-type="string" calcext:value-type="string">
            <text:p>1.875" OD x 0.313" WALL x 1.25" ID</text:p>
          </table:table-cell>
          <table:table-cell table:style-name="ce336" table:number-columns-repeated="3"/>
          <table:table-cell table:number-columns-repeated="59"/>
        </table:table-row>
        <table:table-row table:style-name="ro7">
          <table:table-cell/>
          <table:table-cell table:style-name="ce336" office:value-type="string" calcext:value-type="string">
            <text:p>1.875" OD x 0.375" WALL x 1.125"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09" WALL x 1.782"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2" WALL x 1.76"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56" WALL x 1.687"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88" WALL x 1.625"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25" WALL x 1.5"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313" WALL x 1.375"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375" WALL x 1.25" ID <text:s/></text:p>
          </table:table-cell>
          <table:table-cell table:style-name="ce336" table:number-columns-repeated="3"/>
          <table:table-cell table:style-name="ce441" table:number-columns-repeated="2"/>
          <table:table-cell table:number-columns-repeated="57"/>
        </table:table-row>
        <table:table-row table:style-name="ro7">
          <table:table-cell/>
          <table:table-cell table:style-name="ce336" office:value-type="string" calcext:value-type="string">
            <text:p>2" OD x 0.5" WALL x 1"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2.125" OD x 0.12" WALL x 1.88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2.25" OD x 0.065" WALL x 2.12" ID</text:p>
          </table:table-cell>
          <table:table-cell table:style-name="ce336" table:number-columns-repeated="3"/>
          <table:table-cell table:number-columns-repeated="59"/>
        </table:table-row>
        <table:table-row table:style-name="ro7">
          <table:table-cell/>
          <table:table-cell table:style-name="ce336" office:value-type="string" calcext:value-type="string">
            <text:p>2.25" OD x 0.095" WALL x 2.06" ID</text:p>
          </table:table-cell>
          <table:table-cell table:style-name="ce336" table:number-columns-repeated="3"/>
          <table:table-cell table:number-columns-repeated="59"/>
        </table:table-row>
        <table:table-row table:style-name="ro7">
          <table:table-cell/>
          <table:table-cell table:style-name="ce336" office:value-type="string" calcext:value-type="string">
            <text:p>2.25" OD x 0.12" WALL x 2.01" ID</text:p>
          </table:table-cell>
          <table:table-cell table:style-name="ce336" table:number-columns-repeated="3"/>
          <table:table-cell table:number-columns-repeated="59"/>
        </table:table-row>
        <table:table-row table:style-name="ro7">
          <table:table-cell/>
          <table:table-cell table:style-name="ce336" office:value-type="string" calcext:value-type="string">
            <text:p>2.25" OD x 0.188" WALL x 1.875" ID</text:p>
          </table:table-cell>
          <table:table-cell table:style-name="ce336" table:number-columns-repeated="3"/>
          <table:table-cell table:number-columns-repeated="59"/>
        </table:table-row>
        <table:table-row table:style-name="ro7">
          <table:table-cell/>
          <table:table-cell table:style-name="ce336" office:value-type="string" calcext:value-type="string">
            <text:p>2.25" OD x 0.25" WALL x 1.75" ID</text:p>
          </table:table-cell>
          <table:table-cell table:style-name="ce336" table:number-columns-repeated="3"/>
          <table:table-cell table:number-columns-repeated="59"/>
        </table:table-row>
        <table:table-row table:style-name="ro7">
          <table:table-cell/>
          <table:table-cell table:style-name="ce336" office:value-type="string" calcext:value-type="string">
            <text:p>2.25" OD x 0.375" WALL x 1.5" ID</text:p>
          </table:table-cell>
          <table:table-cell table:style-name="ce336" table:number-columns-repeated="3"/>
          <table:table-cell table:number-columns-repeated="59"/>
        </table:table-row>
        <table:table-row table:style-name="ro7">
          <table:table-cell/>
          <table:table-cell table:style-name="ce336" office:value-type="string" calcext:value-type="string">
            <text:p>2.375" OD x 0.156" WALL x 2.063" ID</text:p>
          </table:table-cell>
          <table:table-cell table:style-name="ce336" table:number-columns-repeated="3"/>
          <table:table-cell table:number-columns-repeated="59"/>
        </table:table-row>
        <table:table-row table:style-name="ro7">
          <table:table-cell/>
          <table:table-cell table:style-name="ce336" office:value-type="string" calcext:value-type="string">
            <text:p>2.375" OD x 0.25" WALL x 1.875" ID</text:p>
          </table:table-cell>
          <table:table-cell table:style-name="ce336" table:number-columns-repeated="3"/>
          <table:table-cell table:number-columns-repeated="59"/>
        </table:table-row>
        <table:table-row table:style-name="ro7">
          <table:table-cell/>
          <table:table-cell table:style-name="ce336" office:value-type="string" calcext:value-type="string">
            <text:p>2.375" OD x 0.313" WALL x 1.75"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065" WALL x 2.37"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12" WALL x 2.26"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1875" WALL x 2.12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25" WALL x 2"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313" WALL x 1.875"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375" WALL x 1.75"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5" WALL x 1.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2.75" OD x 0.25" WALL x 2.25" ID</text:p>
          </table:table-cell>
          <table:table-cell table:style-name="ce336" table:number-columns-repeated="3"/>
          <table:table-cell table:number-columns-repeated="59"/>
        </table:table-row>
        <table:table-row table:style-name="ro7">
          <table:table-cell/>
          <table:table-cell table:style-name="ce336" office:value-type="string" calcext:value-type="string">
            <text:p>3" OD x 0.1875" WALL x 2.625"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3" OD x 0.313" WALL x 2.375" ID</text:p>
          </table:table-cell>
          <table:table-cell table:style-name="ce336" table:number-columns-repeated="3"/>
          <table:table-cell table:number-columns-repeated="59"/>
        </table:table-row>
        <table:table-row table:style-name="ro7">
          <table:table-cell/>
          <table:table-cell table:style-name="ce336" office:value-type="string" calcext:value-type="string">
            <text:p>3" OD x 0.375" WALL x 2.25" ID</text:p>
          </table:table-cell>
          <table:table-cell table:style-name="ce336" table:number-columns-repeated="3"/>
          <table:table-cell table:number-columns-repeated="59"/>
        </table:table-row>
        <table:table-row table:style-name="ro7">
          <table:table-cell/>
          <table:table-cell table:style-name="ce336" office:value-type="string" calcext:value-type="string">
            <text:p>3" OD x 0.5" WALL x 2" ID <text:s/></text:p>
          </table:table-cell>
          <table:table-cell table:style-name="ce336" table:number-columns-repeated="3"/>
          <table:table-cell table:number-columns-repeated="59"/>
        </table:table-row>
        <table:table-row table:style-name="ro7">
          <table:table-cell/>
          <table:table-cell table:style-name="ce336" office:value-type="string" calcext:value-type="string">
            <text:p>3.5" OD x 0.375" WALL x 2.75" ID</text:p>
          </table:table-cell>
          <table:table-cell table:style-name="ce336" table:number-columns-repeated="3"/>
          <table:table-cell table:number-columns-repeated="59"/>
        </table:table-row>
        <table:table-row table:style-name="ro7">
          <table:table-cell/>
          <table:table-cell table:style-name="ce336" office:value-type="string" calcext:value-type="string">
            <text:p>4" OD x 0.083" WALL x 3.834" ID</text:p>
          </table:table-cell>
          <table:table-cell table:style-name="ce336" table:number-columns-repeated="3"/>
          <table:table-cell table:number-columns-repeated="59"/>
        </table:table-row>
        <table:table-row table:style-name="ro7">
          <table:table-cell table:number-columns-repeated="2"/>
          <table:table-cell table:style-name="ce441" table:number-columns-repeated="3"/>
          <table:table-cell table:number-columns-repeated="59"/>
        </table:table-row>
        <table:table-row table:style-name="ro7">
          <table:table-cell/>
          <table:table-cell table:style-name="ce337" office:value-type="string" calcext:value-type="string">
            <text:p>ROUND TUBING T-304/304L (SEAMLESS Stainless Steel)</text:p>
          </table:table-cell>
          <table:table-cell table:style-name="ce337" table:number-columns-repeated="5"/>
          <table:table-cell table:number-columns-repeated="57"/>
        </table:table-row>
        <table:table-row table:style-name="ro7">
          <table:table-cell/>
          <table:table-cell table:style-name="ce336" office:value-type="string" calcext:value-type="string">
            <text:p>0.5" OD x 0.02" WALL x 0.46"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28" WALL x 0.444"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35" WALL x 0.43"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49" WALL x 0.402"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65" WALL x 0.37"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83" WALL x 0.334"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95" WALL x 0.31"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109" WALL x 0.282"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12" WALL x 0.26" ID</text:p>
          </table:table-cell>
          <table:table-cell table:style-name="ce336" table:number-columns-repeated="3"/>
          <table:table-cell table:number-columns-repeated="59"/>
        </table:table-row>
        <table:table-row table:style-name="ro7">
          <table:table-cell/>
          <table:table-cell table:style-name="ce336" office:value-type="string" calcext:value-type="string">
            <text:p>0.5625" OD x 0.095" WALL x 0.3725"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28" WALL x 0.569"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35" WALL x 0.555"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49" WALL x 0.527"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65" WALL x 0.495"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83" WALL x 0.459"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95" WALL x 0.435"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12" WALL x 0.385"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28" WALL x 0.694"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35" WALL x 0.68"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49" WALL x 0.652"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65" WALL x 0.62"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83" WALL x 0.584"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95" WALL x 0.56"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09" WALL x 0.532"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2" WALL x 0.51"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875" WALL x 0.375"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25" WALL x 0.25"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35" WALL x 0.805"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49" WALL x 0.777"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65" WALL x 0.745"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83" WALL x 0.709"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95" WALL x 0.685"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12" WALL x 0.635"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35" WALL x 0.93"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49" WALL x 0.902"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65" WALL x 0.87"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83" WALL x 0.834"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95" WALL x 0.81"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09" WALL x 0.782"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2" WALL x 0.76"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34" WALL x 0.732"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875" WALL x 0.625"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25" WALL x 0.5" ID</text:p>
          </table:table-cell>
          <table:table-cell table:style-name="ce336" table:number-columns-repeated="3"/>
          <table:table-cell table:number-columns-repeated="59"/>
        </table:table-row>
        <table:table-row table:style-name="ro7">
          <table:table-cell/>
          <table:table-cell table:style-name="ce336" office:value-type="string" calcext:value-type="string">
            <text:p>1.125" OD x 0.065" WALL x 0.995" ID</text:p>
          </table:table-cell>
          <table:table-cell table:style-name="ce336" table:number-columns-repeated="3"/>
          <table:table-cell table:number-columns-repeated="59"/>
        </table:table-row>
        <table:table-row table:style-name="ro7">
          <table:table-cell/>
          <table:table-cell table:style-name="ce336" office:value-type="string" calcext:value-type="string">
            <text:p>1.125" OD x 0.188" WALL x 0.749"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049" WALL x 1.152"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065" WALL x 1.12"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083" WALL x 1.084"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095" WALL x 1.06"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09" WALL x 1.032"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2" WALL x 1.01"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34" WALL x 0.982"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56" WALL x 0.938"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88" WALL x 0.874"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25" WALL x 0.75" ID</text:p>
          </table:table-cell>
          <table:table-cell table:style-name="ce336" table:number-columns-repeated="3"/>
          <table:table-cell table:number-columns-repeated="59"/>
        </table:table-row>
        <table:table-row table:style-name="ro7">
          <table:table-cell/>
          <table:table-cell table:style-name="ce336" office:value-type="string" calcext:value-type="string">
            <text:p>1.375" OD x 0.049" WALL x 1.277" ID</text:p>
          </table:table-cell>
          <table:table-cell table:style-name="ce336" table:number-columns-repeated="3"/>
          <table:table-cell table:number-columns-repeated="59"/>
        </table:table-row>
        <table:table-row table:style-name="ro7">
          <table:table-cell/>
          <table:table-cell table:style-name="ce336" office:value-type="string" calcext:value-type="string">
            <text:p>1.375" OD x 0.065" WALL x 1.245"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049" WALL x 1.402"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065" WALL x 1.37" ID</text:p>
          </table:table-cell>
          <table:table-cell table:style-name="ce336" table:number-columns-repeated="3"/>
          <table:table-cell table:style-name="ce441"/>
          <table:table-cell table:number-columns-repeated="58"/>
        </table:table-row>
        <table:table-row table:style-name="ro7">
          <table:table-cell/>
          <table:table-cell table:style-name="ce336" office:value-type="string" calcext:value-type="string">
            <text:p>1.5" OD x 0.083" WALL x 1.334" ID</text:p>
          </table:table-cell>
          <table:table-cell table:style-name="ce336" table:number-columns-repeated="3"/>
          <table:table-cell table:style-name="ce441"/>
          <table:table-cell table:number-columns-repeated="58"/>
        </table:table-row>
        <table:table-row table:style-name="ro7">
          <table:table-cell/>
          <table:table-cell table:style-name="ce336" office:value-type="string" calcext:value-type="string">
            <text:p>1.5" OD x 0.109" WALL x 1.282"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2" WALL x 1.26"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34" WALL x 1.232"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56" WALL x 1.188"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88" WALL x 1.124"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25" WALL x 1" ID</text:p>
          </table:table-cell>
          <table:table-cell table:style-name="ce336" table:number-columns-repeated="3"/>
          <table:table-cell table:number-columns-repeated="59"/>
        </table:table-row>
        <table:table-row table:style-name="ro7">
          <table:table-cell/>
          <table:table-cell table:style-name="ce336" office:value-type="string" calcext:value-type="string">
            <text:p>1.625" OD x 0.065" WALL x 1.495" ID</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065" WALL x 1.62" ID</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12" WALL x 1.51"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049" WALL x 1.902"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065" WALL x 1.87"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083" WALL x 1.834"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095" WALL x 1.81"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09" WALL x 1.782"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34" WALL x 1.732"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56" WALL x 1.688"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88" WALL x 1.624"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25" WALL x 1.5"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065" WALL x 2.37" ID</text:p>
          </table:table-cell>
          <table:table-cell table:style-name="ce336" table:number-columns-repeated="3"/>
          <table:table-cell table:number-columns-repeated="59"/>
        </table:table-row>
        <table:table-row table:style-name="ro7">
          <table:table-cell/>
          <table:table-cell table:style-name="ce336" office:value-type="string" calcext:value-type="string">
            <text:p>3" OD x 0.065" WALL x 2.87" ID</text:p>
          </table:table-cell>
          <table:table-cell table:style-name="ce336" table:number-columns-repeated="3"/>
          <table:table-cell table:number-columns-repeated="59"/>
        </table:table-row>
        <table:table-row table:style-name="ro7">
          <table:table-cell/>
          <table:table-cell table:style-name="ce336" office:value-type="string" calcext:value-type="string">
            <text:p>3" OD x 0.188" WALL x 2.624" ID</text:p>
          </table:table-cell>
          <table:table-cell table:style-name="ce336" table:number-columns-repeated="3"/>
          <table:table-cell table:number-columns-repeated="59"/>
        </table:table-row>
        <table:table-row table:style-name="ro7">
          <table:table-cell/>
          <table:table-cell table:style-name="ce441" table:number-columns-repeated="4"/>
          <table:table-cell table:number-columns-repeated="59"/>
        </table:table-row>
        <table:table-row table:style-name="ro7">
          <table:table-cell/>
          <table:table-cell table:style-name="ce337" office:value-type="string" calcext:value-type="string">
            <text:p>ROUND TUBING T-316/316L (SEAMLESS Stainless Steel)</text:p>
          </table:table-cell>
          <table:table-cell table:style-name="ce337" table:number-columns-repeated="4"/>
          <table:table-cell table:number-columns-repeated="58"/>
        </table:table-row>
        <table:table-row table:style-name="ro7">
          <table:table-cell/>
          <table:table-cell table:style-name="ce336" office:value-type="string" calcext:value-type="string">
            <text:p>0.5" OD x 0.02" WALL x 0.46"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28" WALL x 0.444"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35" WALL x 0.43"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49" WALL x 0.402"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65" WALL x 0.37"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83" WALL x 0.334"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095" WALL x 0.31"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109" WALL x 0.282"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12" WALL x 0.26" ID</text:p>
          </table:table-cell>
          <table:table-cell table:style-name="ce336" table:number-columns-repeated="3"/>
          <table:table-cell table:number-columns-repeated="59"/>
        </table:table-row>
        <table:table-row table:style-name="ro7">
          <table:table-cell/>
          <table:table-cell table:style-name="ce336" office:value-type="string" calcext:value-type="string">
            <text:p>0.5" OD x 0.156" WALL x 0.188" ID</text:p>
          </table:table-cell>
          <table:table-cell table:style-name="ce336" table:number-columns-repeated="3"/>
          <table:table-cell table:number-columns-repeated="59"/>
        </table:table-row>
        <table:table-row table:style-name="ro7">
          <table:table-cell/>
          <table:table-cell table:style-name="ce336" office:value-type="string" calcext:value-type="string">
            <text:p>0.5625" OD x 0.065" WALL x 0.4325"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28" WALL x 0.569"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35" WALL x 0.555"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49" WALL x 0.527"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65" WALL x 0.495"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83" WALL x 0.459"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095" WALL x 0.435" ID</text:p>
          </table:table-cell>
          <table:table-cell table:style-name="ce336" table:number-columns-repeated="3"/>
          <table:table-cell table:number-columns-repeated="59"/>
        </table:table-row>
        <table:table-row table:style-name="ro7">
          <table:table-cell/>
          <table:table-cell table:style-name="ce336" office:value-type="string" calcext:value-type="string">
            <text:p>0.625" OD x 0.12" WALL x 0.385"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49" WALL x 0.652"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65" WALL x 0.62"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83" WALL x 0.584"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095" WALL x 0.56"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09" WALL x 0.532"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2" WALL x 0.51"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56" WALL x 0.438"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875" WALL x 0.375"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188" WALL x 0.374" ID</text:p>
          </table:table-cell>
          <table:table-cell table:style-name="ce336" table:number-columns-repeated="3"/>
          <table:table-cell table:number-columns-repeated="59"/>
        </table:table-row>
        <table:table-row table:style-name="ro7">
          <table:table-cell/>
          <table:table-cell table:style-name="ce336" office:value-type="string" calcext:value-type="string">
            <text:p>0.75" OD x 0.25" WALL x 0.25"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35" WALL x 0.805"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49" WALL x 0.777"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65" WALL x 0.745"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83" WALL x 0.709"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095" WALL x 0.685" ID</text:p>
          </table:table-cell>
          <table:table-cell table:style-name="ce336" table:number-columns-repeated="3"/>
          <table:table-cell table:number-columns-repeated="59"/>
        </table:table-row>
        <table:table-row table:style-name="ro7">
          <table:table-cell/>
          <table:table-cell table:style-name="ce336" office:value-type="string" calcext:value-type="string">
            <text:p>0.875" OD x 0.12" WALL x 0.635"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35" WALL x 0.93"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49" WALL x 0.902"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65" WALL x 0.87"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83" WALL x 0.834"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095" WALL x 0.81"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09" WALL x 0.782"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2" WALL x 0.76"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34" WALL x 0.732"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56" WALL x 0.688"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1875" WALL x 0.625" ID</text:p>
          </table:table-cell>
          <table:table-cell table:style-name="ce336" table:number-columns-repeated="3"/>
          <table:table-cell table:number-columns-repeated="59"/>
        </table:table-row>
        <table:table-row table:style-name="ro7">
          <table:table-cell/>
          <table:table-cell table:style-name="ce336" office:value-type="string" calcext:value-type="string">
            <text:p>1" OD x 0.25" WALL x 0.5" ID</text:p>
          </table:table-cell>
          <table:table-cell table:style-name="ce336" table:number-columns-repeated="3"/>
          <table:table-cell table:number-columns-repeated="59"/>
        </table:table-row>
        <table:table-row table:style-name="ro7">
          <table:table-cell/>
          <table:table-cell table:style-name="ce336" office:value-type="string" calcext:value-type="string">
            <text:p>1.125" OD x 0.035" WALL x 1.055" ID</text:p>
          </table:table-cell>
          <table:table-cell table:style-name="ce336" table:number-columns-repeated="3"/>
          <table:table-cell table:number-columns-repeated="59"/>
        </table:table-row>
        <table:table-row table:style-name="ro7">
          <table:table-cell/>
          <table:table-cell table:style-name="ce336" office:value-type="string" calcext:value-type="string">
            <text:p>1.125" OD x 0.065" WALL x 0.995" ID</text:p>
          </table:table-cell>
          <table:table-cell table:style-name="ce336" table:number-columns-repeated="3"/>
          <table:table-cell table:number-columns-repeated="59"/>
        </table:table-row>
        <table:table-row table:style-name="ro7">
          <table:table-cell/>
          <table:table-cell table:style-name="ce336" office:value-type="string" calcext:value-type="string">
            <text:p>1.125" OD x 0.12" WALL x 0.885"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049" WALL x 1.152"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083" WALL x 1.084"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095" WALL x 1.06"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09" WALL x 1.032"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2" WALL x 1.01"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34" WALL x 0.982"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56" WALL x 0.938"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188" WALL x 0.874" ID</text:p>
          </table:table-cell>
          <table:table-cell table:style-name="ce336" table:number-columns-repeated="3"/>
          <table:table-cell table:number-columns-repeated="59"/>
        </table:table-row>
        <table:table-row table:style-name="ro7">
          <table:table-cell/>
          <table:table-cell table:style-name="ce336" office:value-type="string" calcext:value-type="string">
            <text:p>1.25" OD x 0.25" WALL x 0.75" ID</text:p>
          </table:table-cell>
          <table:table-cell table:style-name="ce336" table:number-columns-repeated="3"/>
          <table:table-cell table:number-columns-repeated="59"/>
        </table:table-row>
        <table:table-row table:style-name="ro7">
          <table:table-cell/>
          <table:table-cell table:style-name="ce336" office:value-type="string" calcext:value-type="string">
            <text:p>1.375" OD x 0.065" WALL x 1.245"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049" WALL x 1.402"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065" WALL x 1.37"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083" WALL x 1.334"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095" WALL x 1.31"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09" WALL x 1.282"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2" WALL x 1.26"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34" WALL x 1.232"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56" WALL x 1.188"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188" WALL x 1.124" ID</text:p>
          </table:table-cell>
          <table:table-cell table:style-name="ce336" table:number-columns-repeated="3"/>
          <table:table-cell table:number-columns-repeated="59"/>
        </table:table-row>
        <table:table-row table:style-name="ro7">
          <table:table-cell/>
          <table:table-cell table:style-name="ce336" office:value-type="string" calcext:value-type="string">
            <text:p>1.5" OD x 0.25" WALL x 1" ID</text:p>
          </table:table-cell>
          <table:table-cell table:style-name="ce336" table:number-columns-repeated="3"/>
          <table:table-cell table:number-columns-repeated="59"/>
        </table:table-row>
        <table:table-row table:style-name="ro7">
          <table:table-cell/>
          <table:table-cell table:style-name="ce336" office:value-type="string" calcext:value-type="string">
            <text:p>1.625" OD x 0.065" WALL x 1.495" ID</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065" WALL x 1.62" ID</text:p>
          </table:table-cell>
          <table:table-cell table:style-name="ce336" table:number-columns-repeated="3"/>
          <table:table-cell table:number-columns-repeated="59"/>
        </table:table-row>
        <table:table-row table:style-name="ro7">
          <table:table-cell/>
          <table:table-cell table:style-name="ce336" office:value-type="string" calcext:value-type="string">
            <text:p>1.75" OD x 0.12" WALL x 1.51"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049" WALL x 1.902"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065" WALL x 1.87"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083" WALL x 1.834"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095" WALL x 1.81"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09" WALL x 1.782"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2" WALL x 1.76"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34" WALL x 1.732"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56" WALL x 1.688"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188" WALL x 1.624" ID</text:p>
          </table:table-cell>
          <table:table-cell table:style-name="ce336" table:number-columns-repeated="3"/>
          <table:table-cell table:number-columns-repeated="59"/>
        </table:table-row>
        <table:table-row table:style-name="ro7">
          <table:table-cell/>
          <table:table-cell table:style-name="ce336" office:value-type="string" calcext:value-type="string">
            <text:p>2" OD x 0.25" WALL x 1.5"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065" WALL x 2.37"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12" WALL x 2.26" ID</text:p>
          </table:table-cell>
          <table:table-cell table:style-name="ce336" table:number-columns-repeated="3"/>
          <table:table-cell table:number-columns-repeated="59"/>
        </table:table-row>
        <table:table-row table:style-name="ro7">
          <table:table-cell/>
          <table:table-cell table:style-name="ce336" office:value-type="string" calcext:value-type="string">
            <text:p>2.5" OD x 0.188" WALL x 2.124" ID</text:p>
          </table:table-cell>
          <table:table-cell table:style-name="ce336" table:number-columns-repeated="3"/>
          <table:table-cell table:number-columns-repeated="59"/>
        </table:table-row>
        <table:table-row table:style-name="ro7">
          <table:table-cell/>
          <table:table-cell table:style-name="ce336" office:value-type="string" calcext:value-type="string">
            <text:p>3" OD x 0.065" WALL x 2.87" ID</text:p>
          </table:table-cell>
          <table:table-cell table:style-name="ce336" table:number-columns-repeated="3"/>
          <table:table-cell table:number-columns-repeated="59"/>
        </table:table-row>
        <table:table-row table:style-name="ro7">
          <table:table-cell/>
          <table:table-cell table:style-name="ce336" office:value-type="string" calcext:value-type="string">
            <text:p>3" OD x 0.188" WALL x 2.624" ID</text:p>
          </table:table-cell>
          <table:table-cell table:style-name="ce336" table:number-columns-repeated="3"/>
          <table:table-cell table:number-columns-repeated="59"/>
        </table:table-row>
        <table:table-row table:style-name="ro7" table:number-rows-repeated="2">
          <table:table-cell table:number-columns-repeated="2"/>
          <table:table-cell table:style-name="ce336" table:number-columns-repeated="3"/>
          <table:table-cell table:number-columns-repeated="59"/>
        </table:table-row>
        <table:table-row table:style-name="ro7" table:number-rows-repeated="1048268">
          <table:table-cell table:number-columns-repeated="64"/>
        </table:table-row>
        <table:table-row table:style-name="ro7">
          <table:table-cell table:number-columns-repeated="64"/>
        </table:table-row>
      </table:table>
      <table:table table:name="Material Properties" table:style-name="ta10" table:protected="true">
        <loext:table-protection loext:select-protected-cells="true" loext:select-unprotected-cells="true"/>
        <table:table-column table:style-name="co38" table:default-cell-style-name="ce160"/>
        <table:table-column table:style-name="co39" table:default-cell-style-name="ce197"/>
        <table:table-column table:style-name="co40" table:default-cell-style-name="ce197"/>
        <table:table-column table:style-name="co41" table:default-cell-style-name="ce197"/>
        <table:table-column table:style-name="co19" table:number-columns-repeated="60" table:default-cell-style-name="Default"/>
        <table:table-row table:style-name="ro34">
          <table:table-cell/>
          <table:table-cell table:style-name="ce459" office:value-type="string" calcext:value-type="string">
            <text:p>Material Properties for Aluminum, Brass, Copper, Cold Rolled Steel &amp; Stainless Steel</text:p>
          </table:table-cell>
          <table:table-cell table:number-columns-repeated="62"/>
        </table:table-row>
        <table:table-row table:style-name="ro7">
          <table:table-cell table:number-columns-repeated="64"/>
        </table:table-row>
        <table:table-row table:style-name="ro2">
          <table:table-cell/>
          <table:table-cell table:style-name="ce460" office:value-type="string" calcext:value-type="string" table:number-columns-spanned="3" table:number-rows-spanned="1">
            <text:p>Aluminum <text:s/>2024-T3</text:p>
          </table:table-cell>
          <table:covered-table-cell table:style-name="ce475"/>
          <table:covered-table-cell table:style-name="ce485"/>
          <table:table-cell table:number-columns-repeated="60"/>
        </table:table-row>
        <table:table-row table:style-name="ro2">
          <table:table-cell/>
          <table:table-cell table:style-name="ce461" office:value-type="string" calcext:value-type="string" table:number-columns-spanned="1" table:number-rows-spanned="4">
            <text:p>Minimum Properties</text:p>
          </table:table-cell>
          <table:table-cell table:style-name="ce476" office:value-type="string" calcext:value-type="string">
            <text:p>Ultimate Tensile Strength, psi</text:p>
          </table:table-cell>
          <table:table-cell table:style-name="ce486" office:value-type="float" office:value="70000" calcext:value-type="float">
            <text:p>70 000</text:p>
          </table:table-cell>
          <table:table-cell table:number-columns-repeated="60"/>
        </table:table-row>
        <table:table-row table:style-name="ro2">
          <table:table-cell/>
          <table:covered-table-cell table:style-name="ce462"/>
          <table:table-cell table:style-name="ce476" office:value-type="string" calcext:value-type="string">
            <text:p>Yield Strength, psi</text:p>
          </table:table-cell>
          <table:table-cell table:style-name="ce486" office:value-type="float" office:value="50000" calcext:value-type="float">
            <text:p>50 000</text:p>
          </table:table-cell>
          <table:table-cell table:number-columns-repeated="60"/>
        </table:table-row>
        <table:table-row table:style-name="ro2">
          <table:table-cell/>
          <table:covered-table-cell table:style-name="ce462"/>
          <table:table-cell table:style-name="ce476" office:value-type="string" calcext:value-type="string">
            <text:p>Brinell Hardness</text:p>
          </table:table-cell>
          <table:table-cell table:style-name="ce476" office:value-type="float" office:value="120" calcext:value-type="float">
            <text:p>120</text:p>
          </table:table-cell>
          <table:table-cell table:number-columns-repeated="60"/>
        </table:table-row>
        <table:table-row table:style-name="ro2">
          <table:table-cell/>
          <table:covered-table-cell table:style-name="ce463"/>
          <table:table-cell table:style-name="ce476" office:value-type="string" calcext:value-type="string">
            <text:p>Rockwell Hardness</text:p>
          </table:table-cell>
          <table:table-cell table:style-name="ce476" office:value-type="string" calcext:value-type="string">
            <text:p>B75</text:p>
          </table:table-cell>
          <table:table-cell table:number-columns-repeated="60"/>
        </table:table-row>
        <table:table-row table:style-name="ro2">
          <table:table-cell/>
          <table:table-cell table:style-name="ce461" office:value-type="string" calcext:value-type="string" table:number-columns-spanned="1" table:number-rows-spanned="7">
            <text:p>Chemistry</text:p>
          </table:table-cell>
          <table:table-cell table:style-name="ce476" office:value-type="string" calcext:value-type="string">
            <text:p>Aluminum (Al)</text:p>
          </table:table-cell>
          <table:table-cell table:style-name="ce476" office:value-type="string" calcext:value-type="string">
            <text:p>90.7 - 94.7%</text:p>
          </table:table-cell>
          <table:table-cell table:number-columns-repeated="60"/>
        </table:table-row>
        <table:table-row table:style-name="ro2">
          <table:table-cell/>
          <table:covered-table-cell table:style-name="ce462"/>
          <table:table-cell table:style-name="ce476" office:value-type="string" calcext:value-type="string">
            <text:p>Chromium (Cr)</text:p>
          </table:table-cell>
          <table:table-cell table:style-name="ce476" office:value-type="string" calcext:value-type="string">
            <text:p>0.1% max</text:p>
          </table:table-cell>
          <table:table-cell table:number-columns-repeated="60"/>
        </table:table-row>
        <table:table-row table:style-name="ro2">
          <table:table-cell/>
          <table:covered-table-cell table:style-name="ce462"/>
          <table:table-cell table:style-name="ce476" office:value-type="string" calcext:value-type="string">
            <text:p>Copper (Cu)</text:p>
          </table:table-cell>
          <table:table-cell table:style-name="ce476" office:value-type="string" calcext:value-type="string">
            <text:p>3.8 - 4.9%</text:p>
          </table:table-cell>
          <table:table-cell table:number-columns-repeated="60"/>
        </table:table-row>
        <table:table-row table:style-name="ro2">
          <table:table-cell/>
          <table:covered-table-cell table:style-name="ce462"/>
          <table:table-cell table:style-name="ce476" office:value-type="string" calcext:value-type="string">
            <text:p>Iron (Fe)</text:p>
          </table:table-cell>
          <table:table-cell table:style-name="ce476" office:value-type="string" calcext:value-type="string">
            <text:p>0.5% max</text:p>
          </table:table-cell>
          <table:table-cell table:number-columns-repeated="60"/>
        </table:table-row>
        <table:table-row table:style-name="ro2">
          <table:table-cell/>
          <table:covered-table-cell table:style-name="ce462"/>
          <table:table-cell table:style-name="ce476" office:value-type="string" calcext:value-type="string">
            <text:p>Magnesium (Mg)</text:p>
          </table:table-cell>
          <table:table-cell table:style-name="ce476" office:value-type="string" calcext:value-type="string">
            <text:p>1.2 - 1.8%</text:p>
          </table:table-cell>
          <table:table-cell table:number-columns-repeated="60"/>
        </table:table-row>
        <table:table-row table:style-name="ro2">
          <table:table-cell/>
          <table:covered-table-cell table:style-name="ce462"/>
          <table:table-cell table:style-name="ce476" office:value-type="string" calcext:value-type="string">
            <text:p>Manganese (Mn)</text:p>
          </table:table-cell>
          <table:table-cell table:style-name="ce476" office:value-type="string" calcext:value-type="string">
            <text:p>0.3 - 0.9%</text:p>
          </table:table-cell>
          <table:table-cell table:number-columns-repeated="60"/>
        </table:table-row>
        <table:table-row table:style-name="ro2">
          <table:table-cell/>
          <table:covered-table-cell table:style-name="ce463"/>
          <table:table-cell table:style-name="ce476" office:value-type="string" calcext:value-type="string">
            <text:p>Silicon (Si)</text:p>
          </table:table-cell>
          <table:table-cell table:style-name="ce476" office:value-type="string" calcext:value-type="string">
            <text:p>0.5% max</text:p>
          </table:table-cell>
          <table:table-cell table:number-columns-repeated="60"/>
        </table:table-row>
        <table:table-row table:style-name="ro7">
          <table:table-cell table:number-columns-repeated="64"/>
        </table:table-row>
        <table:table-row table:style-name="ro9">
          <table:table-cell/>
          <table:table-cell table:style-name="ce460" office:value-type="string" calcext:value-type="string" table:number-columns-spanned="3" table:number-rows-spanned="1">
            <text:p>Aluminum <text:s/>6061-T6</text:p>
          </table:table-cell>
          <table:covered-table-cell table:style-name="ce475"/>
          <table:covered-table-cell table:style-name="ce485"/>
          <table:table-cell table:number-columns-repeated="60"/>
        </table:table-row>
        <table:table-row table:style-name="ro7">
          <table:table-cell/>
          <table:table-cell table:style-name="ce461" office:value-type="string" calcext:value-type="string" table:number-columns-spanned="1" table:number-rows-spanned="4">
            <text:p>Physical and Mechanical Properties</text:p>
          </table:table-cell>
          <table:table-cell table:style-name="ce477" office:value-type="string" calcext:value-type="string">
            <text:p>Ultimate Tensile Strength, psi</text:p>
          </table:table-cell>
          <table:table-cell table:style-name="ce486" office:value-type="float" office:value="45000" calcext:value-type="float">
            <text:p>45 000</text:p>
          </table:table-cell>
          <table:table-cell table:number-columns-repeated="60"/>
        </table:table-row>
        <table:table-row table:style-name="ro7">
          <table:table-cell/>
          <table:covered-table-cell table:style-name="ce462"/>
          <table:table-cell table:style-name="ce476" office:value-type="string" calcext:value-type="string">
            <text:p>Yield Strength, psi</text:p>
          </table:table-cell>
          <table:table-cell table:style-name="ce486" office:value-type="float" office:value="40000" calcext:value-type="float">
            <text:p>40 000</text:p>
          </table:table-cell>
          <table:table-cell table:number-columns-repeated="60"/>
        </table:table-row>
        <table:table-row table:style-name="ro7">
          <table:table-cell/>
          <table:covered-table-cell table:style-name="ce462"/>
          <table:table-cell table:style-name="ce476" office:value-type="string" calcext:value-type="string">
            <text:p>Brinell Hardness</text:p>
          </table:table-cell>
          <table:table-cell table:style-name="ce476" office:value-type="float" office:value="95" calcext:value-type="float">
            <text:p>95</text:p>
          </table:table-cell>
          <table:table-cell table:number-columns-repeated="60"/>
        </table:table-row>
        <table:table-row table:style-name="ro7">
          <table:table-cell/>
          <table:covered-table-cell table:style-name="ce463"/>
          <table:table-cell table:style-name="ce476" office:value-type="string" calcext:value-type="string">
            <text:p>Rockwell Hardness</text:p>
          </table:table-cell>
          <table:table-cell table:style-name="ce476" office:value-type="string" calcext:value-type="string">
            <text:p>B60</text:p>
          </table:table-cell>
          <table:table-cell table:number-columns-repeated="60"/>
        </table:table-row>
        <table:table-row table:style-name="ro7">
          <table:table-cell/>
          <table:table-cell table:style-name="ce464" office:value-type="string" calcext:value-type="string" table:number-columns-spanned="1" table:number-rows-spanned="7">
            <text:p>Chemistry</text:p>
          </table:table-cell>
          <table:table-cell table:style-name="ce476" office:value-type="string" calcext:value-type="string">
            <text:p>Aluminum (Al)</text:p>
          </table:table-cell>
          <table:table-cell table:style-name="ce477" office:value-type="string" calcext:value-type="string">
            <text:p>95.8 - 98.6%</text:p>
          </table:table-cell>
          <table:table-cell table:number-columns-repeated="60"/>
        </table:table-row>
        <table:table-row table:style-name="ro7">
          <table:table-cell/>
          <table:covered-table-cell table:style-name="ce462"/>
          <table:table-cell table:style-name="ce476" office:value-type="string" calcext:value-type="string">
            <text:p>Chromium (Cr)</text:p>
          </table:table-cell>
          <table:table-cell table:style-name="ce477" office:value-type="string" calcext:value-type="string">
            <text:p>0.04 - 0.35%</text:p>
          </table:table-cell>
          <table:table-cell table:number-columns-repeated="60"/>
        </table:table-row>
        <table:table-row table:style-name="ro7">
          <table:table-cell/>
          <table:covered-table-cell table:style-name="ce462"/>
          <table:table-cell table:style-name="ce476" office:value-type="string" calcext:value-type="string">
            <text:p>Copper (Cu)</text:p>
          </table:table-cell>
          <table:table-cell table:style-name="ce477" office:value-type="string" calcext:value-type="string">
            <text:p>0.15 - 0.40%</text:p>
          </table:table-cell>
          <table:table-cell table:number-columns-repeated="60"/>
        </table:table-row>
        <table:table-row table:style-name="ro7">
          <table:table-cell/>
          <table:covered-table-cell table:style-name="ce462"/>
          <table:table-cell table:style-name="ce476" office:value-type="string" calcext:value-type="string">
            <text:p>Iron (Fe)</text:p>
          </table:table-cell>
          <table:table-cell table:style-name="ce487" office:value-type="percentage" office:value="0.007" calcext:value-type="percentage">
            <text:p>0,70 %</text:p>
          </table:table-cell>
          <table:table-cell table:number-columns-repeated="60"/>
        </table:table-row>
        <table:table-row table:style-name="ro7">
          <table:table-cell/>
          <table:covered-table-cell table:style-name="ce462"/>
          <table:table-cell table:style-name="ce476" office:value-type="string" calcext:value-type="string">
            <text:p>Magnesium (Mg)</text:p>
          </table:table-cell>
          <table:table-cell table:style-name="ce477" office:value-type="string" calcext:value-type="string">
            <text:p>0.8 - 1.2%</text:p>
          </table:table-cell>
          <table:table-cell table:number-columns-repeated="60"/>
        </table:table-row>
        <table:table-row table:style-name="ro7">
          <table:table-cell/>
          <table:covered-table-cell table:style-name="ce462"/>
          <table:table-cell table:style-name="ce476" office:value-type="string" calcext:value-type="string">
            <text:p>Manganese (Mn)</text:p>
          </table:table-cell>
          <table:table-cell table:style-name="ce477" office:value-type="string" calcext:value-type="string">
            <text:p>0.15% max</text:p>
          </table:table-cell>
          <table:table-cell table:number-columns-repeated="60"/>
        </table:table-row>
        <table:table-row table:style-name="ro7">
          <table:table-cell/>
          <table:covered-table-cell table:style-name="ce462"/>
          <table:table-cell table:style-name="ce476" office:value-type="string" calcext:value-type="string">
            <text:p>Silicon (Si)</text:p>
          </table:table-cell>
          <table:table-cell table:style-name="ce477" office:value-type="string" calcext:value-type="string">
            <text:p>0.4 - 0.8%</text:p>
          </table:table-cell>
          <table:table-cell table:number-columns-repeated="60"/>
        </table:table-row>
        <table:table-row table:style-name="ro7">
          <table:table-cell/>
          <table:table-cell table:style-name="ce465"/>
          <table:table-cell table:style-name="ce476" office:value-type="string" calcext:value-type="string">
            <text:p>Zinc (Zn)</text:p>
          </table:table-cell>
          <table:table-cell table:style-name="ce487" office:value-type="percentage" office:value="0.0025" calcext:value-type="percentage">
            <text:p>0,25 %</text:p>
          </table:table-cell>
          <table:table-cell table:number-columns-repeated="60"/>
        </table:table-row>
        <table:table-row table:style-name="ro7">
          <table:table-cell/>
          <table:table-cell table:style-name="ce466"/>
          <table:table-cell table:style-name="ce478"/>
          <table:table-cell table:style-name="ce488"/>
          <table:table-cell table:number-columns-repeated="60"/>
        </table:table-row>
        <table:table-row table:style-name="ro9">
          <table:table-cell/>
          <table:table-cell table:style-name="ce460" office:value-type="string" calcext:value-type="string" table:number-columns-spanned="3" table:number-rows-spanned="1">
            <text:p>Aluminum <text:s/>6063-T52 </text:p>
          </table:table-cell>
          <table:covered-table-cell table:style-name="ce475"/>
          <table:covered-table-cell table:style-name="ce485"/>
          <table:table-cell table:number-columns-repeated="60"/>
        </table:table-row>
        <table:table-row table:style-name="ro7">
          <table:table-cell/>
          <table:table-cell table:style-name="ce461" office:value-type="string" calcext:value-type="string" table:number-columns-spanned="1" table:number-rows-spanned="3">
            <text:p>Minimum Properties</text:p>
          </table:table-cell>
          <table:table-cell table:style-name="ce476" office:value-type="string" calcext:value-type="string">
            <text:p>Ultimate Tensile Strength, psi</text:p>
          </table:table-cell>
          <table:table-cell table:style-name="ce486" office:value-type="float" office:value="27000" calcext:value-type="float">
            <text:p>27 000</text:p>
          </table:table-cell>
          <table:table-cell table:number-columns-repeated="60"/>
        </table:table-row>
        <table:table-row table:style-name="ro7">
          <table:table-cell/>
          <table:covered-table-cell table:style-name="ce462"/>
          <table:table-cell table:style-name="ce476" office:value-type="string" calcext:value-type="string">
            <text:p>Yield Strength, psi</text:p>
          </table:table-cell>
          <table:table-cell table:style-name="ce486" office:value-type="float" office:value="21000" calcext:value-type="float">
            <text:p>21 000</text:p>
          </table:table-cell>
          <table:table-cell table:number-columns-repeated="60"/>
        </table:table-row>
        <table:table-row table:style-name="ro7">
          <table:table-cell/>
          <table:covered-table-cell table:style-name="ce463"/>
          <table:table-cell table:style-name="ce476" office:value-type="string" calcext:value-type="string">
            <text:p>Brinell Hardness</text:p>
          </table:table-cell>
          <table:table-cell table:style-name="ce476" office:value-type="float" office:value="60" calcext:value-type="float">
            <text:p>60</text:p>
          </table:table-cell>
          <table:table-cell table:number-columns-repeated="60"/>
        </table:table-row>
        <table:table-row table:style-name="ro7">
          <table:table-cell/>
          <table:table-cell table:style-name="ce461" office:value-type="string" calcext:value-type="string" table:number-columns-spanned="1" table:number-rows-spanned="7">
            <text:p>Chemistry</text:p>
          </table:table-cell>
          <table:table-cell table:style-name="ce476" office:value-type="string" calcext:value-type="string">
            <text:p>Aluminum (Al)</text:p>
          </table:table-cell>
          <table:table-cell table:style-name="ce476" office:value-type="string" calcext:value-type="string">
            <text:p>97.5% max</text:p>
          </table:table-cell>
          <table:table-cell table:number-columns-repeated="60"/>
        </table:table-row>
        <table:table-row table:style-name="ro7">
          <table:table-cell/>
          <table:covered-table-cell table:style-name="ce462"/>
          <table:table-cell table:style-name="ce476" office:value-type="string" calcext:value-type="string">
            <text:p>Chromium (Cr)</text:p>
          </table:table-cell>
          <table:table-cell table:style-name="ce476" office:value-type="string" calcext:value-type="string">
            <text:p>0.1% max</text:p>
          </table:table-cell>
          <table:table-cell table:number-columns-repeated="60"/>
        </table:table-row>
        <table:table-row table:style-name="ro7">
          <table:table-cell/>
          <table:covered-table-cell table:style-name="ce462"/>
          <table:table-cell table:style-name="ce476" office:value-type="string" calcext:value-type="string">
            <text:p>Copper (Cu)</text:p>
          </table:table-cell>
          <table:table-cell table:style-name="ce476" office:value-type="string" calcext:value-type="string">
            <text:p>0.1% max</text:p>
          </table:table-cell>
          <table:table-cell table:number-columns-repeated="60"/>
        </table:table-row>
        <table:table-row table:style-name="ro7">
          <table:table-cell/>
          <table:covered-table-cell table:style-name="ce462"/>
          <table:table-cell table:style-name="ce476" office:value-type="string" calcext:value-type="string">
            <text:p>Iron (Fe)</text:p>
          </table:table-cell>
          <table:table-cell table:style-name="ce476" office:value-type="string" calcext:value-type="string">
            <text:p>0.35% max</text:p>
          </table:table-cell>
          <table:table-cell table:number-columns-repeated="60"/>
        </table:table-row>
        <table:table-row table:style-name="ro7">
          <table:table-cell/>
          <table:covered-table-cell table:style-name="ce462"/>
          <table:table-cell table:style-name="ce476" office:value-type="string" calcext:value-type="string">
            <text:p>Magnesium (Mg)</text:p>
          </table:table-cell>
          <table:table-cell table:style-name="ce476" office:value-type="string" calcext:value-type="string">
            <text:p>0.45 - 0.90%</text:p>
          </table:table-cell>
          <table:table-cell table:number-columns-repeated="60"/>
        </table:table-row>
        <table:table-row table:style-name="ro7">
          <table:table-cell/>
          <table:covered-table-cell table:style-name="ce462"/>
          <table:table-cell table:style-name="ce476" office:value-type="string" calcext:value-type="string">
            <text:p>Manganese (Mn)</text:p>
          </table:table-cell>
          <table:table-cell table:style-name="ce476" office:value-type="string" calcext:value-type="string">
            <text:p>0.1% max</text:p>
          </table:table-cell>
          <table:table-cell table:number-columns-repeated="60"/>
        </table:table-row>
        <table:table-row table:style-name="ro7">
          <table:table-cell/>
          <table:covered-table-cell table:style-name="ce463"/>
          <table:table-cell table:style-name="ce476" office:value-type="string" calcext:value-type="string">
            <text:p>Silicon (Si)</text:p>
          </table:table-cell>
          <table:table-cell table:style-name="ce476" office:value-type="string" calcext:value-type="string">
            <text:p>0.2 - 0.6%</text:p>
          </table:table-cell>
          <table:table-cell table:number-columns-repeated="60"/>
        </table:table-row>
        <table:table-row table:style-name="ro7">
          <table:table-cell table:number-columns-repeated="64"/>
        </table:table-row>
        <table:table-row table:style-name="ro7">
          <table:table-cell/>
          <table:table-cell table:style-name="ce467" office:value-type="string" calcext:value-type="string" table:number-columns-spanned="3" table:number-rows-spanned="1">
            <text:p>Brass <text:s/>C330 </text:p>
          </table:table-cell>
          <table:covered-table-cell table:style-name="ce479"/>
          <table:covered-table-cell table:style-name="ce489"/>
          <table:table-cell table:number-columns-repeated="60"/>
        </table:table-row>
        <table:table-row table:style-name="ro7">
          <table:table-cell/>
          <table:table-cell table:style-name="ce468" office:value-type="string" calcext:value-type="string" table:number-columns-spanned="1" table:number-rows-spanned="4">
            <text:p>Minimum Properties</text:p>
          </table:table-cell>
          <table:table-cell table:style-name="ce480" office:value-type="string" calcext:value-type="string">
            <text:p>Ultimate Tensile Strength, psi</text:p>
          </table:table-cell>
          <table:table-cell table:style-name="ce490" office:value-type="float" office:value="65300" calcext:value-type="float">
            <text:p>65 300</text:p>
          </table:table-cell>
          <table:table-cell table:number-columns-repeated="60"/>
        </table:table-row>
        <table:table-row table:style-name="ro7">
          <table:table-cell/>
          <table:covered-table-cell table:style-name="ce469"/>
          <table:table-cell table:style-name="ce480" office:value-type="string" calcext:value-type="string">
            <text:p>Yield Strength, psi</text:p>
          </table:table-cell>
          <table:table-cell table:style-name="ce490" office:value-type="float" office:value="50000" calcext:value-type="float">
            <text:p>50 000</text:p>
          </table:table-cell>
          <table:table-cell table:number-columns-repeated="60"/>
        </table:table-row>
        <table:table-row table:style-name="ro7">
          <table:table-cell/>
          <table:covered-table-cell table:style-name="ce469"/>
          <table:table-cell table:style-name="ce480" office:value-type="string" calcext:value-type="string">
            <text:p>Elongation</text:p>
          </table:table-cell>
          <table:table-cell table:style-name="ce491" office:value-type="percentage" office:value="0.32" calcext:value-type="percentage">
            <text:p>32 %</text:p>
          </table:table-cell>
          <table:table-cell table:number-columns-repeated="60"/>
        </table:table-row>
        <table:table-row table:style-name="ro7">
          <table:table-cell/>
          <table:covered-table-cell table:style-name="ce470"/>
          <table:table-cell table:style-name="ce480" office:value-type="string" calcext:value-type="string">
            <text:p>Rockwell Hardness</text:p>
          </table:table-cell>
          <table:table-cell table:style-name="ce480" office:value-type="string" calcext:value-type="string">
            <text:p>B70</text:p>
          </table:table-cell>
          <table:table-cell table:number-columns-repeated="60"/>
        </table:table-row>
        <table:table-row table:style-name="ro7">
          <table:table-cell/>
          <table:table-cell table:style-name="ce468" office:value-type="string" calcext:value-type="string" table:number-columns-spanned="1" table:number-rows-spanned="4">
            <text:p>Chemistry</text:p>
          </table:table-cell>
          <table:table-cell table:style-name="ce480" office:value-type="string" calcext:value-type="string">
            <text:p>Copper (Cu)</text:p>
          </table:table-cell>
          <table:table-cell table:style-name="ce480" office:value-type="string" calcext:value-type="string">
            <text:p>65 - 68%</text:p>
          </table:table-cell>
          <table:table-cell table:number-columns-repeated="60"/>
        </table:table-row>
        <table:table-row table:style-name="ro7">
          <table:table-cell/>
          <table:covered-table-cell table:style-name="ce469"/>
          <table:table-cell table:style-name="ce480" office:value-type="string" calcext:value-type="string">
            <text:p>Zinc (Zn)</text:p>
          </table:table-cell>
          <table:table-cell table:style-name="ce492" office:value-type="percentage" office:value="0.335" calcext:value-type="percentage">
            <text:p>33,50 %</text:p>
          </table:table-cell>
          <table:table-cell table:number-columns-repeated="60"/>
        </table:table-row>
        <table:table-row table:style-name="ro7">
          <table:table-cell/>
          <table:covered-table-cell table:style-name="ce469"/>
          <table:table-cell table:style-name="ce480" office:value-type="string" calcext:value-type="string">
            <text:p>Iron (Fe)</text:p>
          </table:table-cell>
          <table:table-cell table:style-name="ce480" office:value-type="string" calcext:value-type="string">
            <text:p>0.07% max</text:p>
          </table:table-cell>
          <table:table-cell table:number-columns-repeated="60"/>
        </table:table-row>
        <table:table-row table:style-name="ro7">
          <table:table-cell/>
          <table:covered-table-cell table:style-name="ce470"/>
          <table:table-cell table:style-name="ce480" office:value-type="string" calcext:value-type="string">
            <text:p>Lead (Pb)</text:p>
          </table:table-cell>
          <table:table-cell table:style-name="ce480" office:value-type="string" calcext:value-type="string">
            <text:p>0.2 - 0.8%</text:p>
          </table:table-cell>
          <table:table-cell table:number-columns-repeated="60"/>
        </table:table-row>
        <table:table-row table:style-name="ro7">
          <table:table-cell/>
          <table:table-cell table:style-name="ce471"/>
          <table:table-cell table:style-name="ce481" table:number-columns-repeated="2"/>
          <table:table-cell table:number-columns-repeated="60"/>
        </table:table-row>
        <table:table-row table:style-name="ro7" table:number-rows-repeated="5">
          <table:table-cell/>
          <table:table-cell table:style-name="ce472"/>
          <table:table-cell table:style-name="ce482" table:number-columns-repeated="2"/>
          <table:table-cell table:number-columns-repeated="60"/>
        </table:table-row>
        <table:table-row table:style-name="ro7">
          <table:table-cell/>
          <table:table-cell table:style-name="ce473"/>
          <table:table-cell table:style-name="ce483" table:number-columns-repeated="2"/>
          <table:table-cell table:number-columns-repeated="60"/>
        </table:table-row>
        <table:table-row table:style-name="ro7">
          <table:table-cell/>
          <table:table-cell table:style-name="ce467" office:value-type="string" calcext:value-type="string" table:number-columns-spanned="3" table:number-rows-spanned="1">
            <text:p>Copper C101 Oxygen Free Electronic Copper - Half Hard (H02) Temper</text:p>
          </table:table-cell>
          <table:covered-table-cell table:style-name="ce479"/>
          <table:covered-table-cell table:style-name="ce489"/>
          <table:table-cell table:number-columns-repeated="60"/>
        </table:table-row>
        <table:table-row table:style-name="ro7">
          <table:table-cell/>
          <table:table-cell table:style-name="ce468" office:value-type="string" calcext:value-type="string" table:number-columns-spanned="1" table:number-rows-spanned="4">
            <text:p>Physical and Mechanical Properties</text:p>
          </table:table-cell>
          <table:table-cell table:style-name="ce480" office:value-type="string" calcext:value-type="string">
            <text:p>Ultimate Tensile Strength, psi</text:p>
          </table:table-cell>
          <table:table-cell table:style-name="ce490" office:value-type="float" office:value="43500" calcext:value-type="float">
            <text:p>43 500</text:p>
          </table:table-cell>
          <table:table-cell table:number-columns-repeated="60"/>
        </table:table-row>
        <table:table-row table:style-name="ro7">
          <table:table-cell/>
          <table:covered-table-cell table:style-name="ce469"/>
          <table:table-cell table:style-name="ce480" office:value-type="string" calcext:value-type="string">
            <text:p>Yield Strength, psi</text:p>
          </table:table-cell>
          <table:table-cell table:style-name="ce490" office:value-type="float" office:value="36300" calcext:value-type="float">
            <text:p>36 300</text:p>
          </table:table-cell>
          <table:table-cell table:number-columns-repeated="60"/>
        </table:table-row>
        <table:table-row table:style-name="ro7">
          <table:table-cell/>
          <table:covered-table-cell table:style-name="ce469"/>
          <table:table-cell table:style-name="ce480" office:value-type="string" calcext:value-type="string">
            <text:p>Rockwell Hardness</text:p>
          </table:table-cell>
          <table:table-cell table:style-name="ce480" office:value-type="string" calcext:value-type="string">
            <text:p>B40</text:p>
          </table:table-cell>
          <table:table-cell table:number-columns-repeated="60"/>
        </table:table-row>
        <table:table-row table:style-name="ro26">
          <table:table-cell/>
          <table:covered-table-cell table:style-name="ce470"/>
          <table:table-cell table:style-name="ce480" office:value-type="string" calcext:value-type="string">
            <text:p>Machinability</text:p>
          </table:table-cell>
          <table:table-cell table:style-name="ce480" office:value-type="string" calcext:value-type="string">
            <text:p>20% of free-cutting brass rod (C360)</text:p>
          </table:table-cell>
          <table:table-cell table:number-columns-repeated="60"/>
        </table:table-row>
        <table:table-row table:style-name="ro7">
          <table:table-cell/>
          <table:table-cell table:style-name="ce474" table:number-columns-spanned="3" table:number-rows-spanned="1"/>
          <table:covered-table-cell table:style-name="ce484"/>
          <table:covered-table-cell table:style-name="ce493"/>
          <table:table-cell table:number-columns-repeated="60"/>
        </table:table-row>
        <table:table-row table:style-name="ro7">
          <table:table-cell/>
          <table:table-cell table:style-name="ce467" office:value-type="string" calcext:value-type="string" table:number-columns-spanned="3" table:number-rows-spanned="1">
            <text:p>Copper <text:s/>C122 </text:p>
          </table:table-cell>
          <table:covered-table-cell table:style-name="ce479"/>
          <table:covered-table-cell table:style-name="ce489"/>
          <table:table-cell table:number-columns-repeated="60"/>
        </table:table-row>
        <table:table-row table:style-name="ro7">
          <table:table-cell/>
          <table:table-cell table:style-name="ce468" office:value-type="string" calcext:value-type="string" table:number-columns-spanned="1" table:number-rows-spanned="3">
            <text:p>Physical and Mechanical Properties</text:p>
          </table:table-cell>
          <table:table-cell table:style-name="ce480" office:value-type="string" calcext:value-type="string">
            <text:p>Ultimate Tensile Strength, psi</text:p>
          </table:table-cell>
          <table:table-cell table:style-name="ce490" office:value-type="float" office:value="32000" calcext:value-type="float">
            <text:p>32 000</text:p>
          </table:table-cell>
          <table:table-cell table:number-columns-repeated="60"/>
        </table:table-row>
        <table:table-row table:style-name="ro7">
          <table:table-cell/>
          <table:covered-table-cell table:style-name="ce469"/>
          <table:table-cell table:style-name="ce480" office:value-type="string" calcext:value-type="string">
            <text:p>Yield Strength, psi</text:p>
          </table:table-cell>
          <table:table-cell table:style-name="ce490" office:value-type="float" office:value="10000" calcext:value-type="float">
            <text:p>10 000</text:p>
          </table:table-cell>
          <table:table-cell table:number-columns-repeated="60"/>
        </table:table-row>
        <table:table-row table:style-name="ro26">
          <table:table-cell/>
          <table:covered-table-cell table:style-name="ce470"/>
          <table:table-cell table:style-name="ce480" office:value-type="string" calcext:value-type="string">
            <text:p>Machinability</text:p>
          </table:table-cell>
          <table:table-cell table:style-name="ce480" office:value-type="string" calcext:value-type="string">
            <text:p>20% of free-cutting brass rod (C360)</text:p>
          </table:table-cell>
          <table:table-cell table:number-columns-repeated="60"/>
        </table:table-row>
        <table:table-row table:style-name="ro7">
          <table:table-cell/>
          <table:table-cell table:style-name="ce468" office:value-type="string" calcext:value-type="string" table:number-columns-spanned="1" table:number-rows-spanned="2">
            <text:p>Chemistry</text:p>
          </table:table-cell>
          <table:table-cell table:style-name="ce480" office:value-type="string" calcext:value-type="string">
            <text:p>Copper (Cu)</text:p>
          </table:table-cell>
          <table:table-cell table:style-name="ce492" office:value-type="percentage" office:value="0.999" calcext:value-type="percentage">
            <text:p>99,90 %</text:p>
          </table:table-cell>
          <table:table-cell table:number-columns-repeated="60"/>
        </table:table-row>
        <table:table-row table:style-name="ro7">
          <table:table-cell/>
          <table:covered-table-cell table:style-name="ce470"/>
          <table:table-cell table:style-name="ce480" office:value-type="string" calcext:value-type="string">
            <text:p>Phosphorus (P)</text:p>
          </table:table-cell>
          <table:table-cell table:style-name="ce480" office:value-type="string" calcext:value-type="string">
            <text:p>0.02% max</text:p>
          </table:table-cell>
          <table:table-cell table:number-columns-repeated="60"/>
        </table:table-row>
        <table:table-row table:style-name="ro7">
          <table:table-cell table:number-columns-repeated="64"/>
        </table:table-row>
        <table:table-row table:style-name="ro9">
          <table:table-cell/>
          <table:table-cell table:style-name="ce460" office:value-type="string" calcext:value-type="string" table:number-columns-spanned="3" table:number-rows-spanned="1">
            <text:p>Stainless Steel <text:s/>304 <text:s/>(annealed condition)</text:p>
          </table:table-cell>
          <table:covered-table-cell table:style-name="ce475"/>
          <table:covered-table-cell table:style-name="ce485"/>
          <table:table-cell table:number-columns-repeated="60"/>
        </table:table-row>
        <table:table-row table:style-name="ro7">
          <table:table-cell/>
          <table:table-cell table:style-name="ce461" office:value-type="string" calcext:value-type="string" table:number-columns-spanned="1" table:number-rows-spanned="4">
            <text:p>Minimum Properties</text:p>
          </table:table-cell>
          <table:table-cell table:style-name="ce476" office:value-type="string" calcext:value-type="string">
            <text:p>Ultimate Tensile Strength, psi</text:p>
          </table:table-cell>
          <table:table-cell table:style-name="ce486" office:value-type="float" office:value="73200" calcext:value-type="float">
            <text:p>73 200</text:p>
          </table:table-cell>
          <table:table-cell table:number-columns-repeated="60"/>
        </table:table-row>
        <table:table-row table:style-name="ro7">
          <table:table-cell/>
          <table:covered-table-cell table:style-name="ce462"/>
          <table:table-cell table:style-name="ce476" office:value-type="string" calcext:value-type="string">
            <text:p>Yield Strength, psi</text:p>
          </table:table-cell>
          <table:table-cell table:style-name="ce486" office:value-type="float" office:value="31200" calcext:value-type="float">
            <text:p>31 200</text:p>
          </table:table-cell>
          <table:table-cell table:number-columns-repeated="60"/>
        </table:table-row>
        <table:table-row table:style-name="ro7">
          <table:table-cell/>
          <table:covered-table-cell table:style-name="ce462"/>
          <table:table-cell table:style-name="ce476" office:value-type="string" calcext:value-type="string">
            <text:p>Elongation</text:p>
          </table:table-cell>
          <table:table-cell table:style-name="ce494" office:value-type="percentage" office:value="0.7" calcext:value-type="percentage">
            <text:p>70 %</text:p>
          </table:table-cell>
          <table:table-cell table:number-columns-repeated="60"/>
        </table:table-row>
        <table:table-row table:style-name="ro7">
          <table:table-cell/>
          <table:covered-table-cell table:style-name="ce463"/>
          <table:table-cell table:style-name="ce476" office:value-type="string" calcext:value-type="string">
            <text:p>Rockwell Hardness</text:p>
          </table:table-cell>
          <table:table-cell table:style-name="ce476" office:value-type="string" calcext:value-type="string">
            <text:p>B70</text:p>
          </table:table-cell>
          <table:table-cell table:number-columns-repeated="60"/>
        </table:table-row>
        <table:table-row table:style-name="ro7">
          <table:table-cell/>
          <table:table-cell table:style-name="ce461" office:value-type="string" calcext:value-type="string" table:number-columns-spanned="1" table:number-rows-spanned="8">
            <text:p>Chemistry</text:p>
          </table:table-cell>
          <table:table-cell table:style-name="ce476" office:value-type="string" calcext:value-type="string">
            <text:p>Iron (Fe)</text:p>
          </table:table-cell>
          <table:table-cell table:style-name="ce476" office:value-type="string" calcext:value-type="string">
            <text:p>66.5 - 74%</text:p>
          </table:table-cell>
          <table:table-cell table:number-columns-repeated="60"/>
        </table:table-row>
        <table:table-row table:style-name="ro7">
          <table:table-cell/>
          <table:covered-table-cell table:style-name="ce462"/>
          <table:table-cell table:style-name="ce476" office:value-type="string" calcext:value-type="string">
            <text:p>Carbon (C)</text:p>
          </table:table-cell>
          <table:table-cell table:style-name="ce476" office:value-type="string" calcext:value-type="string">
            <text:p>0.08% max</text:p>
          </table:table-cell>
          <table:table-cell table:number-columns-repeated="60"/>
        </table:table-row>
        <table:table-row table:style-name="ro7">
          <table:table-cell/>
          <table:covered-table-cell table:style-name="ce462"/>
          <table:table-cell table:style-name="ce476" office:value-type="string" calcext:value-type="string">
            <text:p>Chrome (Cr)</text:p>
          </table:table-cell>
          <table:table-cell table:style-name="ce476" office:value-type="string" calcext:value-type="string">
            <text:p>18 - 20%</text:p>
          </table:table-cell>
          <table:table-cell table:number-columns-repeated="60"/>
        </table:table-row>
        <table:table-row table:style-name="ro7">
          <table:table-cell/>
          <table:covered-table-cell table:style-name="ce462"/>
          <table:table-cell table:style-name="ce476" office:value-type="string" calcext:value-type="string">
            <text:p>Manganese (Mn)</text:p>
          </table:table-cell>
          <table:table-cell table:style-name="ce476" office:value-type="string" calcext:value-type="string">
            <text:p>2% max</text:p>
          </table:table-cell>
          <table:table-cell table:number-columns-repeated="60"/>
        </table:table-row>
        <table:table-row table:style-name="ro7">
          <table:table-cell/>
          <table:covered-table-cell table:style-name="ce462"/>
          <table:table-cell table:style-name="ce476" office:value-type="string" calcext:value-type="string">
            <text:p>Nickel (Ni)</text:p>
          </table:table-cell>
          <table:table-cell table:style-name="ce476" office:value-type="string" calcext:value-type="string">
            <text:p>8 - 10.5%</text:p>
          </table:table-cell>
          <table:table-cell table:number-columns-repeated="60"/>
        </table:table-row>
        <table:table-row table:style-name="ro7">
          <table:table-cell/>
          <table:covered-table-cell table:style-name="ce462"/>
          <table:table-cell table:style-name="ce476" office:value-type="string" calcext:value-type="string">
            <text:p>Phosphorus (P)</text:p>
          </table:table-cell>
          <table:table-cell table:style-name="ce476" office:value-type="string" calcext:value-type="string">
            <text:p>0.045% max</text:p>
          </table:table-cell>
          <table:table-cell table:number-columns-repeated="60"/>
        </table:table-row>
        <table:table-row table:style-name="ro7">
          <table:table-cell/>
          <table:covered-table-cell table:style-name="ce462"/>
          <table:table-cell table:style-name="ce476" office:value-type="string" calcext:value-type="string">
            <text:p>Sulphur (S)</text:p>
          </table:table-cell>
          <table:table-cell table:style-name="ce476" office:value-type="string" calcext:value-type="string">
            <text:p>0.03% max</text:p>
          </table:table-cell>
          <table:table-cell table:number-columns-repeated="60"/>
        </table:table-row>
        <table:table-row table:style-name="ro7">
          <table:table-cell/>
          <table:covered-table-cell table:style-name="ce463"/>
          <table:table-cell table:style-name="ce476" office:value-type="string" calcext:value-type="string">
            <text:p>Silicon (Si)</text:p>
          </table:table-cell>
          <table:table-cell table:style-name="ce476" office:value-type="string" calcext:value-type="string">
            <text:p>1% max</text:p>
          </table:table-cell>
          <table:table-cell table:number-columns-repeated="60"/>
        </table:table-row>
        <table:table-row table:style-name="ro7">
          <table:table-cell table:number-columns-repeated="64"/>
        </table:table-row>
        <table:table-row table:style-name="ro9">
          <table:table-cell/>
          <table:table-cell table:style-name="ce460" office:value-type="string" calcext:value-type="string" table:number-columns-spanned="3" table:number-rows-spanned="1">
            <text:p>Stainless Steel <text:s/>316 (annealed condition)</text:p>
          </table:table-cell>
          <table:covered-table-cell table:style-name="ce475"/>
          <table:covered-table-cell table:style-name="ce485"/>
          <table:table-cell table:number-columns-repeated="60"/>
        </table:table-row>
        <table:table-row table:style-name="ro7">
          <table:table-cell/>
          <table:table-cell table:style-name="ce461" office:value-type="string" calcext:value-type="string" table:number-columns-spanned="1" table:number-rows-spanned="4">
            <text:p>Minimum Properties</text:p>
          </table:table-cell>
          <table:table-cell table:style-name="ce476" office:value-type="string" calcext:value-type="string">
            <text:p>Ultimate Tensile Strength, psi</text:p>
          </table:table-cell>
          <table:table-cell table:style-name="ce486" office:value-type="float" office:value="89900" calcext:value-type="float">
            <text:p>89 900</text:p>
          </table:table-cell>
          <table:table-cell table:number-columns-repeated="60"/>
        </table:table-row>
        <table:table-row table:style-name="ro7">
          <table:table-cell/>
          <table:covered-table-cell table:style-name="ce462"/>
          <table:table-cell table:style-name="ce476" office:value-type="string" calcext:value-type="string">
            <text:p>Yield Strength, psi</text:p>
          </table:table-cell>
          <table:table-cell table:style-name="ce486" office:value-type="float" office:value="60200" calcext:value-type="float">
            <text:p>60 200</text:p>
          </table:table-cell>
          <table:table-cell table:number-columns-repeated="60"/>
        </table:table-row>
        <table:table-row table:style-name="ro7">
          <table:table-cell/>
          <table:covered-table-cell table:style-name="ce462"/>
          <table:table-cell table:style-name="ce476" office:value-type="string" calcext:value-type="string">
            <text:p>Elongation</text:p>
          </table:table-cell>
          <table:table-cell table:style-name="ce494" office:value-type="percentage" office:value="0.45" calcext:value-type="percentage">
            <text:p>45 %</text:p>
          </table:table-cell>
          <table:table-cell table:number-columns-repeated="60"/>
        </table:table-row>
        <table:table-row table:style-name="ro7">
          <table:table-cell/>
          <table:covered-table-cell table:style-name="ce463"/>
          <table:table-cell table:style-name="ce476" office:value-type="string" calcext:value-type="string">
            <text:p>Rockwell Hardness</text:p>
          </table:table-cell>
          <table:table-cell table:style-name="ce476" office:value-type="string" calcext:value-type="string">
            <text:p>B91</text:p>
          </table:table-cell>
          <table:table-cell table:number-columns-repeated="60"/>
        </table:table-row>
        <table:table-row table:style-name="ro7">
          <table:table-cell/>
          <table:table-cell table:style-name="ce461" office:value-type="string" calcext:value-type="string" table:number-columns-spanned="1" table:number-rows-spanned="9">
            <text:p>Chemistry</text:p>
          </table:table-cell>
          <table:table-cell table:style-name="ce476" office:value-type="string" calcext:value-type="string">
            <text:p>Iron (Fe)</text:p>
          </table:table-cell>
          <table:table-cell table:style-name="ce494" office:value-type="percentage" office:value="0.65" calcext:value-type="percentage">
            <text:p>65 %</text:p>
          </table:table-cell>
          <table:table-cell table:number-columns-repeated="60"/>
        </table:table-row>
        <table:table-row table:style-name="ro7">
          <table:table-cell/>
          <table:covered-table-cell table:style-name="ce462"/>
          <table:table-cell table:style-name="ce476" office:value-type="string" calcext:value-type="string">
            <text:p>Carbon (C)</text:p>
          </table:table-cell>
          <table:table-cell table:style-name="ce476" office:value-type="string" calcext:value-type="string">
            <text:p>0.08% max</text:p>
          </table:table-cell>
          <table:table-cell table:number-columns-repeated="60"/>
        </table:table-row>
        <table:table-row table:style-name="ro7">
          <table:table-cell/>
          <table:covered-table-cell table:style-name="ce462"/>
          <table:table-cell table:style-name="ce476" office:value-type="string" calcext:value-type="string">
            <text:p>Chrome (Cr)</text:p>
          </table:table-cell>
          <table:table-cell table:style-name="ce494" office:value-type="percentage" office:value="0.17" calcext:value-type="percentage">
            <text:p>17 %</text:p>
          </table:table-cell>
          <table:table-cell table:number-columns-repeated="60"/>
        </table:table-row>
        <table:table-row table:style-name="ro7">
          <table:table-cell/>
          <table:covered-table-cell table:style-name="ce462"/>
          <table:table-cell table:style-name="ce476" office:value-type="string" calcext:value-type="string">
            <text:p>Manganese (Mn)</text:p>
          </table:table-cell>
          <table:table-cell table:style-name="ce494" office:value-type="percentage" office:value="0.02" calcext:value-type="percentage">
            <text:p>2 %</text:p>
          </table:table-cell>
          <table:table-cell table:number-columns-repeated="60"/>
        </table:table-row>
        <table:table-row table:style-name="ro7">
          <table:table-cell/>
          <table:covered-table-cell table:style-name="ce462"/>
          <table:table-cell table:style-name="ce476" office:value-type="string" calcext:value-type="string">
            <text:p>Molybdenum (Mo)</text:p>
          </table:table-cell>
          <table:table-cell table:style-name="ce495" office:value-type="percentage" office:value="0.025" calcext:value-type="percentage">
            <text:p>2,50 %</text:p>
          </table:table-cell>
          <table:table-cell table:number-columns-repeated="60"/>
        </table:table-row>
        <table:table-row table:style-name="ro7">
          <table:table-cell/>
          <table:covered-table-cell table:style-name="ce462"/>
          <table:table-cell table:style-name="ce476" office:value-type="string" calcext:value-type="string">
            <text:p>Nickel (Ni)</text:p>
          </table:table-cell>
          <table:table-cell table:style-name="ce494" office:value-type="percentage" office:value="0.12" calcext:value-type="percentage">
            <text:p>12 %</text:p>
          </table:table-cell>
          <table:table-cell table:number-columns-repeated="60"/>
        </table:table-row>
        <table:table-row table:style-name="ro7">
          <table:table-cell/>
          <table:covered-table-cell table:style-name="ce462"/>
          <table:table-cell table:style-name="ce476" office:value-type="string" calcext:value-type="string">
            <text:p>Phosphorus (P)</text:p>
          </table:table-cell>
          <table:table-cell table:style-name="ce495" office:value-type="percentage" office:value="0.00045" calcext:value-type="percentage">
            <text:p>0,05 %</text:p>
          </table:table-cell>
          <table:table-cell table:number-columns-repeated="60"/>
        </table:table-row>
        <table:table-row table:style-name="ro7">
          <table:table-cell/>
          <table:covered-table-cell table:style-name="ce462"/>
          <table:table-cell table:style-name="ce476" office:value-type="string" calcext:value-type="string">
            <text:p>Sulphur (S)</text:p>
          </table:table-cell>
          <table:table-cell table:style-name="ce476" office:value-type="string" calcext:value-type="string">
            <text:p>0.03% min</text:p>
          </table:table-cell>
          <table:table-cell table:number-columns-repeated="60"/>
        </table:table-row>
        <table:table-row table:style-name="ro7">
          <table:table-cell/>
          <table:covered-table-cell table:style-name="ce463"/>
          <table:table-cell table:style-name="ce476" office:value-type="string" calcext:value-type="string">
            <text:p>Silicon (Si)</text:p>
          </table:table-cell>
          <table:table-cell table:style-name="ce494" office:value-type="percentage" office:value="0.01" calcext:value-type="percentage">
            <text:p>1 %</text:p>
          </table:table-cell>
          <table:table-cell table:number-columns-repeated="60"/>
        </table:table-row>
        <table:table-row table:style-name="ro7">
          <table:table-cell table:number-columns-repeated="64"/>
        </table:table-row>
        <table:table-row table:style-name="ro9">
          <table:table-cell/>
          <table:table-cell table:style-name="ce460" office:value-type="string" calcext:value-type="string" table:number-columns-spanned="3" table:number-rows-spanned="1">
            <text:p>Steel Cold Rolled <text:s/>ASTM A513 alloys 1020 - 1026 Mild (low-carbon) </text:p>
          </table:table-cell>
          <table:covered-table-cell table:style-name="ce475"/>
          <table:covered-table-cell table:style-name="ce485"/>
          <table:table-cell table:number-columns-repeated="60"/>
        </table:table-row>
        <table:table-row table:style-name="ro7">
          <table:table-cell/>
          <table:table-cell table:style-name="ce461" office:value-type="string" calcext:value-type="string" table:number-columns-spanned="1" table:number-rows-spanned="4">
            <text:p>Minimum Properties</text:p>
          </table:table-cell>
          <table:table-cell table:style-name="ce476" office:value-type="string" calcext:value-type="string">
            <text:p>Ultimate Tensile Strength, psi</text:p>
          </table:table-cell>
          <table:table-cell table:style-name="ce486" office:value-type="float" office:value="87000" calcext:value-type="float">
            <text:p>87 000</text:p>
          </table:table-cell>
          <table:table-cell table:number-columns-repeated="60"/>
        </table:table-row>
        <table:table-row table:style-name="ro7">
          <table:table-cell/>
          <table:covered-table-cell table:style-name="ce462"/>
          <table:table-cell table:style-name="ce476" office:value-type="string" calcext:value-type="string">
            <text:p>Yield Strength, psi</text:p>
          </table:table-cell>
          <table:table-cell table:style-name="ce486" office:value-type="float" office:value="72000" calcext:value-type="float">
            <text:p>72 000</text:p>
          </table:table-cell>
          <table:table-cell table:number-columns-repeated="60"/>
        </table:table-row>
        <table:table-row table:style-name="ro7">
          <table:table-cell/>
          <table:covered-table-cell table:style-name="ce462"/>
          <table:table-cell table:style-name="ce476" office:value-type="string" calcext:value-type="string">
            <text:p>Elongation</text:p>
          </table:table-cell>
          <table:table-cell table:style-name="ce495" office:value-type="percentage" office:value="0.1" calcext:value-type="percentage">
            <text:p>10,00 %</text:p>
          </table:table-cell>
          <table:table-cell table:number-columns-repeated="60"/>
        </table:table-row>
        <table:table-row table:style-name="ro7">
          <table:table-cell/>
          <table:covered-table-cell table:style-name="ce463"/>
          <table:table-cell table:style-name="ce476" office:value-type="string" calcext:value-type="string">
            <text:p>Rockwell Hardness</text:p>
          </table:table-cell>
          <table:table-cell table:style-name="ce476" office:value-type="string" calcext:value-type="string">
            <text:p>B89</text:p>
          </table:table-cell>
          <table:table-cell table:number-columns-repeated="60"/>
        </table:table-row>
        <table:table-row table:style-name="ro7">
          <table:table-cell/>
          <table:table-cell table:style-name="ce461" office:value-type="string" calcext:value-type="string" table:number-columns-spanned="1" table:number-rows-spanned="5">
            <text:p>Chemistry</text:p>
          </table:table-cell>
          <table:table-cell table:style-name="ce476" office:value-type="string" calcext:value-type="string">
            <text:p>Iron (Fe)</text:p>
          </table:table-cell>
          <table:table-cell table:style-name="ce476" office:value-type="string" calcext:value-type="string">
            <text:p>99.08 - 99.53%</text:p>
          </table:table-cell>
          <table:table-cell table:number-columns-repeated="60"/>
        </table:table-row>
        <table:table-row table:style-name="ro7">
          <table:table-cell/>
          <table:covered-table-cell table:style-name="ce462"/>
          <table:table-cell table:style-name="ce476" office:value-type="string" calcext:value-type="string">
            <text:p>Carbon (C)</text:p>
          </table:table-cell>
          <table:table-cell table:style-name="ce476" office:value-type="string" calcext:value-type="string">
            <text:p>0.18 - 0.23%</text:p>
          </table:table-cell>
          <table:table-cell table:number-columns-repeated="60"/>
        </table:table-row>
        <table:table-row table:style-name="ro7">
          <table:table-cell/>
          <table:covered-table-cell table:style-name="ce462"/>
          <table:table-cell table:style-name="ce476" office:value-type="string" calcext:value-type="string">
            <text:p>Manganese (Mn)</text:p>
          </table:table-cell>
          <table:table-cell table:style-name="ce476" office:value-type="string" calcext:value-type="string">
            <text:p>0.3 - 0.6%</text:p>
          </table:table-cell>
          <table:table-cell table:number-columns-repeated="60"/>
        </table:table-row>
        <table:table-row table:style-name="ro7">
          <table:table-cell/>
          <table:covered-table-cell table:style-name="ce462"/>
          <table:table-cell table:style-name="ce476" office:value-type="string" calcext:value-type="string">
            <text:p>Phosphorus (P)</text:p>
          </table:table-cell>
          <table:table-cell table:style-name="ce476" office:value-type="string" calcext:value-type="string">
            <text:p>0.04% max</text:p>
          </table:table-cell>
          <table:table-cell table:number-columns-repeated="60"/>
        </table:table-row>
        <table:table-row table:style-name="ro7">
          <table:table-cell/>
          <table:covered-table-cell table:style-name="ce463"/>
          <table:table-cell table:style-name="ce476" office:value-type="string" calcext:value-type="string">
            <text:p>Sulfur (S)</text:p>
          </table:table-cell>
          <table:table-cell table:style-name="ce476" office:value-type="string" calcext:value-type="string">
            <text:p>0.05% max</text:p>
          </table:table-cell>
          <table:table-cell table:number-columns-repeated="60"/>
        </table:table-row>
        <table:table-row table:style-name="ro7" table:number-rows-repeated="1048466">
          <table:table-cell table:number-columns-repeated="64"/>
        </table:table-row>
        <table:table-row table:style-name="ro7">
          <table:table-cell table:number-columns-repeated="64"/>
        </table:table-row>
      </table:table>
      <table:named-expressions>
        <table:named-range table:name="Area" table:base-cell-address="$'Tubing Length Calculator '.$A$1" table:cell-range-address="$DATA.$C$15"/>
        <table:named-range table:name="CD" table:base-cell-address="$'Tubing Length Calculator '.$A$1" table:cell-range-address="#REF!"/>
        <table:named-expression table:name="CD_mm" table:base-cell-address="$'Tubing Length Calculator '.$A$1" table:expression="['file:///C:/Users/mon-o/AppData/Local/Temp/Temp1_DIY_Millimeters_Wind_Chime_Tube_Calculator_A=440_Pentatonic_Scale.zip/DIY_Wind_Chime_Rod_Calculator_A=440.xls'#$''.$C$6]"/>
        <table:named-range table:name="CF" table:base-cell-address="$'Tubing Length Calculator '.$A$1" table:cell-range-address="#REF!"/>
        <table:named-range table:name="CFA" table:base-cell-address="$'Tubing Length Calculator '.$A$1" table:cell-range-address="#REF!"/>
        <table:named-range table:name="CFAA" table:base-cell-address="$'Tubing Length Calculator '.$A$1" table:cell-range-address="#REF!"/>
        <table:named-range table:name="CFB" table:base-cell-address="$'Tubing Length Calculator '.$A$1" table:cell-range-address="#REF!"/>
        <table:named-range table:name="CFC" table:base-cell-address="$'Tubing Length Calculator '.$A$1" table:cell-range-address="#REF!"/>
        <table:named-range table:name="CFCC" table:base-cell-address="$'Tubing Length Calculator '.$A$1" table:cell-range-address="#REF!"/>
        <table:named-expression table:name="Chime_Diameter" table:base-cell-address="$'Tubing Length Calculator '.$A$1" table:expression="['file:///C:/Users/mon-o/AppData/Local/Temp/Temp1_DIY_Millimeters_Wind_Chime_Tube_Calculator_A=440_Pentatonic_Scale.zip/DIY_Wind_Chime_Tube_Calculator_A=440.xls'#$''.$C$16:.$C$58]"/>
        <table:named-range table:name="D" table:base-cell-address="$'Tubing Length Calculator '.$A$1" table:cell-range-address="#REF!"/>
        <table:named-range table:name="Density" table:base-cell-address="$'Tubing Length Calculator '.$A$1" table:cell-range-address="$DATA.$C$3"/>
        <table:named-expression table:name="D_mm" table:base-cell-address="$'Tubing Length Calculator '.$A$1" table:expression="['file:///C:/Users/mon-o/AppData/Local/Temp/Temp1_DIY_Millimeters_Wind_Chime_Tube_Calculator_A=440_Pentatonic_Scale.zip/DIY_Wind_Chime_Rod_Calculator_A=440.xls'#$''.$C$8]"/>
        <table:named-range table:name="Elasticity" table:base-cell-address="$'Tubing Length Calculator '.$A$1" table:cell-range-address="$DATA.$C$2"/>
        <table:named-range table:name="F" table:base-cell-address="$'Tubing Length Calculator '.$A$1" table:cell-range-address="#REF!"/>
        <table:named-range table:name="Gravity" table:base-cell-address="$'Tubing Length Calculator '.$A$1" table:cell-range-address="$DATA.$C$6"/>
        <table:named-range table:name="ID" table:base-cell-address="$'Tubing Length Calculator '.$A$1" table:cell-range-address="$'Tubing Length Calculator '.$G$5"/>
        <table:named-range table:name="K" table:base-cell-address="$'Tubing Length Calculator '.$A$1" table:cell-range-address="$DATA.$C$16"/>
        <table:named-range table:name="KA1" table:base-cell-address="$'Tubing Length Calculator '.$A$1" table:cell-range-address="#REF!"/>
        <table:named-range table:name="KA2" table:base-cell-address="$'Tubing Length Calculator '.$A$1" table:cell-range-address="#REF!"/>
        <table:named-range table:name="KB1" table:base-cell-address="$'Tubing Length Calculator '.$A$1" table:cell-range-address="#REF!"/>
        <table:named-range table:name="KC1" table:base-cell-address="$'Tubing Length Calculator '.$A$1" table:cell-range-address="#REF!"/>
        <table:named-range table:name="KC2" table:base-cell-address="$'Tubing Length Calculator '.$A$1" table:cell-range-address="#REF!"/>
        <table:named-range table:name="L" table:base-cell-address="$'Tubing Length Calculator '.$A$1" table:cell-range-address="#REF!"/>
        <table:named-range table:name="materials" table:base-cell-address="$'Tubing Length Calculator '.$A$1" table:cell-range-address="$DATA.$B$21:.$B$27"/>
        <table:named-range table:name="Moment" table:base-cell-address="$'Tubing Length Calculator '.$A$1" table:cell-range-address="$DATA.$C$14"/>
        <table:named-range table:name="NC" table:base-cell-address="$'Tubing Length Calculator '.$A$1" table:cell-range-address="#REF!"/>
        <table:named-expression table:name="NC_inch" table:base-cell-address="$'Tubing Length Calculator '.$A$1" table:expression="['file:///C:/Users/mon-o/AppData/Local/Temp/Temp1_DIY_Millimeters_Wind_Chime_Tube_Calculator_A=440_Pentatonic_Scale.zip/DIY_Wind_Chime_Rod_Calculator_A=440.xls'#$''.$B$5]"/>
        <table:named-expression table:name="NC_mm" table:base-cell-address="$'Tubing Length Calculator '.$A$1" table:expression="['file:///C:/Users/mon-o/AppData/Local/Temp/Temp1_DIY_Millimeters_Wind_Chime_Tube_Calculator_A=440_Pentatonic_Scale.zip/DIY_Wind_Chime_Rod_Calculator_A=440.xls'#$''.$C$5]"/>
        <table:named-range table:name="OD" table:base-cell-address="$'Tubing Length Calculator '.$A$1" table:cell-range-address="$'Tubing Length Calculator '.$D$5"/>
        <table:named-range table:name="PR" table:base-cell-address="$'Tubing Length Calculator '.$A$1" table:cell-range-address="#REF!"/>
        <table:named-range table:name="Radius_of_Star_Striker" table:base-cell-address="$'Tubing Length Calculator '.$A$1" table:cell-range-address="#REF!"/>
        <table:named-range table:name="RR" table:base-cell-address="$'Tubing Length Calculator '.$A$1" table:cell-range-address="#REF!"/>
        <table:named-expression table:name="RRR" table:base-cell-address="$'Tubing Length Calculator '.$A$1" table:expression="['file:///C:/Users/mon-o/AppData/Local/Temp/Temp1_DIY_Millimeters_Wind_Chime_Tube_Calculator_A=440_Pentatonic_Scale.zip/DIY_Wind_Chime_Rod_Calculator_A=440.xls'#$''.$E$13]"/>
        <table:named-expression table:name="RRR_mm" table:base-cell-address="$'Tubing Length Calculator '.$A$1" table:expression="['file:///C:/Users/mon-o/AppData/Local/Temp/Temp1_DIY_Millimeters_Wind_Chime_Tube_Calculator_A=440_Pentatonic_Scale.zip/DIY_Wind_Chime_Rod_Calculator_A=440.xls'#$''.$D$13]"/>
        <table:named-range table:name="SD" table:base-cell-address="$'Tubing Length Calculator '.$A$1" table:cell-range-address="#REF!"/>
        <table:named-range table:name="SELECTED" table:base-cell-address="$'Tubing Length Calculator '.$A$1" table:cell-range-address="$'Tubing Length Calculator '.$K$5"/>
        <table:named-expression table:name="SL_inch" table:base-cell-address="$'Tubing Length Calculator '.$A$1" table:expression="['file:///C:/Users/mon-o/AppData/Local/Temp/Temp1_DIY_Millimeters_Wind_Chime_Tube_Calculator_A=440_Pentatonic_Scale.zip/DIY_Wind_Chime_Rod_Calculator_A=440.xls'#$''.$H$11]"/>
        <table:named-expression table:name="SR_mm" table:base-cell-address="$'Tubing Length Calculator '.$A$1" table:expression="['file:///C:/Users/mon-o/AppData/Local/Temp/Temp1_DIY_Millimeters_Wind_Chime_Tube_Calculator_A=440_Pentatonic_Scale.zip/DIY_Wind_Chime_Rod_Calculator_A=440.xls'#$''.$C$7]"/>
        <table:named-range table:name="Suspension" table:base-cell-address="$'Tubing Length Calculator '.$A$1" table:cell-range-address="$DATA.$D$8"/>
        <table:named-range table:name="V" table:base-cell-address="$'Tubing Length Calculator '.$A$1" table:cell-range-address="#REF!"/>
        <table:named-range table:name="VA1" table:base-cell-address="$'Tubing Length Calculator '.$A$1" table:cell-range-address="#REF!"/>
        <table:named-range table:name="VA2" table:base-cell-address="$'Tubing Length Calculator '.$A$1" table:cell-range-address="#REF!"/>
        <table:named-range table:name="VB1" table:base-cell-address="$'Tubing Length Calculator '.$A$1" table:cell-range-address="#REF!"/>
        <table:named-range table:name="VC1" table:base-cell-address="$'Tubing Length Calculator '.$A$1" table:cell-range-address="#REF!"/>
        <table:named-range table:name="VC2" table:base-cell-address="$'Tubing Length Calculator '.$A$1" table:cell-range-address="#REF!"/>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CA"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07P0" style:volatile="true">
      <number:text>$</number:text>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number:text>
      <style:map style:condition="value()&gt;=0" style:apply-style-name="N107P0"/>
    </number:number-style>
    <number:number-style style:name="N108P0" style:volatile="true">
      <number:text>$</number:text>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number:text>
      <style:map style:condition="value()&gt;=0" style:apply-style-name="N108P0"/>
    </number:number-style>
    <number:number-style style:name="N109P0" style:volatile="true">
      <number:text>$</number:text>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number:text>
      <style:map style:condition="value()&gt;=0" style:apply-style-name="N109P0"/>
    </number:number-style>
    <number:number-style style:name="N110P0" style:volatile="true">
      <number:text>$</number:text>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number:text>
      <style:map style:condition="value()&gt;=0" style:apply-style-name="N110P0"/>
    </number:number-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 </number:text>
      <number:fill-character> </number:fill-character>
      <number:text>(</number:text>
      <number:number number:decimal-places="0" number:min-decimal-places="0" number:min-integer-digits="1" number:grouping="true"/>
      <number:text>)</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 </number:text>
      <number:fill-character> </number:fill-character>
      <number:text>(</number:text>
      <number:number number:decimal-places="2" number:min-decimal-places="2" number:min-integer-digits="1" number:grouping="true"/>
      <number:text>)</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 $</number:text>
      <number:fill-character> </number:fill-character>
      <number:text>(</number:text>
      <number:number number:decimal-places="2" number:min-decimal-places="2" number:min-integer-digits="1" number:grouping="true"/>
      <number:text>)</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decimal-places="1" number:min-integer-digits="1" number:min-exponent-digits="1" number:exponent-interval="3" number:forced-exponent-sign="true"/>
    </number:number-style>
    <number:number-style style:name="N119P0" style:volatile="true">
      <number:text>Yes</number:text>
    </number:number-style>
    <number:number-style style:name="N119P1" style:volatile="true">
      <number:text>Yes</number:text>
    </number:number-style>
    <number:number-style style:name="N119">
      <number:text>No</number:text>
      <style:map style:condition="value()&gt;0" style:apply-style-name="N119P0"/>
      <style:map style:condition="value()&lt;0" style:apply-style-name="N119P1"/>
    </number:number-style>
    <number:number-style style:name="N120P0" style:volatile="true">
      <number:text>True</number:text>
    </number:number-style>
    <number:number-style style:name="N120P1" style:volatile="true">
      <number:text>True</number:text>
    </number:number-style>
    <number:number-style style:name="N120">
      <number:text>False</number:text>
      <style:map style:condition="value()&gt;0" style:apply-style-name="N120P0"/>
      <style:map style:condition="value()&lt;0" style:apply-style-name="N120P1"/>
    </number:number-style>
    <number:number-style style:name="N121P0" style:volatile="true">
      <number:text>On</number:text>
    </number:number-style>
    <number:number-style style:name="N121P1" style:volatile="true">
      <number:text>On</number:text>
    </number:number-style>
    <number:number-style style:name="N121">
      <number:text>Off</number:text>
      <style:map style:condition="value()&gt;0" style:apply-style-name="N121P0"/>
      <style:map style:condition="value()&lt;0" style:apply-style-name="N121P1"/>
    </number:number-style>
    <number:number-style style:name="N122">
      <number:number number:decimal-places="5" number:min-decimal-places="5" number:min-integer-digits="1"/>
    </number:number-style>
    <number:number-style style:name="N123">
      <number:number number:decimal-places="4" number:min-decimal-places="4" number:min-integer-digits="1"/>
    </number:number-style>
    <number:number-style style:name="N124">
      <number:number number:decimal-places="3" number:min-decimal-places="3" number:min-integer-digits="1"/>
    </number:number-style>
    <number:number-style style:name="N125">
      <number:number number:decimal-places="1" number:min-decimal-places="1" number:min-integer-digits="1"/>
    </number:number-style>
    <number:number-style style:name="N126">
      <number:fraction number:min-integer-digits="0" number:min-numerator-digits="2" loext:max-numerator-digits="2" number:denominator-value="16"/>
    </number:number-style>
    <number:number-style style:name="N127">
      <number:fraction number:min-integer-digits="0" number:min-numerator-digits="1" loext:max-numerator-digits="1" number:denominator-value="2"/>
    </number:number-style>
    <number:number-style style:name="N128">
      <number:number number:decimal-places="6" number:min-decimal-places="6" number:min-integer-digits="1"/>
    </number:number-style>
    <number:number-style style:name="N129P0" style:volatile="true">
      <number:number number:decimal-places="2" number:min-decimal-places="2" number:min-integer-digits="1"/>
    </number:number-style>
    <number:number-style style:name="N129">
      <style:text-properties fo:color="#ff0000"/>
      <number:number number:decimal-places="2" number:min-decimal-places="2" number:min-integer-digits="1"/>
      <style:map style:condition="value()&gt;=0" style:apply-style-name="N129P0"/>
    </number:number-style>
    <number:number-style style:name="N130P0" style:volatile="true">
      <number:number number:decimal-places="2" number:min-decimal-places="2" number:min-integer-digits="1" number:grouping="true"/>
    </number:number-style>
    <number:number-style style:name="N130">
      <style:text-properties fo:color="#ff0000"/>
      <number:number number:decimal-places="2" number:min-decimal-places="2" number:min-integer-digits="1" number:grouping="true"/>
      <style:map style:condition="value()&gt;=0" style:apply-style-name="N130P0"/>
    </number:number-style>
    <number:number-style style:name="N131">
      <number:number number:decimal-places="3" number:min-decimal-places="3" number:min-integer-digits="1" number:grouping="true"/>
    </number:number-style>
    <number:currency-style style:name="N132P0" style:volatile="true">
      <number:currency-symbol number:language="fr" number:country="CA">€</number:currency-symbol>
      <number:text> </number:text>
      <number:number number:decimal-places="2" number:min-decimal-places="2" number:min-integer-digits="1" number:grouping="true"/>
      <number:text> </number:text>
    </number:currency-style>
    <number:currency-style style:name="N132">
      <style:text-properties fo:color="#ff0000"/>
      <number:text>(</number:text>
      <number:currency-symbol number:language="fr" number:country="CA">€</number:currency-symbol>
      <number:text> </number:text>
      <number:number number:decimal-places="2" number:min-decimal-places="2" number:min-integer-digits="1" number:grouping="true"/>
      <number:text>)</number:text>
      <style:map style:condition="value()&gt;=0" style:apply-style-name="N132P0"/>
    </number:currency-style>
    <number:number-style style:name="N133">
      <number:fraction number:min-integer-digits="0" number:min-numerator-digits="1" loext:max-numerator-digits="1" number:denominator-value="8"/>
    </number:number-style>
    <number:number-style style:name="N134">
      <number:fraction number:min-integer-digits="0" number:min-numerator-digits="1" loext:max-numerator-digits="1" number:denominator-value="4"/>
    </number:number-style>
    <number:number-style style:name="N135">
      <number:fraction number:min-integer-digits="0" number:min-numerator-digits="2" loext:max-numerator-digits="2" number:denominator-value="32"/>
    </number:number-style>
    <number:number-style style:name="N136">
      <number:number number:decimal-places="1" number:min-decimal-places="1" number:min-integer-digits="1" number:grouping="true"/>
    </number:number-style>
    <number:date-style style:name="N10107" number:language="fr" number:country="CA">
      <number:day number:style="long"/>
      <number:text>-</number:text>
      <number:month number:textual="true"/>
      <number:text>-</number:text>
      <number:year/>
    </number:date-style>
    <number:date-style style:name="N10108" number:language="fr" number:country="CA">
      <number:day number:style="long"/>
      <number:text>-</number:text>
      <number:month number:textual="true"/>
    </number:date-style>
    <number:date-style style:name="N10109" number:language="fr" number:country="CA">
      <number:month number:textual="true"/>
      <number:text>-</number:text>
      <number:year/>
    </number:date-style>
    <number:time-style style:name="N10110" number:language="fr" number:country="CA">
      <number:hours/>
      <number:text>:</number:text>
      <number:minutes number:style="long"/>
      <number:text> </number:text>
      <number:am-pm/>
    </number:time-style>
    <number:time-style style:name="N10111" number:language="fr" number:country="CA">
      <number:hours/>
      <number:text>:</number:text>
      <number:minutes number:style="long"/>
      <number:text>:</number:text>
      <number:seconds number:style="long"/>
      <number:text> </number:text>
      <number:am-pm/>
    </number:time-style>
    <number:currency-style style:name="N10112P0" style:volatile="true" number:language="fr" number:country="CA">
      <number:number number:decimal-places="0" number:min-decimal-places="0" number:min-integer-digits="1" number:grouping="true"/>
      <number:text>    </number:text>
    </number:currency-style>
    <number:currency-style style:name="N10112" number:language="fr" number:country="CA">
      <number:number number:decimal-places="0" number:min-decimal-places="0" number:min-integer-digits="1" number:grouping="true"/>
      <number:text>   -</number:text>
      <style:map style:condition="value()&gt;=0" style:apply-style-name="N10112P0"/>
    </number:currency-style>
    <number:currency-style style:name="N10113P0" style:volatile="true" number:language="fr" number:country="CA">
      <number:number number:decimal-places="0" number:min-decimal-places="0" number:min-integer-digits="1" number:grouping="true"/>
      <number:text>    </number:text>
    </number:currency-style>
    <number:currency-style style:name="N10113" number:language="fr" number:country="CA">
      <style:text-properties fo:color="#ff0000"/>
      <number:number number:decimal-places="0" number:min-decimal-places="0" number:min-integer-digits="1" number:grouping="true"/>
      <number:text>   -</number:text>
      <style:map style:condition="value()&gt;=0" style:apply-style-name="N10113P0"/>
    </number:currency-style>
    <number:currency-style style:name="N10114P0" style:volatile="true" number:language="fr" number:country="CA">
      <number:number number:decimal-places="2" number:min-decimal-places="2" number:min-integer-digits="1" number:grouping="true"/>
      <number:text>    </number:text>
    </number:currency-style>
    <number:currency-style style:name="N10114" number:language="fr" number:country="CA">
      <number:number number:decimal-places="2" number:min-decimal-places="2" number:min-integer-digits="1" number:grouping="true"/>
      <number:text>   -</number:text>
      <style:map style:condition="value()&gt;=0" style:apply-style-name="N10114P0"/>
    </number:currency-style>
    <number:currency-style style:name="N10115P0" style:volatile="true" number:language="fr" number:country="CA">
      <number:number number:decimal-places="2" number:min-decimal-places="2" number:min-integer-digits="1" number:grouping="true"/>
      <number:text>    </number:text>
    </number:currency-style>
    <number:currency-style style:name="N10115" number:language="fr" number:country="CA">
      <style:text-properties fo:color="#ff0000"/>
      <number:number number:decimal-places="2" number:min-decimal-places="2" number:min-integer-digits="1" number:grouping="true"/>
      <number:text>   -</number:text>
      <style:map style:condition="value()&gt;=0" style:apply-style-name="N10115P0"/>
    </number:currency-style>
    <number:currency-style style:name="N10116P0" style:volatile="true" number:language="fr" number:country="CA">
      <number:number number:decimal-places="0" number:min-decimal-places="0" number:min-integer-digits="1" number:grouping="true"/>
      <number:text> </number:text>
      <number:currency-symbol/>
      <number:text> </number:text>
    </number:currency-style>
    <number:currency-style style:name="N10116" number:language="fr" number:country="CA">
      <number:number number:decimal-places="0" number:min-decimal-places="0" number:min-integer-digits="1" number:grouping="true"/>
      <number:text> </number:text>
      <number:currency-symbol/>
      <number:text>-</number:text>
      <style:map style:condition="value()&gt;=0" style:apply-style-name="N10116P0"/>
    </number:currency-style>
    <number:currency-style style:name="N10117P0" style:volatile="true" number:language="fr" number:country="CA">
      <number:number number:decimal-places="0" number:min-decimal-places="0" number:min-integer-digits="1" number:grouping="true"/>
      <number:text> </number:text>
      <number:currency-symbol/>
      <number:text> </number:text>
    </number:currency-style>
    <number:currency-style style:name="N1011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17P0"/>
    </number:currency-style>
    <number:currency-style style:name="N10118P0" style:volatile="true" number:language="fr" number:country="CA">
      <number:number number:decimal-places="2" number:min-decimal-places="2" number:min-integer-digits="1" number:grouping="true"/>
      <number:text> </number:text>
      <number:currency-symbol/>
      <number:text> </number:text>
    </number:currency-style>
    <number:currency-style style:name="N10118" number:language="fr" number:country="CA">
      <number:number number:decimal-places="2" number:min-decimal-places="2" number:min-integer-digits="1" number:grouping="true"/>
      <number:text> </number:text>
      <number:currency-symbol/>
      <number:text>-</number:text>
      <style:map style:condition="value()&gt;=0" style:apply-style-name="N10118P0"/>
    </number:currency-style>
    <number:currency-style style:name="N10119P0" style:volatile="true" number:language="fr" number:country="CA">
      <number:number number:decimal-places="2" number:min-decimal-places="2" number:min-integer-digits="1" number:grouping="true"/>
      <number:text> </number:text>
      <number:currency-symbol/>
      <number:text> </number:text>
    </number:currency-style>
    <number:currency-style style:name="N10119"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19P0"/>
    </number:currency-style>
    <number:date-style style:name="N20121" number:language="en" number:country="US">
      <number:day-of-week number:style="long"/>
      <number:text>, </number:text>
      <number:month number:style="long" number:textual="true"/>
      <number:text> </number:text>
      <number:day number:style="long"/>
      <number:text>, </number:text>
      <number:year number:style="long"/>
    </number:date-style>
    <number:date-style style:name="N20122P0" style:volatile="true" number:language="en" number:country="US">
      <number:month number:style="long" number:textual="true"/>
      <number:text> </number:text>
      <number:day/>
      <number:text>, </number:text>
      <number:year number:style="long"/>
    </number:date-style>
    <number:text-style style:name="N20122" number:language="en" number:country="US">
      <number:text-content/>
      <style:map style:condition="value()&lt;=1.79769313486232E+308" style:apply-style-name="N20122P0"/>
    </number:text-style>
    <style:style style:name="Default" style:family="table-cell">
      <style:table-cell-properties fo:padding="0.071c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yperlink_20_2" style:display-name="Hyperlink 2"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245cm" fo:margin-bottom="0.914cm" fo:margin-left="1.168cm" fo:margin-right="1.118cm" style:first-page-number="continue" style:scale-to="100%" style:table-centering="horizontal" style:writing-mode="lr-tb"/>
      <style:header-style>
        <style:header-footer-properties fo:min-height="0.75cm" fo:margin-left="0.732cm" fo:margin-right="0.781cm" fo:margin-bottom="0cm"/>
      </style:header-style>
      <style:footer-style>
        <style:header-footer-properties fo:min-height="0.75cm" fo:margin-left="0.732cm" fo:margin-right="0.781cm" fo:margin-top="0cm"/>
      </style:footer-style>
    </style:page-layout>
    <style:page-layout style:name="Mpm4">
      <style:page-layout-properties style:num-format="1" style:print-orientation="portrait" fo:margin-top="1.118cm" fo:margin-bottom="1.549cm" fo:margin-left="0.914cm" fo:margin-right="1.118cm" style:first-page-number="continue" style:scale-to="100%" style:writing-mode="lr-tb"/>
      <style:header-style>
        <style:header-footer-properties fo:min-height="0.75cm" fo:margin-left="0.986cm" fo:margin-right="0.781cm" fo:margin-bottom="0cm"/>
      </style:header-style>
      <style:footer-style>
        <style:header-footer-properties fo:min-height="0.75cm" fo:margin-left="0.986cm" fo:margin-right="0.781cm" fo:margin-top="0cm"/>
      </style:footer-style>
    </style:page-layout>
    <style:page-layout style:name="Mpm5">
      <style:page-layout-properties style:num-format="1" style:print-orientation="portrait" fo:margin-top="1.016cm" fo:margin-bottom="1.397cm" fo:margin-left="0.838cm" fo:margin-right="1.067cm" style:first-page-number="continue" style:scale-to="100%" style:writing-mode="lr-tb"/>
      <style:header-style>
        <style:header-footer-properties fo:min-height="0.75cm" fo:margin-left="1.062cm" fo:margin-right="0.833cm" fo:margin-bottom="0cm"/>
      </style:header-style>
      <style:footer-style>
        <style:header-footer-properties fo:min-height="0.75cm" fo:margin-left="1.062cm" fo:margin-right="0.833cm" fo:margin-top="0cm"/>
      </style:footer-style>
    </style:page-layout>
    <style:page-layout style:name="Mpm6">
      <style:page-layout-properties style:num-format="1" style:print-orientation="portrait" fo:margin-top="0.635cm" fo:margin-bottom="0.737cm" fo:margin-left="0.965cm" fo:margin-right="1.041cm" style:first-page-number="continue" style:scale-to="100%" style:writing-mode="lr-tb"/>
      <style:header-style>
        <style:header-footer-properties fo:min-height="0.75cm" fo:margin-left="0.935cm" fo:margin-right="0.859cm" fo:margin-bottom="0cm"/>
      </style:header-style>
      <style:footer-style>
        <style:header-footer-properties fo:min-height="0.75cm" fo:margin-left="0.935cm" fo:margin-right="0.859cm" fo:margin-top="0cm"/>
      </style:footer-style>
    </style:page-layout>
    <style:page-layout style:name="Mpm7">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8">
      <style:page-layout-properties style:num-format="1" style:print-orientation="portrait" fo:margin-top="1.245cm" fo:margin-bottom="2.54cm" fo:margin-left="1.016cm" fo:margin-right="1.219cm" style:first-page-number="continue" style:scale-to="100%" style:writing-mode="lr-tb"/>
      <style:header-style>
        <style:header-footer-properties fo:min-height="0.75cm" fo:margin-left="0.884cm" fo:margin-right="0.681cm" fo:margin-bottom="0cm"/>
      </style:header-style>
      <style:footer-style>
        <style:header-footer-properties fo:min-height="0.75cm" fo:margin-left="0.884cm" fo:margin-right="0.681cm" fo:margin-top="0cm"/>
      </style:footer-style>
    </style:page-layout>
    <style:page-layout style:name="Mpm9">
      <style:page-layout-properties style:num-format="1" style:print-orientation="portrait" fo:margin-top="1.067cm" fo:margin-bottom="2.54cm" fo:margin-left="1.905cm" fo:margin-right="1.295cm" style:first-page-number="continue" style:scale-to="100%" style:writing-mode="lr-tb"/>
      <style:header-style>
        <style:header-footer-properties fo:min-height="0.75cm" fo:margin-left="0cm" fo:margin-right="0.605cm" fo:margin-bottom="0cm"/>
      </style:header-style>
      <style:footer-style>
        <style:header-footer-properties fo:min-height="0.75cm" fo:margin-left="0cm" fo:margin-right="0.605cm" fo:margin-top="0cm"/>
      </style:footer-style>
    </style:page-layout>
    <style:page-layout style:name="Mpm10">
      <style:page-layout-properties style:num-format="1" style:print-orientation="portrait" fo:margin-top="1.168cm" fo:margin-bottom="2.54cm" fo:margin-left="0.813cm" fo:margin-right="0.864cm" style:first-page-number="continue" style:scale-to="100%" style:writing-mode="lr-tb"/>
      <style:header-style>
        <style:header-footer-properties fo:min-height="0.75cm" fo:margin-left="1.087cm" fo:margin-right="1.035cm" fo:margin-bottom="0cm"/>
      </style:header-style>
      <style:footer-style>
        <style:header-footer-properties fo:min-height="0.75cm" fo:margin-left="1.087cm" fo:margin-right="1.035cm" fo:margin-top="0cm"/>
      </style:footer-style>
    </style:page-layout>
    <style:page-layout style:name="Mpm11">
      <style:page-layout-properties style:num-format="1" style:print-orientation="portrait" fo:margin-top="1.219cm" fo:margin-bottom="1.219cm" fo:margin-left="0.864cm" fo:margin-right="0.914cm" style:first-page-number="continue" style:scale-to="100%" style:writing-mode="lr-tb"/>
      <style:header-style>
        <style:header-footer-properties fo:min-height="0.75cm" fo:margin-left="1.035cm" fo:margin-right="0.986cm" fo:margin-bottom="0cm"/>
      </style:header-style>
      <style:footer-style>
        <style:header-footer-properties fo:min-height="0.75cm" fo:margin-left="1.035cm" fo:margin-right="0.986cm" fo:margin-top="0cm"/>
      </style:footer-style>
    </style:page-layout>
    <style:page-layout style:name="Mpm12">
      <style:page-layout-properties style:num-format="1" style:print-orientation="portrait" fo:margin-top="0.991cm" fo:margin-bottom="1.092cm" fo:margin-left="0.838cm" fo:margin-right="1.905cm" style:first-page-number="continue" style:scale-to="100%" style:writing-mode="lr-tb"/>
      <style:header-style>
        <style:header-footer-properties fo:min-height="0.75cm" fo:margin-left="1.062cm" fo:margin-right="0cm" fo:margin-bottom="0cm"/>
      </style:header-style>
      <style:footer-style>
        <style:header-footer-properties fo:min-height="0.75cm" fo:margin-left="1.062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ubing_20_Length_20_Calculator_20_" style:display-name="PageStyle_Tubing Length Calculator " style:page-layout-name="Mpm3">
      <style:header style:display="false"/>
      <style:header-left style:display="false"/>
      <style:footer style:display="false"/>
      <style:footer-left style:display="false"/>
    </style:master-page>
    <style:master-page style:name="PageStyle_5f_Tubing_20_Length_20_Ratio_20_Calculator" style:display-name="PageStyle_Tubing Length Ratio Calculator"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Music_20_Scale" style:display-name="PageStyle_Music Scale" style:page-layout-name="Mpm6">
      <style:header style:display="false"/>
      <style:header-left style:display="false"/>
      <style:footer style:display="false"/>
      <style:footer-left style:display="false"/>
    </style:master-page>
    <style:master-page style:name="PageStyle_5f_Aluminum" style:display-name="PageStyle_Aluminum" style:page-layout-name="Mpm7">
      <style:header style:display="false"/>
      <style:header-left style:display="false"/>
      <style:footer style:display="false"/>
      <style:footer-left style:display="false"/>
    </style:master-page>
    <style:master-page style:name="PageStyle_5f_Brass" style:display-name="PageStyle_Brass" style:page-layout-name="Mpm8">
      <style:header style:display="false"/>
      <style:header-left style:display="false"/>
      <style:footer style:display="false"/>
      <style:footer-left style:display="false"/>
    </style:master-page>
    <style:master-page style:name="PageStyle_5f_Copper" style:display-name="PageStyle_Copper" style:page-layout-name="Mpm9">
      <style:header style:display="false"/>
      <style:header-left style:display="false"/>
      <style:footer style:display="false"/>
      <style:footer-left style:display="false"/>
    </style:master-page>
    <style:master-page style:name="PageStyle_5f_Iron" style:display-name="PageStyle_Iron" style:page-layout-name="Mpm10">
      <style:header style:display="false"/>
      <style:header-left style:display="false"/>
      <style:footer style:display="false"/>
      <style:footer-left style:display="false"/>
    </style:master-page>
    <style:master-page style:name="PageStyle_5f_Steel" style:display-name="PageStyle_Steel" style:page-layout-name="Mpm11">
      <style:header style:display="false"/>
      <style:header-left style:display="false"/>
      <style:footer style:display="false"/>
      <style:footer-left style:display="false"/>
    </style:master-page>
    <style:master-page style:name="PageStyle_5f_Material_20_Properties" style:display-name="PageStyle_Material Properties" style:page-layout-name="Mpm1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DIY Wind Chime Calculator</dc:title>
    <dc:subject>Wind Chime Design  -  Tubing Length Calculator</dc:subject>
    <meta:keyword>Wind Chime Design  -  Tubing Length Calculator</meta:keyword>
    <dc:description>All dimensions calculated are based on OD, ID in inches and Material type.
OD = outside dimension of tubing (inches), ID = inside dimension of tubing (inches), 
Material type = Aluminum, Brass, Cast Iron, Copper, Steel and Stainless Steel. 
Note selection by frequency in Hz.
The calculator uses nominal values for material properties; however, if you know the exact material density and the exact modulus of elasticity, you can enter that data for your specific material.</dc:description>
    <meta:initial-creator>Lee Hite</meta:initial-creator>
    <meta:creation-date>2000-12-07T23:15:50</meta:creation-date>
    <dc:date>2020-08-31T11:04:16.650000000</dc:date>
    <meta:print-date>2012-10-21T14:05:13</meta:print-date>
    <meta:editing-duration>PT5M27S</meta:editing-duration>
    <meta:editing-cycles>2</meta:editing-cycles>
    <meta:generator>LibreOffice/7.0.0.3$Windows_X86_64 LibreOffice_project/8061b3e9204bef6b321a21033174034a5e2ea88e</meta:generator>
    <meta:document-statistic meta:table-count="10" meta:cell-count="2254" meta:object-count="0"/>
  </office:meta>
</office:document-meta>
</file>